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hidden"/>
    </style:style>
    <style:style style:name="gr5"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1"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2"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3"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16" style:family="graphic">
      <style:graphic-properties draw:stroke="solid" svg:stroke-width="0.071cm" svg:stroke-color="#800000" draw:stroke-linejoin="miter" draw:fill="solid" draw:fill-color="#ffff99" draw:textarea-horizontal-align="justify" draw:textarea-vertical-align="middle" draw:auto-grow-height="true" fo:padding-top="0.13cm" fo:padding-bottom="0.13cm" fo:padding-left="0.25cm" fo:padding-right="0.25cm" fo:wrap-option="wrap" draw:shadow="hidden"/>
    </style:style>
    <style:style style:name="gr17" style:family="graphic">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18" style:family="graphic">
      <style:graphic-properties draw:stroke="solid" svg:stroke-width="0.035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style:style>
    <style:style style:name="gr19"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20" style:family="graphic">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21" style:family="graphic">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22" style:family="graphic">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23" style:family="graphic">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24" style:family="graphic">
      <style:graphic-properties draw:stroke="solid" svg:stroke-width="0.071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style:style>
    <style:style style:name="gr25" style:family="graphic">
      <style:graphic-properties draw:stroke="none" draw:fill="none" draw:fill-color="#ffffff" draw:textarea-horizontal-align="justify" draw:textarea-vertical-align="top" draw:auto-grow-height="true" fo:padding-top="0.128cm" fo:padding-bottom="0.128cm" fo:padding-left="0.256cm" fo:padding-right="0.256cm" fo:wrap-option="wrap" draw:shadow="hidden"/>
    </style:style>
    <style:style style:name="gr26"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27"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28"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29" style:family="graphic">
      <style:graphic-properties draw:stroke="solid" svg:stroke-width="0.071cm" svg:stroke-color="#ff0000" draw:stroke-linejoin="miter" draw:fill="solid" draw:fill-color="#ffffff" draw:opacity="24%" draw:textarea-horizontal-align="left" draw:textarea-vertical-align="middle" draw:auto-grow-height="false" fo:padding-top="0.13cm" fo:padding-bottom="0.13cm" fo:padding-left="0.25cm" fo:padding-right="0.25cm" fo:wrap-option="no-wrap" draw:shadow="hidden"/>
    </style:style>
    <style:style style:name="gr30" style:family="graphic">
      <style:graphic-properties draw:stroke="solid" svg:stroke-width="0.035cm" svg:stroke-color="#000000" draw:stroke-linejoin="miter" draw:fill="solid" draw:fill-color="#ffcc99" draw:textarea-horizontal-align="left" draw:textarea-vertical-align="middle" draw:auto-grow-height="false" fo:padding-top="0.13cm" fo:padding-bottom="0.13cm" fo:padding-left="0.25cm" fo:padding-right="0.25cm" fo:wrap-option="no-wrap" draw:shadow="hidden"/>
    </style:style>
    <style:style style:name="gr31" style:family="graphic">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style:style>
    <style:style style:name="gr32"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fcc66"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34"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35" style:family="graphic">
      <style:graphic-properties draw:stroke="solid" svg:stroke-width="1.5cm" svg:stroke-color="#ffffff" draw:marker-end="Arrowheads_20_1" draw:marker-end-width="4.5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none" draw:fill-color="#ffffff" draw:textarea-horizontal-align="justify" draw:textarea-vertical-align="top" draw:auto-grow-height="false" fo:padding-top="0.325cm" fo:padding-bottom="0.325cm" fo:padding-left="0.45cm" fo:padding-right="0.45cm" fo:wrap-option="no-wrap" draw:shadow="hidden"/>
    </style:style>
    <style:style style:name="gr37" style:family="graphic">
      <style:graphic-properties draw:stroke="solid" svg:stroke-width="0.1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solid" svg:stroke-width="0.071cm" svg:stroke-color="#ff0000" draw:stroke-linejoin="miter" draw:fill="solid" draw:fill-color="#ffffff" draw:opacity="26%" draw:textarea-horizontal-align="left" draw:textarea-vertical-align="middle" draw:auto-grow-height="false" fo:padding-top="0.13cm" fo:padding-bottom="0.13cm" fo:padding-left="0.25cm" fo:padding-right="0.25cm" fo:wrap-option="no-wrap" draw:shadow="hidden"/>
    </style:style>
    <style:style style:name="gr39" style:family="graphic">
      <style:graphic-properties draw:stroke="none" draw:fill="none" draw:fill-color="#ffffff" draw:textarea-horizontal-align="justify" draw:textarea-vertical-align="top" draw:auto-grow-height="false" fo:padding-top="0.128cm" fo:padding-bottom="0.128cm" fo:padding-left="0.256cm" fo:padding-right="0.256cm" fo:wrap-option="wrap" draw:shadow="hidden"/>
    </style:style>
    <style:style style:name="gr40" style:family="graphic">
      <style:graphic-properties draw:stroke="none" draw:fill="solid" draw:fill-color="#ffcc66" draw:textarea-horizontal-align="justify" draw:textarea-vertical-align="middle" draw:auto-grow-height="false" fo:padding-top="0.128cm" fo:padding-bottom="0.128cm" fo:padding-left="0.256cm" fo:padding-right="0.256cm" fo:wrap-option="no-wrap" draw:shadow="hidden"/>
    </style:style>
    <style:style style:name="gr41"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graphic-properties draw:stroke="none" draw:fill="solid" draw:fill-color="#016734" draw:textarea-horizontal-align="left" draw:textarea-vertical-align="middle" draw:auto-grow-height="false" fo:padding-top="0.13cm" fo:padding-bottom="0.13cm" fo:padding-left="0.25cm" fo:padding-right="0.25cm" fo:wrap-option="no-wrap" draw:shadow="hidden"/>
    </style:style>
    <style:style style:name="gr43" style:family="graphic">
      <style:graphic-properties draw:stroke="none" draw:fill="solid" draw:fill-color="#676767" draw:textarea-horizontal-align="left" draw:textarea-vertical-align="middle" draw:auto-grow-height="false" fo:padding-top="0.13cm" fo:padding-bottom="0.13cm" fo:padding-left="0.25cm" fo:padding-right="0.25cm" fo:wrap-option="no-wrap" draw:shadow="hidden"/>
    </style:style>
    <style:style style:name="gr44" style:family="graphic">
      <style:graphic-properties draw:stroke="none" draw:fill="solid" draw:fill-color="#cccccc" draw:textarea-horizontal-align="left" draw:textarea-vertical-align="middle" draw:auto-grow-height="false" fo:padding-top="0.13cm" fo:padding-bottom="0.13cm" fo:padding-left="0.25cm" fo:padding-right="0.25cm" fo:wrap-option="no-wrap" draw:shadow="hidden"/>
    </style:style>
    <style:style style:name="gr45" style:family="graphic">
      <style:graphic-properties draw:stroke="solid" svg:stroke-width="0.026cm" svg:stroke-color="#b3b3b3"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none" draw:fill="solid" draw:fill-color="#fffff8" draw:textarea-horizontal-align="left" draw:textarea-vertical-align="middle" draw:auto-grow-height="false" fo:padding-top="0.13cm" fo:padding-bottom="0.13cm" fo:padding-left="0.25cm" fo:padding-right="0.25cm" fo:wrap-option="no-wrap" draw:shadow="hidden"/>
    </style:style>
    <style:style style:name="gr48" style:family="graphic">
      <style:graphic-properties draw:stroke="none" draw:fill="solid" draw:fill-color="#f3f3ec" draw:textarea-horizontal-align="left" draw:textarea-vertical-align="middle" draw:auto-grow-height="false" fo:padding-top="0.13cm" fo:padding-bottom="0.13cm" fo:padding-left="0.25cm" fo:padding-right="0.25cm" fo:wrap-option="no-wrap" draw:shadow="hidden"/>
    </style:style>
    <style:style style:name="gr49" style:family="graphic">
      <style:graphic-properties draw:stroke="solid" svg:stroke-width="0.093cm" svg:stroke-color="#d2d9d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0" style:family="graphic">
      <style:graphic-properties draw:stroke="none" draw:fill="solid" draw:fill-color="#0000e7" draw:textarea-horizontal-align="left" draw:textarea-vertical-align="middle" draw:auto-grow-height="false" fo:padding-top="0.13cm" fo:padding-bottom="0.13cm" fo:padding-left="0.25cm" fo:padding-right="0.25cm" fo:wrap-option="no-wrap" draw:shadow="hidden"/>
    </style:style>
    <style:style style:name="gr51" style:family="graphic">
      <style:graphic-properties draw:stroke="none" draw:fill="solid" draw:fill-color="#67ffcc" draw:textarea-horizontal-align="left" draw:textarea-vertical-align="middle" draw:auto-grow-height="false" fo:padding-top="0.13cm" fo:padding-bottom="0.13cm" fo:padding-left="0.25cm" fo:padding-right="0.25cm" fo:wrap-option="no-wrap" draw:shadow="hidden"/>
    </style:style>
    <style:style style:name="gr52" style:family="graphic">
      <style:graphic-properties draw:stroke="none" draw:fill="solid" draw:fill-color="#5bf3c0" draw:textarea-horizontal-align="left" draw:textarea-vertical-align="middle" draw:auto-grow-height="false" fo:padding-top="0.13cm" fo:padding-bottom="0.13cm" fo:padding-left="0.25cm" fo:padding-right="0.25cm" fo:wrap-option="no-wrap" draw:shadow="hidden"/>
    </style:style>
    <style:style style:name="gr53" style:family="graphic">
      <style:graphic-properties draw:stroke="solid" svg:stroke-width="0.009cm" svg:stroke-color="#34cc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graphic-properties draw:stroke="none" draw:fill="solid" draw:fill-color="#f3c08d" draw:textarea-horizontal-align="left" draw:textarea-vertical-align="middle" draw:auto-grow-height="false" fo:padding-top="0.13cm" fo:padding-bottom="0.13cm" fo:padding-left="0.25cm" fo:padding-right="0.25cm" fo:wrap-option="no-wrap" draw:shadow="hidden"/>
    </style:style>
    <style:style style:name="gr55" style:family="graphic">
      <style:graphic-properties draw:stroke="none" draw:fill="solid" draw:fill-color="#e6b380" draw:textarea-horizontal-align="left" draw:textarea-vertical-align="middle" draw:auto-grow-height="false" fo:padding-top="0.13cm" fo:padding-bottom="0.13cm" fo:padding-left="0.25cm" fo:padding-right="0.25cm" fo:wrap-option="no-wrap" draw:shadow="hidden"/>
    </style:style>
    <style:style style:name="gr56" style:family="graphic">
      <style:graphic-properties draw:stroke="solid" svg:stroke-width="0.026cm" svg:stroke-color="#4d1a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7" style:family="graphic">
      <style:graphic-properties draw:stroke="none" draw:fill="solid" draw:fill-color="#f3c398" draw:textarea-horizontal-align="left" draw:textarea-vertical-align="middle" draw:auto-grow-height="false" fo:padding-top="0.13cm" fo:padding-bottom="0.13cm" fo:padding-left="0.25cm" fo:padding-right="0.25cm" fo:wrap-option="no-wrap" draw:shadow="hidden"/>
    </style:style>
    <style:style style:name="gr58" style:family="graphic">
      <style:graphic-properties draw:stroke="solid" svg:stroke-width="0.049cm" svg:stroke-color="#4d1a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9" style:family="graphic">
      <style:graphic-properties draw:stroke="none" draw:fill="solid" draw:fill-color="#ffcc99" draw:textarea-horizontal-align="left" draw:textarea-vertical-align="middle" draw:auto-grow-height="false" fo:padding-top="0.13cm" fo:padding-bottom="0.13cm" fo:padding-left="0.25cm" fo:padding-right="0.25cm" fo:wrap-option="no-wrap" draw:shadow="hidden"/>
    </style:style>
    <style:style style:name="gr60" style:family="graphic">
      <style:graphic-properties draw:stroke="none" draw:fill="solid" draw:fill-color="#4d1a00" draw:textarea-horizontal-align="left" draw:textarea-vertical-align="middle" draw:auto-grow-height="false" fo:padding-top="0.13cm" fo:padding-bottom="0.13cm" fo:padding-left="0.25cm" fo:padding-right="0.25cm" fo:wrap-option="no-wrap" draw:shadow="hidden"/>
    </style:style>
    <style:style style:name="gr61" style:family="graphic">
      <style:graphic-properties draw:stroke="none" draw:fill="solid" draw:fill-color="#0000ff" draw:textarea-horizontal-align="left" draw:textarea-vertical-align="middle" draw:auto-grow-height="false" fo:padding-top="0.13cm" fo:padding-bottom="0.13cm" fo:padding-left="0.25cm" fo:padding-right="0.25cm" fo:wrap-option="no-wrap" draw:shadow="hidden"/>
    </style:style>
    <style:style style:name="gr62" style:family="graphic">
      <style:graphic-properties draw:stroke="solid" svg:stroke-width="0.009cm" svg:stroke-color="#3301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graphic-properties draw:stroke="none" draw:fill="solid" draw:fill-color="#ffff00" draw:textarea-horizontal-align="left" draw:textarea-vertical-align="middle" draw:auto-grow-height="false" fo:padding-top="0.13cm" fo:padding-bottom="0.13cm" fo:padding-left="0.25cm" fo:padding-right="0.25cm" fo:wrap-option="no-wrap" draw:shadow="hidden"/>
    </style:style>
    <style:style style:name="gr64" style:family="graphic">
      <style:graphic-properties draw:stroke="none" draw:fill="solid" draw:fill-color="#f3ee00" draw:textarea-horizontal-align="left" draw:textarea-vertical-align="middle" draw:auto-grow-height="false" fo:padding-top="0.13cm" fo:padding-bottom="0.13cm" fo:padding-left="0.25cm" fo:padding-right="0.25cm" fo:wrap-option="no-wrap" draw:shadow="hidden"/>
    </style:style>
    <style:style style:name="gr65" style:family="graphic">
      <style:graphic-properties draw:stroke="solid" svg:stroke-width="0.071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66" style:family="graphic">
      <style:graphic-properties draw:stroke="solid" svg:stroke-width="0.071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style:style>
    <style:style style:name="gr67" style:family="graphic">
      <style:graphic-properties draw:stroke="solid" svg:stroke-width="0.071cm" svg:stroke-color="#ff0000" draw:marker-start="msArrowEnd_20_5" draw:marker-start-width="0.213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2.763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2.537cm" fo:min-width="0cm" fo:padding-top="0.128cm" fo:padding-bottom="0.128cm" fo:padding-left="0.256cm" fo:padding-right="0.256cm" fo:wrap-option="wrap" draw:shadow="hidden"/>
    </style:style>
    <style:style style:name="pr5" style:family="presentation" style:parent-style-name="Default-title">
      <style:graphic-properties draw:stroke="none" draw:fill="none" draw:fill-color="#ffffff" draw:textarea-horizontal-align="center" draw:textarea-vertical-align="top" draw:auto-grow-height="false" draw:auto-grow-width="false" fo:min-height="0cm" fo:min-width="2.664cm" fo:padding-top="0.128cm" fo:padding-bottom="0.128cm" fo:padding-left="0.256cm" fo:padding-right="0.256cm" fo:wrap-option="wrap" draw:shadow="hidden" draw:shadow-color="#808080"/>
      <style:paragraph-properties style:writing-mode="tb-rl"/>
    </style:style>
    <style:style style:name="pr6" style:family="presentation" style:parent-style-name="Default-title">
      <style:graphic-properties draw:stroke="none" draw:fill="none" draw:fill-color="#ffffff" draw:textarea-horizontal-align="center" draw:textarea-vertical-align="top" draw:auto-grow-height="false" draw:auto-grow-width="false" fo:min-height="0cm" fo:min-width="2.488cm" fo:padding-top="0.128cm" fo:padding-bottom="0.128cm" fo:padding-left="0.256cm" fo:padding-right="0.256cm" fo:wrap-option="wrap" draw:shadow="hidden" draw:shadow-color="#808080"/>
      <style:paragraph-properties style:writing-mode="tb-rl"/>
    </style:style>
    <style:style style:name="pr7" style:family="presentation" style:parent-style-name="Default-title">
      <style:graphic-properties draw:stroke="none" draw:fill="none" draw:fill-color="#ffffff" draw:textarea-horizontal-align="center" draw:textarea-vertical-align="top" draw:auto-grow-height="false" draw:auto-grow-width="false" fo:min-height="0cm" fo:min-width="2.487cm" fo:padding-top="0.128cm" fo:padding-bottom="0.128cm" fo:padding-left="0.256cm" fo:padding-right="0.256cm" fo:wrap-option="wrap" draw:shadow="hidden" draw:shadow-color="#808080"/>
      <style:paragraph-properties style:writing-mode="tb-rl"/>
    </style:style>
    <style:style style:name="pr8" style:family="presentation" style:parent-style-name="Default-outline1">
      <style:graphic-properties draw:stroke="none" draw:fill="none" draw:fill-color="#ffffff" fo:min-height="18.478cm" draw:shadow="hidden" draw:shadow-color="#808080"/>
    </style:style>
    <style:style style:name="pr9" style:family="presentation" style:parent-style-name="Default-title">
      <style:graphic-properties draw:stroke="none" draw:fill="none" draw:fill-color="#ffffff" draw:textarea-horizontal-align="center" draw:textarea-vertical-align="top" draw:auto-grow-height="false" draw:auto-grow-width="false" fo:min-height="0cm" fo:min-width="1.99cm" fo:padding-top="0.128cm" fo:padding-bottom="0.128cm" fo:padding-left="0.256cm" fo:padding-right="0.256cm" fo:wrap-option="wrap" draw:shadow="hidden" draw:shadow-color="#808080"/>
      <style:paragraph-properties style:writing-mode="tb-rl"/>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7.882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margin-left="0cm" fo:margin-right="0cm" fo:line-height="100%"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158cm" fo:margin-bottom="0cm" fo:text-indent="0cm" style:punctuation-wrap="simple" style:line-break="normal"/>
    </style:style>
    <style:style style:name="P10" style:family="paragraph">
      <style:paragraph-properties fo:margin-left="0cm" fo:margin-right="0cm" fo:line-height="75%" fo:text-indent="0cm"/>
    </style:style>
    <style:style style:name="P11" style:family="paragraph">
      <style:paragraph-properties fo:text-align="center" style:writing-mode="lr-tb"/>
      <style:text-properties fo:font-size="24pt"/>
    </style:style>
    <style:style style:name="P12" style:family="paragraph">
      <style:paragraph-properties fo:margin-left="0cm" fo:margin-right="0cm" fo:line-height="100%" fo:text-align="justify" fo:text-indent="0cm"/>
    </style:style>
    <style:style style:name="P13" style:family="paragraph">
      <style:paragraph-properties fo:margin-left="0cm" fo:margin-right="0cm" fo:text-indent="0cm" style:writing-mode="lr-tb"/>
    </style:style>
    <style:style style:name="P14" style:family="paragraph">
      <style:paragraph-properties fo:margin-left="0cm" fo:margin-right="0cm" fo:margin-top="0.158cm" fo:margin-bottom="0cm"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158cm" fo:margin-bottom="0cm" fo:text-align="start" fo:text-indent="0cm" style:punctuation-wrap="simple" style:line-break="normal"/>
    </style:style>
    <style:style style:name="P16" style:family="paragraph">
      <style:paragraph-properties fo:margin-left="0cm" fo:margin-right="0cm" fo:margin-top="0.211cm" fo:margin-bottom="0cm" fo:line-height="100%" fo:text-align="center" fo:text-indent="0cm"/>
    </style:style>
    <style:style style:name="P17" style:family="paragraph">
      <style:paragraph-properties fo:margin-left="0cm" fo:margin-right="0cm" fo:margin-top="0.158cm" fo:margin-bottom="0cm" fo:line-height="100%" fo:text-indent="0cm" style:punctuation-wrap="simple" style:line-break="normal"/>
    </style:style>
    <style:style style:name="P18" style:family="paragraph">
      <style:paragraph-properties fo:margin-left="0cm" fo:margin-right="0cm" fo:margin-top="0.246cm" fo:margin-bottom="0cm" fo:line-height="90%" fo:text-indent="0cm" style:punctuation-wrap="simple" style:line-break="normal"/>
    </style:style>
    <style:style style:name="P19" style:family="paragraph">
      <style:paragraph-properties fo:margin-left="0cm" fo:margin-right="0cm" fo:margin-top="0.211cm" fo:margin-bottom="0cm" fo:line-height="90%" fo:text-indent="0cm" style:punctuation-wrap="simple" style:line-break="normal"/>
    </style:style>
    <style:style style:name="P20" style:family="paragraph">
      <style:paragraph-properties fo:margin-left="0cm" fo:margin-right="0cm" fo:margin-top="0.211cm" fo:margin-bottom="0cm" fo:line-height="90%" fo:text-align="start" fo:text-indent="0cm" style:punctuation-wrap="simple" style:line-break="normal">
        <style:tab-stops>
          <style:tab-stop style:position="1.005cm"/>
          <style:tab-stop style:position="2.253cm"/>
          <style:tab-stop style:position="3.501cm"/>
          <style:tab-stop style:position="4.749cm"/>
          <style:tab-stop style:position="5.997cm"/>
          <style:tab-stop style:position="7.245cm"/>
          <style:tab-stop style:position="8.493cm"/>
          <style:tab-stop style:position="9.741cm"/>
          <style:tab-stop style:position="10.989cm"/>
          <style:tab-stop style:position="12.236cm"/>
          <style:tab-stop style:position="13.484cm"/>
          <style:tab-stop style:position="14.732cm"/>
          <style:tab-stop style:position="15.98cm"/>
          <style:tab-stop style:position="17.228cm"/>
          <style:tab-stop style:position="18.476cm"/>
          <style:tab-stop style:position="19.724cm"/>
          <style:tab-stop style:position="20.972cm"/>
          <style:tab-stop style:position="22.22cm"/>
          <style:tab-stop style:position="23.177cm"/>
          <style:tab-stop style:position="24.425cm"/>
          <style:tab-stop style:position="25.673cm"/>
          <style:tab-stop style:position="26.921cm"/>
          <style:tab-stop style:position="28.169cm"/>
        </style:tab-stops>
      </style:paragraph-properties>
    </style:style>
    <style:style style:name="P21" style:family="paragraph">
      <style:paragraph-properties fo:margin-left="0cm" fo:margin-right="0cm" fo:margin-top="0.211cm" fo:margin-bottom="0cm" fo:line-height="90%" fo:text-align="start" fo:text-indent="0cm" style:punctuation-wrap="simple" style:line-break="normal"/>
    </style:style>
    <style:style style:name="P22" style:family="paragraph">
      <style:paragraph-properties fo:margin-left="0cm" fo:margin-right="0cm" fo:margin-top="0.158cm" fo:margin-bottom="0cm" fo:line-height="100%"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158cm" fo:margin-bottom="0cm" fo:line-height="100%" fo:text-align="start" fo:text-indent="0cm" style:punctuation-wrap="simple" style:line-break="normal"/>
    </style:style>
    <style:style style:name="P24" style:family="paragraph">
      <style:paragraph-properties fo:margin-left="0cm" fo:margin-right="0cm" fo:margin-top="0.211cm" fo:margin-bottom="0cm" fo:line-height="100%" fo:text-indent="0cm" style:punctuation-wrap="simple" style:line-break="normal"/>
    </style:style>
    <style:style style:name="P25" style:family="paragraph">
      <style:paragraph-properties fo:margin-left="0cm" fo:margin-right="0cm" fo:text-align="center" fo:text-indent="0cm"/>
    </style:style>
    <style:style style:name="P26" style:family="paragraph">
      <style:paragraph-properties fo:margin-left="0cm" fo:margin-right="0cm" fo:margin-top="0.529cm" fo:margin-bottom="0cm" fo:line-height="100%" fo:text-align="center" fo:text-indent="0cm"/>
    </style:style>
    <style:style style:name="P27" style:family="paragraph">
      <style:paragraph-properties fo:margin-left="0cm" fo:margin-right="0cm" fo:margin-top="0.529cm" fo:margin-bottom="0cm" fo:line-height="100%" fo:text-indent="0cm"/>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font-family="Arial" style:font-pitch="variable" fo:font-size="18pt" fo:language="en" fo:country="GB" fo:text-shadow="1pt 1pt" style:font-size-asian="18pt" style:font-size-complex="18pt"/>
    </style:style>
    <style:style style:name="T6" style:family="text">
      <style:text-properties fo:font-family="Arial" style:font-pitch="variable" fo:font-size="18pt" fo:language="en" fo:country="GB" fo:text-shadow="1pt 1pt" style:font-family-asian="Arial" style:font-pitch-asian="variable" style:font-size-asian="18pt" style:font-family-complex="Arial" style:font-pitch-complex="variable" style:font-size-complex="18pt"/>
    </style:style>
    <style:style style:name="T7" style:family="text">
      <style:text-properties fo:language="en" fo:country="GB" style:font-family-asian="'DejaVu Sans'" style:font-pitch-asian="variable" style:font-family-complex="'DejaVu Sans'" style:font-pitch-complex="variable"/>
    </style:style>
    <style:style style:name="T8" style:family="text">
      <style:text-properties style:text-position="30% 58%" fo:language="en" fo:country="GB" style:font-family-asian="Arial" style:font-pitch-asian="variable" style:font-family-complex="Arial" style:font-pitch-complex="variable"/>
    </style:style>
    <style:style style:name="T9" style:family="text">
      <style:text-properties fo:language="en" fo:country="GB" fo:font-style="italic" style:text-underline-style="solid" style:text-underline-width="auto" style:text-underline-color="font-color" style:font-style-asian="italic" style:font-style-complex="italic"/>
    </style:style>
    <style:style style:name="T10"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1"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2"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3" style:family="text">
      <style:text-properties fo:color="#ffffff" fo:font-family="'Arial Narrow'" style:font-family-generic="swiss" style:font-pitch="variable" fo:font-size="18pt" fo:language="en" fo:country="US" fo:text-shadow="1pt 1pt" style:font-size-asian="18pt" style:font-size-complex="18pt"/>
    </style:style>
    <style:style style:name="T14" style:family="text">
      <style:text-properties fo:color="#ffffff" fo:font-family="'Arial Narrow'" style:font-family-generic="swiss" style:font-pitch="variable" fo:font-size="18pt" fo:language="en" fo:country="GB" fo:text-shadow="1pt 1pt" style:font-size-asian="18pt" style:font-size-complex="18pt"/>
    </style:style>
    <style:style style:name="T15" style:family="text">
      <style:text-properties fo:color="#ffffff" style:text-position="30% 58%" fo:font-family="'Arial Narrow'" style:font-family-generic="swiss" style:font-pitch="variable" fo:font-size="18pt" fo:language="en" fo:country="US" fo:text-shadow="1pt 1pt" style:font-size-asian="18pt" style:font-size-complex="18pt"/>
    </style:style>
    <style:style style:name="T16" style:family="text">
      <style:text-properties fo:color="#ffffff" fo:font-family="'Arial Narrow'" style:font-family-generic="swiss" style:font-pitch="variable" fo:language="en" fo:country="GB" fo:text-shadow="1pt 1pt"/>
    </style:style>
    <style:style style:name="T17" style:family="text">
      <style:text-properties fo:language="en" fo:country="GB" fo:font-style="italic" style:font-family-asian="'DejaVu Sans'" style:font-pitch-asian="variable" style:font-style-asian="italic" style:font-family-complex="'DejaVu Sans'" style:font-pitch-complex="variable" style:font-style-complex="italic"/>
    </style:style>
    <style:style style:name="T18" style:family="text">
      <style:text-properties fo:font-size="40pt" fo:language="en" fo:country="GB" style:font-size-asian="40pt" style:font-size-complex="40pt"/>
    </style:style>
    <style:style style:name="T19" style:family="text">
      <style:text-properties fo:language="en" fo:country="GB" style:text-underline-style="solid" style:text-underline-width="auto" style:text-underline-color="font-color"/>
    </style:style>
    <style:style style:name="T20" style:family="text">
      <style:text-properties fo:color="#ffff00" fo:font-family="'Courier New'" style:font-family-generic="modern" style:font-pitch="fixed" fo:font-size="18pt" fo:language="en" fo:country="GB" fo:font-weight="bold" style:font-size-asian="18pt" style:font-weight-asian="bold" style:font-size-complex="18pt" style:font-weight-complex="bold"/>
    </style:style>
    <style:style style:name="T21" style:family="text">
      <style:text-properties fo:color="#000066" fo:font-family="Arial" style:font-pitch="variable" fo:language="en" fo:country="US" fo:font-style="italic" fo:font-weight="bold" style:font-style-asian="italic" style:font-weight-asian="bold" style:font-style-complex="italic" style:font-weight-complex="bold"/>
    </style:style>
    <style:style style:name="T22" style:family="text">
      <style:text-properties fo:font-family="Arial" style:font-pitch="variable" fo:language="en" fo:country="US" fo:font-weight="bold" style:font-weight-asian="bold" style:font-weight-complex="bold"/>
    </style:style>
    <style:style style:name="T23" style:family="text">
      <style:text-properties fo:font-family="'Courier New'" style:font-family-generic="modern" style:font-pitch="fixed" fo:language="en" fo:country="US" fo:font-weight="bold" style:font-weight-asian="bold" style:font-weight-complex="bold"/>
    </style:style>
    <style:style style:name="T24" style:family="text">
      <style:text-properties fo:font-family="Arial" style:font-pitch="variable" fo:language="en" fo:country="GB" fo:font-weight="bold" style:font-weight-asian="bold" style:font-weight-complex="bold"/>
    </style:style>
    <style:style style:name="T25" style:family="text">
      <style:text-properties style:text-position="30% 58%" fo:font-family="'Courier New'" style:font-family-generic="modern" style:font-pitch="fixed" fo:language="en" fo:country="US" fo:font-weight="bold" style:font-weight-asian="bold" style:font-weight-complex="bold"/>
    </style:style>
    <style:style style:name="T26" style:family="text">
      <style:text-properties fo:font-family="'Courier New'" style:font-family-generic="modern" style:font-pitch="fixed" fo:language="en" fo:country="GB" fo:font-weight="bold" style:font-weight-asian="bold" style:font-weight-complex="bold"/>
    </style:style>
    <style:style style:name="T27"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28" style:family="text">
      <style:text-properties style:text-position="30% 58%" fo:language="en" fo:country="GB" style:font-family-asian="'DejaVu Sans'" style:font-pitch-asian="variable" style:font-family-complex="'DejaVu Sans'" style:font-pitch-complex="variable"/>
    </style:style>
    <style:style style:name="T29" style:family="text">
      <style:text-properties fo:font-family="Arial" style:font-pitch="variable" fo:font-size="20pt" fo:language="en" fo:country="US" style:font-size-asian="20pt" style:font-size-complex="20pt"/>
    </style:style>
    <style:style style:name="T30" style:family="text">
      <style:text-properties fo:font-family="Arial" style:font-pitch="variable" fo:font-size="20pt" fo:language="en" fo:country="GB" style:font-size-asian="20pt" style:font-size-complex="20pt"/>
    </style:style>
    <style:style style:name="T31" style:family="text">
      <style:text-properties style:text-position="30% 58%" fo:language="en" fo:country="GB"/>
    </style:style>
    <style:style style:name="T32"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33"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34"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35" style:family="text">
      <style:text-properties fo:font-family="Arial" style:font-pitch="variable" fo:language="en" fo:country="US"/>
    </style:style>
    <style:style style:name="T36" style:family="text">
      <style:text-properties fo:color="#000000" fo:font-family="'Courier New'" style:font-family-generic="modern" style:font-pitch="fixed" fo:language="en" fo:country="US" fo:font-weight="bold" style:font-weight-asian="bold" style:font-weight-complex="bold"/>
    </style:style>
    <style:style style:name="T37" style:family="text">
      <style:text-properties fo:color="#000000" fo:font-family="Arial" style:font-pitch="variable" fo:language="en" fo:country="US"/>
    </style:style>
    <style:style style:name="T38"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39"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40" style:family="text">
      <style:text-properties fo:color="#ffffff" fo:font-family="Arial" style:font-pitch="variable" fo:font-size="18pt" fo:language="en" fo:country="GB" fo:text-shadow="1pt 1pt" style:font-size-asian="18pt" style:font-size-complex="18pt"/>
    </style:style>
    <style:style style:name="T41" style:family="text">
      <style:text-properties fo:color="#ffff00" fo:font-family="'Courier New'" style:font-family-generic="modern" style:font-pitch="fixed" fo:font-size="18pt" fo:language="en" fo:country="US" fo:font-weight="bold" style:font-size-asian="18pt" style:font-weight-asian="bold" style:font-size-complex="18pt" style:font-weight-complex="bold"/>
    </style:style>
    <style:style style:name="T42" style:family="text">
      <style:text-properties fo:color="#000066" fo:font-family="Arial" style:font-pitch="variable" fo:font-size="18pt" fo:language="en" fo:country="GB" fo:font-style="italic" fo:font-weight="bold" style:font-size-asian="18pt" style:font-style-asian="italic" style:font-weight-asian="bold" style:font-size-complex="18pt" style:font-style-complex="italic" style:font-weight-complex="bold"/>
    </style:style>
    <style:style style:name="T43" style:family="text">
      <style:text-properties fo:font-family="Arial" style:font-pitch="variable" fo:font-size="18pt" fo:language="en" fo:country="GB" fo:font-weight="bold" style:font-size-asian="18pt" style:font-weight-asian="bold" style:font-size-complex="18pt" style:font-weight-complex="bold"/>
    </style:style>
    <style:style style:name="T44" style:family="text">
      <style:text-properties fo:color="#ff3300" fo:font-family="Wingdings" style:font-pitch="variable" style:font-charset="x-symbol" fo:font-size="60pt" fo:language="en" fo:country="US" fo:text-shadow="1pt 1pt" style:font-size-asian="60pt" style:font-size-complex="60pt"/>
    </style:style>
    <style:style style:name="T45" style:family="text">
      <style:text-properties fo:color="#ffffff" fo:font-family="Wingdings" style:font-pitch="variable" style:font-charset="x-symbol" fo:font-size="18pt" fo:language="en" fo:country="GB" fo:text-shadow="1pt 1pt" style:font-size-asian="18pt" style:font-size-complex="18pt"/>
    </style:style>
    <style:style style:name="T46" style:family="text">
      <style:text-properties fo:font-family="Wingdings" style:font-pitch="variable" style:font-charset="x-symbol" fo:language="en" fo:country="GB" style:font-family-asian="'DejaVu Sans'" style:font-pitch-asian="variable" style:font-family-complex="'DejaVu Sans'" style:font-pitch-complex="variable"/>
    </style:style>
    <style:style style:name="T47" style:family="text">
      <style:text-properties fo:color="#33cc33" fo:font-family="Wingdings" style:font-pitch="variable" style:font-charset="x-symbol" fo:font-size="60pt" fo:language="en" fo:country="US" fo:text-shadow="1pt 1pt" style:font-size-asian="60pt" style:font-size-complex="60pt"/>
    </style:style>
    <style:style style:name="T48" style:family="text">
      <style:text-properties fo:color="#ff0000" fo:font-size="60pt" fo:language="en" fo:country="GB" fo:text-shadow="1pt 1pt" style:font-size-asian="60pt" style:font-size-complex="60pt"/>
    </style:style>
    <style:style style:name="T49" style:family="text">
      <style:text-properties fo:color="#3333cc" fo:font-family="'Courier New'" style:font-family-generic="modern" style:font-pitch="fixed" fo:language="en" fo:country="GB"/>
    </style:style>
    <style:style style:name="T50" style:family="text">
      <style:text-properties fo:color="#3333cc" fo:font-family="'Courier New'" style:font-family-generic="modern" style:font-pitch="fixed" fo:language="en" fo:country="US" style:font-family-asian="Arial" style:font-pitch-asian="variable" style:font-family-complex="Arial" style:font-pitch-complex="variable"/>
    </style:style>
    <style:style style:name="T51" style:family="text">
      <style:text-properties fo:color="#ffffff" fo:font-family="Arial" style:font-pitch="variable" fo:font-size="18pt" fo:language="en" fo:country="US" fo:text-shadow="1pt 1pt" style:font-size-asian="18pt" style:font-size-complex="18pt"/>
    </style:style>
    <style:style style:name="T52" style:family="text">
      <style:text-properties fo:color="#003366" fo:font-family="'Courier New'" style:font-family-generic="modern" style:font-pitch="fixed" fo:font-size="20pt" fo:language="en" fo:country="GB" fo:font-weight="bold" style:font-size-asian="20pt" style:font-weight-asian="bold" style:font-size-complex="20pt" style:font-weight-complex="bold"/>
    </style:style>
    <style:style style:name="T53" style:family="text">
      <style:text-properties fo:color="#003366" fo:font-family="'Courier New'" style:font-family-generic="modern" style:font-pitch="fixed" fo:language="en" fo:country="GB" fo:font-weight="bold" style:font-weight-asian="bold" style:font-weight-complex="bold"/>
    </style:style>
    <style:style style:name="T54" style:family="text">
      <style:text-properties fo:color="#ffffff" style:text-position="30% 58%" fo:font-family="Arial" style:font-pitch="variable" fo:font-size="18pt" fo:language="en" fo:country="GB" fo:text-shadow="1pt 1pt" style:font-family-asian="Arial" style:font-pitch-asian="variable" style:font-size-asian="18pt" style:font-family-complex="Arial" style:font-pitch-complex="variable" style:font-size-complex="18pt"/>
    </style:style>
    <style:style style:name="T55" style:family="text">
      <style:text-properties fo:color="#ffffff" fo:language="en" fo:country="GB"/>
    </style:style>
    <style:style style:name="T56" style:family="text">
      <style:text-properties fo:color="#ffffff" fo:font-family="Arial" style:font-pitch="variable" fo:font-size="28pt" fo:language="en" fo:country="GB" fo:text-shadow="1pt 1pt" style:font-family-asian="Arial" style:font-pitch-asian="variable" style:font-size-asian="28pt" style:font-family-complex="Arial" style:font-pitch-complex="variable" style:font-size-complex="28pt"/>
    </style:style>
    <style:style style:name="T57" style:family="text">
      <style:text-properties fo:color="#ffffff" fo:font-family="Arial" style:font-pitch="variable" fo:font-size="28pt" fo:language="en" fo:country="GB" fo:font-style="italic" fo:text-shadow="1pt 1pt" style:text-underline-style="solid" style:text-underline-width="auto" style:text-underline-color="font-color" style:font-family-asian="Arial" style:font-pitch-asian="variable" style:font-size-asian="28pt" style:font-style-asian="italic" style:font-family-complex="Arial" style:font-pitch-complex="variable" style:font-size-complex="28pt" style:font-style-complex="italic"/>
    </style:style>
    <style:style style:name="T58" style:family="text">
      <style:text-properties fo:color="#f8f8f8" fo:font-family="Arial" style:font-pitch="variable" fo:language="en" fo:country="GB" fo:text-shadow="1pt 1pt" fo:font-weight="bold" style:font-weight-asian="bold" style:font-weight-complex="bold"/>
    </style:style>
    <style:style style:name="T59" style:family="text">
      <style:text-properties fo:color="#f8f8f8" fo:font-family="Arial" style:font-pitch="variable" fo:language="en" fo:country="GB" fo:font-style="italic" fo:text-shadow="1pt 1pt"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fo:color="#000000" fo:font-family="'Courier New'" style:font-family-generic="modern" style:font-pitch="fixed" fo:font-size="36pt" fo:language="en" fo:country="GB" fo:font-weight="bold" style:font-size-asian="36pt" style:font-weight-asian="bold" style:font-size-complex="36pt" style:font-weight-complex="bold"/>
    </style:style>
    <style:style style:name="T61" style:family="text">
      <style:text-properties fo:color="#ffffff" fo:font-family="Arial" style:font-pitch="variable" fo:font-size="32pt" fo:language="en" fo:country="GB" fo:text-shadow="1pt 1pt" style:font-family-asian="Arial" style:font-pitch-asian="variable" style:font-size-asian="32pt" style:font-family-complex="Arial" style:font-pitch-complex="variable" style:font-size-complex="32pt"/>
    </style:style>
    <style:style style:name="T62" style:family="text">
      <style:text-properties fo:color="#000066" fo:font-family="Arial" style:font-pitch="variable" fo:language="en" fo:country="GB" fo:font-style="italic" fo:font-weight="bold" style:font-style-asian="italic" style:font-weight-asian="bold" style:font-style-complex="italic" style:font-weight-complex="bold"/>
    </style:style>
    <style:style style:name="T63" style:family="text">
      <style:text-properties fo:font-family="Wingdings" style:font-pitch="variable" style:font-charset="x-symbol" fo:language="en" fo:country="GB"/>
    </style:style>
    <style:style style:name="T64" style:family="text">
      <style:text-properties fo:color="#000000" fo:font-size="28pt" fo:language="en" fo:country="GB" fo:text-shadow="1pt 1pt" fo:font-weight="bold" style:font-size-asian="28pt" style:font-weight-asian="bold" style:font-size-complex="28pt" style:font-weight-complex="bold"/>
    </style:style>
    <style:style style:name="T65" style:family="text">
      <style:text-properties fo:color="#000066" fo:font-family="Arial" style:font-pitch="variable" fo:language="en" fo:country="GB" fo:font-weight="bold" style:font-weight-asian="bold" style:font-weight-complex="bold"/>
    </style:style>
    <style:style style:name="T66" style:family="text">
      <style:text-properties fo:color="#003300" fo:font-family="'Courier New'" style:font-family-generic="modern" style:font-pitch="fixed" fo:language="en" fo:country="GB" fo:font-weight="bold" style:font-weight-asian="bold" style:font-weight-complex="bold"/>
    </style:style>
    <style:style style:name="T67" style:family="text">
      <style:text-properties fo:color="#003300" fo:font-family="'Courier New'" style:font-family-generic="modern" style:font-pitch="fixed" fo:font-size="16pt" fo:language="en" fo:country="GB" fo:font-weight="bold" style:font-size-asian="16pt" style:font-weight-asian="bold" style:font-size-complex="16pt" style:font-weight-complex="bold"/>
    </style:style>
    <style:style style:name="T68" style:family="text">
      <style:text-properties fo:color="#003300" fo:font-family="'Courier New'" style:font-family-generic="modern" style:font-pitch="fixed" fo:font-size="14pt" fo:language="en" fo:country="GB" fo:font-style="italic" fo:font-weight="bold" style:font-size-asian="14pt" style:font-style-asian="italic" style:font-weight-asian="bold" style:font-size-complex="14pt" style:font-style-complex="italic" style:font-weight-complex="bold"/>
    </style:style>
    <style:style style:name="T69" style:family="text">
      <style:text-properties fo:color="#ffffff" fo:font-family="'Arial Narrow'" style:font-family-generic="swiss" style:font-pitch="variable" fo:font-size="20pt" fo:language="en" fo:country="US" fo:text-shadow="1pt 1pt" style:font-size-asian="20pt" style:font-size-complex="20pt"/>
    </style:style>
    <style:style style:name="T70" style:family="text">
      <style:text-properties fo:color="#ffffff" fo:font-family="'Arial Narrow'" style:font-family-generic="swiss" style:font-pitch="variable" fo:font-size="20pt" fo:language="en" fo:country="US" fo:font-style="italic" fo:text-shadow="1pt 1pt" style:text-underline-style="solid" style:text-underline-width="auto" style:text-underline-color="font-color" style:font-size-asian="20pt" style:font-style-asian="italic" style:font-size-complex="20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5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21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195cm" text:min-label-width="0.586cm"/>
        <style:text-properties fo:font-family="'Times New Roman'" style:font-family-generic="roman" style:font-pitch="variable" fo:color="#000000" fo:font-size="37%"/>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21.91cm" svg:height="6.357cm" svg:x="4.358cm" svg:y="6.174cm">
          <text:p text:style-name="P1"><text:span text:style-name="T1">Types, Operators </text:span></text:p>
          <text:p text:style-name="P1"><text:span text:style-name="T1">and Expressions</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63cm" svg:height="13.019cm" svg:x="2.962cm" svg:y="13.502cm" presentation:class="notes" presentation:placeholder="true">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behaviou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4"><text:s/></text:span><text:span text:style-name="T4">implementation-defined</text:span></text:p>
                <text:list text:style-name="L3">
                  <text:list-item>
                    <text:p text:style-name="P7"><text:span text:style-name="T3">the construct is not incorrect; the code must compile; the compiler must document the behaviour</text:span></text:p>
                  </text:list-item>
                </text:list>
              </text:list-item>
              <text:list-item>
                <text:p text:style-name="P6"><text:span text:style-name="T4"><text:s/></text:span><text:span text:style-name="T4">unspecified</text:span></text:p>
                <text:list text:style-name="L3">
                  <text:list-item>
                    <text:p text:style-name="P7"><text:span text:style-name="T3">the same as implementation-defined except the behaviour need not be documented</text:span></text:p>
                  </text:list-item>
                </text:list>
              </text:list-item>
              <text:list-item>
                <text:p text:style-name="P6"><text:span text:style-name="T4"><text:s/></text:span><text:span text:style-name="T4">undefined</text:span></text:p>
                <text:list text:style-name="L3">
                  <text:list-item>
                    <text:p text:style-name="P7"><text:span text:style-name="T3">the standard imposes no requirements ; anything at all can happen ; all bets are off! ; klaxon</text:span></text:p>
                  </text:list-item>
                </text:list>
              </text:list-item>
            </text:list>
          </draw:text-box>
        </draw:frame>
        <draw:custom-shape draw:style-name="gr4" draw:text-style-name="P2" draw:layer="layout" svg:width="18.6cm" svg:height="4.067cm" svg:x="5.958cm" svg:y="13.727cm">
          <text:p text:style-name="P3"><text:span text:style-name="T5">examples: </text:span></text:p>
          <text:p text:style-name="P8"><text:span text:style-name="T5"><text:tab/></text:span><text:span text:style-name="T5">signed integer right shift </text:span><text:span text:style-name="T6">→</text:span><text:span text:style-name="T5"> implementation-defined</text:span></text:p>
          <text:p text:style-name="P8"><text:span text:style-name="T5"><text:tab/></text:span><text:span text:style-name="T5">function argument evaluation order </text:span><text:span text:style-name="T6">→</text:span><text:span text:style-name="T5"> unspecified</text:span></text:p>
          <text:p text:style-name="P8"><text:span text:style-name="T5"><text:tab/></text:span><text:span text:style-name="T5">signed integer overflow </text:span><text:span text:style-name="T6">→</text:span><text:span text:style-name="T5"> undefined</text:span><text:span text:style-name="T5"><text:line-break/></text:span><text:span text:style-name="T5"/></text:p>
          <draw:enhanced-geometry svg:viewBox="0 0 21600 21600" draw:type="rectangle" draw:enhanced-path="M 0 0 L 21600 0 21600 21600 0 21600 0 0 Z N"/>
        </draw:custom-shape>
        <draw:g>
          <draw:custom-shape draw:style-name="gr5" draw:text-style-name="P2" draw:layer="layout" svg:width="0.388cm" svg:height="1.667cm" draw:transform="rotate (-2.35619449019309) translate (24.728cm 13.13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388cm" svg:height="1.667cm" draw:transform="rotate (-2.35619449019309) translate (24.728cm 13.13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362cm" svg:height="1.671cm" draw:transform="rotate (-2.35619449019309) translate (24.967cm 12.917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362cm" svg:height="1.671cm" draw:transform="rotate (-2.35619449019309) translate (24.967cm 12.917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141cm" svg:height="0.309cm" draw:transform="rotate (-2.35619449019309) translate (24.662cm 13.098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123cm" svg:height="0.265cm" draw:transform="rotate (-2.35619449019309) translate (24.742cm 12.97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247cm" svg:height="0.322cm" draw:transform="rotate (-2.35619449019309) translate (24.383cm 12.892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19cm" svg:height="0.124cm" draw:transform="rotate (-2.35619449019309) translate (24.089cm 12.571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362cm" svg:height="1.636cm" draw:transform="rotate (-2.35619449019309) translate (24.955cm 12.91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428cm" svg:height="1.672cm" draw:transform="rotate (-2.35619449019309) translate (24.764cm 13.12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282cm" svg:height="0.238cm" draw:transform="rotate (-2.35619449019309) translate (24.817cm 13.05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27cm" svg:height="0.013cm" draw:transform="rotate (-2.35619449019309) translate (24.707cm 13.129cm)">
            <text:p/>
            <draw:enhanced-geometry svg:viewBox="0 0 70 35" draw:type="non-primitive" draw:enhanced-path="M 0 0  L 9 5  L 17 9  L 26 15  L 34 20  L 43 24  L 52 29  L 61 32  L 70 35  L 0 0  Z N"/>
          </draw:custom-shape>
          <draw:custom-shape draw:style-name="gr7" draw:text-style-name="P2" draw:layer="layout" svg:width="0.119cm" svg:height="0.136cm" draw:transform="rotate (-2.35619449019309) translate (24.733cm 13.158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229cm" svg:height="0.102cm" draw:transform="rotate (-2.35619449019309) translate (24.383cm 13.098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093cm" svg:height="0.167cm" draw:transform="rotate (-2.35619449019309) translate (24.368cm 13.321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075cm" svg:height="0.163cm" draw:transform="rotate (-2.35619449019309) translate (24.356cm 13.30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067cm" svg:height="0.11cm" draw:transform="rotate (-2.35619449019309) translate (24.348cm 13.31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01cm" svg:height="0.163cm" draw:transform="rotate (-2.35619449019309) translate (24.37cm 13.34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057cm" svg:height="0.097cm" draw:transform="rotate (-2.35619449019309) translate (24.34cm 13.33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26cm" svg:height="0.097cm" draw:transform="rotate (-2.35619449019309) translate (24.314cm 13.315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238cm" svg:height="0.318cm" draw:transform="rotate (-2.35619449019309) translate (24.168cm 12.966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075cm" svg:height="0.022cm" draw:transform="rotate (-2.35619449019309) translate (24.104cm 12.94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05cm" svg:height="0.08cm" draw:transform="rotate (-2.35619449019309) translate (24.168cm 12.983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308cm" svg:height="0.454cm" draw:transform="rotate (-2.35619449019309) translate (23.742cm 12.666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238cm" svg:height="0.318cm" draw:transform="rotate (-2.35619449019309) translate (24.697cm 12.428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313cm" svg:height="0.454cm" draw:transform="rotate (-2.35619449019309) translate (24.46cm 11.967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088cm" svg:height="0.075cm" draw:transform="rotate (-2.35619449019309) translate (24.593cm 12.564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278cm" svg:height="0.225cm" draw:transform="rotate (-2.35619449019309) translate (24.975cm 12.7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08cm" svg:height="0.004cm" draw:transform="rotate (-2.35619449019309) translate (24.597cm 12.741cm)">
            <text:p/>
            <draw:enhanced-geometry svg:viewBox="0 0 17 0" draw:type="non-primitive" draw:enhanced-path="M 0 0  L 4 0  L 9 0  L 12 0  L 17 0  L 0 0  Z N"/>
          </draw:custom-shape>
          <draw:custom-shape draw:style-name="gr7" draw:text-style-name="P2" draw:layer="layout" svg:width="0.163cm" svg:height="0.111cm" draw:transform="rotate (-2.35619449019309) translate (24.858cm 12.71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3cm" svg:height="0.11cm" draw:transform="rotate (-2.35619449019309) translate (24.279cm 12.366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313cm" svg:height="0.128cm" draw:transform="rotate (-2.35619449019309) translate (24.235cm 12.245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278cm" svg:height="0.014cm" draw:transform="rotate (-2.35619449019309) translate (24.085cm 12.155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326cm" svg:height="0.11cm" draw:transform="rotate (-2.35619449019309) translate (24.09cm 12.14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348cm" svg:height="0.102cm" draw:transform="rotate (-2.35619449019309) translate (24.009cm 12.033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164cm" svg:height="0.189cm" draw:transform="rotate (-2.35619449019309) translate (24.534cm 12.648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31cm" svg:height="0.031cm" draw:transform="rotate (-2.35619449019309) translate (24.439cm 12.75cm)">
            <text:p/>
            <draw:enhanced-geometry svg:viewBox="0 0 86 72" draw:type="non-primitive" draw:enhanced-path="M 0 0  L 10 9  L 21 18  L 32 27  L 43 35  L 54 44  L 65 53  L 76 62  L 86 72  L 0 0  Z N"/>
          </draw:custom-shape>
          <draw:custom-shape draw:style-name="gr5" draw:text-style-name="P2" draw:layer="layout" svg:width="0.101cm" svg:height="0.229cm" draw:transform="rotate (-2.35619449019309) translate (24.768cm 12.996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08cm" svg:height="0.101cm" draw:transform="rotate (-2.35619449019309) translate (24.238cm 12.991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06cm" svg:height="0.437cm" draw:transform="rotate (-2.35619449019309) translate (23.872cm 12.704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401cm" svg:height="0.097cm" draw:transform="rotate (-2.35619449019309) translate (23.879cm 11.935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366cm" svg:height="0.053cm" draw:transform="rotate (-2.35619449019309) translate (24.607cm 12.743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19cm" svg:height="0.353cm" draw:transform="rotate (-2.35619449019309) translate (24.637cm 12.65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189cm" svg:height="0.383cm" draw:transform="rotate (-2.35619449019309) translate (24.391cm 12.969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516cm" svg:height="0.036cm" draw:transform="rotate (-2.35619449019309) translate (24.407cm 12.40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17cm" svg:height="0.005cm" draw:transform="rotate (-2.35619449019309) translate (23.982cm 12.799cm)">
            <text:p/>
            <draw:enhanced-geometry svg:viewBox="0 0 54 0" draw:type="non-primitive" draw:enhanced-path="M 0 0  L 0 0  L 6 0  L 13 0  L 20 0  L 27 0  L 34 0  L 41 0  L 47 0  L 54 0  N"/>
          </draw:custom-shape>
          <draw:custom-shape draw:style-name="gr8" draw:text-style-name="P2" draw:layer="layout" svg:width="0.503cm" svg:height="0.036cm" draw:transform="rotate (-2.35619449019309) translate (24.302cm 12.416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0.63cm" svg:height="0.049cm" draw:transform="rotate (-2.35619449019309) translate (24.315cm 12.262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5cm" svg:height="0.017cm" draw:transform="rotate (-2.35619449019309) translate (23.83cm 12.721cm)">
            <text:p/>
            <draw:enhanced-geometry svg:viewBox="0 0 0 36" draw:type="non-primitive" draw:enhanced-path="M 0 0  L 0 0  L 0 4  L 0 9  L 0 13  L 0 18  L 0 22  L 0 27  L 0 32  L 0 36  N"/>
          </draw:custom-shape>
          <draw:custom-shape draw:style-name="gr8" draw:text-style-name="P2" draw:layer="layout" svg:width="0.683cm" svg:height="0.066cm" draw:transform="rotate (-2.35619449019309) translate (24.206cm 12.136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0.71cm" svg:height="0.053cm" draw:transform="rotate (-2.35619449019309) translate (24.075cm 11.981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0.705cm" svg:height="0.053cm" draw:transform="rotate (-2.35619449019309) translate (23.938cm 11.891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0.648cm" svg:height="0.102cm" draw:transform="rotate (-2.35619449019309) translate (23.899cm 11.874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079cm" svg:height="0.005cm" draw:transform="rotate (-2.35619449019309) translate (23.572cm 11.948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09cm" svg:height="0.018cm" draw:transform="rotate (-2.35619449019309) translate (23.49cm 12.06cm)">
            <text:p/>
            <draw:enhanced-geometry svg:viewBox="0 0 34 35" draw:type="non-primitive" draw:enhanced-path="M 0 35  L 0 35  L 4 30  L 9 27  L 13 22  L 17 18  L 21 13  L 26 9  L 30 4  L 34 0  N"/>
          </draw:custom-shape>
          <draw:custom-shape draw:style-name="gr9" draw:text-style-name="P2" draw:layer="layout" svg:width="0.071cm" svg:height="0.159cm" draw:transform="rotate (-2.35619449019309) translate (24.687cm 12.98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084cm" svg:height="0.115cm" draw:transform="rotate (-2.35619449019309) translate (24.449cm 12.649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176cm" svg:height="0.044cm" draw:transform="rotate (-2.35619449019309) translate (24.217cm 12.362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22cm" svg:height="0.017cm" draw:transform="rotate (-2.35619449019309) translate (24.128cm 12.455cm)">
            <text:p/>
            <draw:enhanced-geometry svg:viewBox="0 0 54 35" draw:type="non-primitive" draw:enhanced-path="M 0 35  L 7 30  L 13 26  L 20 20  L 25 16  L 32 11  L 39 6  L 46 3  L 54 0  L 0 35  Z N"/>
          </draw:custom-shape>
          <draw:custom-shape draw:style-name="gr9" draw:text-style-name="P2" draw:layer="layout" svg:width="0.123cm" svg:height="0.07cm" draw:transform="rotate (-2.35619449019309) translate (24.043cm 12.36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097cm" svg:height="0.066cm" draw:transform="rotate (-2.35619449019309) translate (23.931cm 12.259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092cm" svg:height="0.066cm" draw:transform="rotate (-2.35619449019309) translate (23.862cm 12.182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17cm" svg:height="0.005cm" draw:transform="rotate (-2.35619449019309) translate (23.819cm 12.12cm)">
            <text:p/>
            <draw:enhanced-geometry svg:viewBox="0 0 53 0" draw:type="non-primitive" draw:enhanced-path="M 53 0  L 46 0  L 40 0  L 34 0  L 27 0  L 20 0  L 13 0  L 6 0  L 0 0  L 53 0  Z N"/>
          </draw:custom-shape>
          <draw:custom-shape draw:style-name="gr9" draw:text-style-name="P2" draw:layer="layout" svg:width="0.101cm" svg:height="0.048cm" draw:transform="rotate (-2.35619449019309) translate (23.725cm 12.06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13cm" svg:height="0.018cm" draw:transform="rotate (-2.35619449019309) translate (24.288cm 13.346cm)">
            <text:p/>
            <draw:enhanced-geometry svg:viewBox="0 0 35 36" draw:type="non-primitive" draw:enhanced-path="M 35 0  L 35 0  L 31 5  L 26 10  L 22 14  L 17 17  L 13 22  L 9 27  L 5 31  L 0 36  N"/>
          </draw:custom-shape>
          <draw:custom-shape draw:style-name="gr6" draw:text-style-name="P2" draw:layer="layout" svg:width="0.044cm" svg:height="0.035cm" draw:transform="rotate (-2.35619449019309) translate (24.661cm 13.154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53cm" svg:height="0.017cm" draw:transform="rotate (-2.35619449019309) translate (24.766cm 13.004cm)">
            <text:p/>
            <draw:enhanced-geometry svg:viewBox="0 0 140 34" draw:type="non-primitive" draw:enhanced-path="M 140 0  L 140 0  L 122 4  L 103 5  L 84 6  L 63 7  L 45 10  L 28 15  L 12 23  L 0 34  N"/>
          </draw:custom-shape>
          <draw:custom-shape draw:style-name="gr6" draw:text-style-name="P2" draw:layer="layout" svg:width="0.022cm" svg:height="0.049cm" draw:transform="rotate (-2.35619449019309) translate (24.801cm 13.024cm)">
            <text:p/>
            <draw:enhanced-geometry svg:viewBox="0 0 53 106" draw:type="non-primitive" draw:enhanced-path="M 0 106  L 0 106  L 6 92  L 13 79  L 20 66  L 27 53  L 33 40  L 39 27  L 46 14  L 53 0  N"/>
          </draw:custom-shape>
          <draw:custom-shape draw:style-name="gr6" draw:text-style-name="P2" draw:layer="layout" svg:width="0.005cm" svg:height="0.048cm" draw:transform="rotate (-2.35619449019309) translate (24.789cm 13.058cm)">
            <text:p/>
            <draw:enhanced-geometry svg:viewBox="0 0 11 106" draw:type="non-primitive" draw:enhanced-path="M 0 0  L 0 0  L 1 14  L 3 29  L 6 42  L 9 57  L 11 71  L 10 84  L 6 96  L 0 106  N"/>
          </draw:custom-shape>
          <draw:custom-shape draw:style-name="gr6" draw:text-style-name="P2" draw:layer="layout" svg:width="0.062cm" svg:height="0.04cm" draw:transform="rotate (-2.35619449019309) translate (24.647cm 13.219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13cm" svg:height="0.018cm" draw:transform="rotate (-2.35619449019309) translate (24.641cm 13.174cm)">
            <text:p/>
            <draw:enhanced-geometry svg:viewBox="0 0 35 35" draw:type="non-primitive" draw:enhanced-path="M 35 35  L 35 35  L 31 31  L 26 25  L 23 18  L 18 12  L 15 6  L 10 3  L 6 0  L 0 1  N"/>
          </draw:custom-shape>
          <draw:custom-shape draw:style-name="gr6" draw:text-style-name="P2" draw:layer="layout" svg:width="0.017cm" svg:height="0.049cm" draw:transform="rotate (-2.35619449019309) translate (24.783cm 13.039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0.595cm" svg:height="1.239cm" draw:transform="rotate (-2.35619449019309) translate (24.749cm 13.269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079cm" svg:height="0.238cm" draw:transform="rotate (-2.35619449019309) translate (24.753cm 12.947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079cm" svg:height="0.238cm" draw:transform="rotate (-2.35619449019309) translate (24.753cm 12.947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092cm" svg:height="0.225cm" draw:transform="rotate (-2.35619449019309) translate (24.822cm 12.938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092cm" svg:height="0.225cm" draw:transform="rotate (-2.35619449019309) translate (24.822cm 12.938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079cm" svg:height="0.141cm" draw:transform="rotate (-2.35619449019309) translate (24.762cm 12.96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079cm" svg:height="0.141cm" draw:transform="rotate (-2.35619449019309) translate (24.762cm 12.96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084cm" svg:height="0.225cm" draw:transform="rotate (-2.35619449019309) translate (24.572cm 13.16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084cm" svg:height="0.225cm" draw:transform="rotate (-2.35619449019309) translate (24.572cm 13.16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088cm" svg:height="0.141cm" draw:transform="rotate (-2.35619449019309) translate (24.471cm 13.088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088cm" svg:height="0.141cm" draw:transform="rotate (-2.35619449019309) translate (24.471cm 13.088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066cm" svg:height="0.018cm" draw:transform="rotate (-2.35619449019309) translate (24.528cm 13.049cm)">
            <text:p/>
            <draw:enhanced-geometry svg:viewBox="0 0 175 34" draw:type="non-primitive" draw:enhanced-path="M 175 0  L 153 4  L 132 9  L 109 13  L 87 17  L 66 21  L 43 26  L 22 30  L 0 34  L 175 0  Z N"/>
          </draw:custom-shape>
          <draw:custom-shape draw:style-name="gr6" draw:text-style-name="P2" draw:layer="layout" svg:width="0.066cm" svg:height="0.018cm" draw:transform="rotate (-2.35619449019309) translate (24.528cm 13.049cm)">
            <text:p/>
            <draw:enhanced-geometry svg:viewBox="0 0 175 34" draw:type="non-primitive" draw:enhanced-path="M 175 0  L 175 0  L 153 4  L 132 9  L 109 13  L 87 17  L 66 21  L 43 26  L 22 30  L 0 34  N"/>
          </draw:custom-shape>
          <draw:custom-shape draw:style-name="gr10" draw:text-style-name="P2" draw:layer="layout" svg:width="0.075cm" svg:height="0.163cm" draw:transform="rotate (-2.35619449019309) translate (24.687cm 12.768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075cm" svg:height="0.163cm" draw:transform="rotate (-2.35619449019309) translate (24.687cm 12.768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061cm" svg:height="0.163cm" draw:transform="rotate (-2.35619449019309) translate (24.428cm 13.126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061cm" svg:height="0.163cm" draw:transform="rotate (-2.35619449019309) translate (24.428cm 13.126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18cm" svg:height="0.009cm" draw:transform="rotate (-2.35619449019309) translate (24.245cm 13.441cm)">
            <text:p/>
            <draw:enhanced-geometry svg:viewBox="0 0 44 17" draw:type="non-primitive" draw:enhanced-path="M 44 17  L 38 15  L 33 13  L 28 10  L 23 8  L 17 7  L 11 5  L 6 2  L 0 0  L 44 17  Z N"/>
          </draw:custom-shape>
          <draw:custom-shape draw:style-name="gr6" draw:text-style-name="P2" draw:layer="layout" svg:width="0.018cm" svg:height="0.009cm" draw:transform="rotate (-2.35619449019309) translate (24.245cm 13.441cm)">
            <text:p/>
            <draw:enhanced-geometry svg:viewBox="0 0 44 17" draw:type="non-primitive" draw:enhanced-path="M 44 17  L 44 17  L 38 15  L 33 13  L 28 10  L 23 8  L 17 7  L 11 5  L 6 2  L 0 0  N"/>
          </draw:custom-shape>
          <draw:custom-shape draw:style-name="gr10" draw:text-style-name="P2" draw:layer="layout" svg:width="0.212cm" svg:height="0.168cm" draw:transform="rotate (-2.35619449019309) translate (24.374cm 13.469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212cm" svg:height="0.168cm" draw:transform="rotate (-2.35619449019309) translate (24.374cm 13.469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185cm" svg:height="0.15cm" draw:transform="rotate (-2.35619449019309) translate (23.802cm 12.913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185cm" svg:height="0.15cm" draw:transform="rotate (-2.35619449019309) translate (23.802cm 12.913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256cm" svg:height="0.234cm" draw:transform="rotate (-2.35619449019309) translate (23.24cm 12.597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256cm" svg:height="0.234cm" draw:transform="rotate (-2.35619449019309) translate (23.24cm 12.597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061cm" svg:height="0.049cm" draw:transform="rotate (-2.35619449019309) translate (23.453cm 12.26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061cm" svg:height="0.049cm" draw:transform="rotate (-2.35619449019309) translate (23.453cm 12.26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53cm" svg:height="0.04cm" draw:transform="rotate (-2.35619449019309) translate (23.774cm 11.909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53cm" svg:height="0.04cm" draw:transform="rotate (-2.35619449019309) translate (23.774cm 11.909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057cm" svg:height="0.088cm" draw:transform="rotate (-2.35619449019309) translate (23.508cm 12.133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057cm" svg:height="0.088cm" draw:transform="rotate (-2.35619449019309) translate (23.508cm 12.133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58cm" svg:height="0.088cm" draw:transform="rotate (-2.35619449019309) translate (23.752cm 11.895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58cm" svg:height="0.088cm" draw:transform="rotate (-2.35619449019309) translate (23.752cm 11.895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199cm" svg:height="0.15cm" draw:transform="rotate (-2.35619449019309) translate (24.612cm 12.08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199cm" svg:height="0.15cm" draw:transform="rotate (-2.35619449019309) translate (24.612cm 12.08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26cm" svg:height="0.234cm" draw:transform="rotate (-2.35619449019309) translate (24.334cm 11.50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26cm" svg:height="0.234cm" draw:transform="rotate (-2.35619449019309) translate (24.334cm 11.50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569cm" svg:height="1.239cm" draw:transform="rotate (-2.35619449019309) translate (25.251cm 12.78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207cm" svg:height="0.168cm" draw:transform="rotate (-2.35619449019309) translate (25.185cm 12.678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207cm" svg:height="0.168cm" draw:transform="rotate (-2.35619449019309) translate (25.185cm 12.678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4cm" svg:height="0.066cm" draw:transform="rotate (-2.35619449019309) translate (25.101cm 12.786cm)">
            <text:p/>
            <draw:enhanced-geometry svg:viewBox="0 0 0 140" draw:type="non-primitive" draw:enhanced-path="M 0 140  L 0 140  L 0 123  L 0 105  L 0 88  L 0 70  L 0 53  L 0 36  L 0 17  L 0 0  N"/>
          </draw:custom-shape>
          <draw:custom-shape draw:style-name="gr6" draw:text-style-name="P2" draw:layer="layout" svg:width="0.004cm" svg:height="0.066cm" draw:transform="rotate (-2.35619449019309) translate (25.061cm 12.812cm)">
            <text:p/>
            <draw:enhanced-geometry svg:viewBox="0 0 0 141" draw:type="non-primitive" draw:enhanced-path="M 0 141  L 0 141  L 0 123  L 0 106  L 0 88  L 0 71  L 0 54  L 0 36  L 0 19  L 0 0  N"/>
          </draw:custom-shape>
          <draw:custom-shape draw:style-name="gr6" draw:text-style-name="P2" draw:layer="layout" svg:width="0.005cm" svg:height="0.049cm" draw:transform="rotate (-2.35619449019309) translate (25.133cm 12.753cm)">
            <text:p/>
            <draw:enhanced-geometry svg:viewBox="0 0 9 105" draw:type="non-primitive" draw:enhanced-path="M 9 105  L 9 105  L 7 91  L 6 79  L 5 65  L 4 52  L 3 40  L 2 26  L 1 14  L 0 0  N"/>
          </draw:custom-shape>
          <draw:custom-shape draw:style-name="gr6" draw:text-style-name="P2" draw:layer="layout" svg:width="0.036cm" svg:height="0.005cm" draw:transform="rotate (-2.35619449019309) translate (25.092cm 12.642cm)">
            <text:p/>
            <draw:enhanced-geometry svg:viewBox="0 0 97 0" draw:type="non-primitive" draw:enhanced-path="M 97 0  L 97 0  L 84 0  L 72 0  L 59 0  L 48 0  L 35 0  L 24 0  L 12 0  L 0 0  N"/>
          </draw:custom-shape>
          <draw:custom-shape draw:style-name="gr6" draw:text-style-name="P2" draw:layer="layout" svg:width="0.057cm" svg:height="0.018cm" draw:transform="rotate (-2.35619449019309) translate (25.062cm 12.612cm)">
            <text:p/>
            <draw:enhanced-geometry svg:viewBox="0 0 149 35" draw:type="non-primitive" draw:enhanced-path="M 149 0  L 149 0  L 131 5  L 112 9  L 93 14  L 74 17  L 56 22  L 37 26  L 19 31  L 0 35  N"/>
          </draw:custom-shape>
          <draw:custom-shape draw:style-name="gr6" draw:text-style-name="P2" draw:layer="layout" svg:width="0.057cm" svg:height="0.022cm" draw:transform="rotate (-2.35619449019309) translate (25.037cm 12.642cm)">
            <text:p/>
            <draw:enhanced-geometry svg:viewBox="0 0 148 55" draw:type="non-primitive" draw:enhanced-path="M 148 0  L 148 0  L 129 7  L 111 14  L 92 21  L 74 27  L 54 34  L 36 41  L 18 48  L 0 55  N"/>
          </draw:custom-shape>
          <draw:custom-shape draw:style-name="gr6" draw:text-style-name="P2" draw:layer="layout" svg:width="0.005cm" svg:height="0.057cm" draw:transform="rotate (-2.35619449019309) translate (24.973cm 12.768cm)">
            <text:p/>
            <draw:enhanced-geometry svg:viewBox="0 0 0 121" draw:type="non-primitive" draw:enhanced-path="M 0 121  L 0 121  L 0 106  L 0 92  L 0 77  L 0 61  L 0 46  L 0 31  L 0 16  L 0 0  N"/>
          </draw:custom-shape>
          <draw:custom-shape draw:style-name="gr6" draw:text-style-name="P2" draw:layer="layout" svg:width="0.044cm" svg:height="0.017cm" draw:transform="rotate (-2.35619449019309) translate (24.967cm 12.672cm)">
            <text:p/>
            <draw:enhanced-geometry svg:viewBox="0 0 107 37" draw:type="non-primitive" draw:enhanced-path="M 107 0  L 107 0  L 93 5  L 80 9  L 66 14  L 54 18  L 40 23  L 26 26  L 14 32  L 0 37  N"/>
          </draw:custom-shape>
          <draw:custom-shape draw:style-name="gr6" draw:text-style-name="P2" draw:layer="layout" svg:width="0.005cm" svg:height="0.04cm" draw:transform="rotate (-2.35619449019309) translate (24.981cm 12.786cm)">
            <text:p/>
            <draw:enhanced-geometry svg:viewBox="0 0 17 87" draw:type="non-primitive" draw:enhanced-path="M 0 87  L 0 87  L 2 77  L 4 66  L 6 56  L 8 44  L 10 34  L 13 23  L 15 11  L 17 0  N"/>
          </draw:custom-shape>
          <draw:custom-shape draw:style-name="gr6" draw:text-style-name="P2" draw:layer="layout" svg:width="0.022cm" svg:height="0.004cm" draw:transform="rotate (-2.35619449019309) translate (24.953cm 12.674cm)">
            <text:p/>
            <draw:enhanced-geometry svg:viewBox="0 0 61 17" draw:type="non-primitive" draw:enhanced-path="M 61 0  L 61 0  L 53 2  L 46 4  L 38 6  L 30 8  L 22 10  L 16 12  L 8 14  L 0 17  N"/>
          </draw:custom-shape>
          <draw:custom-shape draw:style-name="gr6" draw:text-style-name="P2" draw:layer="layout" svg:width="0.008cm" svg:height="0.066cm" draw:transform="rotate (-2.35619449019309) translate (24.35cm 13.398cm)">
            <text:p/>
            <draw:enhanced-geometry svg:viewBox="0 0 18 141" draw:type="non-primitive" draw:enhanced-path="M 18 141  L 18 141  L 16 122  L 13 105  L 11 87  L 9 70  L 7 53  L 4 35  L 2 18  L 0 0  N"/>
          </draw:custom-shape>
          <draw:custom-shape draw:style-name="gr6" draw:text-style-name="P2" draw:layer="layout" svg:width="0.009cm" svg:height="0.061cm" draw:transform="rotate (-2.35619449019309) translate (24.317cm 13.379cm)">
            <text:p/>
            <draw:enhanced-geometry svg:viewBox="0 0 17 140" draw:type="non-primitive" draw:enhanced-path="M 0 140  L 0 140  L 2 123  L 4 105  L 7 88  L 9 70  L 11 52  L 12 35  L 15 17  L 17 0  N"/>
          </draw:custom-shape>
          <draw:custom-shape draw:style-name="gr6" draw:text-style-name="P2" draw:layer="layout" svg:width="0.049cm" svg:height="0.009cm" draw:transform="rotate (-2.35619449019309) translate (24.262cm 13.307cm)">
            <text:p/>
            <draw:enhanced-geometry svg:viewBox="0 0 131 17" draw:type="non-primitive" draw:enhanced-path="M 0 0  L 0 0  L 17 2  L 33 4  L 49 6  L 66 9  L 82 11  L 98 12  L 114 14  L 131 17  N"/>
          </draw:custom-shape>
          <draw:custom-shape draw:style-name="gr6" draw:text-style-name="P2" draw:layer="layout" svg:width="0.044cm" svg:height="0.018cm" draw:transform="rotate (-2.35619449019309) translate (24.262cm 13.313cm)">
            <text:p/>
            <draw:enhanced-geometry svg:viewBox="0 0 114 34" draw:type="non-primitive" draw:enhanced-path="M 0 0  L 0 0  L 14 4  L 27 9  L 42 13  L 57 18  L 70 21  L 85 26  L 100 30  L 114 34  N"/>
          </draw:custom-shape>
          <draw:custom-shape draw:style-name="gr6" draw:text-style-name="P2" draw:layer="layout" svg:width="0.009cm" svg:height="0.031cm" draw:transform="rotate (-2.35619449019309) translate (24.323cm 13.468cm)">
            <text:p/>
            <draw:enhanced-geometry svg:viewBox="0 0 17 71" draw:type="non-primitive" draw:enhanced-path="M 0 71  L 0 71  L 1 62  L 3 53  L 4 44  L 6 35  L 9 27  L 11 18  L 13 9  L 17 0  N"/>
          </draw:custom-shape>
          <draw:custom-shape draw:style-name="gr6" draw:text-style-name="P2" draw:layer="layout" svg:width="0.005cm" svg:height="0.053cm" draw:transform="rotate (-2.35619449019309) translate (24.306cm 13.484cm)">
            <text:p/>
            <draw:enhanced-geometry svg:viewBox="0 0 0 124" draw:type="non-primitive" draw:enhanced-path="M 0 124  L 0 124  L 0 108  L 0 93  L 0 78  L 0 62  L 0 47  L 0 31  L 0 16  L 0 0  N"/>
          </draw:custom-shape>
          <draw:custom-shape draw:style-name="gr6" draw:text-style-name="P2" draw:layer="layout" svg:width="0.005cm" svg:height="0.04cm" draw:transform="rotate (-2.35619449019309) translate (24.324cm 13.544cm)">
            <text:p/>
            <draw:enhanced-geometry svg:viewBox="0 0 12 87" draw:type="non-primitive" draw:enhanced-path="M 4 87  L 4 87  L 4 75  L 3 64  L 1 51  L 0 40  L 0 29  L 2 19  L 6 8  L 12 0  N"/>
          </draw:custom-shape>
          <draw:custom-shape draw:style-name="gr6" draw:text-style-name="P2" draw:layer="layout" svg:width="0.005cm" svg:height="0.049cm" draw:transform="rotate (-2.35619449019309) translate (24.304cm 13.569cm)">
            <text:p/>
            <draw:enhanced-geometry svg:viewBox="0 0 18 105" draw:type="non-primitive" draw:enhanced-path="M 9 105  L 9 105  L 9 90  L 11 74  L 14 56  L 17 39  L 18 24  L 15 12  L 10 3  L 0 0  N"/>
          </draw:custom-shape>
          <draw:custom-shape draw:style-name="gr6" draw:text-style-name="P2" draw:layer="layout" svg:width="0.031cm" svg:height="0.026cm" draw:transform="rotate (-2.35619449019309) translate (24.24cm 13.528cm)">
            <text:p/>
            <draw:enhanced-geometry svg:viewBox="0 0 88 52" draw:type="non-primitive" draw:enhanced-path="M 0 0  L 0 0  L 11 7  L 21 12  L 33 19  L 44 26  L 54 33  L 65 40  L 77 45  L 88 52  N"/>
          </draw:custom-shape>
          <draw:custom-shape draw:style-name="gr6" draw:text-style-name="P2" draw:layer="layout" svg:width="0.027cm" svg:height="0.018cm" draw:transform="rotate (-2.35619449019309) translate (24.238cm 13.451cm)">
            <text:p/>
            <draw:enhanced-geometry svg:viewBox="0 0 72 35" draw:type="non-primitive" draw:enhanced-path="M 0 0  L 0 0  L 9 5  L 18 9  L 27 14  L 36 17  L 44 22  L 53 26  L 63 31  L 72 35  N"/>
          </draw:custom-shape>
          <draw:custom-shape draw:style-name="gr6" draw:text-style-name="P2" draw:layer="layout" svg:width="0.035cm" svg:height="0.023cm" draw:transform="rotate (-2.35619449019309) translate (24.238cm 13.465cm)">
            <text:p/>
            <draw:enhanced-geometry svg:viewBox="0 0 96 52" draw:type="non-primitive" draw:enhanced-path="M 0 0  L 0 0  L 12 7  L 24 13  L 36 19  L 49 26  L 60 32  L 72 39  L 84 46  L 96 52  N"/>
          </draw:custom-shape>
          <draw:custom-shape draw:style-name="gr6" draw:text-style-name="P2" draw:layer="layout" svg:width="0.035cm" svg:height="0.022cm" draw:transform="rotate (-2.35619449019309) translate (24.255cm 13.443cm)">
            <text:p/>
            <draw:enhanced-geometry svg:viewBox="0 0 89 53" draw:type="non-primitive" draw:enhanced-path="M 0 0  L 0 0  L 11 7  L 22 13  L 33 19  L 45 26  L 55 33  L 66 40  L 77 47  L 89 53  N"/>
          </draw:custom-shape>
          <draw:custom-shape draw:style-name="gr6" draw:text-style-name="P2" draw:layer="layout" svg:width="0.022cm" svg:height="0.009cm" draw:transform="rotate (-2.35619449019309) translate (23.936cm 12.959cm)">
            <text:p/>
            <draw:enhanced-geometry svg:viewBox="0 0 62 20" draw:type="non-primitive" draw:enhanced-path="M 0 0  L 0 0  L 8 3  L 16 7  L 25 11  L 33 15  L 41 18  L 47 20  L 55 20  L 62 17  N"/>
          </draw:custom-shape>
          <draw:custom-shape draw:style-name="gr6" draw:text-style-name="P2" draw:layer="layout" svg:width="0.009cm" svg:height="0.009cm" draw:transform="rotate (-2.35619449019309) translate (23.897cm 13.013cm)">
            <text:p/>
            <draw:enhanced-geometry svg:viewBox="0 0 17 18" draw:type="non-primitive" draw:enhanced-path="M 0 18  L 0 18  L 5 13  L 8 9  L 13 4  L 17 0  N"/>
          </draw:custom-shape>
          <draw:custom-shape draw:style-name="gr6" draw:text-style-name="P2" draw:layer="layout" svg:width="0.031cm" svg:height="0.017cm" draw:transform="rotate (-2.35619449019309) translate (23.949cm 12.968cm)">
            <text:p/>
            <draw:enhanced-geometry svg:viewBox="0 0 79 35" draw:type="non-primitive" draw:enhanced-path="M 0 0  L 0 0  L 10 4  L 20 9  L 30 13  L 41 17  L 51 21  L 60 26  L 70 30  L 79 35  N"/>
          </draw:custom-shape>
          <draw:custom-shape draw:style-name="gr6" draw:text-style-name="P2" draw:layer="layout" svg:width="0.026cm" svg:height="0.009cm" draw:transform="rotate (-2.35619449019309) translate (23.86cm 12.936cm)">
            <text:p/>
            <draw:enhanced-geometry svg:viewBox="0 0 70 17" draw:type="non-primitive" draw:enhanced-path="M 0 17  L 0 17  L 9 15  L 17 13  L 26 11  L 35 8  L 43 6  L 52 5  L 60 3  L 70 0  N"/>
          </draw:custom-shape>
          <draw:custom-shape draw:style-name="gr6" draw:text-style-name="P2" draw:layer="layout" svg:width="0.035cm" svg:height="0.009cm" draw:transform="rotate (-2.35619449019309) translate (23.805cm 12.924cm)">
            <text:p/>
            <draw:enhanced-geometry svg:viewBox="0 0 88 17" draw:type="non-primitive" draw:enhanced-path="M 0 17  L 0 17  L 11 14  L 22 12  L 32 10  L 44 8  L 54 5  L 65 3  L 76 1  L 88 0  N"/>
          </draw:custom-shape>
          <draw:custom-shape draw:style-name="gr6" draw:text-style-name="P2" draw:layer="layout" svg:width="0.027cm" svg:height="0.018cm" draw:transform="rotate (-2.35619449019309) translate (23.872cm 12.9cm)">
            <text:p/>
            <draw:enhanced-geometry svg:viewBox="0 0 71 36" draw:type="non-primitive" draw:enhanced-path="M 71 0  L 71 0  L 62 5  L 53 10  L 44 14  L 36 19  L 27 23  L 18 27  L 9 31  L 0 36  N"/>
          </draw:custom-shape>
          <draw:custom-shape draw:style-name="gr6" draw:text-style-name="P2" draw:layer="layout" svg:width="0.027cm" svg:height="0.009cm" draw:transform="rotate (-2.35619449019309) translate (23.921cm 12.914cm)">
            <text:p/>
            <draw:enhanced-geometry svg:viewBox="0 0 72 19" draw:type="non-primitive" draw:enhanced-path="M 72 0  L 72 0  L 63 2  L 54 5  L 45 7  L 37 9  L 28 13  L 19 15  L 10 17  L 0 19  N"/>
          </draw:custom-shape>
          <draw:custom-shape draw:style-name="gr6" draw:text-style-name="P2" draw:layer="layout" svg:width="0.027cm" svg:height="0.004cm" draw:transform="rotate (-2.35619449019309) translate (23.929cm 12.972cm)">
            <text:p/>
            <draw:enhanced-geometry svg:viewBox="0 0 62 17" draw:type="non-primitive" draw:enhanced-path="M 62 17  L 62 17  L 54 15  L 47 12  L 39 10  L 31 8  L 23 6  L 16 4  L 8 2  L 0 0  N"/>
          </draw:custom-shape>
          <draw:custom-shape draw:style-name="gr6" draw:text-style-name="P2" draw:layer="layout" svg:width="0.027cm" svg:height="0.009cm" draw:transform="rotate (-2.35619449019309) translate (23.996cm 12.954cm)">
            <text:p/>
            <draw:enhanced-geometry svg:viewBox="0 0 69 17" draw:type="non-primitive" draw:enhanced-path="M 0 17  L 0 17  L 9 15  L 18 13  L 26 11  L 35 8  L 43 6  L 52 4  L 60 2  L 69 0  N"/>
          </draw:custom-shape>
          <draw:custom-shape draw:style-name="gr6" draw:text-style-name="P2" draw:layer="layout" svg:width="0.031cm" svg:height="0.031cm" draw:transform="rotate (-2.35619449019309) translate (23.509cm 12.653cm)">
            <text:p/>
            <draw:enhanced-geometry svg:viewBox="0 0 78 71" draw:type="non-primitive" draw:enhanced-path="M 78 0  L 78 0  L 68 9  L 59 18  L 48 28  L 38 35  L 28 45  L 19 54  L 9 62  L 0 71  N"/>
          </draw:custom-shape>
          <draw:custom-shape draw:style-name="gr6" draw:text-style-name="P2" draw:layer="layout" svg:width="0.035cm" svg:height="0.018cm" draw:transform="rotate (-2.35619449019309) translate (23.451cm 12.681cm)">
            <text:p/>
            <draw:enhanced-geometry svg:viewBox="0 0 88 37" draw:type="non-primitive" draw:enhanced-path="M 0 0  L 0 0  L 11 5  L 21 9  L 33 14  L 44 18  L 54 23  L 66 28  L 77 32  L 88 37  N"/>
          </draw:custom-shape>
          <draw:custom-shape draw:style-name="gr6" draw:text-style-name="P2" draw:layer="layout" svg:width="0.027cm" svg:height="0.026cm" draw:transform="rotate (-2.35619449019309) translate (23.42cm 12.634cm)">
            <text:p/>
            <draw:enhanced-geometry svg:viewBox="0 0 70 52" draw:type="non-primitive" draw:enhanced-path="M 70 0  L 70 0  L 60 7  L 47 12  L 35 18  L 24 22  L 12 29  L 4 35  L 0 43  L 1 52  N"/>
          </draw:custom-shape>
          <draw:custom-shape draw:style-name="gr6" draw:text-style-name="P2" draw:layer="layout" svg:width="0.039cm" svg:height="0.004cm" draw:transform="rotate (-2.35619449019309) translate (23.441cm 12.611cm)">
            <text:p/>
            <draw:enhanced-geometry svg:viewBox="0 0 97 0" draw:type="non-primitive" draw:enhanced-path="M 0 0  L 0 0  L 13 0  L 24 0  L 37 0  L 48 0  L 60 0  L 72 0  L 84 0  L 97 0  N"/>
          </draw:custom-shape>
          <draw:custom-shape draw:style-name="gr6" draw:text-style-name="P2" draw:layer="layout" svg:width="0.027cm" svg:height="0.022cm" draw:transform="rotate (-2.35619449019309) translate (23.397cm 12.6cm)">
            <text:p/>
            <draw:enhanced-geometry svg:viewBox="0 0 70 52" draw:type="non-primitive" draw:enhanced-path="M 70 0  L 70 0  L 61 7  L 52 13  L 44 20  L 35 26  L 26 33  L 18 40  L 9 46  L 0 52  N"/>
          </draw:custom-shape>
          <draw:custom-shape draw:style-name="gr6" draw:text-style-name="P2" draw:layer="layout" svg:width="0.036cm" svg:height="0.004cm" draw:transform="rotate (-2.35619449019309) translate (23.359cm 12.594cm)">
            <text:p/>
            <draw:enhanced-geometry svg:viewBox="0 0 97 0" draw:type="non-primitive" draw:enhanced-path="M 0 0  L 0 0  L 13 0  L 24 0  L 37 0  L 48 0  L 61 0  L 72 0  L 84 0  L 97 0  N"/>
          </draw:custom-shape>
          <draw:custom-shape draw:style-name="gr6" draw:text-style-name="P2" draw:layer="layout" svg:width="0.027cm" svg:height="0.018cm" draw:transform="rotate (-2.35619449019309) translate (23.321cm 12.538cm)">
            <text:p/>
            <draw:enhanced-geometry svg:viewBox="0 0 72 35" draw:type="non-primitive" draw:enhanced-path="M 72 0  L 72 0  L 61 4  L 50 7  L 38 10  L 25 12  L 15 16  L 6 20  L 1 27  L 0 35  N"/>
          </draw:custom-shape>
          <draw:custom-shape draw:style-name="gr6" draw:text-style-name="P2" draw:layer="layout" svg:width="0.044cm" svg:height="0.004cm" draw:transform="rotate (-2.35619449019309) translate (23.309cm 12.556cm)">
            <text:p/>
            <draw:enhanced-geometry svg:viewBox="0 0 122 0" draw:type="non-primitive" draw:enhanced-path="M 122 0  L 122 0  L 106 0  L 90 0  L 76 0  L 60 0  L 45 0  L 30 0  L 14 0  L 0 0  N"/>
          </draw:custom-shape>
          <draw:custom-shape draw:style-name="gr6" draw:text-style-name="P2" draw:layer="layout" svg:width="0.017cm" svg:height="0.005cm" draw:transform="rotate (-2.35619449019309) translate (23.303cm 12.53cm)">
            <text:p/>
            <draw:enhanced-geometry svg:viewBox="0 0 52 17" draw:type="non-primitive" draw:enhanced-path="M 52 0  L 52 0  L 46 2  L 40 5  L 33 7  L 26 9  L 20 11  L 13 14  L 7 15  L 0 17  N"/>
          </draw:custom-shape>
          <draw:custom-shape draw:style-name="gr6" draw:text-style-name="P2" draw:layer="layout" svg:width="0.022cm" svg:height="0.031cm" draw:transform="rotate (-2.35619449019309) translate (23.295cm 12.555cm)">
            <text:p/>
            <draw:enhanced-geometry svg:viewBox="0 0 61 71" draw:type="non-primitive" draw:enhanced-path="M 61 0  L 61 0  L 53 9  L 46 18  L 38 26  L 30 35  L 22 45  L 16 52  L 8 62  L 0 71  N"/>
          </draw:custom-shape>
          <draw:custom-shape draw:style-name="gr6" draw:text-style-name="P2" draw:layer="layout" svg:width="0.026cm" svg:height="0.005cm" draw:transform="rotate (-2.35619449019309) translate (23.228cm 12.579cm)">
            <text:p/>
            <draw:enhanced-geometry svg:viewBox="0 0 70 17" draw:type="non-primitive" draw:enhanced-path="M 0 17  L 0 17  L 9 15  L 18 13  L 26 12  L 35 9  L 44 7  L 52 5  L 61 3  L 70 0  N"/>
          </draw:custom-shape>
          <draw:custom-shape draw:style-name="gr6" draw:text-style-name="P2" draw:layer="layout" svg:width="0.044cm" svg:height="0.004cm" draw:transform="rotate (-2.35619449019309) translate (24.522cm 12.234cm)">
            <text:p/>
            <draw:enhanced-geometry svg:viewBox="0 0 107 0" draw:type="non-primitive" draw:enhanced-path="M 107 0  L 107 0  L 93 0  L 80 0  L 66 0  L 54 0  L 40 0  L 26 0  L 14 0  L 0 0  N"/>
          </draw:custom-shape>
          <draw:custom-shape draw:style-name="gr6" draw:text-style-name="P2" draw:layer="layout" svg:width="0.053cm" svg:height="0.009cm" draw:transform="rotate (-2.35619449019309) translate (24.552cm 12.256cm)">
            <text:p/>
            <draw:enhanced-geometry svg:viewBox="0 0 131 19" draw:type="non-primitive" draw:enhanced-path="M 131 0  L 131 0  L 114 2  L 98 5  L 81 7  L 65 9  L 49 13  L 32 15  L 17 17  L 0 19  N"/>
          </draw:custom-shape>
          <draw:custom-shape draw:style-name="gr6" draw:text-style-name="P2" draw:layer="layout" svg:width="0.031cm" svg:height="0.005cm" draw:transform="rotate (-2.35619449019309) translate (24.554cm 12.331cm)">
            <text:p/>
            <draw:enhanced-geometry svg:viewBox="0 0 78 0" draw:type="non-primitive" draw:enhanced-path="M 78 0  L 78 0  L 68 0  L 59 0  L 49 0  L 39 0  L 28 0  L 19 0  L 9 0  L 0 0  N"/>
          </draw:custom-shape>
          <draw:custom-shape draw:style-name="gr6" draw:text-style-name="P2" draw:layer="layout" svg:width="0.04cm" svg:height="0.004cm" draw:transform="rotate (-2.35619449019309) translate (24.611cm 12.385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23cm" svg:height="0.004cm" draw:transform="rotate (-2.35619449019309) translate (24.542cm 12.379cm)">
            <text:p/>
            <draw:enhanced-geometry svg:viewBox="0 0 53 17" draw:type="non-primitive" draw:enhanced-path="M 0 17  L 0 17  L 6 15  L 12 12  L 19 10  L 26 8  L 32 6  L 39 4  L 46 2  L 53 0  N"/>
          </draw:custom-shape>
          <draw:custom-shape draw:style-name="gr6" draw:text-style-name="P2" draw:layer="layout" svg:width="0.022cm" svg:height="0.009cm" draw:transform="rotate (-2.35619449019309) translate (24.505cm 12.311cm)">
            <text:p/>
            <draw:enhanced-geometry svg:viewBox="0 0 61 17" draw:type="non-primitive" draw:enhanced-path="M 0 0  L 0 0  L 7 3  L 15 5  L 23 7  L 31 9  L 38 12  L 46 13  L 54 15  L 61 17  N"/>
          </draw:custom-shape>
          <draw:custom-shape draw:style-name="gr6" draw:text-style-name="P2" draw:layer="layout" svg:width="0.039cm" svg:height="0.018cm" draw:transform="rotate (-2.35619449019309) translate (24.487cm 12.261cm)">
            <text:p/>
            <draw:enhanced-geometry svg:viewBox="0 0 105 39" draw:type="non-primitive" draw:enhanced-path="M 0 0  L 0 0  L 13 5  L 26 13  L 40 22  L 54 30  L 68 36  L 80 39  L 93 39  L 105 34  N"/>
          </draw:custom-shape>
          <draw:custom-shape draw:style-name="gr6" draw:text-style-name="P2" draw:layer="layout" svg:width="0.017cm" svg:height="0.005cm" draw:transform="rotate (-2.35619449019309) translate (23.96cm 12.993cm)">
            <text:p/>
            <draw:enhanced-geometry svg:viewBox="0 0 44 0" draw:type="non-primitive" draw:enhanced-path="M 0 0  L 0 0  L 5 0  L 11 0  L 16 0  L 21 0  L 27 0  L 33 0  L 38 0  L 44 0  N"/>
          </draw:custom-shape>
          <draw:custom-shape draw:style-name="gr6" draw:text-style-name="P2" draw:layer="layout" svg:width="0.03cm" svg:height="0.018cm" draw:transform="rotate (-2.35619449019309) translate (24.255cm 11.867cm)">
            <text:p/>
            <draw:enhanced-geometry svg:viewBox="0 0 88 36" draw:type="non-primitive" draw:enhanced-path="M 88 0  L 88 0  L 77 5  L 65 10  L 54 14  L 44 17  L 32 22  L 21 27  L 11 31  L 0 36  N"/>
          </draw:custom-shape>
          <draw:custom-shape draw:style-name="gr6" draw:text-style-name="P2" draw:layer="layout" svg:width="0.014cm" svg:height="0.039cm" draw:transform="rotate (-2.35619449019309) translate (24.234cm 11.894cm)">
            <text:p/>
            <draw:enhanced-geometry svg:viewBox="0 0 35 86" draw:type="non-primitive" draw:enhanced-path="M 0 0  L 0 0  L 4 11  L 7 22  L 9 35  L 11 47  L 15 59  L 19 69  L 26 78  L 35 86  N"/>
          </draw:custom-shape>
          <draw:custom-shape draw:style-name="gr6" draw:text-style-name="P2" draw:layer="layout" svg:width="0.053cm" svg:height="0.044cm" draw:transform="rotate (-2.35619449019309) translate (24.243cm 11.846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09cm" svg:height="0.04cm" draw:transform="rotate (-2.35619449019309) translate (24.173cm 11.849cm)">
            <text:p/>
            <draw:enhanced-geometry svg:viewBox="0 0 27 87" draw:type="non-primitive" draw:enhanced-path="M 0 0  L 0 0  L 3 10  L 7 22  L 10 33  L 13 43  L 17 55  L 20 66  L 24 77  L 27 87  N"/>
          </draw:custom-shape>
          <draw:custom-shape draw:style-name="gr6" draw:text-style-name="P2" draw:layer="layout" svg:width="0.04cm" svg:height="0.018cm" draw:transform="rotate (-2.35619449019309) translate (24.193cm 11.757cm)">
            <text:p/>
            <draw:enhanced-geometry svg:viewBox="0 0 97 35" draw:type="non-primitive" draw:enhanced-path="M 97 0  L 97 0  L 84 5  L 72 9  L 60 14  L 48 18  L 36 23  L 24 26  L 13 31  L 0 35  N"/>
          </draw:custom-shape>
          <draw:custom-shape draw:style-name="gr6" draw:text-style-name="P2" draw:layer="layout" svg:width="0.022cm" svg:height="0.044cm" draw:transform="rotate (-2.35619449019309) translate (24.177cm 11.764cm)">
            <text:p/>
            <draw:enhanced-geometry svg:viewBox="0 0 69 103" draw:type="non-primitive" draw:enhanced-path="M 0 0  L 0 0  L 9 12  L 17 26  L 26 38  L 35 51  L 43 64  L 52 77  L 60 90  L 69 103  N"/>
          </draw:custom-shape>
          <draw:custom-shape draw:style-name="gr6" draw:text-style-name="P2" draw:layer="layout" svg:width="0.053cm" svg:height="0.005cm" draw:transform="rotate (-2.35619449019309) translate (24.145cm 11.71cm)">
            <text:p/>
            <draw:enhanced-geometry svg:viewBox="0 0 138 0" draw:type="non-primitive" draw:enhanced-path="M 138 0  L 138 0  L 119 0  L 97 0  L 75 0  L 52 0  L 32 0  L 14 0  L 4 0  L 0 0  N"/>
          </draw:custom-shape>
          <draw:custom-shape draw:style-name="gr6" draw:text-style-name="P2" draw:layer="layout" svg:width="0.022cm" svg:height="0.049cm" draw:transform="rotate (-2.35619449019309) translate (24.162cm 11.732cm)">
            <text:p/>
            <draw:enhanced-geometry svg:viewBox="0 0 53 105" draw:type="non-primitive" draw:enhanced-path="M 0 0  L 0 0  L 7 14  L 14 26  L 21 40  L 27 53  L 33 67  L 40 79  L 46 93  L 53 105  N"/>
          </draw:custom-shape>
          <draw:custom-shape draw:style-name="gr9" draw:text-style-name="P2" draw:layer="layout" svg:width="0.053cm" svg:height="0.07cm" draw:transform="rotate (-2.35619449019309) translate (24.785cm 13.019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53cm" svg:height="0.07cm" draw:transform="rotate (-2.35619449019309) translate (24.785cm 13.019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062cm" svg:height="0.08cm" draw:transform="rotate (-2.35619449019309) translate (24.758cm 13.01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062cm" svg:height="0.08cm" draw:transform="rotate (-2.35619449019309) translate (24.758cm 13.01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35cm" svg:height="0.017cm" draw:transform="rotate (-2.35619449019309) translate (24.756cm 13.055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35cm" svg:height="0.017cm" draw:transform="rotate (-2.35619449019309) translate (24.756cm 13.055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17cm" svg:height="0.018cm" draw:transform="rotate (-2.35619449019309) translate (24.781cm 13.045cm)">
            <text:p/>
            <draw:enhanced-geometry svg:viewBox="0 0 53 36" draw:type="non-primitive" draw:enhanced-path="M 53 0  L 46 5  L 38 8  L 31 12  L 23 15  L 16 19  L 10 23  L 4 29  L 0 36  L 53 0  Z N"/>
          </draw:custom-shape>
          <draw:custom-shape draw:style-name="gr6" draw:text-style-name="P2" draw:layer="layout" svg:width="0.017cm" svg:height="0.018cm" draw:transform="rotate (-2.35619449019309) translate (24.781cm 13.045cm)">
            <text:p/>
            <draw:enhanced-geometry svg:viewBox="0 0 53 36" draw:type="non-primitive" draw:enhanced-path="M 53 0  L 53 0  L 46 5  L 38 8  L 31 12  L 23 15  L 16 19  L 10 23  L 4 29  L 0 36  N"/>
          </draw:custom-shape>
          <draw:custom-shape draw:style-name="gr10" draw:text-style-name="P2" draw:layer="layout" svg:width="0.053cm" svg:height="0.03cm" draw:transform="rotate (-2.35619449019309) translate (24.617cm 13.21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53cm" svg:height="0.03cm" draw:transform="rotate (-2.35619449019309) translate (24.617cm 13.21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52cm" svg:height="0.053cm" draw:transform="rotate (-2.35619449019309) translate (24.608cm 13.193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52cm" svg:height="0.053cm" draw:transform="rotate (-2.35619449019309) translate (24.608cm 13.193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31cm" svg:height="0.031cm" draw:transform="rotate (-2.35619449019309) translate (24.788cm 13.0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31cm" svg:height="0.031cm" draw:transform="rotate (-2.35619449019309) translate (24.788cm 13.0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standard may limit the set of allowable behaviours from which a compiler implementer must choose their implementation defined behaviour. Or alternatively the standard may impose no particular requirements.</text:span></text:p>
              <text:p text:style-name="P9"><text:span text:style-name="T7">Annex J of C99 lists all the implementation-defined, unspecified, and undefined behaviours (and also the locale-specific behaviours). There are 190 documented undefined behaviours!</text:span></text:p>
            </draw:text-box>
          </draw:frame>
        </presentation:notes>
      </draw:page>
      <draw:page draw:name="page3" draw:style-name="dp1" draw:master-page-name="Default" presentation:presentation-page-layout-name="AL1T1" presentation:use-footer-name="ftr1">
        <draw:frame presentation:style-name="pr5" draw:text-style-name="P4" draw:layer="layout" svg:width="3.175cm" svg:height="16.501cm" svg:x="0.497cm" svg:y="2.499cm" presentation:class="title" presentation:user-transformed="true">
          <draw:text-box>
            <text:p text:style-name="P5"><text:span text:style-name="T3">auto storage</text:span></text:p>
          </draw:text-box>
        </draw:frame>
        <draw:frame presentation:style-name="pr3" draw:text-style-name="P2" draw:layer="layout" svg:width="23.919cm" svg:height="16.934cm" svg:x="3.597cm" svg:y="1.058cm" presentation:class="outline" presentation:user-transformed="true">
          <draw:text-box>
            <text:list text:style-name="L2">
              <text:list-item>
                <text:p text:style-name="P6"><text:span text:style-name="T3"><text:s/></text:span><text:span text:style-name="T3">an identifier declared inside a function</text:span><text:span text:style-name="T8">†</text:span></text:p>
                <text:list text:style-name="L3">
                  <text:list-item>
                    <text:p text:style-name="P7"><text:span text:style-name="T3">has automatic storage class - it's storage is reserved each time the function is called</text:span></text:p>
                  </text:list-item>
                  <text:list-item>
                    <text:p text:style-name="P7"><text:span text:style-name="T3">has local scope</text:span></text:p>
                  </text:list-item>
                  <text:list-item>
                    <text:p text:style-name="P7"><text:span text:style-name="T3">has an </text:span><text:span text:style-name="T9">indeterminate</text:span><text:span text:style-name="T3"> initial value</text:span></text:p>
                  </text:list-item>
                </text:list>
              </text:list-item>
            </text:list>
          </draw:text-box>
        </draw:frame>
        <draw:custom-shape draw:style-name="gr11" draw:text-style-name="P2" draw:layer="layout" svg:width="12.201cm" svg:height="5.341cm" svg:x="6.756cm" svg:y="11.324cm">
          <text:p text:style-name="P10"><text:span text:style-name="T10">int </text:span><text:span text:style-name="T11">outside;</text:span></text:p>
          <text:p text:style-name="P10"><text:span text:style-name="T10"/></text:p>
          <text:p text:style-name="P10"><text:span text:style-name="T10">int </text:span><text:span text:style-name="T11">function(</text:span><text:span text:style-name="T10">int</text:span><text:span text:style-name="T11"> value)</text:span></text:p>
          <text:p text:style-name="P10"><text:span text:style-name="T12">{</text:span></text:p>
          <text:p text:style-name="P10"><text:span text:style-name="T12"><text:s text:c="4"/></text:span><text:span text:style-name="T10">int</text:span><text:span text:style-name="T12"> inside;</text:span></text:p>
          <text:p text:style-name="P10"><text:span text:style-name="T12"><text:s text:c="4"/></text:span><text:span text:style-name="T12">...</text:span></text:p>
          <text:p text:style-name="P10"><text:span text:style-name="T12"><text:s text:c="4"/></text:span><text:span text:style-name="T10">static int</text:span><text:span text:style-name="T12"> different;</text:span></text:p>
          <text:p text:style-name="P10"><text:span text:style-name="T12">}</text:span></text:p>
          <draw:enhanced-geometry svg:viewBox="0 0 21600 21600" draw:type="mso-spt202" draw:enhanced-path="M 0 0 L 21600 0 21600 21600 0 21600 0 0 Z N"/>
        </draw:custom-shape>
        <draw:custom-shape draw:style-name="gr12" draw:text-style-name="P2" draw:layer="layout" svg:width="6.403cm" svg:height="2.547cm" svg:x="20.955cm" svg:y="10.323cm">
          <text:p text:style-name="P3"><text:span text:style-name="T13">automatic storage class</text:span></text:p>
          <text:p text:style-name="P3"><text:span text:style-name="T14">local scope</text:span></text:p>
          <text:p text:style-name="P3"><text:span text:style-name="T14">no default initial value</text:span></text:p>
          <draw:enhanced-geometry svg:viewBox="0 0 21600 21600" draw:type="mso-spt202" draw:enhanced-path="M 0 0 L 21600 0 21600 21600 0 21600 0 0 Z N"/>
        </draw:custom-shape>
        <draw:line draw:style-name="gr13" draw:text-style-name="P11" draw:layer="layout" svg:x1="20.99cm" svg:y1="10.724cm" svg:x2="15.328cm" svg:y2="10.729cm">
          <text:p/>
        </draw:line>
        <draw:line draw:style-name="gr14" draw:text-style-name="P11" draw:layer="layout" svg:x1="15.359cm" svg:y1="10.724cm" svg:x2="15.363cm" svg:y2="12.524cm">
          <text:p/>
        </draw:line>
        <draw:line draw:style-name="gr13" draw:text-style-name="P11" draw:layer="layout" svg:x1="20.99cm" svg:y1="10.923cm" svg:x2="20.13cm" svg:y2="10.927cm">
          <text:p/>
        </draw:line>
        <draw:line draw:style-name="gr13" draw:text-style-name="P11" draw:layer="layout" svg:x1="20.161cm" svg:y1="10.923cm" svg:x2="20.166cm" svg:y2="14.124cm">
          <text:p/>
        </draw:line>
        <draw:line draw:style-name="gr14" draw:text-style-name="P11" draw:layer="layout" svg:x1="20.191cm" svg:y1="14.124cm" svg:x2="13.726cm" svg:y2="14.129cm">
          <text:p/>
        </draw:line>
        <draw:custom-shape draw:style-name="gr12" draw:text-style-name="P2" draw:layer="layout" svg:width="15.2cm" svg:height="1.023cm" svg:x="3.956cm" svg:y="17.524cm">
          <text:p text:style-name="P3"><text:span text:style-name="T15">†</text:span><text:span text:style-name="T13"> </text:span><text:span text:style-name="T13">unless declared with the static keyword</text:span></text:p>
          <draw:enhanced-geometry svg:viewBox="0 0 21600 21600" draw:type="mso-spt202" draw:enhanced-path="M 0 0 L 21600 0 21600 21600 0 21600 0 0 Z N"/>
        </draw:custom-shape>
        <draw:custom-shape draw:style-name="gr15" draw:text-style-name="P2" draw:layer="layout" svg:width="21.202cm" svg:height="1.597cm" svg:x="4.357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19.403cm" svg:height="1.277cm" svg:x="5.358cm" svg:y="7.924cm">
          <text:p text:style-name="P3"><text:span text:style-name="T16">reading an indeterminate value causes undefined behaviour</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o be 100% accurate, if an indeterminate value is read from an object that has unsigned char type the behaviour is </text:span><text:span text:style-name="T17">unspecified</text:span><text:span text:style-name="T7"> rather than </text:span><text:span text:style-name="T17">undefined </text:span><text:span text:style-name="T7">(this is because the unsigned char type does not support trap representations).</text:span></text:p>
            </draw:text-box>
          </draw:frame>
        </presentation:notes>
      </draw:page>
      <draw:page draw:name="page4" draw:style-name="dp1" draw:master-page-name="Default" presentation:presentation-page-layout-name="AL1T1" presentation:use-footer-name="ftr1">
        <draw:frame presentation:style-name="pr6" draw:text-style-name="P4" draw:layer="layout" svg:width="2.999cm" svg:height="15.549cm" svg:x="0.7cm" svg:y="3.2cm" presentation:class="title" presentation:user-transformed="true">
          <draw:text-box>
            <text:p text:style-name="P5"><text:span text:style-name="T18">static storage</text:span></text:p>
          </draw:text-box>
        </draw:frame>
        <draw:frame presentation:style-name="pr3" draw:text-style-name="P2" draw:layer="layout" svg:width="23.919cm" svg:height="16.934cm" svg:x="3.597cm" svg:y="1.058cm" presentation:class="outline" presentation:user-transformed="true">
          <draw:text-box>
            <text:list text:style-name="L2">
              <text:list-item>
                <text:p text:style-name="P6"><text:span text:style-name="T3"><text:s/></text:span><text:span text:style-name="T3">an identifier declared outside a function</text:span><text:span text:style-name="T8">†</text:span></text:p>
                <text:list text:style-name="L3">
                  <text:list-item>
                    <text:p text:style-name="P7"><text:span text:style-name="T3">has static storage class - its storage is reserved before main starts</text:span></text:p>
                  </text:list-item>
                  <text:list-item>
                    <text:p text:style-name="P7"><text:span text:style-name="T3">has file scope</text:span></text:p>
                  </text:list-item>
                  <text:list-item>
                    <text:p text:style-name="P7"><text:span text:style-name="T3">has a default initial value</text:span></text:p>
                  </text:list-item>
                </text:list>
              </text:list-item>
            </text:list>
            <text:p text:style-name="P6"><text:span text:style-name="T3"/></text:p>
          </draw:text-box>
        </draw:frame>
        <draw:custom-shape draw:style-name="gr11" draw:text-style-name="P2" draw:layer="layout" svg:width="12.201cm" svg:height="5.341cm" svg:x="6.756cm" svg:y="9.327cm">
          <text:p text:style-name="P10"><text:span text:style-name="T10">int </text:span><text:span text:style-name="T11">outside;</text:span></text:p>
          <text:p text:style-name="P10"><text:span text:style-name="T10"/></text:p>
          <text:p text:style-name="P10"><text:span text:style-name="T10">int </text:span><text:span text:style-name="T11">function(</text:span><text:span text:style-name="T10">int</text:span><text:span text:style-name="T11"> value)</text:span></text:p>
          <text:p text:style-name="P10"><text:span text:style-name="T12">{</text:span></text:p>
          <text:p text:style-name="P10"><text:span text:style-name="T12"><text:s text:c="4"/></text:span><text:span text:style-name="T10">int</text:span><text:span text:style-name="T12"> inside;</text:span></text:p>
          <text:p text:style-name="P10"><text:span text:style-name="T12"><text:s text:c="4"/></text:span><text:span text:style-name="T12">...</text:span></text:p>
          <text:p text:style-name="P10"><text:span text:style-name="T12"><text:s text:c="4"/></text:span><text:span text:style-name="T10">static int</text:span><text:span text:style-name="T12"> different;</text:span></text:p>
          <text:p text:style-name="P10"><text:span text:style-name="T12">}</text:span></text:p>
          <draw:enhanced-geometry svg:viewBox="0 0 21600 21600" draw:type="mso-spt202" draw:enhanced-path="M 0 0 L 21600 0 21600 21600 0 21600 0 0 Z N"/>
        </draw:custom-shape>
        <draw:custom-shape draw:style-name="gr12" draw:text-style-name="P2" draw:layer="layout" svg:width="7.201cm" svg:height="1.785cm" svg:x="4.357cm" svg:y="15.527cm">
          <text:p text:style-name="P3"><text:span text:style-name="T13">static storage class</text:span></text:p>
          <text:p text:style-name="P3"><text:span text:style-name="T14">default initial value is zero</text:span></text:p>
          <draw:enhanced-geometry svg:viewBox="0 0 21600 21600" draw:type="mso-spt202" draw:enhanced-path="M 0 0 L 21600 0 21600 21600 0 21600 0 0 Z N"/>
        </draw:custom-shape>
        <draw:line draw:style-name="gr13" draw:text-style-name="P11" draw:layer="layout" svg:x1="4.758cm" svg:y1="15.755cm" svg:x2="4.763cm" svg:y2="9.692cm">
          <text:p/>
        </draw:line>
        <draw:line draw:style-name="gr14" draw:text-style-name="P11" draw:layer="layout" svg:x1="4.758cm" svg:y1="9.723cm" svg:x2="6.756cm" svg:y2="9.728cm">
          <text:p/>
        </draw:line>
        <draw:line draw:style-name="gr13" draw:text-style-name="P11" draw:layer="layout" svg:x1="4.957cm" svg:y1="15.756cm" svg:x2="4.961cm" svg:y2="13.494cm">
          <text:p/>
        </draw:line>
        <draw:line draw:style-name="gr14" draw:text-style-name="P11" draw:layer="layout" svg:x1="4.957cm" svg:y1="13.525cm" svg:x2="8.559cm" svg:y2="13.529cm">
          <text:p/>
        </draw:line>
        <draw:custom-shape draw:style-name="gr12" draw:text-style-name="P2" draw:layer="layout" svg:width="8.559cm" svg:height="1.785cm" svg:x="18.561cm" svg:y="16.744cm">
          <text:p text:style-name="P3"><text:span text:style-name="T15">†</text:span><text:span text:style-name="T13"> </text:span><text:span text:style-name="T13">or declared inside the</text:span></text:p>
          <text:p text:style-name="P3"><text:span text:style-name="T13">function with the static keyword</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default value of a static variable is the value the variable would have if assigned zero. Note that this is not necessarily the same as all-bits zero - assigning a pointer the value zero assigns it the null pointer and the null-pointer is not necessarily all-bit zero.</text:span></text:p>
              <text:p text:style-name="P9"><text:span text:style-name="T7"/></text:p>
              <text:p text:style-name="P9"><text:span text:style-name="T7">Note that it is possible to declare a variable outside a function with the static keyword. However, whether or not the static keyword is used the variable has static storage class because of its location (outside a function). Using the static keyword on a variable declared outside a function affects its linkage (covered later).</text:span></text:p>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ntege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come in various flavours</text:span></text:p>
                <text:list text:style-name="L3">
                  <text:list-item>
                    <text:p text:style-name="P7"><text:span text:style-name="T3">also as signed or unsigned </text:span></text:p>
                  </text:list-item>
                </text:list>
              </text:list-item>
              <text:list-item>
                <text:p text:style-name="P6"><text:span text:style-name="T3"><text:s/></text:span><text:span text:style-name="T3">min-max values are </text:span><text:span text:style-name="T19">not</text:span><text:span text:style-name="T3"> precisely defined</text:span></text:p>
                <text:list text:style-name="L3">
                  <text:list-item>
                    <text:p text:style-name="P7"><text:span text:style-name="T3">int typically corresponds to the natural word size of the host <text:s/>machine; the fastest integer type</text:span></text:p>
                  </text:list-item>
                  <text:list-item>
                    <text:p text:style-name="P7"><text:span text:style-name="T3">for exact size on your computer use &lt;limits.h&gt;</text:span></text:p>
                  </text:list-item>
                </text:list>
              </text:list-item>
            </text:list>
          </draw:text-box>
        </draw:frame>
        <draw:custom-shape draw:style-name="gr16" draw:text-style-name="P2" draw:layer="layout" svg:width="19.2cm" svg:height="9.405cm" svg:x="5.358cm" svg:y="9.084cm">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draw:enhanced-geometry svg:viewBox="0 0 21600 21600" draw:type="rectangle" draw:enhanced-path="M 0 0 L 21600 0 21600 21600 0 21600 0 0 Z N"/>
        </draw:custom-shape>
        <draw:custom-shape draw:style-name="gr17" draw:text-style-name="P2" draw:layer="layout" svg:width="5.049cm" svg:height="1.277cm" svg:x="5.958cm" svg:y="9.34cm">
          <text:p text:style-name="P3"><text:span text:style-name="T21">type</text:span></text:p>
          <draw:enhanced-geometry svg:viewBox="0 0 21600 21600" draw:type="mso-spt202" draw:enhanced-path="M 0 0 L 21600 0 21600 21600 0 21600 0 0 Z N"/>
        </draw:custom-shape>
        <draw:custom-shape draw:style-name="gr17" draw:text-style-name="P2" draw:layer="layout" svg:width="3.99cm" svg:height="1.277cm" svg:x="11.77cm" svg:y="9.34cm">
          <text:p text:style-name="P3"><text:span text:style-name="T21">min bits</text:span></text:p>
          <draw:enhanced-geometry svg:viewBox="0 0 21600 21600" draw:type="mso-spt202" draw:enhanced-path="M 0 0 L 21600 0 21600 21600 0 21600 0 0 Z N"/>
        </draw:custom-shape>
        <draw:custom-shape draw:style-name="gr18" draw:text-style-name="P2" draw:layer="layout" svg:width="5.031cm" svg:height="1.277cm" svg:x="5.958cm" svg:y="10.817cm">
          <text:p text:style-name="P12"><text:span text:style-name="T22">char</text:span></text:p>
          <draw:enhanced-geometry svg:viewBox="0 0 21600 21600" draw:type="mso-spt202" draw:enhanced-path="M 0 0 L 21600 0 21600 21600 0 21600 0 0 Z N"/>
        </draw:custom-shape>
        <draw:custom-shape draw:style-name="gr18" draw:text-style-name="P2" draw:layer="layout" svg:width="3.999cm" svg:height="1.277cm" svg:x="11.761cm" svg:y="10.817cm">
          <text:p text:style-name="P12"><text:span text:style-name="T23">8</text:span></text:p>
          <draw:enhanced-geometry svg:viewBox="0 0 21600 21600" draw:type="mso-spt202" draw:enhanced-path="M 0 0 L 21600 0 21600 21600 0 21600 0 0 Z N"/>
        </draw:custom-shape>
        <draw:custom-shape draw:style-name="gr18" draw:text-style-name="P2" draw:layer="layout" svg:width="5.053cm" svg:height="1.277cm" svg:x="5.958cm" svg:y="12.325cm">
          <text:p text:style-name="P3"><text:span text:style-name="T24">short</text:span></text:p>
          <draw:enhanced-geometry svg:viewBox="0 0 21600 21600" draw:type="mso-spt202" draw:enhanced-path="M 0 0 L 21600 0 21600 21600 0 21600 0 0 Z N"/>
        </draw:custom-shape>
        <draw:custom-shape draw:style-name="gr18" draw:text-style-name="P2" draw:layer="layout" svg:width="3.999cm" svg:height="1.277cm" svg:x="11.761cm" svg:y="12.325cm">
          <text:p text:style-name="P3"><text:span text:style-name="T23">16</text:span></text:p>
          <draw:enhanced-geometry svg:viewBox="0 0 21600 21600" draw:type="mso-spt202" draw:enhanced-path="M 0 0 L 21600 0 21600 21600 0 21600 0 0 Z N"/>
        </draw:custom-shape>
        <draw:custom-shape draw:style-name="gr18" draw:text-style-name="P2" draw:layer="layout" svg:width="5.031cm" svg:height="1.277cm" svg:x="5.958cm" svg:y="13.82cm">
          <text:p text:style-name="P3"><text:span text:style-name="T22">int</text:span></text:p>
          <draw:enhanced-geometry svg:viewBox="0 0 21600 21600" draw:type="mso-spt202" draw:enhanced-path="M 0 0 L 21600 0 21600 21600 0 21600 0 0 Z N"/>
        </draw:custom-shape>
        <draw:custom-shape draw:style-name="gr18" draw:text-style-name="P2" draw:layer="layout" svg:width="3.999cm" svg:height="1.277cm" svg:x="11.761cm" svg:y="13.82cm">
          <text:p text:style-name="P3"><text:span text:style-name="T23">16</text:span></text:p>
          <draw:enhanced-geometry svg:viewBox="0 0 21600 21600" draw:type="mso-spt202" draw:enhanced-path="M 0 0 L 21600 0 21600 21600 0 21600 0 0 Z N"/>
        </draw:custom-shape>
        <draw:custom-shape draw:style-name="gr18" draw:text-style-name="P2" draw:layer="layout" svg:width="5.031cm" svg:height="1.277cm" svg:x="5.958cm" svg:y="15.324cm">
          <text:p text:style-name="P3"><text:span text:style-name="T22">long</text:span></text:p>
          <draw:enhanced-geometry svg:viewBox="0 0 21600 21600" draw:type="mso-spt202" draw:enhanced-path="M 0 0 L 21600 0 21600 21600 0 21600 0 0 Z N"/>
        </draw:custom-shape>
        <draw:custom-shape draw:style-name="gr18" draw:text-style-name="P2" draw:layer="layout" svg:width="3.999cm" svg:height="1.277cm" svg:x="11.761cm" svg:y="15.324cm">
          <text:p text:style-name="P3"><text:span text:style-name="T23">32</text:span></text:p>
          <draw:enhanced-geometry svg:viewBox="0 0 21600 21600" draw:type="mso-spt202" draw:enhanced-path="M 0 0 L 21600 0 21600 21600 0 21600 0 0 Z N"/>
        </draw:custom-shape>
        <draw:custom-shape draw:style-name="gr17" draw:text-style-name="P2" draw:layer="layout" svg:width="7.788cm" svg:height="1.277cm" svg:x="16.17cm" svg:y="9.34cm">
          <text:p text:style-name="P3"><text:span text:style-name="T21">min limit </text:span></text:p>
          <draw:enhanced-geometry svg:viewBox="0 0 21600 21600" draw:type="mso-spt202" draw:enhanced-path="M 0 0 L 21600 0 21600 21600 0 21600 0 0 Z N"/>
        </draw:custom-shape>
        <draw:custom-shape draw:style-name="gr18" draw:text-style-name="P2" draw:layer="layout" svg:width="7.796cm" svg:height="1.277cm" svg:x="16.162cm" svg:y="10.817cm">
          <text:p text:style-name="P12"><text:span text:style-name="T23">2</text:span><text:span text:style-name="T25">7</text:span><text:span text:style-name="T23">-1 (127)</text:span></text:p>
          <draw:enhanced-geometry svg:viewBox="0 0 21600 21600" draw:type="mso-spt202" draw:enhanced-path="M 0 0 L 21600 0 21600 21600 0 21600 0 0 Z N"/>
        </draw:custom-shape>
        <draw:custom-shape draw:style-name="gr18" draw:text-style-name="P2" draw:layer="layout" svg:width="7.801cm" svg:height="1.277cm" svg:x="16.157cm" svg:y="12.325cm">
          <text:p text:style-name="P12"><text:span text:style-name="T23">2</text:span><text:span text:style-name="T25">15</text:span><text:span text:style-name="T23">–1 (32767)</text:span></text:p>
          <draw:enhanced-geometry svg:viewBox="0 0 21600 21600" draw:type="mso-spt202" draw:enhanced-path="M 0 0 L 21600 0 21600 21600 0 21600 0 0 Z N"/>
        </draw:custom-shape>
        <draw:custom-shape draw:style-name="gr18" draw:text-style-name="P2" draw:layer="layout" svg:width="7.801cm" svg:height="1.277cm" svg:x="16.157cm" svg:y="13.82cm">
          <text:p text:style-name="P12"><text:span text:style-name="T23">2</text:span><text:span text:style-name="T25">15</text:span><text:span text:style-name="T23">-1 (32767)</text:span></text:p>
          <draw:enhanced-geometry svg:viewBox="0 0 21600 21600" draw:type="mso-spt202" draw:enhanced-path="M 0 0 L 21600 0 21600 21600 0 21600 0 0 Z N"/>
        </draw:custom-shape>
        <draw:custom-shape draw:style-name="gr18" draw:text-style-name="P2" draw:layer="layout" svg:width="7.801cm" svg:height="1.277cm" svg:x="16.157cm" svg:y="15.324cm">
          <text:p text:style-name="P12"><text:span text:style-name="T23">2</text:span><text:span text:style-name="T25">31</text:span><text:span text:style-name="T23">-1</text:span></text:p>
          <draw:enhanced-geometry svg:viewBox="0 0 21600 21600" draw:type="mso-spt202" draw:enhanced-path="M 0 0 L 21600 0 21600 21600 0 21600 0 0 Z N"/>
        </draw:custom-shape>
        <draw:custom-shape draw:style-name="gr18" draw:text-style-name="P2" draw:layer="layout" svg:width="5.031cm" svg:height="1.277cm" svg:x="5.958cm" svg:y="16.819cm">
          <text:p text:style-name="P3"><text:span text:style-name="T22">long long</text:span></text:p>
          <draw:enhanced-geometry svg:viewBox="0 0 21600 21600" draw:type="mso-spt202" draw:enhanced-path="M 0 0 L 21600 0 21600 21600 0 21600 0 0 Z N"/>
        </draw:custom-shape>
        <draw:custom-shape draw:style-name="gr18" draw:text-style-name="P2" draw:layer="layout" svg:width="3.999cm" svg:height="1.277cm" svg:x="11.761cm" svg:y="16.819cm">
          <text:p text:style-name="P3"><text:span text:style-name="T26">64</text:span></text:p>
          <draw:enhanced-geometry svg:viewBox="0 0 21600 21600" draw:type="mso-spt202" draw:enhanced-path="M 0 0 L 21600 0 21600 21600 0 21600 0 0 Z N"/>
        </draw:custom-shape>
        <draw:custom-shape draw:style-name="gr18" draw:text-style-name="P2" draw:layer="layout" svg:width="7.801cm" svg:height="1.277cm" svg:x="16.157cm" svg:y="16.819cm">
          <text:p text:style-name="P12"><text:span text:style-name="T23">2</text:span><text:span text:style-name="T25">63</text:span><text:span text:style-name="T23">-1</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text:span><text:span text:style-name="T27">char</text:span><text:span text:style-name="T7"> type can be manipulated as a very small integer. </text:span><text:span text:style-name="T27">short</text:span><text:span text:style-name="T7"> is a shorthand for </text:span><text:span text:style-name="T27">short int</text:span><text:span text:style-name="T7">. </text:span><text:span text:style-name="T27">long</text:span><text:span text:style-name="T7"> is a shorthand for </text:span><text:span text:style-name="T27">long int</text:span><text:span text:style-name="T7">. The limit shown is both the positive and negative limit. In other words, the smallest integer value an </text:span><text:span text:style-name="T27">int</text:span><text:span text:style-name="T7"> variable can hold is </text:span><text:span text:style-name="T27">-32767</text:span><text:span text:style-name="T7"> and the largest integer value an </text:span><text:span text:style-name="T27">int</text:span><text:span text:style-name="T7"> variable can hold is </text:span><text:span text:style-name="T27">+32767</text:span><text:span text:style-name="T7">.</text:span></text:p>
              <text:p text:style-name="P9"><text:span text:style-name="T7">Be aware that the comma is an operator in C so in code you should always write </text:span><text:span text:style-name="T27">32767</text:span><text:span text:style-name="T7"> and never </text:span><text:span text:style-name="T27">32,767</text:span><text:span text:style-name="T7">. Also be aware that the decimal separator in C is a point, so that </text:span><text:span text:style-name="T27">32.767</text:span><text:span text:style-name="T7"> is also not equivalent to </text:span><text:span text:style-name="T27">32767</text:span><text:span text:style-name="T7">.</text:span></text:p>
              <text:p text:style-name="P9"><text:span text:style-name="T7">The limit of the unsigned versions is simply 2 to the power of the min-bits size minus one. For example the min-bits size of a </text:span><text:span text:style-name="T27">short</text:span><text:span text:style-name="T7"> is 16 and 2</text:span><text:span text:style-name="T28">16</text:span><text:span text:style-name="T7"> – 1 is </text:span><text:span text:style-name="T27">65535</text:span><text:span text:style-name="T7"> which is the largest value an </text:span><text:span text:style-name="T27">unsigned short int</text:span><text:span text:style-name="T7"> variable can hold.</text:span></text:p>
              <text:p text:style-name="P9"><text:span text:style-name="T7">The standard header </text:span><text:span text:style-name="T27">&lt;limits.h&gt;</text:span><text:span text:style-name="T7"> provides specific values for the sizes on your particular compiler-machine combination. For example </text:span><text:span text:style-name="T27">INT_MAX</text:span><text:span text:style-name="T7"> is the maximum value for a </text:span><text:span text:style-name="T27">signed int</text:span><text:span text:style-name="T7">.</text:span></text:p>
              <text:p text:style-name="P9"><text:span text:style-name="T7">The long long type was introduced in C99. It's literal suffix is </text:span><text:span text:style-name="T27">LL</text:span><text:span text:style-name="T7"> or </text:span><text:span text:style-name="T27">ll</text:span><text:span text:style-name="T7"> (</text:span><text:span text:style-name="T27">LL</text:span><text:span text:style-name="T7"> is preferred since lowercase ell often looks very similar to a one). C++ compilers are not currently required to support the </text:span><text:span text:style-name="T27">long long</text:span><text:span text:style-name="T7"> type (but that will change).</text:span></text:p>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ntege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t;stdint.h&gt; and &lt;inttypes.h&gt;</text:span></text:p>
                <text:list text:style-name="L3">
                  <text:list-item>
                    <text:p text:style-name="P7"><text:span text:style-name="T3">provide specific kinds of integers</text:span></text:p>
                  </text:list-item>
                </text:list>
              </text:list-item>
            </text:list>
          </draw:text-box>
        </draw:frame>
        <draw:custom-shape draw:style-name="gr16" draw:text-style-name="P2" draw:layer="layout" svg:width="19.601cm" svg:height="11.691cm" svg:x="5.958cm" svg:y="5.843cm">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draw:enhanced-geometry svg:viewBox="0 0 21600 21600" draw:type="rectangle" draw:enhanced-path="M 0 0 L 21600 0 21600 21600 0 21600 0 0 Z N"/>
        </draw:custom-shape>
        <draw:custom-shape draw:style-name="gr17" draw:text-style-name="P2" draw:layer="layout" svg:width="6.425cm" svg:height="1.277cm" svg:x="6.557cm" svg:y="6.328cm">
          <text:p text:style-name="P3"><text:span text:style-name="T21">type</text:span></text:p>
          <draw:enhanced-geometry svg:viewBox="0 0 21600 21600" draw:type="mso-spt202" draw:enhanced-path="M 0 0 L 21600 0 21600 21600 0 21600 0 0 Z N"/>
        </draw:custom-shape>
        <draw:custom-shape draw:style-name="gr18" draw:text-style-name="P2" draw:layer="layout" svg:width="6.403cm" svg:height="1.277cm" svg:x="6.557cm" svg:y="7.805cm">
          <text:p text:style-name="P12"><text:span text:style-name="T22">int16_t</text:span></text:p>
          <draw:enhanced-geometry svg:viewBox="0 0 21600 21600" draw:type="mso-spt202" draw:enhanced-path="M 0 0 L 21600 0 21600 21600 0 21600 0 0 Z N"/>
        </draw:custom-shape>
        <draw:custom-shape draw:style-name="gr18" draw:text-style-name="P2" draw:layer="layout" svg:width="6.43cm" svg:height="1.277cm" svg:x="6.557cm" svg:y="9.313cm">
          <text:p text:style-name="P3"><text:span text:style-name="T24">uint16_t</text:span></text:p>
          <draw:enhanced-geometry svg:viewBox="0 0 21600 21600" draw:type="mso-spt202" draw:enhanced-path="M 0 0 L 21600 0 21600 21600 0 21600 0 0 Z N"/>
        </draw:custom-shape>
        <draw:custom-shape draw:style-name="gr18" draw:text-style-name="P2" draw:layer="layout" svg:width="6.403cm" svg:height="1.277cm" svg:x="6.557cm" svg:y="10.808cm">
          <text:p text:style-name="P3"><text:span text:style-name="T22">int_least32_t</text:span></text:p>
          <draw:enhanced-geometry svg:viewBox="0 0 21600 21600" draw:type="mso-spt202" draw:enhanced-path="M 0 0 L 21600 0 21600 21600 0 21600 0 0 Z N"/>
        </draw:custom-shape>
        <draw:custom-shape draw:style-name="gr18" draw:text-style-name="P2" draw:layer="layout" svg:width="6.403cm" svg:height="1.277cm" svg:x="6.557cm" svg:y="12.312cm">
          <text:p text:style-name="P3"><text:span text:style-name="T24">uint_least32_t</text:span></text:p>
          <draw:enhanced-geometry svg:viewBox="0 0 21600 21600" draw:type="mso-spt202" draw:enhanced-path="M 0 0 L 21600 0 21600 21600 0 21600 0 0 Z N"/>
        </draw:custom-shape>
        <draw:custom-shape draw:style-name="gr17" draw:text-style-name="P2" draw:layer="layout" svg:width="7.788cm" svg:height="1.277cm" svg:x="13.37cm" svg:y="6.328cm">
          <text:p text:style-name="P3"><text:span text:style-name="T21">meaning</text:span></text:p>
          <draw:enhanced-geometry svg:viewBox="0 0 21600 21600" draw:type="mso-spt202" draw:enhanced-path="M 0 0 L 21600 0 21600 21600 0 21600 0 0 Z N"/>
        </draw:custom-shape>
        <draw:custom-shape draw:style-name="gr12" draw:text-style-name="P2" draw:layer="layout" svg:width="11.4cm" svg:height="1.108cm" svg:x="13.361cm" svg:y="7.805cm">
          <text:p text:style-name="P12"><text:span text:style-name="T29">signed int, exactly 16 bits</text:span></text:p>
          <draw:enhanced-geometry svg:viewBox="0 0 21600 21600" draw:type="mso-spt202" draw:enhanced-path="M 0 0 L 21600 0 21600 21600 0 21600 0 0 Z N"/>
        </draw:custom-shape>
        <draw:custom-shape draw:style-name="gr12" draw:text-style-name="P2" draw:layer="layout" svg:width="11.404cm" svg:height="1.108cm" svg:x="13.357cm" svg:y="9.313cm">
          <text:p text:style-name="P12"><text:span text:style-name="T30">unsigned int, exactly 16 bits</text:span></text:p>
          <draw:enhanced-geometry svg:viewBox="0 0 21600 21600" draw:type="mso-spt202" draw:enhanced-path="M 0 0 L 21600 0 21600 21600 0 21600 0 0 Z N"/>
        </draw:custom-shape>
        <draw:custom-shape draw:style-name="gr12" draw:text-style-name="P2" draw:layer="layout" svg:width="11.002cm" svg:height="1.108cm" svg:x="13.357cm" svg:y="10.808cm">
          <text:p text:style-name="P12"><text:span text:style-name="T30">signed int, at least 32 bits</text:span></text:p>
          <draw:enhanced-geometry svg:viewBox="0 0 21600 21600" draw:type="mso-spt202" draw:enhanced-path="M 0 0 L 21600 0 21600 21600 0 21600 0 0 Z N"/>
        </draw:custom-shape>
        <draw:custom-shape draw:style-name="gr12" draw:text-style-name="P2" draw:layer="layout" svg:width="10.204cm" svg:height="1.108cm" svg:x="13.357cm" svg:y="12.312cm">
          <text:p text:style-name="P12"><text:span text:style-name="T30">unsigned int, at least 32 bits</text:span></text:p>
          <draw:enhanced-geometry svg:viewBox="0 0 21600 21600" draw:type="mso-spt202" draw:enhanced-path="M 0 0 L 21600 0 21600 21600 0 21600 0 0 Z N"/>
        </draw:custom-shape>
        <draw:custom-shape draw:style-name="gr18" draw:text-style-name="P2" draw:layer="layout" svg:width="6.403cm" svg:height="1.277cm" svg:x="6.557cm" svg:y="13.807cm">
          <text:p text:style-name="P3"><text:span text:style-name="T22">int_fast64_t</text:span></text:p>
          <draw:enhanced-geometry svg:viewBox="0 0 21600 21600" draw:type="mso-spt202" draw:enhanced-path="M 0 0 L 21600 0 21600 21600 0 21600 0 0 Z N"/>
        </draw:custom-shape>
        <draw:custom-shape draw:style-name="gr12" draw:text-style-name="P2" draw:layer="layout" svg:width="11.8cm" svg:height="1.108cm" svg:x="13.357cm" svg:y="13.807cm">
          <text:p text:style-name="P12"><text:span text:style-name="T30">signed int, fastest at least 64 bits</text:span></text:p>
          <draw:enhanced-geometry svg:viewBox="0 0 21600 21600" draw:type="mso-spt202" draw:enhanced-path="M 0 0 L 21600 0 21600 21600 0 21600 0 0 Z N"/>
        </draw:custom-shape>
        <draw:custom-shape draw:style-name="gr12" draw:text-style-name="P2" draw:layer="layout" svg:width="7.201cm" svg:height="1.023cm" svg:x="5.958cm" svg:y="4.441cm">
          <text:p text:style-name="P3"><text:span text:style-name="T13">some examples</text:span></text:p>
          <draw:enhanced-geometry svg:viewBox="0 0 21600 21600" draw:type="mso-spt202" draw:enhanced-path="M 0 0 L 21600 0 21600 21600 0 21600 0 0 Z N"/>
        </draw:custom-shape>
        <draw:custom-shape draw:style-name="gr18" draw:text-style-name="P2" draw:layer="layout" svg:width="6.403cm" svg:height="1.277cm" svg:x="6.557cm" svg:y="15.421cm">
          <text:p text:style-name="P3"><text:span text:style-name="T22">uint_fast64_t</text:span></text:p>
          <draw:enhanced-geometry svg:viewBox="0 0 21600 21600" draw:type="mso-spt202" draw:enhanced-path="M 0 0 L 21600 0 21600 21600 0 21600 0 0 Z N"/>
        </draw:custom-shape>
        <draw:custom-shape draw:style-name="gr12" draw:text-style-name="P2" draw:layer="layout" svg:width="11.8cm" svg:height="1.108cm" svg:x="13.357cm" svg:y="15.425cm">
          <text:p text:style-name="P12"><text:span text:style-name="T30">unsigned int, fastest at least 64 bits</text:span></text:p>
          <draw:enhanced-geometry svg:viewBox="0 0 21600 21600" draw:type="mso-spt202" draw:enhanced-path="M 0 0 L 21600 0 21600 21600 0 21600 0 0 Z N"/>
        </draw:custom-shape>
        <draw:custom-shape draw:style-name="gr19" draw:text-style-name="P2" draw:layer="layout" svg:width="2.601cm" svg:height="1.398cm" svg:x="22.9cm" svg:y="4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lt;stdint.h&gt; is new in C99.</text:span></text:p>
              <text:p text:style-name="P9"><text:span text:style-name="T7">Which types with exact sizes (i.e., for which values of N) are provided is implementation-defined. </text:span></text:p>
              <text:p text:style-name="P9"><text:span text:style-name="T7">All C99 compilers must provide the leastN_t and fastN_t types for N=8, 16, 32, and 64.</text:span></text:p>
              <text:p text:style-name="P9"><text:span text:style-name="T7">The headers also provide macros such as INT16_MIN which is the smallest 16 bit signed integer value.</text:span></text:p>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loating poi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come in three flavours</text:span></text:p>
                <text:list text:style-name="L3">
                  <text:list-item>
                    <text:p text:style-name="P7"><text:span text:style-name="T3">float, double, long double</text:span></text:p>
                  </text:list-item>
                </text:list>
              </text:list-item>
              <text:list-item>
                <text:p text:style-name="P6"><text:span text:style-name="T3"><text:s/></text:span><text:span text:style-name="T3">again their limits are not precisely defined</text:span></text:p>
                <text:list text:style-name="L3">
                  <text:list-item>
                    <text:p text:style-name="P7"><text:span text:style-name="T3">double corresponds to the natural size of the host machine ; the fastest floating point type <text:s text:c="3"/>(but much much slower than integers)</text:span></text:p>
                  </text:list-item>
                </text:list>
              </text:list-item>
              <text:list-item>
                <text:p text:style-name="P6"><text:span text:style-name="T3"><text:s/></text:span><text:span text:style-name="T3">can be determined in code via &lt;float.h&gt;</text:span></text:p>
                <text:list text:style-name="L3">
                  <text:list-item>
                    <text:p text:style-name="P7"><text:span text:style-name="T3">e.g. DBL_EPSILON (max 10</text:span><text:span text:style-name="T31">-9</text:span><text:span text:style-name="T3">)</text:span></text:p>
                  </text:list-item>
                  <text:list-item>
                    <text:p text:style-name="P7"><text:span text:style-name="T3">e.g. DBL_DIG (min 10)</text:span></text:p>
                  </text:list-item>
                  <text:list-item>
                    <text:p text:style-name="P7"><text:span text:style-name="T3">e.g. DBL_MIN (min 10</text:span><text:span text:style-name="T31">-37</text:span><text:span text:style-name="T3">)</text:span></text:p>
                  </text:list-item>
                  <text:list-item>
                    <text:p text:style-name="P7"><text:span text:style-name="T3">e.g. DBL_MAX (min 10</text:span><text:span text:style-name="T31">+37</text:span><text:span text:style-name="T3">)</text:span></text:p>
                  </text:list-item>
                </text:list>
              </text:list-item>
              <text:list-item>
                <text:p text:style-name="P6"><text:span text:style-name="T3"><text:s/></text:span><text:span text:style-name="T3">not represented with absolute precision</text:span></text:p>
              </text:list-item>
            </text:list>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Prior to C89 all implementations were required to convert all values of type float to type double. The sizes of the three floating point types are not required to be different. The only safe assumption is that the values representable as a float are a subset of those representable as double which are a subset of the those representable as long double.</text:span></text:p>
              <text:p text:style-name="P9"><text:span text:style-name="T7">C99 now allows binary exponents in hexadecimal floating point constants.</text:span></text:p>
              <text:p text:style-name="P9"><text:span text:style-name="T7">The values defined in &lt;float.h&gt; use FLT_, DBL_ and LDBL_ as prefixes for limits related to float, double and long double respectively. </text:span></text:p>
              <text:p text:style-name="P9"><text:span text:style-name="T7">DIG is the number of decimal digits of precision.</text:span></text:p>
              <text:p text:style-name="P9"><text:span text:style-name="T7">EPSILON is the minimum value x (greater than 0.0) such that 1.0 + x != x.</text:span></text:p>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complex</text:span></text:p>
          </draw:text-box>
        </draw:frame>
        <draw:frame presentation:style-name="pr3" draw:text-style-name="P2" draw:layer="layout" svg:width="22.648cm" svg:height="16.934cm" svg:x="3.559cm" svg:y="1.133cm" presentation:class="outline" presentation:user-transformed="true">
          <draw:text-box>
            <text:list text:style-name="L2">
              <text:list-item>
                <text:p text:style-name="P6"><text:span text:style-name="T3"><text:s/></text:span><text:span text:style-name="T3">there are three complex types</text:span></text:p>
                <text:list text:style-name="L3">
                  <text:list-item>
                    <text:p text:style-name="P7"><text:span text:style-name="T3">float complex</text:span></text:p>
                  </text:list-item>
                  <text:list-item>
                    <text:p text:style-name="P7"><text:span text:style-name="T3">double complex</text:span></text:p>
                  </text:list-item>
                  <text:list-item>
                    <text:p text:style-name="P7"><text:span text:style-name="T3">long double complex</text:span></text:p>
                  </text:list-item>
                </text:list>
              </text:list-item>
              <text:list-item>
                <text:p text:style-name="P6"><text:span text:style-name="T3"><text:s/></text:span><text:span text:style-name="T3">&lt;complex.h&gt; provides</text:span></text:p>
                <text:list text:style-name="L3">
                  <text:list-item>
                    <text:p text:style-name="P7"><text:span text:style-name="T3">the macro complex for _Complex</text:span></text:p>
                  </text:list-item>
                  <text:list-item>
                    <text:p text:style-name="P7"><text:span text:style-name="T3">lots of function declarations</text:span></text:p>
                  </text:list-item>
                </text:list>
              </text:list-item>
            </text:list>
          </draw:text-box>
        </draw:frame>
        <draw:custom-shape draw:style-name="gr11" draw:text-style-name="P2" draw:layer="layout" svg:width="15.002cm" svg:height="5.341cm" svg:x="5.159cm" svg:y="11.527cm">
          <text:p text:style-name="P10"><text:span text:style-name="T32">#include &lt;complex.h&gt;</text:span></text:p>
          <text:p text:style-name="P10"><text:span text:style-name="T32"/></text:p>
          <text:p text:style-name="P10"><text:span text:style-name="T10">void </text:span><text:span text:style-name="T11">eg(</text:span><text:span text:style-name="T10">double </text:span><text:span text:style-name="T11">complex z)</text:span></text:p>
          <text:p text:style-name="P10"><text:span text:style-name="T12">{</text:span></text:p>
          <text:p text:style-name="P10"><text:span text:style-name="T12"><text:s text:c="4"/></text:span><text:span text:style-name="T10">double </text:span><text:span text:style-name="T12">real = creal(z);</text:span></text:p>
          <text:p text:style-name="P10"><text:span text:style-name="T10"><text:s text:c="4"/></text:span><text:span text:style-name="T10">double </text:span><text:span text:style-name="T12">imag = cimag(z);</text:span></text:p>
          <text:p text:style-name="P10"><text:span text:style-name="T12"><text:s text:c="4"/></text:span><text:span text:style-name="T12">...</text:span></text:p>
          <text:p text:style-name="P10"><text:span text:style-name="T12">}</text:span></text:p>
          <draw:enhanced-geometry svg:viewBox="0 0 21600 21600" draw:type="mso-spt202" draw:enhanced-path="M 0 0 L 21600 0 21600 21600 0 21600 0 0 Z N"/>
        </draw:custom-shape>
        <draw:custom-shape draw:style-name="gr19" draw:text-style-name="P2" draw:layer="layout" svg:width="2.601cm" svg:height="1.398cm" svg:x="20.898cm" svg:y="11.602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complex and imaginary types are new in C99.</text:span></text:p>
              <text:p text:style-name="P9"><text:span text:style-name="T7">The complex type is expressed differently in C++, where it is an ordinary library type rather than a special language type:</text:span></text:p>
              <text:p text:style-name="P9"><text:span text:style-name="T7"><text:s text:c="4"/></text:span><text:span text:style-name="T7">double complex v; /* C */</text:span></text:p>
              <text:p text:style-name="P9"><text:span text:style-name="T7"><text:s text:c="4"/></text:span><text:span text:style-name="T7">complex&lt;double&gt; v; // C++</text:span></text:p>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boolea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t;stdbool.h&gt; provides three macros</text:span></text:p>
                <text:list text:style-name="L3">
                  <text:list-item>
                    <text:p text:style-name="P7"><text:span text:style-name="T3">bool for _Bool</text:span></text:p>
                  </text:list-item>
                  <text:list-item>
                    <text:p text:style-name="P7"><text:span text:style-name="T3">false for 0</text:span></text:p>
                  </text:list-item>
                  <text:list-item>
                    <text:p text:style-name="P7"><text:span text:style-name="T3">true for 1</text:span></text:p>
                  </text:list-item>
                  <text:list-item>
                    <text:p text:style-name="P7"><text:span text:style-name="T3">the size of the bool type is not defined</text:span></text:p>
                  </text:list-item>
                </text:list>
              </text:list-item>
              <text:list-item>
                <text:p text:style-name="P6"><text:span text:style-name="T3"><text:s/></text:span><text:span text:style-name="T3">any integer value can be converted to a bool</text:span></text:p>
                <text:list text:style-name="L3">
                  <text:list-item>
                    <text:p text:style-name="P7"><text:span text:style-name="T3">zero is interpreted as false</text:span></text:p>
                  </text:list-item>
                  <text:list-item>
                    <text:p text:style-name="P7"><text:span text:style-name="T9">any</text:span><text:span text:style-name="T3"> non-zero is interpreted as true</text:span></text:p>
                  </text:list-item>
                </text:list>
              </text:list-item>
            </text:list>
          </draw:text-box>
        </draw:frame>
        <draw:g>
          <draw:custom-shape draw:style-name="gr20" draw:text-style-name="P2" draw:layer="layout" svg:width="1.508cm" svg:height="0.371cm" svg:x="22.644cm" svg:y="16.717cm">
            <text:p/>
            <draw:enhanced-geometry svg:viewBox="0 0 599 188" draw:mirror-horizontal="true" draw:type="non-primitive" draw:enhanced-path="M 16 115  L 229 96  L 244 41  L 422 0  L 584 96  L 599 169  L 0 188  L 16 115  L 16 115  Z N"/>
          </draw:custom-shape>
          <draw:custom-shape draw:style-name="gr10" draw:text-style-name="P2" draw:layer="layout" svg:width="3.056cm" svg:height="4.441cm" svg:x="21.502cm" svg:y="12.726cm">
            <text:p/>
            <draw:enhanced-geometry svg:viewBox="0 0 1215 2257" draw:mirror-horizontal="true" draw:type="non-primitive" draw:enhanced-path="M 1215 525  L 1215 543  L 1199 562  L 1199 585  L 1199 603  L 1199 621  L 1199 639  L 1183 639  L 1167 639  L 1152 639  L 1136 639  L 1120 639  L 1104 639  L 1088 639  L 1069 639  L 1053 639  L 1037 621  L 1021 621  L 1006 621  L 990 603  L 974 603  L 958 585  L 943 585  L 943 562  L 923 562  L 907 543  L 891 562  L 891 585  L 876 603  L 876 621  L 891 639  L 891 658  L 907 658  L 907 676  L 907 694  L 923 694  L 923 712  L 923 731  L 943 731  L 943 754  L 943 772  L 958 790  L 958 808  L 974 827  L 974 845  L 974 863  L 990 881  L 990 900  L 974 923  L 974 941  L 958 941  L 943 941  L 943 959  L 923 959  L 907 959  L 907 977  L 891 977  L 876 996  L 860 996  L 844 996  L 828 996  L 813 1014  L 797 1014  L 797 996  L 777 996  L 761 996  L 746 996  L 730 977  L 714 959  L 698 959  L 698 941  L 682 941  L 667 923  L 651 900  L 631 900  L 631 881  L 615 881  L 600 863  L 584 863  L 584 845  L 568 845  L 568 863  L 552 863  L 552 881  L 537 900  L 537 923  L 521 941  L 537 941  L 537 959  L 552 959  L 568 977  L 584 977  L 584 996  L 600 996  L 600 1014  L 615 1014  L 615 1032  L 631 1051  L 651 1073  L 667 1073  L 682 1073  L 698 1073  L 714 1073  L 714 1092  L 730 1092  L 746 1092  L 761 1092  L 777 1092  L 797 1092  L 813 1092  L 813 1110  L 813 1128  L 828 1128  L 828 1146  L 844 1146  L 860 1146  L 876 1146  L 891 1146  L 907 1165  L 923 1165  L 923 1183  L 943 1183  L 943 1201  L 958 1220  L 958 1242  L 974 1261  L 974 1279  L 974 1297  L 990 1316  L 990 1334  L 990 1352  L 990 1370  L 990 1389  L 990 1411  L 974 1411  L 974 1430  L 974 1448  L 958 1466  L 943 1466  L 943 1485  L 943 1466  L 923 1466  L 907 1448  L 907 1466  L 907 1485  L 907 1503  L 891 1521  L 891 1539  L 891 1558  L 891 1581  L 891 1599  L 876 1617  L 876 1635  L 876 1654  L 876 1672  L 876 1690  L 876 1708  L 876 1731  L 876 1750  L 860 1750  L 860 1768  L 860 1786  L 860 1804  L 860 1823  L 860 1841  L 860 1859  L 860 1878  L 860 1900  L 860 1919  L 860 1937  L 860 1955  L 844 1955  L 844 1973  L 844 1992  L 844 2010  L 844 2028  L 844 2047  L 860 2047  L 876 2047  L 876 2069  L 891 2069  L 907 2088  L 923 2088  L 923 2106  L 923 2124  L 943 2124  L 943 2143  L 943 2161  L 943 2179  L 923 2197  L 907 2197  L 891 2197  L 876 2197  L 860 2197  L 844 2197  L 844 2216  L 844 2238  L 828 2238  L 813 2257  L 797 2257  L 777 2238  L 761 2238  L 746 2238  L 746 2216  L 730 2197  L 730 2179  L 730 2161  L 730 2143  L 730 2124  L 714 2124  L 714 2106  L 698 2106  L 682 2088  L 667 2088  L 667 2069  L 651 2069  L 631 2069  L 615 2069  L 600 2047  L 584 2047  L 568 2047  L 552 2047  L 537 2047  L 521 2047  L 505 2069  L 485 2069  L 470 2069  L 454 2069  L 438 2088  L 422 2088  L 422 2106  L 406 2106  L 406 2124  L 391 2106  L 375 2106  L 359 2124  L 339 2124  L 324 2124  L 308 2124  L 292 2124  L 276 2124  L 261 2124  L 245 2143  L 229 2143  L 213 2143  L 194 2143  L 178 2161  L 178 2179  L 162 2179  L 162 2197  L 178 2197  L 194 2197  L 213 2197  L 229 2197  L 245 2197  L 261 2197  L 276 2197  L 292 2197  L 308 2197  L 324 2197  L 339 2197  L 359 2197  L 375 2197  L 391 2197  L 406 2197  L 422 2197  L 422 2179  L 438 2179  L 454 2179  L 470 2179  L 485 2179  L 505 2179  L 521 2179  L 537 2179  L 552 2179  L 568 2179  L 584 2179  L 600 2179  L 615 2179  L 631 2179  L 651 2179  L 667 2179  L 682 2179  L 698 2179  L 714 2179  L 730 2179  L 730 2197  L 714 2216  L 698 2216  L 682 2216  L 667 2216  L 651 2216  L 631 2216  L 615 2216  L 600 2216  L 584 2216  L 568 2216  L 552 2216  L 537 2216  L 521 2216  L 505 2216  L 485 2216  L 470 2216  L 454 2216  L 438 2216  L 422 2216  L 406 2216  L 391 2216  L 375 2216  L 359 2238  L 339 2238  L 324 2238  L 308 2238  L 292 2238  L 276 2238  L 261 2238  L 245 2238  L 229 2238  L 213 2238  L 194 2238  L 178 2238  L 162 2238  L 146 2216  L 131 2216  L 131 2197  L 131 2179  L 146 2179  L 146 2161  L 162 2143  L 178 2124  L 178 2106  L 178 2088  L 194 2088  L 194 2069  L 213 2047  L 213 2028  L 229 2028  L 229 2010  L 245 2010  L 245 1992  L 261 1973  L 261 1955  L 276 1937  L 276 1919  L 276 1900  L 292 1878  L 292 1859  L 292 1841  L 292 1823  L 308 1804  L 308 1786  L 308 1768  L 324 1750  L 324 1731  L 308 1708  L 308 1690  L 308 1672  L 308 1654  L 292 1654  L 292 1635  L 292 1617  L 276 1599  L 276 1581  L 261 1558  L 245 1558  L 245 1539  L 229 1539  L 213 1539  L 194 1539  L 178 1539  L 162 1539  L 146 1521  L 146 1503  L 131 1503  L 131 1485  L 115 1466  L 115 1448  L 115 1430  L 99 1430  L 99 1411  L 83 1389  L 83 1370  L 67 1352  L 67 1334  L 48 1316  L 48 1297  L 48 1279  L 48 1261  L 48 1242  L 48 1220  L 32 1220  L 32 1201  L 16 1201  L 0 1183  L 0 1165  L 0 1146  L 0 1128  L 0 1110  L 16 1110  L 16 1092  L 16 1073  L 16 1051  L 16 1032  L 16 1014  L 32 1014  L 32 996  L 32 977  L 32 959  L 48 941  L 48 923  L 48 900  L 67 881  L 67 863  L 67 845  L 67 827  L 83 827  L 83 808  L 83 790  L 83 772  L 99 772  L 99 754  L 99 731  L 99 712  L 115 694  L 115 676  L 115 658  L 115 639  L 131 639  L 131 621  L 131 603  L 131 585  L 131 562  L 131 543  L 146 543  L 146 525  L 146 507  L 162 507  L 162 489  L 162 470  L 178 470  L 194 452  L 194 434  L 213 434  L 213 415  L 229 415  L 245 393  L 261 393  L 276 374  L 292 356  L 308 356  L 324 356  L 324 338  L 339 338  L 359 320  L 375 320  L 391 301  L 406 301  L 406 283  L 406 265  L 406 242  L 406 224  L 422 224  L 422 205  L 438 205  L 454 205  L 470 205  L 485 224  L 505 224  L 505 205  L 521 205  L 521 187  L 537 169  L 537 150  L 552 150  L 552 132  L 568 132  L 568 114  L 584 96  L 600 73  L 615 55  L 631 55  L 631 36  L 651 36  L 667 18  L 682 18  L 698 0  L 714 0  L 730 0  L 730 18  L 730 36  L 714 36  L 698 55  L 682 73  L 698 73  L 714 55  L 730 55  L 730 36  L 746 36  L 761 36  L 777 18  L 797 18  L 813 18  L 828 18  L 844 18  L 860 18  L 876 18  L 876 36  L 891 36  L 907 36  L 923 36  L 923 55  L 907 73  L 891 96  L 876 96  L 860 114  L 844 114  L 860 132  L 876 132  L 891 132  L 891 150  L 907 150  L 907 169  L 907 187  L 923 205  L 943 187  L 958 187  L 974 187  L 990 169  L 1006 169  L 1021 169  L 1037 187  L 1053 187  L 1053 205  L 1069 205  L 1069 224  L 1088 224  L 1104 242  L 1120 265  L 1136 283  L 1152 301  L 1152 320  L 1167 320  L 1167 338  L 1167 356  L 1183 356  L 1183 374  L 1183 393  L 1199 415  L 1199 434  L 1199 452  L 1199 470  L 1199 489  L 1215 489  L 1215 507  L 1215 525  L 1215 525  Z N"/>
          </draw:custom-shape>
          <draw:custom-shape draw:style-name="gr9" draw:text-style-name="P2" draw:layer="layout" svg:width="2.765cm" svg:height="2.113cm" svg:x="21.619cm" svg:y="13.167cm">
            <text:p/>
            <draw:enhanced-geometry svg:viewBox="0 0 1100 1073" draw:mirror-horizontal="true" draw:type="non-primitive" draw:enhanced-path="M 1100 283  L 1100 301  L 1100 319  L 1085 338  L 1085 361  L 1085 379  L 1069 379  L 1053 379  L 1037 379  L 1021 379  L 1021 361  L 1002 361  L 986 361  L 970 361  L 954 338  L 939 338  L 923 319  L 907 319  L 891 301  L 876 301  L 876 283  L 856 283  L 840 265  L 840 246  L 824 246  L 824 228  L 809 228  L 793 210  L 777 191  L 761 191  L 746 191  L 746 210  L 761 228  L 777 246  L 793 265  L 793 283  L 793 301  L 777 301  L 777 319  L 761 338  L 746 361  L 761 338  L 761 319  L 761 301  L 777 283  L 761 265  L 746 265  L 710 361  L 694 361  L 679 361  L 679 338  L 679 319  L 663 301  L 663 283  L 647 283  L 631 283  L 631 301  L 631 319  L 647 338  L 647 361  L 647 379  L 584 379  L 584 397  L 584 415  L 600 415  L 615 415  L 631 415  L 647 415  L 663 415  L 663 434  L 663 452  L 679 470  L 679 488  L 679 507  L 694 507  L 710 507  L 694 415  L 746 507  L 761 507  L 761 488  L 761 470  L 746 452  L 746 434  L 746 415  L 730 415  L 730 397  L 746 397  L 746 415  L 761 415  L 761 434  L 777 434  L 777 452  L 777 470  L 793 470  L 793 488  L 793 507  L 809 530  L 809 548  L 824 548  L 824 566  L 824 584  L 840 584  L 840 603  L 840 621  L 856 621  L 856 639  L 856 657  L 876 676  L 856 676  L 840 676  L 840 699  L 824 699  L 809 699  L 793 699  L 793 717  L 777 717  L 761 717  L 746 717  L 730 717  L 710 717  L 694 699  L 679 699  L 663 699  L 663 676  L 647 676  L 631 657  L 615 639  L 600 639  L 600 621  L 584 621  L 584 603  L 564 603  L 564 584  L 548 584  L 548 566  L 533 566  L 533 548  L 517 548  L 517 530  L 501 507  L 485 488  L 485 470  L 470 470  L 470 452  L 470 434  L 454 434  L 454 415  L 454 397  L 438 379  L 438 361  L 438 338  L 454 338  L 454 319  L 454 301  L 454 283  L 454 265  L 470 265  L 470 246  L 470 228  L 470 210  L 485 210  L 485 191  L 501 191  L 501 169  L 501 150  L 485 150  L 470 150  L 454 169  L 454 191  L 454 210  L 438 210  L 438 228  L 438 246  L 418 265  L 418 283  L 418 301  L 418 319  L 403 319  L 403 338  L 403 361  L 403 379  L 403 397  L 403 415  L 418 434  L 418 452  L 438 470  L 438 488  L 454 488  L 454 507  L 470 507  L 470 530  L 485 548  L 485 566  L 470 566  L 470 584  L 454 603  L 454 621  L 438 639  L 438 657  L 418 657  L 418 676  L 418 699  L 403 717  L 403 699  L 387 699  L 387 676  L 387 657  L 387 639  L 387 621  L 387 603  L 387 584  L 387 566  L 387 548  L 387 530  L 387 507  L 387 488  L 387 470  L 387 452  L 387 434  L 387 415  L 387 397  L 387 379  L 387 361  L 387 338  L 387 319  L 387 301  L 371 283  L 371 265  L 355 265  L 355 283  L 355 301  L 355 319  L 355 338  L 355 361  L 355 379  L 355 397  L 355 415  L 355 434  L 355 452  L 355 470  L 355 488  L 355 507  L 355 530  L 355 548  L 355 566  L 355 584  L 355 603  L 355 621  L 355 639  L 355 657  L 355 676  L 371 676  L 371 699  L 371 717  L 371 735  L 355 735  L 355 753  L 339 753  L 324 772  L 308 772  L 308 790  L 292 790  L 292 808  L 272 808  L 272 827  L 272 849  L 292 849  L 308 849  L 324 827  L 339 808  L 355 808  L 355 790  L 371 790  L 371 808  L 355 808  L 355 827  L 355 849  L 355 868  L 371 868  L 387 868  L 387 849  L 387 827  L 403 808  L 403 790  L 418 790  L 418 808  L 438 808  L 454 808  L 470 827  L 485 827  L 501 849  L 517 849  L 533 849  L 548 868  L 564 868  L 584 868  L 584 886  L 600 886  L 615 886  L 631 886  L 647 886  L 647 904  L 663 904  L 679 904  L 694 904  L 710 904  L 710 922  L 710 941  L 710 959  L 694 959  L 694 977  L 694 996  L 679 1018  L 679 1037  L 663 1055  L 663 1073  L 647 1073  L 631 1055  L 615 1055  L 600 1055  L 584 1055  L 584 1037  L 564 1037  L 548 1037  L 533 1037  L 533 1018  L 517 1018  L 501 1018  L 485 1018  L 470 996  L 454 996  L 438 996  L 418 977  L 403 977  L 387 977  L 387 959  L 371 959  L 355 959  L 355 941  L 339 941  L 324 941  L 324 922  L 308 922  L 308 904  L 292 904  L 292 886  L 272 886  L 272 868  L 272 849  L 272 827  L 272 808  L 257 808  L 257 790  L 257 772  L 257 753  L 257 735  L 257 717  L 257 699  L 257 676  L 257 657  L 257 639  L 257 621  L 257 603  L 257 584  L 257 566  L 257 548  L 257 530  L 257 507  L 257 488  L 272 470  L 272 452  L 272 434  L 272 415  L 272 397  L 292 379  L 292 361  L 272 361  L 257 361  L 241 379  L 241 397  L 241 415  L 225 415  L 225 434  L 225 452  L 225 470  L 225 488  L 225 507  L 225 530  L 225 548  L 225 566  L 225 584  L 225 603  L 225 621  L 225 639  L 225 657  L 225 676  L 225 699  L 225 717  L 225 735  L 225 753  L 225 772  L 225 790  L 225 808  L 225 827  L 209 827  L 209 849  L 194 849  L 178 849  L 162 868  L 146 868  L 146 886  L 127 886  L 111 886  L 95 904  L 79 904  L 79 922  L 64 922  L 48 941  L 32 941  L 32 959  L 16 959  L 0 959  L 0 941  L 0 922  L 0 904  L 0 886  L 0 868  L 16 849  L 16 827  L 16 808  L 16 790  L 16 772  L 16 753  L 16 735  L 32 735  L 32 717  L 32 699  L 32 676  L 32 657  L 32 639  L 48 621  L 48 603  L 48 584  L 48 566  L 64 548  L 64 530  L 64 507  L 64 488  L 79 470  L 79 452  L 79 434  L 79 415  L 95 397  L 95 379  L 95 361  L 111 361  L 111 338  L 127 319  L 127 301  L 146 301  L 146 283  L 162 265  L 178 246  L 194 228  L 209 210  L 225 210  L 225 191  L 241 191  L 257 169  L 272 169  L 272 150  L 292 150  L 308 150  L 308 132  L 324 132  L 339 114  L 355 114  L 355 132  L 371 132  L 387 150  L 387 169  L 403 169  L 418 191  L 438 191  L 454 169  L 454 150  L 438 150  L 418 132  L 403 114  L 403 96  L 387 77  L 387 59  L 387 41  L 387 18  L 403 18  L 403 41  L 418 41  L 438 59  L 438 77  L 454 77  L 454 96  L 470 96  L 470 77  L 485 77  L 485 59  L 470 59  L 485 59  L 501 59  L 517 59  L 533 59  L 548 59  L 564 59  L 584 41  L 600 41  L 615 41  L 631 41  L 631 59  L 631 77  L 631 96  L 647 96  L 647 114  L 663 132  L 679 132  L 694 132  L 710 132  L 730 114  L 746 114  L 746 96  L 761 96  L 761 114  L 777 114  L 793 132  L 809 114  L 824 114  L 824 96  L 840 96  L 840 77  L 840 59  L 856 41  L 856 18  L 856 0  L 876 0  L 891 0  L 907 0  L 923 0  L 923 18  L 939 18  L 954 18  L 970 18  L 970 41  L 986 41  L 1002 59  L 1021 59  L 1021 77  L 1037 96  L 1037 114  L 1053 114  L 1053 132  L 1069 150  L 1069 169  L 1085 191  L 1085 210  L 1085 228  L 1085 246  L 1100 246  L 1100 265  L 1100 283  L 1100 283  Z N"/>
          </draw:custom-shape>
          <draw:custom-shape draw:style-name="gr9" draw:text-style-name="P2" draw:layer="layout" svg:width="0.454cm" svg:height="0.555cm" svg:x="22.15cm" svg:y="15.055cm">
            <text:p/>
            <draw:enhanced-geometry svg:viewBox="0 0 181 283" draw:mirror-horizontal="true" draw:type="non-primitive" draw:enhanced-path="M 181 169  L 181 187  L 181 206  L 166 228  L 166 206  L 166 187  L 146 169  L 146 151  L 130 133  L 130 114  L 114 114  L 114 96  L 114 78  L 99 78  L 99 59  L 83 59  L 83 78  L 83 96  L 83 114  L 83 133  L 83 151  L 99 169  L 99 187  L 99 206  L 99 228  L 99 247  L 83 265  L 83 283  L 67 283  L 67 265  L 67 247  L 67 228  L 67 206  L 67 187  L 67 169  L 67 151  L 67 133  L 51 133  L 51 114  L 36 96  L 20 96  L 0 96  L 0 78  L 20 59  L 20 37  L 20 18  L 20 0  L 36 0  L 51 0  L 67 0  L 83 0  L 99 0  L 114 18  L 130 18  L 130 37  L 146 37  L 146 59  L 146 78  L 166 78  L 166 96  L 166 114  L 181 114  L 181 133  L 181 151  L 181 169  L 181 169  Z N"/>
          </draw:custom-shape>
          <draw:custom-shape draw:style-name="gr20" draw:text-style-name="P2" draw:layer="layout" svg:width="0.119cm" svg:height="0.141cm" svg:x="22.276cm" svg:y="16.832cm">
            <text:p/>
            <draw:enhanced-geometry svg:viewBox="0 0 47 73" draw:mirror-horizontal="true" draw:type="non-primitive" draw:enhanced-path="M 47 73  L 0 73  L 0 55  L 0 36  L 0 18  L 0 0  L 16 18  L 31 36  L 31 55  L 47 55  L 47 73  L 47 73  Z N"/>
          </draw:custom-shape>
          <draw:custom-shape draw:style-name="gr9" draw:text-style-name="P2" draw:layer="layout" svg:width="0.079cm" svg:height="0.26cm" svg:x="22.351cm" svg:y="13.057cm">
            <text:p/>
            <draw:enhanced-geometry svg:viewBox="0 0 32 132" draw:mirror-horizontal="true" draw:type="non-primitive" draw:enhanced-path="M 32 36  L 32 55  L 32 73  L 32 96  L 32 114  L 32 132  L 16 132  L 0 114  L 0 96  L 0 73  L 0 55  L 0 36  L 0 18  L 0 0  L 16 0  L 32 0  L 32 18  L 32 36  L 32 36  Z N"/>
          </draw:custom-shape>
          <draw:custom-shape draw:style-name="gr9" draw:text-style-name="P2" draw:layer="layout" svg:width="0.198cm" svg:height="1.151cm" svg:x="22.353cm" svg:y="15.681cm">
            <text:p/>
            <draw:enhanced-geometry svg:viewBox="0 0 79 585" draw:mirror-horizontal="true" draw:type="non-primitive" draw:enhanced-path="M 79 18  L 63 18  L 63 36  L 63 55  L 63 78  L 63 96  L 63 114  L 47 114  L 47 132  L 47 151  L 47 169  L 47 187  L 47 205  L 47 228  L 47 247  L 31 265  L 31 283  L 31 301  L 31 320  L 31 338  L 31 356  L 31 375  L 31 397  L 31 416  L 31 434  L 31 452  L 31 470  L 16 489  L 16 507  L 16 525  L 16 544  L 16 566  L 16 585  L 0 585  L 0 566  L 0 544  L 0 525  L 0 507  L 0 489  L 0 470  L 0 452  L 0 434  L 16 434  L 16 416  L 16 397  L 16 375  L 16 356  L 16 338  L 16 320  L 16 301  L 16 283  L 16 265  L 16 247  L 31 247  L 31 228  L 31 205  L 31 187  L 31 169  L 31 151  L 31 132  L 31 114  L 47 96  L 47 78  L 47 55  L 47 36  L 47 18  L 63 18  L 79 0  L 79 18  L 79 18  Z N"/>
          </draw:custom-shape>
          <draw:custom-shape draw:style-name="gr9" draw:text-style-name="P2" draw:layer="layout" svg:width="0.036cm" svg:height="0.035cm" svg:x="22.476cm" svg:y="12.987cm">
            <text:p/>
            <draw:enhanced-geometry svg:viewBox="0 0 15 18" draw:mirror-horizontal="true" draw:type="non-primitive" draw:enhanced-path="M 15 0  L 15 18  L 0 18  L 15 0  L 15 0  Z N"/>
          </draw:custom-shape>
          <draw:custom-shape draw:style-name="gr9" draw:text-style-name="P2" draw:layer="layout" svg:width="0.574cm" svg:height="1.402cm" svg:x="22.476cm" svg:y="15.315cm">
            <text:p/>
            <draw:enhanced-geometry svg:viewBox="0 0 228 712" draw:mirror-horizontal="true" draw:type="non-primitive" draw:enhanced-path="M 213 187  L 213 205  L 213 223  L 213 242  L 213 265  L 213 283  L 213 301  L 197 301  L 197 319  L 197 338  L 197 356  L 197 374  L 197 392  L 197 415  L 197 434  L 177 452  L 177 470  L 177 488  L 177 507  L 177 525  L 177 543  L 177 562  L 177 584  L 177 603  L 177 621  L 161 639  L 161 657  L 161 676  L 161 694  L 146 694  L 130 712  L 114 712  L 98 712  L 82 712  L 15 694  L 114 356  L 0 132  L 31 73  L 51 0  L 67 0  L 82 0  L 98 18  L 114 18  L 114 36  L 98 54  L 98 73  L 114 95  L 114 114  L 130 114  L 146 114  L 161 114  L 161 95  L 177 95  L 177 73  L 177 54  L 197 36  L 197 54  L 197 73  L 197 95  L 197 114  L 197 132  L 197 150  L 213 169  L 213 187  L 228 187  L 213 187  L 213 187  Z N"/>
          </draw:custom-shape>
          <draw:custom-shape draw:style-name="gr9" draw:text-style-name="P2" draw:layer="layout" svg:width="0.168cm" svg:height="0.181cm" svg:x="22.476cm" svg:y="16.907cm">
            <text:p/>
            <draw:enhanced-geometry svg:viewBox="0 0 67 92" draw:mirror-horizontal="true" draw:type="non-primitive" draw:enhanced-path="M 67 0  L 52 19  L 52 37  L 52 55  L 52 73  L 52 92  L 36 92  L 16 73  L 0 0  L 16 0  L 36 0  L 52 0  L 67 0  L 67 0  Z N"/>
          </draw:custom-shape>
          <draw:custom-shape draw:style-name="gr9" draw:text-style-name="P2" draw:layer="layout" svg:width="0.207cm" svg:height="0.296cm" svg:x="22.514cm" svg:y="13.057cm">
            <text:p/>
            <draw:enhanced-geometry svg:viewBox="0 0 83 151" draw:mirror-horizontal="true" draw:type="non-primitive" draw:enhanced-path="M 83 36  L 83 55  L 67 73  L 67 96  L 67 114  L 67 132  L 47 132  L 47 151  L 31 151  L 16 151  L 16 132  L 0 132  L 0 114  L 0 96  L 16 73  L 16 55  L 16 36  L 31 18  L 47 0  L 47 18  L 67 18  L 83 36  L 83 36  Z N"/>
          </draw:custom-shape>
          <draw:custom-shape draw:style-name="gr9" draw:text-style-name="P2" draw:layer="layout" svg:width="0.652cm" svg:height="0.33cm" svg:x="22.556cm" svg:y="12.868cm">
            <text:p/>
            <draw:enhanced-geometry svg:viewBox="0 0 260 169" draw:mirror-horizontal="true" draw:type="non-primitive" draw:enhanced-path="M 260 41  L 260 59  L 240 59  L 224 77  L 209 77  L 193 96  L 177 114  L 177 132  L 177 151  L 161 151  L 145 151  L 130 151  L 114 151  L 94 169  L 78 169  L 63 169  L 47 169  L 31 169  L 15 169  L 0 169  L 0 151  L 15 132  L 31 114  L 31 132  L 47 151  L 63 151  L 63 132  L 78 114  L 78 96  L 94 96  L 114 77  L 130 59  L 145 59  L 145 41  L 161 41  L 177 23  L 193 23  L 209 0  L 193 23  L 177 23  L 177 41  L 161 41  L 161 59  L 145 77  L 161 96  L 177 96  L 193 96  L 193 77  L 209 77  L 224 59  L 240 59  L 260 41  L 260 41  Z N"/>
          </draw:custom-shape>
          <draw:custom-shape draw:style-name="gr9" draw:text-style-name="P2" draw:layer="layout" svg:width="0.08cm" svg:height="0.141cm" svg:x="22.604cm" svg:y="15.315cm">
            <text:p/>
            <draw:enhanced-geometry svg:viewBox="0 0 31 73" draw:mirror-horizontal="true" draw:type="non-primitive" draw:enhanced-path="M 31 0  L 15 18  L 0 73  L 0 54  L 0 36  L 0 18  L 15 0  L 31 0  L 31 0  Z N"/>
          </draw:custom-shape>
          <draw:custom-shape draw:style-name="gr20" draw:text-style-name="P2" draw:layer="layout" svg:width="0.119cm" svg:height="0.044cm" svg:x="22.642cm" svg:y="16.753cm">
            <text:p/>
            <draw:enhanced-geometry svg:viewBox="0 0 47 22" draw:mirror-horizontal="true" draw:type="non-primitive" draw:enhanced-path="M 47 22  L 32 22  L 16 22  L 0 22  L 16 22  L 32 0  L 47 0  L 47 22  L 47 22  Z N"/>
          </draw:custom-shape>
          <draw:custom-shape draw:style-name="gr21" draw:text-style-name="P2" draw:layer="layout" svg:width="0.578cm" svg:height="1.107cm" svg:x="22.882cm" svg:y="15.61cm">
            <text:p/>
            <draw:enhanced-geometry svg:viewBox="0 0 229 562" draw:mirror-horizontal="true" draw:type="non-primitive" draw:enhanced-path="M 229 206  L 229 224  L 213 242  L 213 265  L 213 284  L 213 302  L 193 302  L 193 320  L 193 338  L 193 357  L 177 357  L 177 375  L 177 393  L 162 412  L 162 434  L 162 453  L 146 453  L 146 471  L 146 489  L 146 507  L 130 526  L 130 544  L 114 544  L 99 544  L 99 562  L 83 562  L 67 562  L 47 562  L 32 562  L 16 562  L 0 562  L 16 544  L 16 526  L 32 507  L 32 489  L 47 489  L 47 471  L 47 453  L 67 453  L 67 434  L 83 412  L 83 393  L 99 375  L 99 357  L 114 357  L 114 338  L 130 320  L 130 302  L 146 302  L 146 284  L 146 265  L 162 265  L 162 242  L 177 242  L 177 224  L 177 206  L 177 188  L 162 169  L 146 151  L 130 151  L 130 133  L 114 133  L 114 115  L 99 115  L 99 92  L 83 92  L 67 73  L 47 73  L 47 55  L 32 37  L 32 19  L 47 19  L 67 19  L 83 0  L 99 0  L 229 206  L 229 206  Z N"/>
          </draw:custom-shape>
          <draw:custom-shape draw:style-name="gr21" draw:text-style-name="P2" draw:layer="layout" svg:width="1.261cm" svg:height="1.993cm" svg:x="23.048cm" svg:y="14.874cm">
            <text:p/>
            <draw:enhanced-geometry svg:viewBox="0 0 501 1014" draw:mirror-horizontal="true" draw:type="non-primitive" draw:enhanced-path="M 501 205  L 501 224  L 501 242  L 485 260  L 469 278  L 469 297  L 453 297  L 438 319  L 422 319  L 422 338  L 406 338  L 406 356  L 386 356  L 371 356  L 355 374  L 339 374  L 323 374  L 307 374  L 292 374  L 276 393  L 260 393  L 260 411  L 276 429  L 276 447  L 276 466  L 292 466  L 292 489  L 292 507  L 292 525  L 292 543  L 307 543  L 307 562  L 307 580  L 307 598  L 323 598  L 323 616  L 323 639  L 323 658  L 323 676  L 323 694  L 307 694  L 307 712  L 307 731  L 307 749  L 307 767  L 292 786  L 292 808  L 292 827  L 292 845  L 292 863  L 292 881  L 276 881  L 276 900  L 276 918  L 276 936  L 276 955  L 276 977  L 260 977  L 240 996  L 225 996  L 209 996  L 193 996  L 177 996  L 162 996  L 162 1014  L 146 1014  L 146 996  L 146 977  L 162 977  L 162 955  L 177 936  L 177 918  L 193 900  L 193 881  L 193 863  L 209 863  L 209 845  L 209 827  L 225 808  L 225 786  L 240 767  L 240 749  L 240 731  L 260 712  L 260 694  L 260 676  L 260 658  L 276 658  L 276 639  L 276 616  L 260 598  L 260 580  L 260 562  L 240 543  L 240 525  L 240 507  L 240 489  L 225 489  L 225 466  L 225 447  L 209 429  L 209 411  L 193 411  L 193 393  L 177 393  L 162 393  L 146 393  L 130 393  L 114 393  L 95 393  L 95 374  L 79 356  L 63 338  L 63 319  L 47 297  L 47 278  L 47 260  L 32 260  L 32 242  L 32 224  L 32 205  L 16 205  L 16 187  L 16 169  L 0 150  L 16 128  L 16 109  L 32 109  L 47 91  L 63 91  L 63 73  L 79 73  L 95 54  L 114 54  L 114 36  L 130 36  L 146 36  L 162 18  L 177 18  L 193 0  L 209 18  L 209 36  L 225 54  L 240 54  L 240 73  L 260 91  L 276 91  L 292 109  L 307 109  L 307 128  L 323 128  L 339 128  L 339 150  L 355 150  L 371 150  L 386 169  L 406 169  L 422 169  L 438 187  L 453 187  L 469 187  L 485 187  L 501 205  L 501 205  Z N"/>
          </draw:custom-shape>
          <draw:custom-shape draw:style-name="gr9" draw:text-style-name="P2" draw:layer="layout" svg:width="0.406cm" svg:height="0.996cm" svg:x="23.129cm" svg:y="15.721cm">
            <text:p/>
            <draw:enhanced-geometry svg:viewBox="0 0 162 507" draw:mirror-horizontal="true" draw:type="non-primitive" draw:enhanced-path="M 162 169  L 146 187  L 146 210  L 131 210  L 131 229  L 131 247  L 115 247  L 115 265  L 99 283  L 99 302  L 79 320  L 79 338  L 64 357  L 64 379  L 48 379  L 48 398  L 32 416  L 32 434  L 16 452  L 16 471  L 16 489  L 0 489  L 0 507  L 0 489  L 16 471  L 16 452  L 16 434  L 16 416  L 16 398  L 32 379  L 32 357  L 32 338  L 32 320  L 32 302  L 48 302  L 48 283  L 48 265  L 48 247  L 64 229  L 48 210  L 48 187  L 48 169  L 48 151  L 32 151  L 32 133  L 32 114  L 32 96  L 16 96  L 16 78  L 16 60  L 16 37  L 16 18  L 16 0  L 16 18  L 32 18  L 32 37  L 48 37  L 64 60  L 79 60  L 79 78  L 99 78  L 115 96  L 131 114  L 146 133  L 146 151  L 162 151  L 162 169  L 162 169  Z N"/>
          </draw:custom-shape>
          <draw:custom-shape draw:style-name="gr9" draw:text-style-name="P2" draw:layer="layout" svg:width="0.119cm" svg:height="0.071cm" svg:x="23.167cm" svg:y="14.649cm">
            <text:p/>
            <draw:enhanced-geometry svg:viewBox="0 0 47 37" draw:mirror-horizontal="true" draw:type="non-primitive" draw:enhanced-path="M 47 37  L 32 37  L 16 19  L 0 19  L 0 0  L 16 0  L 47 37  L 47 37  Z N"/>
          </draw:custom-shape>
        </draw:g>
        <draw:g>
          <draw:custom-shape draw:style-name="gr10" draw:text-style-name="P2" draw:layer="layout" svg:width="2.478cm" svg:height="4.366cm" svg:x="18.896cm" svg:y="12.779cm">
            <text:p/>
            <draw:enhanced-geometry svg:viewBox="0 0 1086 2103" draw:mirror-horizontal="true" draw:type="non-primitive" draw:enhanced-path="M 889 23  L 897 27  L 905 27  L 912 35  L 920 43  L 923 51  L 931 59  L 938 66  L 946 70  L 954 78  L 961 86  L 965 86  L 965 94  L 972 101  L 980 109  L 988 117  L 995 121  L 1003 129  L 1003 137  L 1010 144  L 1014 152  L 1014 160  L 1014 172  L 1014 180  L 1014 187  L 1014 195  L 1021 203  L 1021 215  L 1021 222  L 1021 230  L 1021 238  L 1021 246  L 1021 258  L 1021 265  L 1021 273  L 1021 281  L 1021 297  L 1021 304  L 1029 308  L 1029 316  L 1029 332  L 1029 339  L 1029 347  L 1029 351  L 1029 367  L 1029 375  L 1021 382  L 1021 390  L 1021 402  L 1021 410  L 1021 418  L 1021 425  L 1021 441  L 1021 445  L 1021 453  L 1021 468  L 1014 476  L 1014 484  L 1010 492  L 1003 496  L 995 503  L 988 511  L 980 519  L 972 527  L 965 535  L 961 538  L 954 546  L 946 554  L 938 554  L 931 554  L 920 554  L 912 554  L 897 554  L 889 554  L 882 562  L 882 570  L 882 577  L 882 585  L 874 589  L 874 597  L 871 605  L 871 613  L 871 620  L 863 632  L 863 640  L 856 648  L 856 656  L 848 663  L 848 671  L 840 679  L 840 683  L 833 691  L 829 698  L 829 706  L 822 714  L 814 714  L 807 722  L 799 726  L 799 734  L 791 734  L 788 741  L 780 741  L 773 749  L 758 749  L 750 757  L 742 765  L 739 773  L 731 765  L 716 765  L 709 773  L 701 773  L 701 776  L 690 776  L 682 776  L 667 776  L 659 776  L 652 776  L 641 776  L 648 784  L 652 792  L 659 800  L 667 800  L 675 808  L 682 808  L 690 815  L 697 815  L 701 819  L 716 819  L 724 819  L 731 827  L 739 827  L 742 827  L 750 827  L 765 827  L 773 827  L 780 827  L 788 819  L 799 819  L 807 819  L 814 815  L 822 815  L 829 808  L 833 815  L 829 819  L 822 827  L 822 835  L 814 835  L 807 843  L 799 843  L 788 843  L 780 843  L 773 843  L 765 843  L 758 843  L 742 843  L 739 843  L 731 843  L 724 843  L 716 843  L 701 843  L 697 835  L 690 835  L 697 843  L 697 851  L 701 866  L 701 870  L 709 878  L 716 886  L 724 894  L 731 901  L 739 901  L 750 901  L 758 901  L 765 901  L 780 901  L 788 901  L 791 894  L 807 894  L 814 886  L 822 886  L 822 894  L 822 901  L 814 909  L 807 913  L 799 913  L 791 913  L 780 913  L 773 921  L 765 921  L 765 929  L 773 936  L 780 936  L 788 944  L 791 952  L 799 952  L 807 960  L 814 960  L 822 964  L 829 964  L 833 972  L 840 972  L 848 979  L 856 979  L 856 987  L 863 995  L 871 995  L 871 1003  L 874 1007  L 874 1014  L 874 1022  L 874 1030  L 882 1030  L 882 1038  L 889 1046  L 889 1054  L 897 1057  L 905 1065  L 905 1073  L 912 1081  L 920 1089  L 920 1096  L 923 1100  L 923 1108  L 931 1116  L 931 1124  L 938 1132  L 938 1139  L 946 1147  L 946 1151  L 946 1159  L 946 1167  L 946 1174  L 946 1190  L 946 1194  L 946 1202  L 946 1210  L 938 1217  L 946 1225  L 954 1233  L 961 1241  L 965 1241  L 972 1245  L 980 1252  L 988 1252  L 995 1260  L 995 1268  L 1003 1276  L 1010 1276  L 1010 1284  L 1014 1288  L 1014 1295  L 1021 1311  L 1021 1319  L 1021 1327  L 1021 1334  L 1029 1338  L 1029 1354  L 1029 1362  L 1029 1370  L 1029 1377  L 1037 1389  L 1037 1397  L 1037 1405  L 1037 1412  L 1037 1420  L 1037 1432  L 1037 1440  L 1037 1448  L 1037 1463  L 1037 1471  L 1044 1475  L 1044 1483  L 1044 1498  L 1044 1506  L 1044 1514  L 1044 1522  L 1044 1533  L 1044 1541  L 1044 1549  L 1052 1557  L 1052 1565  L 1052 1576  L 1052 1584  L 1052 1592  L 1055 1600  L 1055 1615  L 1055 1619  L 1063 1627  L 1070 1635  L 1070 1643  L 1078 1650  L 1078 1658  L 1086 1662  L 1086 1678  L 1086 1686  L 1078 1693  L 1070 1693  L 1055 1701  L 1052 1701  L 1044 1709  L 1037 1713  L 1029 1713  L 1021 1721  L 1010 1721  L 1003 1729  L 995 1729  L 988 1736  L 980 1736  L 965 1736  L 961 1744  L 954 1744  L 946 1752  L 938 1756  L 923 1756  L 920 1756  L 905 1756  L 889 1752  L 882 1752  L 882 1756  L 882 1771  L 889 1779  L 889 1787  L 889 1803  L 889 1807  L 889 1814  L 897 1822  L 897 1838  L 897 1846  L 905 1849  L 905 1857  L 912 1865  L 920 1865  L 923 1865  L 931 1865  L 938 1857  L 946 1857  L 954 1849  L 961 1849  L 965 1846  L 972 1846  L 980 1846  L 988 1846  L 995 1849  L 995 1857  L 1003 1865  L 1003 1873  L 1003 1881  L 1010 1888  L 1010 1900  L 1010 1908  L 1010 1916  L 1014 1931  L 1014 1939  L 1014 1943  L 1014 1959  L 1014 1967  L 1021 1974  L 1021 1982  L 1014 1990  L 1010 1990  L 1003 1994  L 995 1994  L 988 1994  L 972 2002  L 965 2002  L 961 2009  L 954 2009  L 946 2017  L 938 2017  L 931 2025  L 923 2025  L 920 2025  L 912 2025  L 905 2025  L 897 2025  L 882 2025  L 874 2025  L 871 2025  L 863 2017  L 856 2017  L 848 2009  L 840 2009  L 833 2009  L 829 2009  L 822 2009  L 822 2017  L 814 2025  L 814 2033  L 807 2033  L 807 2037  L 799 2037  L 799 2045  L 791 2045  L 788 2045  L 780 2045  L 773 2045  L 765 2045  L 758 2045  L 750 2045  L 739 2045  L 731 2045  L 724 2052  L 716 2052  L 709 2052  L 701 2052  L 690 2052  L 682 2052  L 675 2060  L 667 2060  L 659 2060  L 652 2060  L 641 2060  L 633 2068  L 626 2068  L 618 2068  L 610 2068  L 607 2068  L 592 2068  L 584 2076  L 577 2076  L 569 2076  L 565 2076  L 558 2076  L 550 2076  L 535 2076  L 528 2076  L 520 2068  L 516 2068  L 509 2068  L 501 2068  L 494 2060  L 486 2060  L 479 2045  L 486 2037  L 486 2033  L 486 2025  L 479 2017  L 475 2017  L 460 2017  L 452 2025  L 437 2025  L 433 2025  L 426 2025  L 418 2025  L 403 2033  L 396 2033  L 396 2037  L 396 2045  L 396 2060  L 403 2068  L 403 2076  L 403 2084  L 396 2095  L 396 2103  L 388 2103  L 377 2095  L 354 2095  L 343 2095  L 335 2095  L 335 2084  L 328 2068  L 320 2052  L 320 2045  L 313 2045  L 305 2045  L 294 2045  L 286 2052  L 279 2052  L 271 2052  L 256 2052  L 252 2052  L 245 2052  L 237 2052  L 230 2060  L 215 2060  L 211 2060  L 203 2060  L 196 2060  L 188 2060  L 181 2060  L 166 2068  L 162 2068  L 154 2068  L 147 2068  L 132 2068  L 124 2068  L 120 2068  L 113 2068  L 98 2068  L 90 2068  L 83 2060  L 83 2052  L 83 2037  L 90 2033  L 90 2017  L 98 2009  L 98 2002  L 105 1994  L 105 1990  L 113 1982  L 120 1974  L 120 1967  L 124 1959  L 132 1951  L 132 1943  L 139 1939  L 147 1939  L 154 1931  L 154 1924  L 162 1916  L 166 1908  L 173 1900  L 181 1900  L 188 1896  L 188 1888  L 196 1881  L 203 1881  L 211 1873  L 215 1873  L 222 1865  L 230 1865  L 237 1857  L 245 1857  L 256 1857  L 264 1849  L 271 1849  L 279 1849  L 286 1849  L 294 1849  L 294 1846  L 294 1838  L 294 1822  L 294 1814  L 294 1807  L 294 1803  L 294 1787  L 294 1779  L 294 1771  L 294 1764  L 294 1752  L 294 1744  L 286 1736  L 286 1729  L 286 1721  L 286 1709  L 286 1701  L 286 1693  L 286 1686  L 286 1678  L 286 1662  L 286 1658  L 286 1650  L 286 1643  L 286 1627  L 286 1619  L 279 1615  L 279 1608  L 279 1592  L 279 1584  L 279 1576  L 279 1569  L 279 1557  L 271 1549  L 264 1541  L 264 1533  L 256 1526  L 256 1522  L 256 1514  L 256 1506  L 256 1491  L 256 1483  L 264 1475  L 264 1471  L 264 1455  L 264 1448  L 264 1440  L 264 1432  L 264 1440  L 256 1448  L 256 1455  L 252 1463  L 252 1471  L 252 1475  L 245 1483  L 237 1491  L 230 1491  L 222 1491  L 211 1491  L 203 1483  L 196 1475  L 188 1471  L 188 1455  L 188 1448  L 188 1440  L 196 1428  L 196 1420  L 196 1412  L 203 1405  L 203 1397  L 211 1381  L 211 1377  L 215 1370  L 215 1362  L 222 1354  L 230 1346  L 230 1338  L 237 1334  L 245 1327  L 256 1327  L 264 1319  L 279 1319  L 294 1311  L 305 1311  L 320 1303  L 328 1303  L 343 1295  L 347 1295  L 354 1303  L 362 1311  L 369 1311  L 384 1319  L 388 1327  L 396 1334  L 403 1334  L 411 1338  L 426 1346  L 433 1346  L 437 1354  L 437 1338  L 433 1334  L 426 1327  L 418 1327  L 411 1319  L 411 1311  L 403 1303  L 396 1303  L 388 1295  L 384 1295  L 377 1288  L 369 1284  L 362 1284  L 354 1276  L 347 1276  L 347 1268  L 343 1260  L 335 1252  L 328 1245  L 328 1241  L 320 1233  L 328 1225  L 328 1217  L 335 1210  L 343 1202  L 343 1194  L 347 1190  L 354 1182  L 362 1174  L 369 1167  L 369 1159  L 377 1151  L 384 1147  L 388 1139  L 396 1139  L 403 1132  L 411 1124  L 418 1116  L 418 1108  L 418 1100  L 426 1096  L 433 1081  L 433 1073  L 437 1057  L 445 1046  L 452 1030  L 460 1022  L 467 1007  L 467 1003  L 475 987  L 479 979  L 475 972  L 467 964  L 460 972  L 460 979  L 452 987  L 452 995  L 445 1003  L 437 1007  L 437 1014  L 433 1022  L 426 1030  L 426 1038  L 418 1046  L 411 1054  L 403 1057  L 396 1057  L 388 1065  L 384 1073  L 377 1073  L 369 1081  L 362 1089  L 354 1089  L 347 1096  L 343 1096  L 328 1096  L 320 1100  L 313 1100  L 305 1100  L 298 1100  L 286 1108  L 279 1108  L 271 1108  L 264 1108  L 256 1116  L 245 1116  L 237 1116  L 230 1116  L 222 1116  L 211 1116  L 203 1116  L 196 1116  L 181 1116  L 173 1124  L 166 1124  L 162 1124  L 147 1124  L 139 1124  L 132 1124  L 120 1124  L 113 1116  L 105 1116  L 98 1108  L 90 1108  L 83 1100  L 75 1100  L 71 1096  L 64 1089  L 56 1089  L 49 1081  L 41 1073  L 34 1065  L 30 1057  L 30 1054  L 30 1038  L 30 1030  L 30 1022  L 34 1014  L 34 1003  L 34 995  L 41 987  L 41 979  L 49 972  L 49 964  L 56 960  L 56 952  L 64 936  L 64 929  L 71 921  L 75 913  L 75 909  L 83 901  L 83 894  L 90 886  L 98 878  L 98 870  L 105 866  L 113 858  L 113 851  L 120 843  L 120 835  L 124 827  L 132 819  L 139 815  L 147 808  L 162 800  L 166 800  L 173 792  L 181 792  L 188 784  L 203 784  L 196 776  L 196 765  L 188 757  L 188 749  L 181 734  L 173 726  L 173 722  L 166 706  L 162 698  L 154 698  L 147 706  L 139 706  L 124 706  L 120 706  L 105 714  L 98 714  L 90 714  L 75 714  L 71 706  L 64 706  L 49 698  L 41 698  L 34 691  L 30 691  L 15 683  L 15 679  L 7 663  L 0 656  L 0 648  L 0 640  L 0 628  L 0 620  L 7 613  L 7 605  L 7 597  L 15 589  L 15 577  L 22 570  L 22 562  L 30 554  L 34 546  L 41 546  L 41 538  L 49 535  L 56 527  L 64 519  L 71 511  L 75 511  L 83 503  L 90 496  L 98 496  L 98 492  L 105 484  L 120 484  L 124 484  L 139 484  L 147 484  L 154 484  L 166 484  L 173 484  L 173 476  L 173 460  L 181 453  L 181 445  L 181 433  L 181 425  L 181 418  L 188 410  L 188 402  L 188 390  L 196 382  L 196 375  L 203 367  L 203 359  L 215 351  L 222 351  L 237 351  L 245 359  L 252 367  L 252 375  L 252 382  L 256 390  L 256 402  L 256 410  L 256 418  L 256 425  L 264 433  L 264 425  L 264 418  L 271 410  L 271 402  L 271 390  L 271 382  L 279 375  L 279 367  L 286 351  L 286 347  L 294 339  L 294 332  L 298 324  L 305 324  L 320 324  L 328 324  L 335 332  L 343 339  L 347 339  L 354 347  L 354 351  L 362 359  L 362 367  L 369 375  L 369 382  L 377 390  L 377 402  L 377 410  L 377 418  L 384 425  L 384 433  L 384 441  L 384 445  L 388 453  L 388 460  L 388 468  L 396 476  L 403 476  L 418 476  L 433 476  L 437 476  L 437 460  L 433 453  L 433 445  L 426 441  L 426 425  L 418 418  L 418 410  L 411 402  L 411 390  L 403 382  L 403 375  L 403 367  L 396 351  L 403 351  L 411 359  L 418 359  L 418 367  L 418 375  L 426 382  L 426 390  L 433 402  L 433 410  L 437 418  L 445 425  L 445 433  L 452 441  L 452 453  L 460 460  L 467 468  L 467 476  L 475 476  L 486 476  L 501 476  L 516 476  L 520 484  L 528 484  L 528 468  L 520 460  L 520 453  L 520 445  L 516 441  L 516 433  L 516 425  L 509 418  L 509 402  L 501 398  L 501 390  L 501 382  L 494 375  L 494 367  L 486 359  L 486 347  L 486 339  L 479 332  L 479 324  L 479 316  L 475 308  L 475 297  L 475 289  L 475 281  L 467 273  L 467 265  L 467 254  L 467 246  L 467 238  L 467 230  L 460 222  L 460 211  L 460 203  L 460 195  L 460 187  L 475 180  L 475 187  L 479 187  L 479 195  L 479 203  L 486 211  L 486 215  L 486 222  L 486 238  L 494 246  L 494 254  L 494 258  L 501 265  L 501 281  L 501 289  L 509 297  L 509 304  L 509 308  L 516 316  L 516 332  L 516 339  L 520 347  L 520 351  L 528 359  L 528 367  L 535 375  L 535 390  L 535 398  L 543 402  L 543 410  L 550 418  L 550 425  L 558 433  L 558 441  L 565 445  L 565 460  L 569 468  L 569 476  L 577 484  L 577 492  L 584 496  L 584 503  L 592 511  L 592 519  L 599 527  L 607 535  L 607 546  L 610 554  L 610 562  L 618 570  L 618 577  L 626 585  L 633 589  L 633 597  L 641 605  L 641 613  L 648 620  L 652 628  L 648 620  L 648 613  L 641 597  L 641 589  L 633 585  L 633 577  L 626 562  L 626 554  L 618 546  L 618 538  L 610 527  L 610 519  L 610 511  L 607 503  L 607 492  L 607 484  L 599 476  L 599 468  L 592 460  L 592 453  L 592 441  L 584 433  L 584 425  L 584 418  L 577 410  L 577 398  L 577 390  L 569 382  L 569 375  L 569 367  L 565 359  L 565 347  L 565 339  L 565 332  L 558 324  L 558 316  L 558 304  L 558 297  L 550 289  L 550 281  L 550 265  L 550 258  L 550 254  L 543 246  L 543 238  L 543 222  L 550 222  L 558 222  L 565 238  L 565 246  L 565 254  L 565 258  L 565 265  L 569 281  L 569 289  L 569 297  L 577 304  L 577 308  L 577 316  L 584 332  L 584 339  L 592 347  L 592 351  L 592 359  L 599 367  L 599 375  L 607 382  L 607 398  L 610 402  L 610 410  L 610 418  L 618 425  L 618 433  L 626 441  L 626 445  L 633 453  L 633 460  L 641 468  L 641 484  L 648 492  L 648 496  L 652 503  L 652 511  L 659 519  L 659 527  L 667 535  L 667 538  L 675 546  L 675 554  L 682 562  L 682 577  L 690 585  L 690 589  L 697 597  L 697 605  L 701 613  L 701 620  L 701 628  L 709 640  L 709 628  L 709 620  L 709 613  L 709 605  L 701 597  L 701 585  L 701 577  L 701 570  L 701 562  L 701 554  L 701 538  L 701 535  L 701 527  L 701 519  L 697 503  L 697 496  L 697 492  L 697 484  L 697 476  L 697 460  L 697 453  L 697 445  L 697 441  L 697 433  L 690 418  L 690 410  L 690 402  L 690 398  L 690 382  L 690 375  L 690 367  L 690 359  L 690 347  L 690 339  L 690 332  L 690 324  L 690 308  L 690 304  L 682 297  L 682 289  L 682 273  L 682 265  L 682 258  L 682 254  L 682 238  L 690 238  L 697 238  L 701 246  L 701 254  L 701 258  L 709 265  L 709 281  L 709 289  L 716 297  L 716 304  L 716 308  L 716 324  L 724 332  L 724 339  L 724 347  L 724 359  L 724 367  L 731 375  L 731 382  L 731 398  L 731 402  L 731 410  L 739 418  L 739 433  L 739 441  L 739 445  L 742 453  L 742 468  L 742 476  L 742 484  L 742 492  L 742 503  L 742 511  L 750 519  L 750 527  L 750 538  L 750 546  L 750 554  L 750 570  L 750 577  L 750 585  L 750 597  L 750 605  L 750 613  L 750 620  L 750 632  L 750 640  L 750 648  L 750 656  L 758 671  L 758 679  L 758 683  L 758 691  L 765 691  L 765 683  L 765 671  L 765 663  L 773 656  L 773 648  L 773 640  L 773 628  L 773 620  L 773 613  L 773 605  L 773 589  L 780 585  L 780 577  L 780 570  L 780 554  L 780 546  L 780 538  L 780 535  L 780 519  L 780 511  L 780 503  L 780 496  L 780 484  L 788 476  L 788 468  L 788 460  L 788 445  L 788 441  L 788 433  L 788 418  L 788 410  L 788 402  L 788 390  L 788 382  L 788 375  L 788 359  L 788 351  L 780 347  L 780 339  L 780 324  L 788 324  L 791 316  L 791 324  L 799 332  L 799 339  L 799 347  L 807 351  L 807 367  L 807 375  L 807 382  L 807 390  L 814 398  L 814 402  L 814 418  L 814 425  L 814 433  L 814 441  L 814 453  L 814 460  L 814 468  L 814 476  L 814 492  L 814 496  L 814 503  L 814 511  L 814 519  L 814 535  L 814 538  L 814 546  L 814 554  L 814 570  L 814 577  L 814 585  L 814 589  L 814 605  L 814 613  L 814 620  L 814 628  L 814 632  L 814 648  L 814 640  L 814 632  L 822 620  L 822 613  L 822 605  L 829 597  L 829 589  L 829 577  L 829 570  L 833 562  L 833 554  L 833 546  L 833 535  L 833 527  L 833 519  L 833 503  L 833 496  L 833 492  L 833 484  L 833 468  L 833 460  L 833 453  L 833 441  L 833 433  L 833 425  L 833 418  L 833 402  L 833 398  L 833 390  L 833 382  L 829 367  L 829 359  L 829 351  L 829 347  L 829 339  L 822 332  L 829 324  L 829 308  L 829 304  L 822 297  L 822 289  L 822 281  L 814 273  L 814 265  L 807 258  L 807 254  L 799 246  L 791 238  L 791 230  L 788 222  L 780 215  L 773 211  L 765 203  L 758 195  L 750 187  L 742 180  L 739 172  L 731 164  L 724 164  L 716 160  L 709 152  L 701 152  L 697 152  L 682 144  L 675 144  L 667 137  L 659 137  L 652 137  L 648 137  L 641 137  L 633 129  L 618 129  L 610 129  L 607 129  L 599 129  L 592 129  L 584 129  L 569 129  L 565 129  L 558 129  L 550 129  L 543 137  L 528 137  L 520 137  L 516 137  L 509 137  L 501 137  L 494 144  L 479 144  L 475 144  L 467 144  L 460 152  L 452 152  L 445 152  L 437 160  L 433 160  L 426 164  L 418 164  L 411 172  L 403 180  L 396 180  L 388 187  L 377 187  L 369 195  L 362 203  L 354 203  L 347 211  L 343 215  L 335 222  L 328 222  L 320 230  L 320 238  L 313 246  L 305 254  L 298 258  L 294 265  L 294 273  L 286 281  L 279 289  L 279 297  L 271 304  L 271 308  L 264 308  L 256 308  L 252 308  L 256 304  L 256 297  L 264 289  L 264 281  L 271 273  L 271 265  L 279 258  L 279 254  L 286 246  L 294 238  L 298 230  L 305 222  L 313 215  L 320 215  L 320 211  L 328 203  L 335 195  L 343 195  L 354 187  L 362 180  L 369 172  L 377 172  L 384 164  L 388 164  L 396 160  L 403 152  L 411 152  L 418 144  L 426 144  L 411 137  L 403 129  L 396 129  L 388 121  L 384 121  L 377 121  L 362 121  L 354 117  L 347 117  L 343 117  L 328 117  L 320 121  L 313 121  L 305 121  L 294 129  L 286 129  L 279 137  L 271 137  L 264 144  L 256 152  L 252 152  L 245 160  L 237 164  L 237 172  L 230 180  L 222 180  L 215 187  L 211 195  L 203 203  L 203 211  L 196 215  L 188 222  L 188 230  L 181 238  L 181 246  L 173 254  L 166 258  L 166 265  L 166 273  L 162 281  L 162 289  L 154 304  L 154 308  L 154 316  L 154 324  L 147 332  L 147 339  L 147 347  L 147 359  L 147 367  L 147 375  L 147 382  L 154 390  L 147 398  L 139 402  L 124 410  L 124 402  L 120 398  L 120 382  L 113 375  L 113 367  L 113 351  L 113 347  L 113 339  L 113 324  L 113 316  L 105 308  L 105 297  L 113 297  L 120 289  L 120 281  L 124 273  L 132 265  L 132 258  L 139 254  L 147 254  L 147 246  L 154 238  L 154 230  L 162 222  L 166 215  L 166 211  L 173 203  L 181 195  L 188 187  L 196 180  L 203 172  L 203 164  L 211 160  L 215 152  L 222 152  L 222 144  L 230 137  L 237 129  L 245 129  L 252 121  L 252 117  L 256 117  L 264 109  L 271 109  L 279 101  L 286 101  L 294 94  L 298 94  L 305 94  L 313 94  L 320 86  L 328 86  L 335 86  L 343 86  L 347 86  L 354 86  L 362 86  L 377 86  L 384 94  L 388 94  L 396 101  L 396 109  L 403 109  L 411 117  L 418 117  L 426 117  L 433 117  L 437 121  L 445 121  L 452 117  L 460 117  L 467 117  L 475 117  L 479 109  L 486 109  L 494 109  L 501 101  L 509 101  L 516 101  L 520 101  L 528 94  L 535 94  L 543 94  L 550 94  L 558 94  L 565 94  L 569 94  L 584 94  L 592 94  L 599 94  L 610 94  L 618 94  L 633 94  L 641 101  L 648 101  L 652 94  L 659 86  L 659 78  L 667 70  L 667 66  L 675 59  L 675 51  L 682 43  L 682 35  L 690 27  L 697 23  L 697 16  L 701 16  L 709 8  L 716 8  L 724 0  L 731 0  L 739 0  L 750 0  L 758 0  L 765 0  L 780 0  L 788 0  L 791 0  L 799 0  L 814 0  L 822 0  L 829 0  L 840 0  L 848 0  L 856 0  L 863 8  L 882 16  L 889 23  L 889 23  Z N"/>
          </draw:custom-shape>
          <draw:custom-shape draw:style-name="gr9" draw:text-style-name="P2" draw:layer="layout" svg:width="0.318cm" svg:height="0.176cm" svg:x="19.31cm" svg:y="12.85cm">
            <text:p/>
            <draw:enhanced-geometry svg:viewBox="0 0 140 86" draw:mirror-horizontal="true" draw:type="non-primitive" draw:enhanced-path="M 140 51  L 124 51  L 117 51  L 109 59  L 106 59  L 91 59  L 83 66  L 75 66  L 68 66  L 57 74  L 49 74  L 42 82  L 34 86  L 26 86  L 26 82  L 34 82  L 34 74  L 42 66  L 49 66  L 57 59  L 57 51  L 57 43  L 49 35  L 42 35  L 34 43  L 26 43  L 23 51  L 15 59  L 8 66  L 0 66  L 0 59  L 0 51  L 8 43  L 15 35  L 23 31  L 26 24  L 34 16  L 42 16  L 49 8  L 57 0  L 68 0  L 75 0  L 83 0  L 91 8  L 98 8  L 106 16  L 109 24  L 117 31  L 124 35  L 132 43  L 140 51  L 140 51  Z N"/>
          </draw:custom-shape>
          <draw:custom-shape draw:style-name="gr9" draw:text-style-name="P2" draw:layer="layout" svg:width="0.088cm" svg:height="0.105cm" svg:x="19.685cm" svg:y="12.868cm">
            <text:p/>
            <draw:enhanced-geometry svg:viewBox="0 0 38 51" draw:mirror-horizontal="true" draw:type="non-primitive" draw:enhanced-path="M 8 51  L 0 35  L 8 27  L 8 23  L 15 16  L 23 8  L 30 0  L 38 0  L 30 8  L 23 16  L 15 27  L 8 43  L 8 51  L 8 51  Z N"/>
          </draw:custom-shape>
          <draw:custom-shape draw:style-name="gr9" draw:text-style-name="P2" draw:layer="layout" svg:width="0.092cm" svg:height="0.176cm" svg:x="19.628cm" svg:y="12.903cm">
            <text:p/>
            <draw:enhanced-geometry svg:viewBox="0 0 41 85" draw:mirror-horizontal="true" draw:type="non-primitive" draw:enhanced-path="M 7 85  L 0 78  L 7 70  L 7 62  L 7 58  L 0 50  L 0 42  L 7 35  L 7 19  L 15 11  L 18 7  L 26 0  L 41 0  L 34 7  L 26 11  L 18 19  L 18 27  L 15 35  L 15 50  L 15 58  L 15 62  L 15 78  L 7 85  L 7 85  Z N"/>
          </draw:custom-shape>
          <draw:custom-shape draw:style-name="gr9" draw:text-style-name="P2" draw:layer="layout" svg:width="0.035cm" svg:height="0.058cm" svg:x="19.78cm" svg:y="12.973cm">
            <text:p/>
            <draw:enhanced-geometry svg:viewBox="0 0 15 27" draw:mirror-horizontal="true" draw:type="non-primitive" draw:enhanced-path="M 15 27  L 8 27  L 0 27  L 0 23  L 0 15  L 0 0  L 8 7  L 8 23  L 15 27  L 15 27  Z N"/>
          </draw:custom-shape>
          <draw:custom-shape draw:style-name="gr9" draw:text-style-name="P2" draw:layer="layout" svg:width="0.309cm" svg:height="0.177cm" svg:x="19.167cm" svg:y="13.004cm">
            <text:p/>
            <draw:enhanced-geometry svg:viewBox="0 0 136 86" draw:mirror-horizontal="true" draw:type="non-primitive" draw:enhanced-path="M 136 55  L 132 55  L 117 55  L 109 55  L 102 55  L 94 55  L 83 63  L 76 63  L 68 63  L 53 63  L 45 71  L 42 71  L 34 71  L 19 78  L 11 78  L 4 86  L 0 86  L 0 78  L 4 71  L 4 55  L 11 51  L 11 43  L 19 35  L 19 28  L 27 20  L 34 20  L 45 12  L 53 8  L 68 8  L 76 0  L 83 0  L 91 0  L 94 8  L 102 12  L 109 20  L 117 35  L 132 51  L 132 55  L 136 55  L 136 55  Z N"/>
          </draw:custom-shape>
          <draw:custom-shape draw:style-name="gr9" draw:text-style-name="P2" draw:layer="layout" svg:width="0.119cm" svg:height="0.168cm" svg:x="19.467cm" svg:y="13.044cm">
            <text:p/>
            <draw:enhanced-geometry svg:viewBox="0 0 53 82" draw:mirror-horizontal="true" draw:type="non-primitive" draw:enhanced-path="M 53 0  L 49 8  L 42 15  L 42 23  L 34 35  L 34 43  L 34 51  L 27 58  L 27 66  L 19 82  L 19 74  L 11 66  L 8 58  L 0 51  L 0 43  L 0 35  L 8 31  L 11 23  L 27 15  L 34 8  L 42 8  L 53 0  L 53 0  Z N"/>
          </draw:custom-shape>
          <draw:custom-shape draw:style-name="gr9" draw:text-style-name="P2" draw:layer="layout" svg:width="0.299cm" svg:height="0.406cm" svg:x="19.119cm" svg:y="13.185cm">
            <text:p/>
            <draw:enhanced-geometry svg:viewBox="0 0 132 195" draw:mirror-horizontal="true" draw:type="non-primitive" draw:enhanced-path="M 132 172  L 124 180  L 116 180  L 109 187  L 105 187  L 98 187  L 90 195  L 75 195  L 67 195  L 64 195  L 49 195  L 41 195  L 33 187  L 41 180  L 49 180  L 56 172  L 64 172  L 67 164  L 75 164  L 82 156  L 98 156  L 105 152  L 109 152  L 116 144  L 124 137  L 132 129  L 132 121  L 124 113  L 116 113  L 105 113  L 98 113  L 90 121  L 75 121  L 67 121  L 64 121  L 56 121  L 41 121  L 33 129  L 26 129  L 18 129  L 7 137  L 15 129  L 18 121  L 18 113  L 26 109  L 33 102  L 41 94  L 49 94  L 64 86  L 67 78  L 75 78  L 82 70  L 98 70  L 105 70  L 109 70  L 109 63  L 116 59  L 116 51  L 109 51  L 109 43  L 98 51  L 90 51  L 75 51  L 67 51  L 64 59  L 56 59  L 41 59  L 33 63  L 26 63  L 15 70  L 7 70  L 0 78  L 0 70  L 7 59  L 7 51  L 15 43  L 18 35  L 26 27  L 33 20  L 41 20  L 56 16  L 64 8  L 67 8  L 75 0  L 82 0  L 90 0  L 98 0  L 109 0  L 116 0  L 132 172  L 132 172  Z N"/>
          </draw:custom-shape>
          <draw:custom-shape draw:style-name="gr9" draw:text-style-name="P2" draw:layer="layout" svg:width="0.172cm" svg:height="0.128cm" svg:x="19.328cm" svg:y="13.185cm">
            <text:p/>
            <draw:enhanced-geometry svg:viewBox="0 0 75 63" draw:mirror-horizontal="true" draw:type="non-primitive" draw:enhanced-path="M 75 0  L 60 8  L 52 16  L 49 20  L 41 20  L 34 27  L 26 35  L 18 51  L 18 59  L 11 63  L 11 59  L 0 43  L 0 35  L 7 27  L 11 20  L 18 20  L 26 16  L 34 16  L 49 8  L 52 8  L 60 0  L 75 0  L 75 0  Z N"/>
          </draw:custom-shape>
          <draw:custom-shape draw:style-name="gr9" draw:text-style-name="P2" draw:layer="layout" svg:width="0.035cm" svg:height="0.04cm" svg:x="19.383cm" svg:y="13.379cm">
            <text:p/>
            <draw:enhanced-geometry svg:viewBox="0 0 15 19" draw:mirror-horizontal="true" draw:type="non-primitive" draw:enhanced-path="M 0 19  L 0 15  L 0 8  L 7 8  L 15 0  L 15 8  L 0 15  L 0 19  L 0 19  Z N"/>
          </draw:custom-shape>
          <draw:custom-shape draw:style-name="gr9" draw:text-style-name="P2" draw:layer="layout" svg:width="0.154cm" svg:height="0.057cm" svg:x="19.244cm" svg:y="13.481cm">
            <text:p/>
            <draw:enhanced-geometry svg:viewBox="0 0 68 28" draw:mirror-horizontal="true" draw:type="non-primitive" draw:enhanced-path="M 68 0  L 60 0  L 49 8  L 42 8  L 34 12  L 26 20  L 11 20  L 8 28  L 8 20  L 0 12  L 11 8  L 19 8  L 34 8  L 42 0  L 57 0  L 60 0  L 68 0  L 68 0  Z N"/>
          </draw:custom-shape>
          <draw:custom-shape draw:style-name="gr9" draw:text-style-name="P2" draw:layer="layout" svg:width="0.207cm" svg:height="0.648cm" svg:x="20.512cm" svg:y="13.507cm">
            <text:p/>
            <draw:enhanced-geometry svg:viewBox="0 0 91 312" draw:mirror-horizontal="true" draw:type="non-primitive" draw:enhanced-path="M 61 47  L 61 51  L 61 59  L 61 67  L 68 82  L 68 90  L 68 94  L 68 102  L 76 109  L 76 125  L 76 133  L 83 141  L 83 145  L 83 152  L 83 168  L 83 176  L 83 184  L 91 187  L 91 195  L 91 211  L 91 219  L 91 226  L 91 234  L 91 238  L 91 246  L 91 262  L 83 269  L 83 277  L 83 281  L 76 289  L 76 297  L 76 312  L 68 312  L 61 312  L 57 312  L 49 305  L 42 297  L 34 289  L 27 281  L 27 277  L 19 269  L 19 262  L 12 254  L 12 246  L 12 238  L 8 234  L 8 226  L 8 219  L 8 203  L 0 195  L 0 187  L 0 184  L 0 176  L 0 160  L 0 152  L 0 145  L 0 141  L 0 133  L 0 117  L 0 109  L 0 102  L 0 94  L 8 90  L 8 82  L 8 67  L 8 59  L 8 51  L 12 47  L 12 39  L 12 31  L 19 24  L 19 8  L 19 0  L 34 8  L 42 8  L 42 16  L 49 31  L 57 39  L 61 47  L 61 47  Z N"/>
          </draw:custom-shape>
          <draw:custom-shape draw:style-name="gr9" draw:text-style-name="P2" draw:layer="layout" svg:width="1.274cm" svg:height="1.482cm" svg:x="20.007cm" svg:y="13.573cm">
            <text:p/>
            <draw:enhanced-geometry svg:viewBox="0 0 558 714" draw:mirror-horizontal="true" draw:type="non-primitive" draw:enhanced-path="M 204 129  L 211 137  L 211 145  L 215 145  L 215 153  L 215 164  L 223 172  L 223 180  L 223 188  L 223 195  L 223 207  L 223 215  L 223 223  L 223 231  L 230 238  L 230 246  L 238 250  L 238 258  L 245 274  L 253 281  L 253 289  L 257 297  L 264 301  L 272 309  L 279 309  L 287 316  L 302 316  L 306 316  L 313 309  L 321 301  L 328 297  L 336 297  L 343 281  L 347 274  L 347 266  L 355 250  L 355 246  L 355 231  L 362 223  L 362 231  L 370 238  L 370 246  L 377 250  L 377 258  L 385 266  L 392 274  L 392 281  L 396 289  L 404 297  L 411 297  L 419 301  L 419 309  L 426 309  L 434 316  L 438 324  L 445 324  L 453 332  L 460 340  L 468 340  L 475 344  L 479 352  L 487 352  L 494 359  L 502 367  L 509 375  L 517 375  L 509 391  L 502 394  L 502 402  L 494 410  L 494 418  L 487 426  L 487 437  L 479 445  L 479 453  L 475 461  L 475 476  L 479 484  L 487 484  L 494 488  L 502 496  L 509 488  L 517 488  L 517 484  L 524 484  L 536 488  L 551 496  L 558 504  L 551 504  L 543 512  L 536 519  L 528 527  L 524 531  L 517 539  L 509 539  L 502 547  L 502 562  L 494 570  L 487 578  L 487 582  L 479 590  L 479 597  L 475 590  L 468 582  L 460 582  L 453 578  L 445 570  L 438 562  L 438 554  L 438 547  L 445 539  L 438 531  L 434 527  L 419 527  L 419 531  L 411 539  L 411 554  L 404 562  L 396 570  L 396 578  L 392 582  L 385 590  L 377 597  L 370 605  L 362 613  L 355 613  L 347 621  L 343 625  L 336 632  L 328 640  L 321 648  L 313 648  L 306 656  L 302 664  L 294 664  L 287 672  L 279 675  L 272 675  L 264 675  L 257 675  L 253 675  L 253 683  L 245 683  L 238 683  L 230 683  L 223 683  L 215 691  L 211 691  L 204 691  L 196 699  L 189 699  L 181 699  L 174 699  L 170 707  L 162 707  L 155 707  L 147 714  L 140 714  L 132 714  L 125 714  L 121 714  L 113 714  L 106 714  L 98 714  L 91 714  L 83 714  L 79 714  L 72 707  L 64 707  L 57 707  L 57 699  L 49 691  L 42 691  L 34 683  L 34 675  L 30 672  L 30 664  L 30 656  L 30 648  L 30 640  L 34 632  L 34 621  L 34 613  L 42 605  L 42 597  L 49 590  L 49 582  L 57 578  L 57 570  L 64 554  L 64 547  L 72 539  L 79 531  L 79 527  L 83 519  L 91 512  L 91 504  L 98 496  L 106 496  L 113 488  L 121 484  L 121 476  L 125 469  L 132 469  L 140 461  L 147 453  L 155 453  L 162 445  L 174 437  L 181 437  L 189 433  L 204 433  L 211 433  L 215 433  L 230 433  L 238 433  L 230 445  L 230 453  L 230 461  L 230 469  L 238 469  L 245 476  L 253 461  L 253 453  L 257 445  L 264 437  L 272 445  L 279 445  L 287 445  L 287 437  L 294 437  L 302 437  L 302 433  L 306 433  L 313 426  L 321 418  L 328 418  L 328 410  L 336 410  L 343 410  L 347 418  L 355 426  L 362 426  L 370 418  L 370 402  L 362 394  L 355 394  L 355 391  L 347 375  L 347 367  L 347 359  L 347 352  L 347 344  L 355 340  L 355 332  L 347 324  L 343 324  L 336 332  L 328 340  L 328 344  L 321 352  L 321 359  L 313 367  L 313 375  L 313 383  L 306 391  L 302 394  L 294 402  L 294 410  L 287 410  L 279 410  L 264 410  L 264 402  L 257 394  L 257 391  L 253 383  L 253 375  L 253 367  L 253 359  L 245 352  L 245 344  L 238 340  L 230 340  L 230 344  L 223 352  L 223 367  L 230 375  L 230 383  L 230 394  L 238 402  L 230 402  L 223 402  L 215 402  L 211 394  L 204 391  L 196 383  L 196 375  L 189 367  L 181 359  L 174 352  L 174 344  L 170 340  L 170 332  L 162 324  L 162 316  L 162 301  L 162 297  L 170 289  L 174 281  L 181 281  L 189 274  L 196 266  L 204 258  L 211 250  L 211 246  L 211 238  L 211 231  L 211 223  L 204 231  L 196 231  L 189 231  L 181 238  L 181 246  L 174 250  L 170 258  L 162 258  L 155 266  L 147 266  L 140 274  L 132 274  L 125 281  L 121 281  L 106 281  L 98 281  L 91 289  L 83 289  L 72 289  L 64 289  L 57 281  L 49 281  L 34 281  L 30 281  L 23 274  L 15 274  L 8 266  L 0 258  L 0 246  L 0 238  L 8 223  L 8 215  L 15 207  L 23 203  L 30 195  L 34 188  L 34 180  L 42 172  L 49 172  L 57 164  L 64 156  L 72 153  L 79 145  L 83 145  L 91 137  L 98 137  L 106 129  L 121 129  L 125 121  L 132 121  L 140 121  L 147 129  L 155 129  L 162 137  L 170 137  L 174 145  L 181 145  L 189 145  L 196 137  L 196 129  L 196 121  L 189 121  L 181 114  L 174 114  L 170 110  L 170 94  L 170 86  L 170 78  L 170 63  L 170 59  L 174 51  L 174 36  L 174 28  L 174 20  L 174 16  L 181 0  L 181 8  L 181 20  L 189 28  L 189 36  L 196 43  L 196 51  L 196 63  L 196 71  L 196 78  L 204 94  L 204 102  L 204 110  L 204 121  L 204 129  L 204 129  Z N"/>
          </draw:custom-shape>
          <draw:custom-shape draw:style-name="gr9" draw:text-style-name="P2" draw:layer="layout" svg:width="0.088cm" svg:height="0.177cm" svg:x="20.104cm" svg:y="13.586cm">
            <text:p/>
            <draw:enhanced-geometry svg:viewBox="0 0 38 86" draw:mirror-horizontal="true" draw:type="non-primitive" draw:enhanced-path="M 0 0  L 38 86  L 30 86  L 0 0  L 0 0  Z N"/>
          </draw:custom-shape>
          <draw:custom-shape draw:style-name="gr9" draw:text-style-name="P2" draw:layer="layout" svg:width="0.066cm" svg:height="0.565cm" svg:x="19.685cm" svg:y="13.586cm">
            <text:p/>
            <draw:enhanced-geometry svg:viewBox="0 0 30 273" draw:mirror-horizontal="true" draw:type="non-primitive" draw:enhanced-path="M 30 273  L 30 258  L 30 250  L 22 242  L 22 230  L 22 223  L 22 215  L 22 207  L 22 195  L 22 187  L 15 180  L 15 172  L 15 156  L 15 148  L 15 145  L 15 137  L 15 129  L 15 113  L 15 106  L 7 102  L 7 94  L 7 78  L 7 70  L 7 63  L 7 55  L 7 43  L 7 35  L 7 28  L 7 20  L 0 8  L 0 0  L 7 8  L 7 12  L 7 28  L 7 35  L 7 43  L 15 51  L 15 63  L 15 70  L 15 78  L 15 86  L 15 102  L 15 106  L 15 113  L 15 121  L 15 137  L 22 145  L 22 148  L 22 156  L 22 172  L 22 180  L 22 187  L 22 195  L 22 207  L 22 215  L 22 223  L 22 238  L 22 242  L 30 250  L 30 258  L 30 273  L 30 273  Z N"/>
          </draw:custom-shape>
          <draw:custom-shape draw:style-name="gr9" draw:text-style-name="P2" draw:layer="layout" svg:width="0.189cm" svg:height="0.146cm" svg:x="19.119cm" svg:y="13.604cm">
            <text:p/>
            <draw:enhanced-geometry svg:viewBox="0 0 83 70" draw:mirror-horizontal="true" draw:type="non-primitive" draw:enhanced-path="M 41 70  L 26 62  L 7 62  L 0 62  L 7 55  L 15 55  L 18 47  L 33 47  L 41 43  L 49 35  L 56 35  L 60 27  L 67 20  L 75 12  L 75 4  L 83 0  L 83 4  L 83 12  L 83 20  L 75 27  L 75 35  L 75 43  L 67 47  L 67 55  L 60 62  L 56 62  L 49 62  L 41 70  L 41 70  Z N"/>
          </draw:custom-shape>
          <draw:custom-shape draw:style-name="gr9" draw:text-style-name="P2" draw:layer="layout" svg:width="0.181cm" svg:height="0.079cm" svg:x="19.198cm" svg:y="13.613cm">
            <text:p/>
            <draw:enhanced-geometry svg:viewBox="0 0 80 39" draw:mirror-horizontal="true" draw:type="non-primitive" draw:enhanced-path="M 80 8  L 72 8  L 64 16  L 57 23  L 49 23  L 38 31  L 31 31  L 23 39  L 8 39  L 8 31  L 8 8  L 0 0  L 8 0  L 23 8  L 31 8  L 46 8  L 49 8  L 64 8  L 72 8  L 80 8  L 80 8  Z N"/>
          </draw:custom-shape>
          <draw:custom-shape draw:style-name="gr9" draw:text-style-name="P2" draw:layer="layout" svg:width="0.198cm" svg:height="0.436cm" svg:x="19.782cm" svg:y="13.719cm">
            <text:p/>
            <draw:enhanced-geometry svg:viewBox="0 0 87 210" draw:mirror-horizontal="true" draw:type="non-primitive" draw:enhanced-path="M 87 210  L 80 203  L 80 195  L 72 187  L 72 179  L 65 167  L 65 160  L 57 152  L 57 144  L 49 136  L 49 132  L 42 124  L 42 109  L 38 101  L 38 93  L 31 85  L 31 82  L 23 74  L 23 58  L 16 50  L 16 43  L 16 39  L 8 31  L 8 15  L 8 7  L 0 0  L 0 7  L 8 7  L 8 15  L 8 23  L 16 31  L 16 43  L 23 50  L 31 66  L 31 74  L 38 85  L 42 101  L 42 109  L 49 124  L 57 136  L 57 152  L 65 160  L 72 175  L 72 179  L 80 187  L 80 195  L 80 203  L 87 210  L 87 210  Z N"/>
          </draw:custom-shape>
          <draw:custom-shape draw:style-name="gr9" draw:text-style-name="P2" draw:layer="layout" svg:width="0.163cm" svg:height="0.057cm" svg:x="19.176cm" svg:y="13.785cm">
            <text:p/>
            <draw:enhanced-geometry svg:viewBox="0 0 72 27" draw:mirror-horizontal="true" draw:type="non-primitive" draw:enhanced-path="M 72 0  L 72 8  L 65 12  L 57 12  L 42 12  L 34 19  L 31 19  L 23 19  L 16 19  L 8 27  L 0 12  L 0 8  L 0 0  L 8 0  L 23 0  L 31 0  L 34 8  L 42 8  L 57 8  L 65 0  L 72 0  L 72 0  Z N"/>
          </draw:custom-shape>
          <draw:custom-shape draw:style-name="gr9" draw:text-style-name="P2" draw:layer="layout" svg:width="0.507cm" svg:height="0.525cm" svg:x="19.943cm" svg:y="13.807cm">
            <text:p/>
            <draw:enhanced-geometry svg:viewBox="0 0 223 253" draw:mirror-horizontal="true" draw:type="non-primitive" draw:enhanced-path="M 49 0  L 49 7  L 57 15  L 57 23  L 64 31  L 72 39  L 72 42  L 76 50  L 76 58  L 83 74  L 91 81  L 91 89  L 98 93  L 106 101  L 106 109  L 113 117  L 117 124  L 117 132  L 125 136  L 132 144  L 132 152  L 140 160  L 147 167  L 155 175  L 155 183  L 162 187  L 166 195  L 174 202  L 181 202  L 189 210  L 196 218  L 196 226  L 204 230  L 207 230  L 215 238  L 223 245  L 215 238  L 207 230  L 204 230  L 196 226  L 189 226  L 181 218  L 174 210  L 166 202  L 162 202  L 155 195  L 147 187  L 140 183  L 132 183  L 125 175  L 117 167  L 117 160  L 113 152  L 106 144  L 98 136  L 91 136  L 83 132  L 76 124  L 76 117  L 72 109  L 64 101  L 64 93  L 57 89  L 49 81  L 49 66  L 42 58  L 34 66  L 30 74  L 23 81  L 30 89  L 30 93  L 34 101  L 42 109  L 42 117  L 49 124  L 57 132  L 64 136  L 72 144  L 76 152  L 83 160  L 91 167  L 98 175  L 106 183  L 113 187  L 113 195  L 117 195  L 125 202  L 132 210  L 140 218  L 147 218  L 155 226  L 162 230  L 166 238  L 174 238  L 181 245  L 189 253  L 181 245  L 174 245  L 166 238  L 162 230  L 155 230  L 147 226  L 140 226  L 132 218  L 125 210  L 117 202  L 113 202  L 106 195  L 98 187  L 91 183  L 83 183  L 76 175  L 72 167  L 64 160  L 57 152  L 49 144  L 42 136  L 42 132  L 34 124  L 30 124  L 30 117  L 23 109  L 15 101  L 15 93  L 15 89  L 8 81  L 8 74  L 0 66  L 0 58  L 0 42  L 0 39  L 0 31  L 0 23  L 0 15  L 0 0  L 8 7  L 23 0  L 30 0  L 34 0  L 49 0  L 49 0  Z N"/>
          </draw:custom-shape>
          <draw:custom-shape draw:style-name="gr9" draw:text-style-name="P2" draw:layer="layout" svg:width="0.392cm" svg:height="0.467cm" svg:x="19.866cm" svg:y="13.807cm">
            <text:p/>
            <draw:enhanced-geometry svg:viewBox="0 0 173 226" draw:mirror-horizontal="true" draw:type="non-primitive" draw:enhanced-path="M 49 7  L 57 15  L 57 23  L 64 31  L 64 39  L 72 50  L 72 58  L 79 66  L 79 74  L 83 81  L 83 89  L 91 93  L 98 101  L 98 117  L 106 124  L 106 132  L 113 136  L 121 144  L 121 152  L 124 160  L 132 167  L 140 175  L 140 183  L 147 187  L 155 195  L 155 202  L 162 210  L 166 218  L 173 226  L 166 218  L 162 218  L 155 210  L 147 202  L 147 195  L 140 187  L 132 183  L 124 183  L 121 175  L 113 167  L 113 160  L 106 152  L 98 144  L 91 136  L 83 132  L 79 124  L 79 117  L 72 109  L 64 101  L 57 93  L 49 89  L 49 81  L 42 74  L 34 66  L 30 58  L 30 50  L 23 42  L 15 39  L 15 31  L 8 23  L 8 15  L 0 0  L 8 0  L 23 7  L 34 7  L 49 7  L 49 7  Z N"/>
          </draw:custom-shape>
          <draw:custom-shape draw:style-name="gr9" draw:text-style-name="P2" draw:layer="layout" svg:width="0.3cm" svg:height="0.481cm" svg:x="19.782cm" svg:y="13.824cm">
            <text:p/>
            <draw:enhanced-geometry svg:viewBox="0 0 132 231" draw:mirror-horizontal="true" draw:type="non-primitive" draw:enhanced-path="M 132 231  L 125 223  L 125 219  L 117 211  L 110 203  L 102 195  L 94 188  L 94 180  L 87 176  L 83 168  L 83 160  L 76 153  L 68 145  L 61 137  L 61 129  L 53 125  L 45 117  L 45 110  L 42 102  L 42 86  L 34 82  L 27 74  L 27 67  L 19 59  L 19 51  L 12 43  L 12 35  L 4 24  L 4 16  L 0 8  L 0 0  L 0 8  L 4 16  L 4 24  L 12 32  L 19 35  L 19 43  L 27 59  L 27 67  L 34 74  L 42 82  L 42 86  L 45 94  L 53 102  L 53 110  L 61 117  L 68 125  L 68 129  L 76 137  L 83 145  L 83 160  L 87 168  L 94 176  L 94 180  L 102 188  L 110 195  L 110 203  L 117 211  L 125 219  L 125 223  L 132 231  L 132 231  Z N"/>
          </draw:custom-shape>
          <draw:custom-shape draw:style-name="gr9" draw:text-style-name="P2" draw:layer="layout" svg:width="0.154cm" svg:height="0.155cm" svg:x="19.888cm" svg:y="14.424cm">
            <text:p/>
            <draw:enhanced-geometry svg:viewBox="0 0 68 74" draw:mirror-horizontal="true" draw:type="non-primitive" draw:enhanced-path="M 68 35  L 68 43  L 57 51  L 42 66  L 34 74  L 26 66  L 23 59  L 15 51  L 8 51  L 0 43  L 0 27  L 8 23  L 15 16  L 23 8  L 26 0  L 34 8  L 42 16  L 57 16  L 64 23  L 68 27  L 68 35  L 68 35  Z N"/>
          </draw:custom-shape>
          <draw:custom-shape draw:style-name="gr22" draw:text-style-name="P2" draw:layer="layout" svg:width="1.221cm" svg:height="0.948cm" svg:x="19.326cm" svg:y="14.583cm">
            <text:p/>
            <draw:enhanced-geometry svg:viewBox="0 0 535 457" draw:mirror-horizontal="true" draw:type="non-primitive" draw:enhanced-path="M 460 144  L 467 152  L 467 160  L 471 168  L 471 176  L 478 184  L 486 187  L 486 195  L 494 203  L 501 211  L 501 219  L 509 226  L 509 230  L 512 238  L 512 246  L 520 254  L 520 262  L 527 269  L 527 277  L 535 281  L 535 289  L 535 297  L 535 304  L 535 320  L 535 324  L 535 332  L 535 340  L 535 347  L 535 363  L 527 363  L 512 371  L 509 375  L 501 375  L 494 382  L 486 390  L 471 390  L 467 398  L 460 398  L 445 398  L 445 390  L 437 390  L 437 382  L 429 375  L 429 371  L 429 363  L 426 355  L 426 347  L 426 340  L 418 324  L 418 320  L 418 312  L 418 304  L 411 297  L 411 289  L 411 281  L 403 277  L 403 269  L 403 262  L 403 254  L 396 246  L 396 238  L 396 230  L 388 226  L 388 219  L 388 211  L 380 203  L 380 195  L 377 187  L 377 184  L 377 176  L 369 168  L 369 160  L 362 152  L 354 144  L 354 137  L 347 133  L 339 125  L 335 117  L 328 109  L 320 102  L 313 102  L 305 94  L 297 90  L 290 90  L 286 90  L 279 90  L 271 90  L 256 90  L 248 90  L 245 94  L 237 102  L 237 109  L 230 117  L 222 125  L 222 133  L 222 137  L 215 144  L 215 160  L 215 168  L 215 176  L 215 184  L 215 195  L 215 203  L 215 211  L 215 226  L 215 230  L 215 238  L 207 246  L 207 262  L 207 269  L 207 277  L 207 281  L 207 289  L 215 304  L 215 312  L 215 320  L 222 324  L 222 340  L 222 347  L 222 355  L 222 363  L 215 371  L 215 382  L 207 390  L 207 398  L 207 406  L 207 414  L 203 414  L 196 418  L 181 425  L 166 425  L 154 433  L 147 441  L 132 449  L 124 457  L 117 457  L 105 457  L 98 449  L 90 441  L 83 433  L 75 433  L 71 425  L 64 418  L 56 414  L 49 406  L 41 406  L 34 398  L 26 390  L 22 382  L 15 375  L 7 375  L 0 371  L 7 363  L 7 355  L 15 347  L 22 340  L 22 332  L 26 324  L 34 320  L 41 312  L 49 304  L 56 297  L 56 289  L 64 281  L 71 277  L 75 269  L 75 262  L 83 254  L 83 246  L 90 238  L 90 230  L 90 226  L 98 219  L 98 211  L 105 203  L 113 195  L 113 187  L 117 184  L 124 176  L 124 160  L 132 152  L 132 144  L 139 137  L 139 133  L 147 133  L 147 137  L 154 137  L 154 144  L 158 152  L 166 160  L 173 160  L 181 152  L 188 144  L 181 137  L 181 133  L 188 117  L 188 109  L 188 102  L 196 90  L 196 82  L 203 74  L 203 66  L 207 59  L 215 51  L 222 43  L 230 43  L 237 39  L 245 31  L 248 31  L 264 24  L 271 24  L 279 24  L 286 16  L 290 8  L 297 0  L 297 8  L 305 16  L 305 24  L 313 31  L 320 39  L 328 43  L 328 51  L 335 51  L 339 59  L 347 66  L 354 66  L 362 74  L 369 74  L 377 82  L 380 82  L 388 90  L 388 94  L 396 94  L 403 102  L 411 102  L 418 109  L 426 109  L 429 117  L 437 125  L 445 133  L 452 133  L 452 137  L 460 144  L 460 144  Z N"/>
          </draw:custom-shape>
          <draw:custom-shape draw:style-name="gr22" draw:text-style-name="P2" draw:layer="layout" svg:width="0.758cm" svg:height="1.076cm" svg:x="19.531cm" svg:y="14.812cm">
            <text:p/>
            <draw:enhanced-geometry svg:viewBox="0 0 332 519" draw:mirror-horizontal="true" draw:type="non-primitive" draw:enhanced-path="M 173 8  L 184 16  L 192 16  L 200 24  L 200 28  L 207 35  L 215 43  L 215 51  L 222 59  L 222 67  L 226 75  L 226 86  L 234 94  L 234 102  L 234 110  L 241 117  L 241 129  L 249 137  L 249 145  L 249 153  L 256 160  L 256 168  L 256 180  L 264 188  L 264 195  L 264 203  L 264 211  L 267 223  L 267 231  L 267 238  L 275 246  L 275 254  L 275 262  L 283 273  L 283 281  L 283 289  L 290 297  L 290 305  L 298 309  L 298 316  L 305 324  L 305 340  L 313 348  L 316 355  L 316 359  L 324 367  L 324 375  L 332 383  L 332 391  L 332 402  L 332 410  L 324 410  L 316 418  L 313 418  L 305 426  L 290 426  L 283 426  L 275 433  L 267 433  L 264 433  L 249 441  L 241 441  L 234 441  L 226 449  L 222 449  L 207 449  L 200 453  L 192 453  L 184 461  L 177 461  L 173 469  L 166 469  L 151 476  L 143 476  L 135 484  L 132 492  L 124 492  L 109 496  L 102 496  L 90 504  L 75 512  L 60 512  L 53 519  L 53 512  L 45 496  L 45 492  L 41 484  L 41 476  L 41 469  L 34 453  L 34 449  L 26 441  L 26 433  L 19 426  L 11 410  L 11 402  L 4 398  L 4 391  L 0 383  L 4 375  L 11 375  L 19 367  L 26 367  L 34 359  L 45 359  L 53 355  L 60 355  L 68 348  L 75 348  L 90 348  L 94 340  L 102 340  L 109 332  L 117 332  L 124 332  L 132 340  L 135 355  L 151 359  L 158 375  L 166 383  L 173 383  L 177 375  L 184 359  L 177 355  L 177 348  L 173 340  L 166 332  L 158 324  L 151 316  L 143 316  L 135 309  L 132 305  L 132 297  L 135 297  L 151 297  L 158 297  L 166 305  L 173 305  L 177 309  L 184 316  L 192 316  L 200 324  L 207 332  L 215 340  L 222 348  L 222 355  L 226 359  L 234 359  L 241 355  L 249 348  L 241 340  L 234 332  L 234 324  L 226 316  L 222 309  L 222 305  L 215 297  L 207 297  L 200 289  L 192 281  L 192 273  L 184 266  L 177 266  L 173 262  L 166 262  L 151 254  L 143 254  L 135 254  L 135 238  L 132 231  L 132 223  L 132 215  L 132 203  L 132 195  L 132 188  L 124 180  L 124 172  L 124 160  L 124 153  L 132 145  L 132 137  L 132 121  L 132 117  L 132 110  L 132 102  L 132 86  L 132 78  L 132 75  L 132 67  L 132 51  L 132 43  L 132 35  L 132 28  L 135 24  L 143 8  L 151 0  L 158 0  L 166 8  L 173 8  L 173 8  Z N"/>
          </draw:custom-shape>
          <draw:custom-shape draw:style-name="gr9" draw:text-style-name="P2" draw:layer="layout" svg:width="0.004cm" svg:height="0.013cm" svg:x="20.007cm" svg:y="15.13cm">
            <text:p/>
            <draw:enhanced-geometry svg:viewBox="0 0 0 7" draw:mirror-horizontal="true" draw:type="non-primitive" draw:enhanced-path="M 0 0  L 0 7  L 0 0  L 0 0  Z N"/>
          </draw:custom-shape>
          <draw:custom-shape draw:style-name="gr9" draw:text-style-name="P2" draw:layer="layout" svg:width="0.242cm" svg:height="0.12cm" svg:x="19.275cm" svg:y="15.363cm">
            <text:p/>
            <draw:enhanced-geometry svg:viewBox="0 0 106 58" draw:mirror-horizontal="true" draw:type="non-primitive" draw:enhanced-path="M 106 7  L 98 15  L 91 15  L 83 23  L 75 31  L 68 39  L 60 39  L 57 43  L 42 43  L 34 43  L 26 50  L 19 50  L 15 50  L 0 58  L 0 50  L 8 50  L 19 43  L 26 43  L 34 39  L 42 39  L 49 31  L 60 23  L 68 23  L 75 15  L 83 7  L 91 7  L 98 0  L 106 0  L 106 7  L 106 7  Z N"/>
          </draw:custom-shape>
          <draw:custom-shape draw:style-name="gr22" draw:text-style-name="P2" draw:layer="layout" svg:width="1.557cm" svg:height="1.076cm" svg:x="19.004cm" svg:y="15.412cm">
            <text:p/>
            <draw:enhanced-geometry svg:viewBox="0 0 683 519" draw:mirror-horizontal="true" draw:type="non-primitive" draw:enhanced-path="M 641 113  L 641 129  L 641 137  L 641 144  L 649 152  L 649 164  L 649 172  L 649 180  L 649 187  L 649 203  L 649 207  L 649 215  L 649 223  L 649 238  L 649 246  L 649 254  L 656 258  L 656 273  L 656 281  L 656 289  L 656 297  L 656 308  L 656 316  L 656 324  L 656 332  L 656 347  L 656 351  L 660 359  L 667 367  L 675 375  L 675 382  L 683 394  L 683 402  L 675 410  L 667 410  L 660 418  L 649 418  L 641 418  L 634 425  L 626 425  L 618 425  L 611 433  L 600 433  L 592 433  L 584 433  L 577 441  L 569 441  L 558 441  L 551 441  L 543 441  L 535 445  L 528 445  L 517 445  L 509 445  L 502 445  L 494 445  L 479 445  L 475 445  L 468 445  L 453 445  L 445 445  L 437 453  L 434 453  L 426 461  L 419 461  L 411 468  L 404 476  L 396 476  L 388 484  L 385 484  L 377 488  L 370 488  L 362 496  L 355 496  L 343 503  L 336 503  L 328 503  L 321 511  L 313 511  L 305 511  L 298 511  L 287 519  L 279 519  L 272 519  L 264 519  L 253 519  L 245 519  L 238 519  L 230 519  L 215 519  L 211 511  L 204 511  L 196 511  L 181 511  L 174 511  L 166 511  L 155 511  L 147 511  L 140 503  L 132 503  L 125 503  L 113 496  L 106 496  L 98 496  L 91 488  L 83 488  L 79 484  L 72 484  L 57 484  L 49 476  L 42 476  L 34 476  L 30 476  L 23 476  L 15 468  L 8 476  L 8 461  L 0 453  L 0 445  L 0 433  L 0 425  L 0 418  L 0 410  L 0 394  L 0 390  L 0 382  L 0 375  L 0 359  L 0 351  L 0 347  L 0 340  L 0 324  L 0 316  L 0 308  L 0 301  L 0 289  L 0 281  L 0 273  L 0 265  L 0 254  L 0 246  L 0 238  L 0 230  L 15 223  L 23 223  L 30 230  L 34 238  L 34 246  L 34 254  L 42 265  L 42 273  L 42 281  L 49 297  L 57 301  L 64 308  L 72 308  L 83 301  L 91 301  L 98 297  L 98 289  L 106 281  L 106 273  L 106 258  L 113 254  L 113 238  L 113 230  L 106 215  L 113 223  L 121 223  L 125 223  L 132 230  L 132 238  L 132 246  L 140 254  L 140 258  L 140 265  L 147 273  L 155 281  L 162 281  L 166 281  L 174 281  L 181 281  L 189 273  L 196 265  L 204 265  L 211 258  L 215 254  L 223 254  L 230 246  L 245 246  L 253 238  L 256 238  L 264 230  L 272 230  L 279 223  L 287 223  L 294 223  L 305 215  L 313 215  L 321 207  L 328 207  L 336 207  L 343 203  L 347 203  L 362 203  L 370 195  L 377 195  L 385 195  L 388 187  L 396 187  L 411 187  L 419 180  L 426 180  L 434 180  L 437 172  L 445 172  L 460 164  L 468 164  L 468 160  L 475 152  L 479 152  L 486 144  L 486 129  L 486 121  L 486 113  L 486 102  L 479 94  L 479 78  L 479 70  L 475 66  L 475 59  L 479 51  L 486 51  L 502 51  L 509 43  L 517 43  L 520 43  L 535 35  L 543 35  L 551 27  L 558 20  L 566 16  L 569 16  L 577 8  L 584 0  L 592 0  L 600 8  L 607 16  L 611 20  L 618 27  L 618 35  L 626 43  L 626 51  L 626 59  L 634 70  L 634 78  L 634 86  L 634 94  L 641 102  L 641 109  L 641 113  L 641 113  Z N"/>
          </draw:custom-shape>
          <draw:custom-shape draw:style-name="gr9" draw:text-style-name="P2" draw:layer="layout" svg:width="0.635cm" svg:height="0.415cm" svg:x="20.243cm" svg:y="15.535cm">
            <text:p/>
            <draw:enhanced-geometry svg:viewBox="0 0 279 199" draw:mirror-horizontal="true" draw:type="non-primitive" draw:enhanced-path="M 245 70  L 252 78  L 260 85  L 260 93  L 264 101  L 264 105  L 271 121  L 271 128  L 279 136  L 264 136  L 260 136  L 252 128  L 237 121  L 230 121  L 218 113  L 211 105  L 211 113  L 196 105  L 188 105  L 181 101  L 169 101  L 162 93  L 154 101  L 147 105  L 139 113  L 132 121  L 128 121  L 120 128  L 120 136  L 113 144  L 105 148  L 105 156  L 98 164  L 98 179  L 98 187  L 98 195  L 90 199  L 83 199  L 71 199  L 71 195  L 71 187  L 71 179  L 71 164  L 71 156  L 71 148  L 71 144  L 71 128  L 71 121  L 79 113  L 79 105  L 83 101  L 83 93  L 90 85  L 98 85  L 105 78  L 120 70  L 132 54  L 139 50  L 147 50  L 147 43  L 139 43  L 139 35  L 132 35  L 128 43  L 113 43  L 105 43  L 98 50  L 90 50  L 83 50  L 79 54  L 71 54  L 64 62  L 56 62  L 49 70  L 41 70  L 37 78  L 37 85  L 30 101  L 30 105  L 22 121  L 15 128  L 7 136  L 0 144  L 0 128  L 0 121  L 0 113  L 0 105  L 0 101  L 0 85  L 7 78  L 7 70  L 15 62  L 15 54  L 22 50  L 30 43  L 30 35  L 37 27  L 41 19  L 49 11  L 56 11  L 71 11  L 79 7  L 83 7  L 90 7  L 105 7  L 113 0  L 120 0  L 132 0  L 139 7  L 147 7  L 162 11  L 169 19  L 181 27  L 188 35  L 203 43  L 211 50  L 222 54  L 230 62  L 237 70  L 245 70  L 245 70  Z N"/>
          </draw:custom-shape>
          <draw:custom-shape draw:style-name="gr9" draw:text-style-name="P2" draw:layer="layout" svg:width="0.207cm" svg:height="0.234cm" svg:x="19.361cm" svg:y="16.417cm">
            <text:p/>
            <draw:enhanced-geometry svg:viewBox="0 0 91 113" draw:mirror-horizontal="true" draw:type="non-primitive" draw:enhanced-path="M 49 0  L 49 4  L 49 12  L 49 27  L 49 35  L 49 43  L 57 51  L 57 62  L 57 70  L 65 78  L 65 86  L 72 94  L 72 97  L 80 105  L 83 113  L 91 113  L 80 113  L 72 113  L 65 113  L 49 105  L 42 105  L 38 97  L 31 97  L 16 94  L 8 94  L 8 86  L 8 78  L 8 62  L 8 51  L 0 35  L 0 19  L 0 12  L 8 0  L 16 0  L 31 0  L 38 0  L 49 0  L 49 0  Z N"/>
          </draw:custom-shape>
          <draw:custom-shape draw:style-name="gr9" draw:text-style-name="P2" draw:layer="layout" svg:width="0.238cm" svg:height="0.177cm" svg:x="20.307cm" svg:y="16.439cm">
            <text:p/>
            <draw:enhanced-geometry svg:viewBox="0 0 105 85" draw:mirror-horizontal="true" draw:type="non-primitive" draw:enhanced-path="M 98 31  L 105 43  L 105 58  L 98 66  L 98 82  L 98 85  L 90 85  L 75 85  L 64 82  L 49 82  L 34 74  L 26 74  L 15 74  L 7 74  L 7 66  L 0 50  L 0 39  L 0 23  L 0 7  L 0 0  L 7 7  L 15 7  L 26 7  L 34 15  L 41 15  L 56 23  L 64 23  L 71 23  L 83 31  L 90 31  L 98 31  L 98 31  Z N"/>
          </draw:custom-shape>
          <draw:custom-shape draw:style-name="gr9" draw:text-style-name="P2" draw:layer="layout" svg:width="0.432cm" svg:height="0.194cm" svg:x="19.61cm" svg:y="16.475cm">
            <text:p/>
            <draw:enhanced-geometry svg:viewBox="0 0 189 94" draw:mirror-horizontal="true" draw:type="non-primitive" draw:enhanced-path="M 189 43  L 181 43  L 174 43  L 166 43  L 155 43  L 147 43  L 140 43  L 132 43  L 125 43  L 117 43  L 106 51  L 98 51  L 91 51  L 83 59  L 75 59  L 68 67  L 64 67  L 57 70  L 49 70  L 34 78  L 26 78  L 23 86  L 15 86  L 8 94  L 0 94  L 0 86  L 0 70  L 0 59  L 0 43  L 0 35  L 8 35  L 15 35  L 23 35  L 26 35  L 42 43  L 49 43  L 57 43  L 64 43  L 68 51  L 83 51  L 91 51  L 98 51  L 106 51  L 113 51  L 117 43  L 125 35  L 140 28  L 155 24  L 166 16  L 174 8  L 181 8  L 189 0  L 189 43  L 189 43  Z N"/>
          </draw:custom-shape>
          <draw:custom-shape draw:style-name="gr9" draw:text-style-name="P2" draw:layer="layout" svg:width="0.093cm" svg:height="0.146cm" svg:x="20.146cm" svg:y="16.523cm">
            <text:p/>
            <draw:enhanced-geometry svg:viewBox="0 0 41 70" draw:mirror-horizontal="true" draw:type="non-primitive" draw:enhanced-path="M 41 4  L 41 11  L 41 19  L 41 43  L 41 54  L 41 70  L 0 54  L 0 46  L 0 35  L 7 19  L 7 4  L 7 0  L 15 4  L 26 4  L 41 4  L 41 4  Z N"/>
          </draw:custom-shape>
          <draw:custom-shape draw:style-name="gr23" draw:text-style-name="P2" draw:layer="layout" svg:width="1.01cm" svg:height="0.388cm" svg:x="19.156cm" svg:y="16.616cm">
            <text:p/>
            <draw:enhanced-geometry svg:viewBox="0 0 444 188" draw:mirror-horizontal="true" draw:type="non-primitive" draw:enhanced-path="M 426 39  L 426 47  L 433 51  L 433 67  L 433 75  L 433 90  L 437 94  L 437 110  L 437 118  L 444 125  L 433 133  L 426 133  L 418 141  L 410 141  L 395 145  L 392 145  L 384 145  L 369 153  L 369 141  L 369 133  L 369 118  L 369 110  L 361 102  L 361 94  L 361 82  L 354 75  L 346 67  L 343 75  L 335 82  L 328 90  L 320 90  L 312 94  L 305 102  L 301 110  L 294 118  L 286 125  L 279 133  L 271 141  L 263 145  L 263 153  L 260 160  L 245 160  L 237 160  L 230 160  L 222 160  L 214 160  L 203 160  L 196 160  L 188 160  L 181 168  L 173 168  L 169 168  L 154 168  L 147 168  L 139 176  L 131 176  L 124 176  L 120 176  L 105 176  L 98 184  L 90 184  L 82 184  L 79 184  L 71 184  L 56 184  L 49 188  L 41 188  L 37 188  L 22 188  L 15 188  L 7 188  L 0 188  L 0 176  L 7 168  L 7 160  L 15 153  L 15 145  L 22 141  L 22 133  L 30 125  L 37 118  L 37 110  L 41 110  L 49 102  L 56 94  L 64 90  L 64 82  L 71 75  L 79 75  L 82 67  L 90 59  L 98 59  L 105 51  L 113 47  L 120 47  L 124 39  L 131 39  L 139 32  L 147 32  L 162 24  L 169 24  L 173 16  L 181 16  L 188 16  L 196 8  L 203 8  L 211 8  L 222 8  L 230 8  L 237 0  L 245 8  L 252 16  L 260 16  L 263 24  L 271 24  L 279 32  L 286 32  L 301 32  L 305 39  L 312 39  L 320 39  L 328 47  L 343 47  L 346 47  L 354 47  L 361 47  L 377 47  L 384 47  L 392 47  L 395 47  L 403 47  L 418 39  L 426 39  L 426 39  Z N"/>
          </draw:custom-shape>
          <draw:custom-shape draw:style-name="gr23" draw:text-style-name="P2" draw:layer="layout" svg:width="0.379cm" svg:height="0.225cm" svg:x="20.133cm" svg:y="16.682cm">
            <text:p/>
            <draw:enhanced-geometry svg:viewBox="0 0 166 109" draw:mirror-horizontal="true" draw:type="non-primitive" draw:enhanced-path="M 98 15  L 102 7  L 117 15  L 124 15  L 139 19  L 143 19  L 151 27  L 166 27  L 158 27  L 151 35  L 151 43  L 143 43  L 143 50  L 139 58  L 139 62  L 139 70  L 132 78  L 124 86  L 124 93  L 117 93  L 117 101  L 109 101  L 102 101  L 98 109  L 90 101  L 83 101  L 75 101  L 68 101  L 56 101  L 41 101  L 26 109  L 19 109  L 11 109  L 11 93  L 11 86  L 7 78  L 7 70  L 7 58  L 7 50  L 0 43  L 0 27  L 0 19  L 0 15  L 0 0  L 7 0  L 11 0  L 26 0  L 34 0  L 41 0  L 56 0  L 60 0  L 68 0  L 83 7  L 90 7  L 98 15  L 98 15  Z N"/>
          </draw:custom-shape>
          <draw:custom-shape draw:style-name="gr23" draw:text-style-name="P2" draw:layer="layout" svg:width="0.379cm" svg:height="0.234cm" svg:x="20.658cm" svg:y="16.713cm">
            <text:p/>
            <draw:enhanced-geometry svg:viewBox="0 0 166 113" draw:mirror-horizontal="true" draw:type="non-primitive" draw:enhanced-path="M 166 106  L 158 106  L 151 106  L 139 106  L 132 106  L 124 106  L 117 106  L 105 106  L 98 106  L 90 106  L 75 106  L 68 106  L 64 106  L 56 106  L 41 106  L 34 106  L 26 106  L 15 113  L 7 113  L 0 113  L 7 106  L 7 98  L 15 94  L 19 86  L 26 78  L 34 71  L 41 63  L 49 55  L 56 47  L 64 43  L 68 35  L 75 35  L 83 28  L 90 20  L 98 20  L 105 12  L 109 4  L 124 4  L 132 4  L 139 0  L 147 0  L 151 0  L 151 4  L 151 12  L 158 28  L 158 35  L 158 47  L 158 63  L 158 78  L 166 94  L 166 98  L 166 106  L 166 106  Z N"/>
          </draw:custom-shape>
        </draw:g>
        <draw:custom-shape draw:style-name="gr11" draw:text-style-name="P2" draw:layer="layout" svg:width="10.605cm" svg:height="3.309cm" svg:x="7.36cm" svg:y="13.123cm">
          <text:p text:style-name="P3"><text:span text:style-name="T33">#include &lt;stdbool.h&gt;</text:span></text:p>
          <text:p text:style-name="P3"><text:span text:style-name="T33"/></text:p>
          <text:p text:style-name="P3"><text:span text:style-name="T34">bool love = true;</text:span></text:p>
          <text:p text:style-name="P3"><text:span text:style-name="T34">bool teeth = false;</text:span></text:p>
          <draw:enhanced-geometry svg:viewBox="0 0 21600 21600" draw:type="mso-spt202" draw:enhanced-path="M 0 0 L 21600 0 21600 21600 0 21600 0 0 Z N"/>
        </draw:custom-shape>
        <draw:custom-shape draw:style-name="gr15" draw:text-style-name="P2" draw:layer="layout" svg:width="16.404cm" svg:height="3.801cm" svg:x="4.35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2.602cm" svg:height="1.398cm" svg:x="4.498cm" svg:y="14.001cm">
          <text:p text:style-name="P13"><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lt;stdbool.h&gt; is new in C99.</text:span></text:p>
              <text:p text:style-name="P9"><text:span text:style-name="T7">&lt;stdbool.h&gt; provides a macro bool for the type _Bool, and for true (which expands to the decimal constant 1) and for false (which expands to the decimal constant 0).</text:span></text:p>
              <text:p text:style-name="P9"><text:span text:style-name="T7">Comparing explicitly against true is particularly error prone when you remember that any non-zero value should be interpreted as true. Clearly the true macros must use a specific non-zero value. Because of this it is more idiomatic to use != false rather than == true.</text:span></text:p>
              <text:p text:style-name="P9"><text:span text:style-name="T7">However, the best style of all is to just drop the use of == != false and true and simply use the expression in a boolean context. For example, rather than writing if (expression() != false) it is better to just write if (expression()). This reads better and is a higher level, less solution focused piece of code. This leaves true and false as direct literals used to initialize bool variables.</text:span></text:p>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characte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char type represents a single byte</text:span></text:p>
                <text:list text:style-name="L3">
                  <text:list-item>
                    <text:p text:style-name="P7"><text:span text:style-name="T3">the smallest addressable unit of memory</text:span></text:p>
                  </text:list-item>
                  <text:list-item>
                    <text:p text:style-name="P7"><text:span text:style-name="T3">usable as a single character or a very small int</text:span></text:p>
                  </text:list-item>
                </text:list>
              </text:list-item>
            </text:list>
          </draw:text-box>
        </draw:frame>
        <draw:custom-shape draw:style-name="gr24" draw:text-style-name="P2" draw:layer="layout" svg:width="16.933cm" svg:height="13.335cm" svg:x="6.227cm" svg:y="5.393cm">
          <text:p/>
          <draw:enhanced-geometry svg:viewBox="0 0 21600 21600" draw:type="rectangle" draw:enhanced-path="M 0 0 L 21600 0 21600 21600 0 21600 0 0 Z N"/>
        </draw:custom-shape>
        <draw:custom-shape draw:style-name="gr17" draw:text-style-name="P2" draw:layer="layout" svg:width="6.685cm" svg:height="1.277cm" svg:x="7.073cm" svg:y="5.927cm">
          <text:p text:style-name="P3"><text:span text:style-name="T21">escaped chars</text:span></text:p>
          <draw:enhanced-geometry svg:viewBox="0 0 21600 21600" draw:type="mso-spt202" draw:enhanced-path="M 0 0 L 21600 0 21600 21600 0 21600 0 0 Z N"/>
        </draw:custom-shape>
        <draw:custom-shape draw:style-name="gr17" draw:text-style-name="P2" draw:layer="layout" svg:width="7.999cm" svg:height="1.277cm" svg:x="14.16cm" svg:y="5.927cm">
          <text:p text:style-name="P3"><text:span text:style-name="T21">meaning</text:span></text:p>
          <draw:enhanced-geometry svg:viewBox="0 0 21600 21600" draw:type="mso-spt202" draw:enhanced-path="M 0 0 L 21600 0 21600 21600 0 21600 0 0 Z N"/>
        </draw:custom-shape>
        <draw:custom-shape draw:style-name="gr18" draw:text-style-name="P2" draw:layer="layout" svg:width="6.641cm" svg:height="1.277cm" svg:x="7.091cm" svg:y="7.523cm">
          <text:p text:style-name="P3"><text:span text:style-name="T23">'\n'</text:span></text:p>
          <draw:enhanced-geometry svg:viewBox="0 0 21600 21600" draw:type="mso-spt202" draw:enhanced-path="M 0 0 L 21600 0 21600 21600 0 21600 0 0 Z N"/>
        </draw:custom-shape>
        <draw:custom-shape draw:style-name="gr18" draw:text-style-name="P2" draw:layer="layout" svg:width="8.016cm" svg:height="1.277cm" svg:x="14.16cm" svg:y="7.523cm">
          <text:p text:style-name="P3"><text:span text:style-name="T35">newline</text:span></text:p>
          <draw:enhanced-geometry svg:viewBox="0 0 21600 21600" draw:type="mso-spt202" draw:enhanced-path="M 0 0 L 21600 0 21600 21600 0 21600 0 0 Z N"/>
        </draw:custom-shape>
        <draw:custom-shape draw:style-name="gr18" draw:text-style-name="P2" draw:layer="layout" svg:width="6.646cm" svg:height="1.277cm" svg:x="7.086cm" svg:y="12.078cm">
          <text:p text:style-name="P3"><text:span text:style-name="T36">'\r'</text:span></text:p>
          <draw:enhanced-geometry svg:viewBox="0 0 21600 21600" draw:type="mso-spt202" draw:enhanced-path="M 0 0 L 21600 0 21600 21600 0 21600 0 0 Z N"/>
        </draw:custom-shape>
        <draw:custom-shape draw:style-name="gr18" draw:text-style-name="P2" draw:layer="layout" svg:width="7.999cm" svg:height="1.277cm" svg:x="14.16cm" svg:y="12.122cm">
          <text:p text:style-name="P3"><text:span text:style-name="T37">carriage return</text:span></text:p>
          <draw:enhanced-geometry svg:viewBox="0 0 21600 21600" draw:type="mso-spt202" draw:enhanced-path="M 0 0 L 21600 0 21600 21600 0 21600 0 0 Z N"/>
        </draw:custom-shape>
        <draw:custom-shape draw:style-name="gr18" draw:text-style-name="P2" draw:layer="layout" svg:width="6.681cm" svg:height="1.277cm" svg:x="7.073cm" svg:y="10.561cm">
          <text:p text:style-name="P3"><text:span text:style-name="T36">'\b'</text:span></text:p>
          <draw:enhanced-geometry svg:viewBox="0 0 21600 21600" draw:type="mso-spt202" draw:enhanced-path="M 0 0 L 21600 0 21600 21600 0 21600 0 0 Z N"/>
        </draw:custom-shape>
        <draw:custom-shape draw:style-name="gr18" draw:text-style-name="P2" draw:layer="layout" svg:width="7.999cm" svg:height="1.277cm" svg:x="14.16cm" svg:y="10.561cm">
          <text:p text:style-name="P3"><text:span text:style-name="T37">backspace</text:span></text:p>
          <draw:enhanced-geometry svg:viewBox="0 0 21600 21600" draw:type="mso-spt202" draw:enhanced-path="M 0 0 L 21600 0 21600 21600 0 21600 0 0 Z N"/>
        </draw:custom-shape>
        <draw:custom-shape draw:style-name="gr18" draw:text-style-name="P2" draw:layer="layout" svg:width="6.685cm" svg:height="1.277cm" svg:x="7.073cm" svg:y="9.018cm">
          <text:p text:style-name="P3"><text:span text:style-name="T23">'\t'</text:span></text:p>
          <draw:enhanced-geometry svg:viewBox="0 0 21600 21600" draw:type="mso-spt202" draw:enhanced-path="M 0 0 L 21600 0 21600 21600 0 21600 0 0 Z N"/>
        </draw:custom-shape>
        <draw:custom-shape draw:style-name="gr18" draw:text-style-name="P2" draw:layer="layout" svg:width="7.999cm" svg:height="1.277cm" svg:x="14.16cm" svg:y="9.018cm">
          <text:p text:style-name="P3"><text:span text:style-name="T37">tab</text:span></text:p>
          <draw:enhanced-geometry svg:viewBox="0 0 21600 21600" draw:type="mso-spt202" draw:enhanced-path="M 0 0 L 21600 0 21600 21600 0 21600 0 0 Z N"/>
        </draw:custom-shape>
        <draw:custom-shape draw:style-name="gr18" draw:text-style-name="P2" draw:layer="layout" svg:width="6.685cm" svg:height="1.277cm" svg:x="7.073cm" svg:y="13.622cm">
          <text:p text:style-name="P3"><text:span text:style-name="T26">'\f'</text:span></text:p>
          <draw:enhanced-geometry svg:viewBox="0 0 21600 21600" draw:type="mso-spt202" draw:enhanced-path="M 0 0 L 21600 0 21600 21600 0 21600 0 0 Z N"/>
        </draw:custom-shape>
        <draw:custom-shape draw:style-name="gr18" draw:text-style-name="P2" draw:layer="layout" svg:width="7.999cm" svg:height="1.277cm" svg:x="14.16cm" svg:y="13.622cm">
          <text:p text:style-name="P3"><text:span text:style-name="T37">form feed</text:span></text:p>
          <draw:enhanced-geometry svg:viewBox="0 0 21600 21600" draw:type="mso-spt202" draw:enhanced-path="M 0 0 L 21600 0 21600 21600 0 21600 0 0 Z N"/>
        </draw:custom-shape>
        <draw:custom-shape draw:style-name="gr18" draw:text-style-name="P2" draw:layer="layout" svg:width="6.685cm" svg:height="1.277cm" svg:x="7.073cm" svg:y="15.187cm">
          <text:p text:style-name="P3"><text:span text:style-name="T23">'\\'</text:span></text:p>
          <draw:enhanced-geometry svg:viewBox="0 0 21600 21600" draw:type="mso-spt202" draw:enhanced-path="M 0 0 L 21600 0 21600 21600 0 21600 0 0 Z N"/>
        </draw:custom-shape>
        <draw:custom-shape draw:style-name="gr18" draw:text-style-name="P2" draw:layer="layout" svg:width="7.999cm" svg:height="1.277cm" svg:x="14.16cm" svg:y="15.187cm">
          <text:p text:style-name="P3"><text:span text:style-name="T37">backslash</text:span></text:p>
          <draw:enhanced-geometry svg:viewBox="0 0 21600 21600" draw:type="mso-spt202" draw:enhanced-path="M 0 0 L 21600 0 21600 21600 0 21600 0 0 Z N"/>
        </draw:custom-shape>
        <draw:custom-shape draw:style-name="gr18" draw:text-style-name="P2" draw:layer="layout" svg:width="6.685cm" svg:height="1.277cm" svg:x="7.117cm" svg:y="16.726cm">
          <text:p text:style-name="P3"><text:span text:style-name="T23">'\''</text:span></text:p>
          <draw:enhanced-geometry svg:viewBox="0 0 21600 21600" draw:type="mso-spt202" draw:enhanced-path="M 0 0 L 21600 0 21600 21600 0 21600 0 0 Z N"/>
        </draw:custom-shape>
        <draw:custom-shape draw:style-name="gr18" draw:text-style-name="P2" draw:layer="layout" svg:width="7.999cm" svg:height="1.277cm" svg:x="14.16cm" svg:y="16.726cm">
          <text:p text:style-name="P3"><text:span text:style-name="T37">single quote</text:span></text:p>
          <draw:enhanced-geometry svg:viewBox="0 0 21600 21600" draw:type="mso-spt202" draw:enhanced-path="M 0 0 L 21600 0 21600 21600 0 21600 0 0 Z N"/>
        </draw:custom-shape>
        <draw:custom-shape draw:style-name="gr15" draw:text-style-name="P2" draw:layer="layout" svg:width="19.8cm" svg:height="1.799cm" svg:x="3.757cm" svg:y="0.9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character mapping is not specified in the standard. One on machine the character 'x' might be represented by its ASCII encoding whereas as on another machnie it might be represented by its EBCDIC encoding (and on a third machine by yet another encoding). You are however guaranteed that the encoding of the decimal digits is ascending. That is, '0' + 3 == '3'. </text:span></text:p>
              <text:p text:style-name="P9"><text:span text:style-name="T7">Note that character constants in C are of type int. This means in C that sizeof('x') == sizeof(int). Note however that in C++ sizeof('x') == sizeof(char) == 1. Note further than even in C sizeof(char) is 1. </text:span></text:p>
              <text:p text:style-name="P9"><text:span text:style-name="T7">C99 introduced a notation for universal-characters using the syntax \u hex-digit{4} <text:s/>or \U hex-digit{8}. A universal-character may even appear in the midst of an identifier. </text:span></text:p>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izeof</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sizeof is a unary operator</text:span></text:p>
                <text:list text:style-name="L3">
                  <text:list-item>
                    <text:p text:style-name="P7"><text:span text:style-name="T3">use is sizeof(type) or sizeof expression</text:span></text:p>
                  </text:list-item>
                  <text:list-item>
                    <text:p text:style-name="P7"><text:span text:style-name="T3">common for dynamic memory allocation</text:span></text:p>
                  </text:list-item>
                </text:list>
              </text:list-item>
              <text:list-item>
                <text:p text:style-name="P6"><text:span text:style-name="T3"><text:s/></text:span><text:span text:style-name="T3">result is number of bytes as a size_t</text:span></text:p>
                <text:list text:style-name="L3">
                  <text:list-item>
                    <text:p text:style-name="P7"><text:span text:style-name="T3">size_t is a typedef for an unsigned integer</text:span></text:p>
                  </text:list-item>
                  <text:list-item>
                    <text:p text:style-name="P7"><text:span text:style-name="T3">capable of holding the size of any variable</text:span></text:p>
                  </text:list-item>
                </text:list>
              </text:list-item>
            </text:list>
          </draw:text-box>
        </draw:frame>
        <draw:custom-shape draw:style-name="gr11" draw:text-style-name="P2" draw:layer="layout" svg:width="16.205cm" svg:height="1.023cm" svg:x="6.756cm" svg:y="11.324cm">
          <text:p text:style-name="P3"><text:span text:style-name="T38">type * var = malloc(</text:span><text:span text:style-name="T39">sizeof</text:span><text:span text:style-name="T38">(type));</text:span></text:p>
          <draw:enhanced-geometry svg:viewBox="0 0 21600 21600" draw:type="mso-spt202" draw:enhanced-path="M 0 0 L 21600 0 21600 21600 0 21600 0 0 Z N"/>
        </draw:custom-shape>
        <draw:custom-shape draw:style-name="gr11" draw:text-style-name="P2" draw:layer="layout" svg:width="16.205cm" svg:height="1.023cm" svg:x="6.756cm" svg:y="14.124cm">
          <text:p text:style-name="P3"><text:span text:style-name="T38">type * var = malloc(</text:span><text:span text:style-name="T39">sizeof</text:span><text:span text:style-name="T38"> *var);</text:span></text:p>
          <draw:enhanced-geometry svg:viewBox="0 0 21600 21600" draw:type="mso-spt202" draw:enhanced-path="M 0 0 L 21600 0 21600 21600 0 21600 0 0 Z N"/>
        </draw:custom-shape>
        <draw:custom-shape draw:style-name="gr25" draw:text-style-name="P2" draw:layer="layout" svg:width="10.804cm" svg:height="1.019cm" svg:x="6.756cm" svg:y="16.126cm">
          <text:p text:style-name="P3"><text:span text:style-name="T40">this version is slightly better. why?</text:span></text:p>
          <draw:enhanced-geometry svg:viewBox="0 0 21600 21600" draw:type="rectangle" draw:enhanced-path="M 0 0 L 21600 0 21600 21600 0 21600 0 0 Z N"/>
        </draw:custom-shape>
        <draw:line draw:style-name="gr13" draw:text-style-name="P11" draw:layer="layout" svg:x1="6.587cm" svg:y1="14.724cm" svg:x2="5.326cm" svg:y2="14.728cm">
          <text:p/>
        </draw:line>
        <draw:line draw:style-name="gr13" draw:text-style-name="P11" draw:layer="layout" svg:x1="5.358cm" svg:y1="14.724cm" svg:x2="5.362cm" svg:y2="16.726cm">
          <text:p/>
        </draw:line>
        <draw:line draw:style-name="gr14" draw:text-style-name="P11" draw:layer="layout" svg:x1="5.358cm" svg:y1="16.726cm" svg:x2="6.557cm" svg:y2="16.73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parentheses in sizeof(expression) are optional. In other words you can write sizeof expression or sizeof(expression). The parentheses are required when taking the sizeof a type.</text:span></text:p>
              <text:p text:style-name="P9"><text:span text:style-name="T7">The second code fragment is slightly better than the first code fragment. This is because if the type is written only once. It avoids errors where the type is changed in one place but not in the other.</text:span></text:p>
              <text:p text:style-name="P9"><text:span text:style-name="T7">Note that the standard does not tell what specific kind of integer size_t is a typedef of. </text:span></text:p>
              <text:p text:style-name="P9"><text:span text:style-name="T7"/></text:p>
              <text:p text:style-name="P9"><text:span text:style-name="T7">In a sizeof expression is one of the few places in C where the name of an array does not decay into a pointer to its first element. A common idiom for finding the size of an array is to divide the size of the whole array by the size of one of its elements.</text:span></text:p>
              <text:p text:style-name="P9"><text:span text:style-name="T7"/></text:p>
              <text:p text:style-name="P14"><text:span text:style-name="T7"><text:tab/></text:span><text:span text:style-name="T7">const size_t element_count = sizeof array / sizeof array[0];</text:span></text:p>
              <text:p text:style-name="P15"><text:span text:style-name="T7"/></text:p>
              <text:p text:style-name="P15"><text:span text:style-name="T7">Note that in sizeof expression the expression is not evaluated at runtime (unless you are taking the size of a variable length array), it solely used at compile to determine the type of the expression. Thus sizeof array[n] will not cause undefined behaviour if n is out of bounds.</text:span></text:p>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iteral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iterals for simple types are const!</text:span></text:p>
                <text:list text:style-name="L3">
                  <text:list-item>
                    <text:p text:style-name="P7"><text:span text:style-name="T3">their types can be specified</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text:p>
                  </text:list-item>
                </text:list>
              </text:list-item>
              <text:list-item>
                <text:p text:style-name="P6"><text:span text:style-name="T3"><text:s/></text:span><text:span text:style-name="T3">variables can be const!</text:span></text:p>
                <text:list text:style-name="L3">
                  <text:list-item>
                    <text:p text:style-name="P7"><text:span text:style-name="T3">useful for naming magic numbers</text:span></text:p>
                  </text:list-item>
                </text:list>
              </text:list-item>
            </text:list>
          </draw:text-box>
        </draw:frame>
        <draw:custom-shape draw:style-name="gr16" draw:text-style-name="P2" draw:layer="layout" svg:width="12.4cm" svg:height="7.119cm" svg:x="5.958cm" svg:y="4.263cm">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41"/></text:p>
          <text:p text:style-name="P1"><text:span text:style-name="T41"/></text:p>
          <draw:enhanced-geometry svg:viewBox="0 0 21600 21600" draw:type="rectangle" draw:enhanced-path="M 0 0 L 21600 0 21600 21600 0 21600 0 0 Z N"/>
        </draw:custom-shape>
        <draw:custom-shape draw:style-name="gr17" draw:text-style-name="P2" draw:layer="layout" svg:width="4.6cm" svg:height="1.023cm" svg:x="6.557cm" svg:y="4.52cm">
          <text:p text:style-name="P3"><text:span text:style-name="T42">type</text:span></text:p>
          <draw:enhanced-geometry svg:viewBox="0 0 21600 21600" draw:type="mso-spt202" draw:enhanced-path="M 0 0 L 21600 0 21600 21600 0 21600 0 0 Z N"/>
        </draw:custom-shape>
        <draw:custom-shape draw:style-name="gr17" draw:text-style-name="P2" draw:layer="layout" svg:width="4.586cm" svg:height="1.023cm" svg:x="6.562cm" svg:y="5.997cm">
          <text:p text:style-name="P12"><text:span text:style-name="T43">long int</text:span></text:p>
          <draw:enhanced-geometry svg:viewBox="0 0 21600 21600" draw:type="mso-spt202" draw:enhanced-path="M 0 0 L 21600 0 21600 21600 0 21600 0 0 Z N"/>
        </draw:custom-shape>
        <draw:custom-shape draw:style-name="gr17" draw:text-style-name="P2" draw:layer="layout" svg:width="2.598cm" svg:height="1.023cm" svg:x="11.359cm" svg:y="4.494cm">
          <text:p text:style-name="P12"><text:span text:style-name="T42">suffix</text:span></text:p>
          <draw:enhanced-geometry svg:viewBox="0 0 21600 21600" draw:type="mso-spt202" draw:enhanced-path="M 0 0 L 21600 0 21600 21600 0 21600 0 0 Z N"/>
        </draw:custom-shape>
        <draw:custom-shape draw:style-name="gr17" draw:text-style-name="P2" draw:layer="layout" svg:width="3.4cm" svg:height="1.023cm" svg:x="14.16cm" svg:y="4.494cm">
          <text:p text:style-name="P3"><text:span text:style-name="T42">example</text:span></text:p>
          <draw:enhanced-geometry svg:viewBox="0 0 21600 21600" draw:type="mso-spt202" draw:enhanced-path="M 0 0 L 21600 0 21600 21600 0 21600 0 0 Z N"/>
        </draw:custom-shape>
        <draw:custom-shape draw:style-name="gr18" draw:text-style-name="P2" draw:layer="layout" svg:width="2.598cm" svg:height="1.023cm" svg:x="11.359cm" svg:y="5.997cm">
          <text:p text:style-name="P12"><text:span text:style-name="T43">L or l</text:span></text:p>
          <draw:enhanced-geometry svg:viewBox="0 0 21600 21600" draw:type="mso-spt202" draw:enhanced-path="M 0 0 L 21600 0 21600 21600 0 21600 0 0 Z N"/>
        </draw:custom-shape>
        <draw:custom-shape draw:style-name="gr18" draw:text-style-name="P2" draw:layer="layout" svg:width="3.4cm" svg:height="1.023cm" svg:x="14.16cm" svg:y="5.997cm">
          <text:p text:style-name="P3"><text:span text:style-name="T43">42L</text:span></text:p>
          <draw:enhanced-geometry svg:viewBox="0 0 21600 21600" draw:type="mso-spt202" draw:enhanced-path="M 0 0 L 21600 0 21600 21600 0 21600 0 0 Z N"/>
        </draw:custom-shape>
        <draw:custom-shape draw:style-name="gr17" draw:text-style-name="P2" draw:layer="layout" svg:width="4.6cm" svg:height="1.023cm" svg:x="6.557cm" svg:y="7.272cm">
          <text:p text:style-name="P12"><text:span text:style-name="T43">unsigned</text:span></text:p>
          <draw:enhanced-geometry svg:viewBox="0 0 21600 21600" draw:type="mso-spt202" draw:enhanced-path="M 0 0 L 21600 0 21600 21600 0 21600 0 0 Z N"/>
        </draw:custom-shape>
        <draw:custom-shape draw:style-name="gr18" draw:text-style-name="P2" draw:layer="layout" svg:width="2.598cm" svg:height="1.023cm" svg:x="11.359cm" svg:y="7.272cm">
          <text:p text:style-name="P12"><text:span text:style-name="T43">U or u</text:span></text:p>
          <draw:enhanced-geometry svg:viewBox="0 0 21600 21600" draw:type="mso-spt202" draw:enhanced-path="M 0 0 L 21600 0 21600 21600 0 21600 0 0 Z N"/>
        </draw:custom-shape>
        <draw:custom-shape draw:style-name="gr18" draw:text-style-name="P2" draw:layer="layout" svg:width="3.4cm" svg:height="1.023cm" svg:x="14.16cm" svg:y="7.272cm">
          <text:p text:style-name="P3"><text:span text:style-name="T43">42U</text:span></text:p>
          <draw:enhanced-geometry svg:viewBox="0 0 21600 21600" draw:type="mso-spt202" draw:enhanced-path="M 0 0 L 21600 0 21600 21600 0 21600 0 0 Z N"/>
        </draw:custom-shape>
        <draw:custom-shape draw:style-name="gr17" draw:text-style-name="P2" draw:layer="layout" svg:width="4.6cm" svg:height="1.023cm" svg:x="6.557cm" svg:y="8.524cm">
          <text:p text:style-name="P12"><text:span text:style-name="T43">float</text:span></text:p>
          <draw:enhanced-geometry svg:viewBox="0 0 21600 21600" draw:type="mso-spt202" draw:enhanced-path="M 0 0 L 21600 0 21600 21600 0 21600 0 0 Z N"/>
        </draw:custom-shape>
        <draw:custom-shape draw:style-name="gr18" draw:text-style-name="P2" draw:layer="layout" svg:width="2.598cm" svg:height="1.023cm" svg:x="11.359cm" svg:y="8.524cm">
          <text:p text:style-name="P12"><text:span text:style-name="T43">F or f</text:span></text:p>
          <draw:enhanced-geometry svg:viewBox="0 0 21600 21600" draw:type="mso-spt202" draw:enhanced-path="M 0 0 L 21600 0 21600 21600 0 21600 0 0 Z N"/>
        </draw:custom-shape>
        <draw:custom-shape draw:style-name="gr18" draw:text-style-name="P2" draw:layer="layout" svg:width="3.4cm" svg:height="1.023cm" svg:x="14.16cm" svg:y="8.524cm">
          <text:p text:style-name="P3"><text:span text:style-name="T43">42F</text:span></text:p>
          <draw:enhanced-geometry svg:viewBox="0 0 21600 21600" draw:type="mso-spt202" draw:enhanced-path="M 0 0 L 21600 0 21600 21600 0 21600 0 0 Z N"/>
        </draw:custom-shape>
        <draw:custom-shape draw:style-name="gr11" draw:text-style-name="P2" draw:layer="layout" svg:width="13.004cm" svg:height="1.023cm" svg:x="7.157cm" svg:y="14.905cm">
          <text:p text:style-name="P3"><text:span text:style-name="T39">const double</text:span><text:span text:style-name="T38"> pi = 3.141592;</text:span></text:p>
          <draw:enhanced-geometry svg:viewBox="0 0 21600 21600" draw:type="mso-spt202" draw:enhanced-path="M 0 0 L 21600 0 21600 21600 0 21600 0 0 Z N"/>
        </draw:custom-shape>
        <draw:custom-shape draw:style-name="gr11" draw:text-style-name="P2" draw:layer="layout" svg:width="5.803cm" svg:height="1.023cm" svg:x="7.157cm" svg:y="16.726cm">
          <text:p text:style-name="P3"><text:span text:style-name="T38">pi += 4.22;</text:span></text:p>
          <draw:enhanced-geometry svg:viewBox="0 0 21600 21600" draw:type="mso-spt202" draw:enhanced-path="M 0 0 L 21600 0 21600 21600 0 21600 0 0 Z N"/>
        </draw:custom-shape>
        <draw:custom-shape draw:style-name="gr25" draw:text-style-name="P2" draw:layer="layout" svg:width="8.401cm" svg:height="1.019cm" svg:x="15.359cm" svg:y="16.744cm">
          <text:p text:style-name="P3"><text:span text:style-name="T40">compile time error</text:span></text:p>
          <draw:enhanced-geometry svg:viewBox="0 0 21600 21600" draw:type="rectangle" draw:enhanced-path="M 0 0 L 21600 0 21600 21600 0 21600 0 0 Z N"/>
        </draw:custom-shape>
        <draw:line draw:style-name="gr14" draw:text-style-name="P11" draw:layer="layout" svg:x1="15.389cm" svg:y1="17.343cm" svg:x2="12.324cm" svg:y2="17.348cm">
          <text:p/>
        </draw:line>
        <draw:custom-shape draw:style-name="gr17" draw:text-style-name="P2" draw:layer="layout" svg:width="4.6cm" svg:height="1.023cm" svg:x="6.557cm" svg:y="9.723cm">
          <text:p text:style-name="P12"><text:span text:style-name="T43">long double</text:span></text:p>
          <draw:enhanced-geometry svg:viewBox="0 0 21600 21600" draw:type="mso-spt202" draw:enhanced-path="M 0 0 L 21600 0 21600 21600 0 21600 0 0 Z N"/>
        </draw:custom-shape>
        <draw:custom-shape draw:style-name="gr18" draw:text-style-name="P2" draw:layer="layout" svg:width="2.598cm" svg:height="1.023cm" svg:x="11.359cm" svg:y="9.723cm">
          <text:p text:style-name="P12"><text:span text:style-name="T43">L or l</text:span></text:p>
          <draw:enhanced-geometry svg:viewBox="0 0 21600 21600" draw:type="mso-spt202" draw:enhanced-path="M 0 0 L 21600 0 21600 21600 0 21600 0 0 Z N"/>
        </draw:custom-shape>
        <draw:custom-shape draw:style-name="gr18" draw:text-style-name="P2" draw:layer="layout" svg:width="3.4cm" svg:height="1.023cm" svg:x="14.16cm" svg:y="9.723cm">
          <text:p text:style-name="P3"><text:span text:style-name="T43">42.0L</text:span></text:p>
          <draw:enhanced-geometry svg:viewBox="0 0 21600 21600" draw:type="mso-spt202" draw:enhanced-path="M 0 0 L 21600 0 21600 21600 0 21600 0 0 Z N"/>
        </draw:custom-shape>
        <draw:custom-shape draw:style-name="gr26" draw:text-style-name="P2" draw:layer="layout" svg:width="3.418cm" svg:height="2.787cm" svg:x="20.558cm" svg:y="15.941cm">
          <text:p text:style-name="P3"><text:span text:style-name="T44"></text:span></text:p>
          <draw:enhanced-geometry svg:viewBox="0 0 21600 21600" draw:type="rectangle"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63cm" svg:height="13.019cm" svg:x="2.962cm" svg:y="13.502cm" presentation:class="notes" presentation:placeholder="true">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conversion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C is </text:span><text:span text:style-name="T9">very</text:span><text:span text:style-name="T3"> liberal in its conversions</text:span></text:p>
                <text:list text:style-name="L3">
                  <text:list-item>
                    <text:p text:style-name="P7"><text:span text:style-name="T3">a widening conversion never loses information</text:span></text:p>
                  </text:list-item>
                  <text:list-item>
                    <text:p text:style-name="P7"><text:span text:style-name="T3">a narrowing conversion may lose information</text:span><text:span text:style-name="T3"><text:line-break/></text:span><text:span text:style-name="T3"/></text:p>
                  </text:list-item>
                </text:list>
              </text:list-item>
            </text:list>
            <text:p text:style-name="P7"><text:span text:style-name="T3"/></text:p>
            <text:p text:style-name="P7"><text:span text:style-name="T3"/></text:p>
            <text:p text:style-name="P7"><text:span text:style-name="T3"/></text:p>
            <text:list text:continue-numbering="true" text:style-name="L2">
              <text:list-item>
                <text:p text:style-name="P6"><text:span text:style-name="T3"><text:s/></text:span><text:span text:style-name="T3">an explicit conversion is called a cast</text:span></text:p>
                <text:list text:style-name="L3">
                  <text:list-item>
                    <text:p text:style-name="P7"><text:span text:style-name="T3">syntax is (type)expression</text:span></text:p>
                  </text:list-item>
                  <text:list-item>
                    <text:p text:style-name="P7"><text:span text:style-name="T3">(void) is sometimes used to make discard explicit</text:span></text:p>
                  </text:list-item>
                </text:list>
              </text:list-item>
            </text:list>
          </draw:text-box>
        </draw:frame>
        <draw:custom-shape draw:style-name="gr11" draw:text-style-name="P2" draw:layer="layout" svg:width="10.001cm" svg:height="1.023cm" svg:x="7.757cm" svg:y="5.525cm">
          <text:p text:style-name="P3"><text:span text:style-name="T39">double</text:span><text:span text:style-name="T38"> mass = 0;</text:span></text:p>
          <draw:enhanced-geometry svg:viewBox="0 0 21600 21600" draw:type="mso-spt202" draw:enhanced-path="M 0 0 L 21600 0 21600 21600 0 21600 0 0 Z N"/>
        </draw:custom-shape>
        <draw:custom-shape draw:style-name="gr25" draw:text-style-name="P2" draw:layer="layout" svg:width="5.001cm" svg:height="1.019cm" svg:x="18.759cm" svg:y="5.525cm">
          <text:p text:style-name="P3"><text:span text:style-name="T40">int </text:span><text:span text:style-name="T45"></text:span><text:span text:style-name="T40"> double</text:span></text:p>
          <draw:enhanced-geometry svg:viewBox="0 0 21600 21600" draw:type="rectangle" draw:enhanced-path="M 0 0 L 21600 0 21600 21600 0 21600 0 0 Z N"/>
        </draw:custom-shape>
        <draw:custom-shape draw:style-name="gr11" draw:text-style-name="P2" draw:layer="layout" svg:width="10.001cm" svg:height="1.023cm" svg:x="7.757cm" svg:y="7.108cm">
          <text:p text:style-name="P3"><text:span text:style-name="T39">int</text:span><text:span text:style-name="T38"> bad_pi = 3.141592;</text:span></text:p>
          <draw:enhanced-geometry svg:viewBox="0 0 21600 21600" draw:type="mso-spt202" draw:enhanced-path="M 0 0 L 21600 0 21600 21600 0 21600 0 0 Z N"/>
        </draw:custom-shape>
        <draw:custom-shape draw:style-name="gr25" draw:text-style-name="P2" draw:layer="layout" svg:width="5.001cm" svg:height="1.019cm" svg:x="18.759cm" svg:y="6.91cm">
          <text:p text:style-name="P3"><text:span text:style-name="T40">double </text:span><text:span text:style-name="T45"></text:span><text:span text:style-name="T40"> int</text:span></text:p>
          <draw:enhanced-geometry svg:viewBox="0 0 21600 21600" draw:type="rectangle" draw:enhanced-path="M 0 0 L 21600 0 21600 21600 0 21600 0 0 Z N"/>
        </draw:custom-shape>
        <draw:custom-shape draw:style-name="gr11" draw:text-style-name="P2" draw:layer="layout" svg:width="11.743cm" svg:height="1.023cm" svg:x="7.757cm" svg:y="14.129cm">
          <text:p text:style-name="P3"><text:span text:style-name="T39">int</text:span><text:span text:style-name="T38"> cast = (</text:span><text:span text:style-name="T39">int</text:span><text:span text:style-name="T38">)mass;</text:span></text:p>
          <draw:enhanced-geometry svg:viewBox="0 0 21600 21600" draw:type="mso-spt202" draw:enhanced-path="M 0 0 L 21600 0 21600 21600 0 21600 0 0 Z N"/>
        </draw:custom-shape>
        <draw:custom-shape draw:style-name="gr11" draw:text-style-name="P2" draw:layer="layout" svg:width="11.743cm" svg:height="1.023cm" svg:x="7.757cm" svg:y="15.707cm">
          <text:p text:style-name="P3"><text:span text:style-name="T38">(</text:span><text:span text:style-name="T39">void</text:span><text:span text:style-name="T38">)printf(</text:span><text:span text:style-name="T33">"%i"</text:span><text:span text:style-name="T38">, cast);</text:span></text:p>
          <draw:enhanced-geometry svg:viewBox="0 0 21600 21600" draw:type="mso-spt202" draw:enhanced-path="M 0 0 L 21600 0 21600 21600 0 21600 0 0 Z N"/>
        </draw:custom-shape>
        <draw:custom-shape draw:style-name="gr15" draw:text-style-name="P2" draw:layer="layout" svg:width="18.6cm" svg:height="1.799cm" svg:x="3.757cm" svg:y="0.9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Although C is statically typed, it is only weakly checked, supporting some quite counterintuitive and loose conversions. Widening conversions are unsurprising and implicit, but there are a number of narrowing conversions (conversions that could lose precision) that are also implicit. There are also some cross-type conversions that are in principle unsafe but are not required to be diagnosed as problems, such as free and easy conversions between all pointer types.</text:span></text:p>
              <text:p text:style-name="P9"><text:span text:style-name="T7">It is also common to convert between numeric types and their string representations. For example 42 </text:span><text:span text:style-name="T46"></text:span><text:span text:style-name="T7"> "42".</text:span></text:p>
              <text:p text:style-name="P9"><text:span text:style-name="T7">To convert an int to a string use sprintf/snprintf() from &lt;stdio.h&gt;</text:span></text:p>
              <text:p text:style-name="P9"><text:span text:style-name="T7">To convert a string to an long use strtol() from &lt;stdlib.h&gt;</text:span></text:p>
              <text:p text:style-name="P9"><text:span text:style-name="T7">Conversion to or from an integer type whose value is outside the range that can be represented causes undefined behaviour. For example:</text:span></text:p>
              <text:p text:style-name="P9"><text:span text:style-name="T7"/></text:p>
              <text:p text:style-name="P14"><text:span text:style-name="T7"><text:tab/></text:span><text:span text:style-name="T7">char c = 999999999999999999999999999999;</text:span></text:p>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ithmetic</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usual arithmetic operators</text:span></text:p>
                <text:list text:style-name="L3">
                  <text:list-item>
                    <text:p text:style-name="P7"><text:span text:style-name="T3">+ – * /</text:span></text:p>
                  </text:list-item>
                  <text:list-item>
                    <text:p text:style-name="P7"><text:span text:style-name="T3">% is the remainder operator</text:span></text:p>
                  </text:list-item>
                  <text:list-item>
                    <text:p text:style-name="P7"><text:span text:style-name="T3">note that integer / integer == integer</text:span><text:span text:style-name="T3"><text:line-break/></text:span><text:span text:style-name="T3"><text:line-break/></text:span><text:span text:style-name="T3"/></text:p>
                  </text:list-item>
                </text:list>
              </text:list-item>
            </text:list>
            <text:p text:style-name="P6"><text:span text:style-name="T3"/></text:p>
            <text:list text:continue-numbering="true" text:style-name="L2">
              <text:list-item>
                <text:p text:style-name="P6"><text:span text:style-name="T3"><text:s/></text:span><text:span text:style-name="T3">overflow</text:span></text:p>
                <text:list text:style-name="L3">
                  <text:list-item>
                    <text:p text:style-name="P7"><text:span text:style-name="T3">undefined for signed integers</text:span></text:p>
                  </text:list-item>
                  <text:list-item>
                    <text:p text:style-name="P7"><text:span text:style-name="T3">well defined for unsigned integers</text:span></text:p>
                  </text:list-item>
                  <text:list-item>
                    <text:p text:style-name="P7"><text:span text:style-name="T3">infinities, NaN's, &lt;fenv.h&gt; for floating point</text:span></text:p>
                  </text:list-item>
                </text:list>
              </text:list-item>
              <text:list-item>
                <text:p text:style-name="P6"><text:span text:style-name="T3"><text:s/></text:span><text:span text:style-name="T3">divide by zero</text:span></text:p>
                <text:list text:style-name="L3">
                  <text:list-item>
                    <text:p text:style-name="P7"><text:span text:style-name="T3">undefined</text:span></text:p>
                  </text:list-item>
                </text:list>
              </text:list-item>
            </text:list>
          </draw:text-box>
        </draw:frame>
        <draw:custom-shape draw:style-name="gr27" draw:text-style-name="P2" draw:layer="layout" svg:width="12.603cm" svg:height="3.309cm" svg:x="11.558cm" svg:y="6.923cm">
          <text:p text:style-name="P3"><text:span text:style-name="T39">bool</text:span><text:span text:style-name="T38"> is_even(</text:span><text:span text:style-name="T39">int</text:span><text:span text:style-name="T38"> value)</text:span></text:p>
          <text:p text:style-name="P3"><text:span text:style-name="T38">{</text:span></text:p>
          <text:p text:style-name="P3"><text:span text:style-name="T38"><text:s text:c="4"/></text:span><text:span text:style-name="T39">return</text:span><text:span text:style-name="T38"> value % 2 == 0;</text:span></text:p>
          <text:p text:style-name="P3"><text:span text:style-name="T38">}</text:span></text:p>
          <draw:enhanced-geometry svg:viewBox="0 0 21600 21600" draw:type="mso-spt202" draw:enhanced-path="M 0 0 L 21600 0 21600 21600 0 21600 0 0 Z N"/>
        </draw:custom-shape>
        <draw:custom-shape draw:style-name="gr15" draw:text-style-name="P2" draw:layer="layout" svg:width="16.4cm" svg:height="3.4cm" svg:x="4.158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In C99 integer division and integer remainder are defined to perform truncation towards zero. For example 22 / -7 == -3</text:span></text:p>
              <text:p text:style-name="P9"><text:span text:style-name="T7">Pre C99 it was implementation defined whether truncation was towards zero or towards infinity. For example (towards infinity) 22 / -7 == -4</text:span></text:p>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nitializati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nitialization != assignment</text:span></text:p>
                <text:list text:style-name="L3">
                  <text:list-item>
                    <text:p text:style-name="P7"><text:span text:style-name="T3">initialization occurs at declaration</text:span></text:p>
                  </text:list-item>
                  <text:list-item>
                    <text:p text:style-name="P7"><text:span text:style-name="T3">assignment occurs after declaration</text:span></text:p>
                  </text:list-item>
                </text:list>
              </text:list-item>
            </text:list>
          </draw:text-box>
        </draw:frame>
        <draw:custom-shape draw:style-name="gr11" draw:text-style-name="P2" draw:layer="layout" svg:width="10.001cm" svg:height="1.023cm" svg:x="6.359cm" svg:y="9.119cm">
          <text:p text:style-name="P3"><text:span text:style-name="T39">int</text:span><text:span text:style-name="T38"> count = 0;</text:span></text:p>
          <draw:enhanced-geometry svg:viewBox="0 0 21600 21600" draw:type="mso-spt202" draw:enhanced-path="M 0 0 L 21600 0 21600 21600 0 21600 0 0 Z N"/>
        </draw:custom-shape>
        <draw:custom-shape draw:style-name="gr11" draw:text-style-name="P2" draw:layer="layout" svg:width="10.001cm" svg:height="1.785cm" svg:x="6.359cm" svg:y="6.341cm">
          <text:p text:style-name="P3"><text:span text:style-name="T39">int</text:span><text:span text:style-name="T38"> count;</text:span></text:p>
          <text:p text:style-name="P3"><text:span text:style-name="T38">count = 0;</text:span></text:p>
          <draw:enhanced-geometry svg:viewBox="0 0 21600 21600" draw:type="mso-spt202" draw:enhanced-path="M 0 0 L 21600 0 21600 21600 0 21600 0 0 Z N"/>
        </draw:custom-shape>
        <draw:custom-shape draw:style-name="gr11" draw:text-style-name="P2" draw:layer="layout" svg:width="10.001cm" svg:height="1.785cm" svg:x="6.359cm" svg:y="14.742cm">
          <text:p text:style-name="P3"><text:span text:style-name="T39">const int</text:span><text:span text:style-name="T38"> answer;</text:span></text:p>
          <text:p text:style-name="P3"><text:span text:style-name="T38">answer = 42;</text:span></text:p>
          <draw:enhanced-geometry svg:viewBox="0 0 21600 21600" draw:type="mso-spt202" draw:enhanced-path="M 0 0 L 21600 0 21600 21600 0 21600 0 0 Z N"/>
        </draw:custom-shape>
        <draw:custom-shape draw:style-name="gr11" draw:text-style-name="P2" draw:layer="layout" svg:width="10.001cm" svg:height="1.023cm" svg:x="6.359cm" svg:y="12.541cm">
          <text:p text:style-name="P3"><text:span text:style-name="T39">const int</text:span><text:span text:style-name="T38"> answer = 42;</text:span></text:p>
          <draw:enhanced-geometry svg:viewBox="0 0 21600 21600" draw:type="mso-spt202" draw:enhanced-path="M 0 0 L 21600 0 21600 21600 0 21600 0 0 Z N"/>
        </draw:custom-shape>
        <draw:custom-shape draw:style-name="gr25" draw:text-style-name="P2" draw:layer="layout" svg:width="6.8cm" svg:height="1.019cm" svg:x="17.361cm" svg:y="9.119cm">
          <text:p text:style-name="P3"><text:span text:style-name="T40">initialization - better</text:span></text:p>
          <draw:enhanced-geometry svg:viewBox="0 0 21600 21600" draw:type="rectangle" draw:enhanced-path="M 0 0 L 21600 0 21600 21600 0 21600 0 0 Z N"/>
        </draw:custom-shape>
        <draw:custom-shape draw:style-name="gr25" draw:text-style-name="P2" draw:layer="layout" svg:width="5.001cm" svg:height="1.019cm" svg:x="17.361cm" svg:y="12.541cm">
          <text:p text:style-name="P3"><text:span text:style-name="T40">initialization</text:span></text:p>
          <draw:enhanced-geometry svg:viewBox="0 0 21600 21600" draw:type="rectangle" draw:enhanced-path="M 0 0 L 21600 0 21600 21600 0 21600 0 0 Z N"/>
        </draw:custom-shape>
        <draw:custom-shape draw:style-name="gr25" draw:text-style-name="P2" draw:layer="layout" svg:width="5.001cm" svg:height="1.019cm" svg:x="17.361cm" svg:y="7.122cm">
          <text:p text:style-name="P3"><text:span text:style-name="T40">assignment</text:span></text:p>
          <draw:enhanced-geometry svg:viewBox="0 0 21600 21600" draw:type="rectangle" draw:enhanced-path="M 0 0 L 21600 0 21600 21600 0 21600 0 0 Z N"/>
        </draw:custom-shape>
        <draw:line draw:style-name="gr14" draw:text-style-name="P11" draw:layer="layout" svg:x1="17.392cm" svg:y1="9.719cm" svg:x2="12.528cm" svg:y2="9.723cm">
          <text:p/>
        </draw:line>
        <draw:line draw:style-name="gr14" draw:text-style-name="P11" draw:layer="layout" svg:x1="17.391cm" svg:y1="13.141cm" svg:x2="15.526cm" svg:y2="13.145cm">
          <text:p/>
        </draw:line>
        <draw:line draw:style-name="gr14" draw:text-style-name="P11" draw:layer="layout" svg:x1="17.392cm" svg:y1="7.743cm" svg:x2="10.526cm" svg:y2="7.748cm">
          <text:p/>
        </draw:line>
        <draw:custom-shape draw:style-name="gr25" draw:text-style-name="P2" draw:layer="layout" svg:width="6.8cm" svg:height="1.781cm" svg:x="17.361cm" svg:y="14.923cm">
          <text:p text:style-name="P3"><text:span text:style-name="T40">compile-time </text:span></text:p>
          <text:p text:style-name="P3"><text:span text:style-name="T40">error</text:span></text:p>
          <draw:enhanced-geometry svg:viewBox="0 0 21600 21600" draw:type="rectangle" draw:enhanced-path="M 0 0 L 21600 0 21600 21600 0 21600 0 0 Z N"/>
        </draw:custom-shape>
        <draw:custom-shape draw:style-name="gr26" draw:text-style-name="P2" draw:layer="layout" svg:width="3.201cm" svg:height="2.787cm" svg:x="22.957cm" svg:y="8.524cm">
          <text:p text:style-name="P3"><text:span text:style-name="T47"></text:span></text:p>
          <draw:enhanced-geometry svg:viewBox="0 0 21600 21600" draw:type="rectangle" draw:enhanced-path="M 0 0 L 21600 0 21600 21600 0 21600 0 0 Z N"/>
        </draw:custom-shape>
        <draw:custom-shape draw:style-name="gr26" draw:text-style-name="P2" draw:layer="layout" svg:width="3.417cm" svg:height="2.787cm" svg:x="22.944cm" svg:y="14.138cm">
          <text:p text:style-name="P3"><text:span text:style-name="T44"></text:span></text:p>
          <draw:enhanced-geometry svg:viewBox="0 0 21600 21600" draw:type="rectangle" draw:enhanced-path="M 0 0 L 21600 0 21600 21600 0 21600 0 0 Z N"/>
        </draw:custom-shape>
        <draw:custom-shape draw:style-name="gr26" draw:text-style-name="P2" draw:layer="layout" svg:width="3.201cm" svg:height="2.787cm" svg:x="22.759cm" svg:y="11.523cm">
          <text:p text:style-name="P3"><text:span text:style-name="T47"></text:span></text:p>
          <draw:enhanced-geometry svg:viewBox="0 0 21600 21600" draw:type="rectangle" draw:enhanced-path="M 0 0 L 21600 0 21600 21600 0 21600 0 0 Z N"/>
        </draw:custom-shape>
        <draw:custom-shape draw:style-name="gr28" draw:text-style-name="P2" draw:layer="layout" svg:width="1.453cm" svg:height="2.797cm" svg:x="23.159cm" svg:y="5.728cm">
          <text:p text:style-name="P5"><text:span text:style-name="T48">?</text:span></text:p>
          <draw:enhanced-geometry svg:viewBox="0 0 21600 21600" draw:type="mso-spt202" draw:enhanced-path="M 0 0 L 21600 0 21600 21600 0 21600 0 0 Z N"/>
        </draw:custom-shape>
        <draw:custom-shape draw:style-name="gr29" draw:text-style-name="P2" draw:layer="layout" svg:width="14.799cm" svg:height="2.002cm" svg:x="3.559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63cm" svg:height="13.019cm" svg:x="2.962cm" svg:y="13.502cm" presentation:class="notes" presentation:placeholder="true">
            <draw:text-box/>
          </draw:frame>
        </presentation:notes>
      </draw:page>
      <draw:page draw:name="page16" draw:style-name="dp1" draw:master-page-name="Default" presentation:presentation-page-layout-name="AL1T1" presentation:use-footer-name="ftr1">
        <draw:custom-shape draw:style-name="gr30" draw:text-style-name="P2" draw:layer="layout" svg:width="14.803cm" svg:height="3.202cm" svg:x="4.957cm" svg:y="10.927cm">
          <text:p/>
          <draw:enhanced-geometry svg:viewBox="0 0 21600 21600" draw:type="rectangle" draw:enhanced-path="M 0 0 L 21600 0 21600 21600 0 21600 0 0 Z N"/>
        </draw:custom-shape>
        <draw:frame presentation:style-name="pr2" draw:text-style-name="P4" draw:layer="layout" svg:width="2.328cm" svg:height="14.817cm" svg:x="0.847cm" svg:y="3.174cm" presentation:class="title" presentation:user-transformed="true">
          <draw:text-box>
            <text:p text:style-name="P5"><text:span text:style-name="T3">comparis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 != operators test for equality or identity</text:span></text:p>
                <text:list text:style-name="L3">
                  <text:list-item>
                    <text:p text:style-name="P7"><text:span text:style-name="T3">don't use == != on floating point operands</text:span></text:p>
                  </text:list-item>
                  <text:list-item>
                    <text:p text:style-name="P7"><text:span text:style-name="T3">don't use == != on boolean literals</text:span></text:p>
                  </text:list-item>
                </text:list>
              </text:list-item>
              <text:list-item>
                <text:p text:style-name="P6"><text:span text:style-name="T3"><text:s/></text:span><text:span text:style-name="T3">&lt; &lt;= &gt; &gt;= operators test relational ordering</text:span></text:p>
                <text:list text:style-name="L3">
                  <text:list-item>
                    <text:p text:style-name="P7"><text:span text:style-name="T3">works all numeric types (but NaNs are unordered)</text:span></text:p>
                  </text:list-item>
                  <text:list-item>
                    <text:p text:style-name="P7"><text:span text:style-name="T3">rarely useful on </text:span><text:span text:style-name="T4">char</text:span></text:p>
                  </text:list-item>
                  <text:list-item>
                    <text:p text:style-name="P7"><text:span text:style-name="T3">but '0' .. '9' are sequential</text:span><text:span text:style-name="T4"> </text:span></text:p>
                  </text:list-item>
                </text:list>
              </text:list-item>
            </text:list>
          </draw:text-box>
        </draw:frame>
        <draw:custom-shape draw:style-name="gr31" draw:text-style-name="P2" draw:layer="layout" svg:width="2.315cm" svg:height="1.993cm" svg:x="16.567cm" svg:y="11.536cm">
          <text:p text:style-name="P16"><text:span text:style-name="T49">+</text:span><text:span text:style-name="T50">∞</text:span></text:p>
          <draw:enhanced-geometry svg:viewBox="0 0 21600 21600" draw:type="rectangle" draw:enhanced-path="M 0 0 L 21600 0 21600 21600 0 21600 0 0 Z N"/>
        </draw:custom-shape>
        <draw:custom-shape draw:style-name="gr31" draw:text-style-name="P2" draw:layer="layout" svg:width="2.324cm" svg:height="1.993cm" svg:x="13.957cm" svg:y="11.536cm">
          <text:p text:style-name="P16"><text:span text:style-name="T49">+y</text:span></text:p>
          <draw:enhanced-geometry svg:viewBox="0 0 21600 21600" draw:type="rectangle" draw:enhanced-path="M 0 0 L 21600 0 21600 21600 0 21600 0 0 Z N"/>
        </draw:custom-shape>
        <draw:custom-shape draw:style-name="gr31" draw:text-style-name="P2" draw:layer="layout" svg:width="2.319cm" svg:height="1.993cm" svg:x="11.201cm" svg:y="11.536cm">
          <text:p text:style-name="P16"><text:span text:style-name="T49"><text:s/></text:span><text:span text:style-name="T49">0</text:span></text:p>
          <draw:enhanced-geometry svg:viewBox="0 0 21600 21600" draw:type="rectangle" draw:enhanced-path="M 0 0 L 21600 0 21600 21600 0 21600 0 0 Z N"/>
        </draw:custom-shape>
        <draw:custom-shape draw:style-name="gr31" draw:text-style-name="P2" draw:layer="layout" svg:width="2.319cm" svg:height="1.993cm" svg:x="8.48cm" svg:y="11.536cm">
          <text:p text:style-name="P16"><text:span text:style-name="T49">-y</text:span></text:p>
          <draw:enhanced-geometry svg:viewBox="0 0 21600 21600" draw:type="rectangle" draw:enhanced-path="M 0 0 L 21600 0 21600 21600 0 21600 0 0 Z N"/>
        </draw:custom-shape>
        <draw:custom-shape draw:style-name="gr31" draw:text-style-name="P2" draw:layer="layout" svg:width="2.32cm" svg:height="1.993cm" svg:x="5.838cm" svg:y="11.536cm">
          <text:p text:style-name="P16"><text:span text:style-name="T50">-∞</text:span></text:p>
          <draw:enhanced-geometry svg:viewBox="0 0 21600 21600" draw:type="rectangle" draw:enhanced-path="M 0 0 L 21600 0 21600 21600 0 21600 0 0 Z N"/>
        </draw:custom-shape>
        <draw:line draw:style-name="gr32" draw:text-style-name="P11" draw:layer="layout" svg:x1="8.48cm" svg:y1="11.536cm" svg:x2="8.484cm" svg:y2="13.529cm">
          <text:p/>
        </draw:line>
        <draw:line draw:style-name="gr32" draw:text-style-name="P11" draw:layer="layout" svg:x1="11.201cm" svg:y1="11.536cm" svg:x2="11.205cm" svg:y2="13.529cm">
          <text:p/>
        </draw:line>
        <draw:line draw:style-name="gr32" draw:text-style-name="P11" draw:layer="layout" svg:x1="13.957cm" svg:y1="11.536cm" svg:x2="13.961cm" svg:y2="13.529cm">
          <text:p/>
        </draw:line>
        <draw:line draw:style-name="gr32" draw:text-style-name="P11" draw:layer="layout" svg:x1="16.567cm" svg:y1="11.536cm" svg:x2="16.572cm" svg:y2="13.529cm">
          <text:p/>
        </draw:line>
        <draw:line draw:style-name="gr32" draw:text-style-name="P11" draw:layer="layout" svg:x1="18.882cm" svg:y1="11.536cm" svg:x2="18.887cm" svg:y2="13.529cm">
          <text:p/>
        </draw:line>
        <draw:custom-shape draw:style-name="gr25" draw:text-style-name="P2" draw:layer="layout" svg:width="5.001cm" svg:height="1.781cm" svg:x="20.761cm" svg:y="11.527cm">
          <text:p text:style-name="P3"><text:span text:style-name="T40">floating point </text:span><text:span text:style-name="T40"><text:line-break/></text:span><text:span text:style-name="T40">ordering</text:span></text:p>
          <draw:enhanced-geometry svg:viewBox="0 0 21600 21600" draw:type="rectangle"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Explicitly comparing to true or false is generally considered poor style:</text:span></text:p>
              <text:p text:style-name="P17"><text:span text:style-name="T27"><text:s/></text:span><text:span text:style-name="T27">if (in_range == true) ...</text:span></text:p>
              <text:p text:style-name="P17"><text:span text:style-name="T7">Consider: in_range == true is a boolean expression, which is itself true or false. So why not write:</text:span></text:p>
              <text:p text:style-name="P17"><text:span text:style-name="T27"><text:s text:c="4"/></text:span><text:span text:style-name="T27">if ((in_range == true) == true) ...</text:span></text:p>
              <text:p text:style-name="P17"><text:span text:style-name="T7">Clearly this is ridiculous. The idiomatic (and "higher level") usage is to write:</text:span></text:p>
              <text:p text:style-name="P17"><text:span text:style-name="T27"><text:s text:c="4"/></text:span><text:span text:style-name="T27">if (in_range) ...</text:span></text:p>
              <text:p text:style-name="P17"><text:span text:style-name="T7">Using == != to compare floating point values is bad practice:</text:span><text:span text:style-name="T7"><text:line-break/></text:span><text:span text:style-name="T7">1. Floating point operands can be NaN's. NaN's are never equal to other values, not even to themselves!</text:span></text:p>
              <text:p text:style-name="P17"><text:span text:style-name="T7">2. Floating point arithmetic has a finite number of significant digits and is subject to rounding errors. It is very easy for two expressions that, mathematically, should be equal to end up being be very slightly different. One way to see if two floating point operands are "the same" is to use a threshold that is relative to the magnitude of the numbers being compared. For example:</text:span></text:p>
              <text:p text:style-name="P17"><text:span text:style-name="T7"><text:s text:c="4"/></text:span><text:span text:style-name="T7">|a – b| / sqrt(a^2 + b^2 + epsilon^2) &lt; epsilon</text:span></text:p>
              <text:p text:style-name="P17"><text:span text:style-name="T7">gives a colloquial meaning of "a and b agree to about N significant digits" when epsilon == 1e-N. </text:span></text:p>
              <text:p text:style-name="P17"><text:span text:style-name="T7">NaNs are not ordered: when using the &lt; &lt;= &gt; or &gt;= operator if either operand is NaN then the result is </text:span><text:span text:style-name="T17">always</text:span><text:span text:style-name="T7"> false.</text:span></text:p>
              <text:p text:style-name="P17"><text:span text:style-name="T7"/></text:p>
            </draw:text-box>
          </draw:frame>
        </presentation:notes>
      </draw:page>
      <draw:page draw:name="page17" draw:style-name="dp1" draw:master-page-name="Default" presentation:presentation-page-layout-name="AL1T1" presentation:use-footer-name="ftr1">
        <draw:frame presentation:style-name="pr5" draw:text-style-name="P4" draw:layer="layout" svg:width="3.175cm" svg:height="15.999cm" svg:x="0.325cm" svg:y="2.499cm" presentation:class="title" presentation:user-transformed="true">
          <draw:text-box>
            <text:p text:style-name="P5"><text:span text:style-name="T3">simple assign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ssignment is an expression</text:span></text:p>
                <text:list text:style-name="L3">
                  <text:list-item>
                    <text:p text:style-name="P7"><text:span text:style-name="T3">so it has an outcome – the value of the rhs</text:span></text:p>
                  </text:list-item>
                  <text:list-item>
                    <text:p text:style-name="P7"><text:span text:style-name="T3">assignment also has a significant side effect!</text:span></text:p>
                  </text:list-item>
                </text:list>
              </text:list-item>
            </text:list>
          </draw:text-box>
        </draw:frame>
        <draw:custom-shape draw:style-name="gr11" draw:text-style-name="P2" draw:layer="layout" svg:width="16.205cm" svg:height="7.881cm" svg:x="6.756cm" svg:y="6.324cm">
          <text:p text:style-name="P3"><text:span text:style-name="T38"/></text:p>
          <text:p text:style-name="P3"><text:span text:style-name="T34"><text:s text:c="4"/></text:span><text:span text:style-name="T39">int</text:span><text:span text:style-name="T34"> lower;</text:span></text:p>
          <text:p text:style-name="P3"><text:span text:style-name="T34"><text:s text:c="4"/></text:span><text:span text:style-name="T39">int</text:span><text:span text:style-name="T34"> upper;</text:span></text:p>
          <text:p text:style-name="P3"><text:span text:style-name="T34"/></text:p>
          <text:p text:style-name="P3"><text:span text:style-name="T34"><text:s text:c="4"/></text:span><text:span text:style-name="T34">lower = 0;</text:span></text:p>
          <text:p text:style-name="P3"><text:span text:style-name="T34"><text:s text:c="4"/></text:span><text:span text:style-name="T34">printf(</text:span><text:span text:style-name="T33">"%d"</text:span><text:span text:style-name="T34">, lower = 0);</text:span></text:p>
          <text:p text:style-name="P3"><text:span text:style-name="T34"/></text:p>
          <text:p text:style-name="P3"><text:span text:style-name="T34"><text:s text:c="4"/></text:span><text:span text:style-name="T34">lower = upper = 0;</text:span></text:p>
          <text:p text:style-name="P3"><text:span text:style-name="T34"><text:s text:c="4"/></text:span><text:span text:style-name="T34">printf(</text:span><text:span text:style-name="T33">"%d"</text:span><text:span text:style-name="T34">, lower = upper = 0);</text:span></text:p>
          <text:p text:style-name="P3"><text:span text:style-name="T34"/></text:p>
          <draw:enhanced-geometry svg:viewBox="0 0 21600 21600" draw:type="mso-spt202" draw:enhanced-path="M 0 0 L 21600 0 21600 21600 0 21600 0 0 Z N"/>
        </draw:custom-shape>
        <draw:custom-shape draw:style-name="gr12" draw:text-style-name="P2" draw:layer="layout" svg:width="8.4cm" svg:height="2.547cm" svg:x="13.159cm" svg:y="15.527cm">
          <text:p text:style-name="P3"><text:span text:style-name="T51">same as</text:span></text:p>
          <text:p text:style-name="P8"><text:span text:style-name="T40"><text:tab/></text:span><text:span text:style-name="T40">upper = 0;</text:span></text:p>
          <text:p text:style-name="P8"><text:span text:style-name="T40"><text:tab/></text:span><text:span text:style-name="T40">lower = upper;</text:span></text:p>
          <draw:enhanced-geometry svg:viewBox="0 0 21600 21600" draw:type="mso-spt202" draw:enhanced-path="M 0 0 L 21600 0 21600 21600 0 21600 0 0 Z N"/>
        </draw:custom-shape>
        <draw:line draw:style-name="gr13" draw:text-style-name="P11" draw:layer="layout" svg:x1="8.189cm" svg:y1="12.127cm" svg:x2="5.927cm" svg:y2="12.131cm">
          <text:p/>
        </draw:line>
        <draw:line draw:style-name="gr13" draw:text-style-name="P11" draw:layer="layout" svg:x1="5.958cm" svg:y1="12.127cm" svg:x2="5.962cm" svg:y2="16.126cm">
          <text:p/>
        </draw:line>
        <draw:line draw:style-name="gr14" draw:text-style-name="P11" draw:layer="layout" svg:x1="5.958cm" svg:y1="16.126cm" svg:x2="12.757cm" svg:y2="16.131cm">
          <text:p/>
        </draw:line>
        <draw:custom-shape draw:style-name="gr15" draw:text-style-name="P2" draw:layer="layout" svg:width="15.398cm" svg:height="1.998cm" svg:x="3.956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C is unusual in that assignment is an expression. This means that an assignment expression as a whole has a value. This value can be used as part of a larger expression (as shown in the printf calls). However, the statement printf("%d", lower = 0); is better as two separate statements: lower = 0; printf("%d", lower);</text:span></text:p>
              <text:p text:style-name="P9"><text:span text:style-name="T7">Chaining assignments together can be useful where you wish to stylistically express the idea that the variables necessarily have the same value. For example:</text:span></text:p>
              <text:p text:style-name="P14"><text:span text:style-name="T7"><text:tab/></text:span><text:span text:style-name="T7">lower = 0;</text:span></text:p>
              <text:p text:style-name="P14"><text:span text:style-name="T7"><text:tab/></text:span><text:span text:style-name="T7">upper = 0;</text:span></text:p>
              <text:p text:style-name="P15"><text:span text:style-name="T7">indicates that lower and upper </text:span><text:span text:style-name="T17">coincidentally</text:span><text:span text:style-name="T7"> have the same value (and if the value for one was changed it would not necessarily mean the value for the was also changed).</text:span></text:p>
              <text:p text:style-name="P15"><text:span text:style-name="T7">In contrast:</text:span></text:p>
              <text:p text:style-name="P14"><text:span text:style-name="T7"><text:tab/></text:span><text:span text:style-name="T7">lower = upper = 0;</text:span></text:p>
              <text:p text:style-name="P15"><text:span text:style-name="T7">indicates that lower and upper </text:span><text:span text:style-name="T17">necessarily</text:span><text:span text:style-name="T7"> have the same value.</text:span></text:p>
              <text:p text:style-name="P15"><text:span text:style-name="T7">The value of an assignment expression is the value (and type) of the left hand side. This is important if the type of the right hand side is not the same as the type of the left hand side and there is a conversion.</text:span></text:p>
            </draw:text-box>
          </draw:frame>
        </presentation:notes>
      </draw:page>
      <draw:page draw:name="page18" draw:style-name="dp1" draw:master-page-name="Default" presentation:presentation-page-layout-name="AL1T1" presentation:use-footer-name="ftr1">
        <draw:frame presentation:style-name="pr7" draw:text-style-name="P4" draw:layer="layout" svg:width="2.998cm" svg:height="12.502cm" svg:x="0.9cm" svg:y="2.8cm" presentation:class="title" presentation:user-transformed="true">
          <draw:text-box>
            <text:p text:style-name="P5"><text:span text:style-name="T18"><text:s/></text:span><text:span text:style-name="T18">assignment</text:span></text:p>
          </draw:text-box>
        </draw:frame>
        <draw:frame presentation:style-name="pr3" draw:text-style-name="P2" draw:layer="layout" svg:width="22.649cm" svg:height="16.934cm" svg:x="3.597cm" svg:y="1.058cm" presentation:class="outline" presentation:user-transformed="true">
          <draw:text-box>
            <text:list text:style-name="L5">
              <text:list-item>
                <text:p text:style-name="P6"><text:span text:style-name="T3">common assignment patterns are supported natively with compound assignment operators</text:span></text:p>
              </text:list-item>
            </text:list>
          </draw:text-box>
        </draw:frame>
        <draw:custom-shape draw:style-name="gr33" draw:text-style-name="P2" draw:layer="layout" svg:width="8.401cm" svg:height="1.108cm" svg:x="4.758cm" svg:y="6.981cm">
          <text:p text:style-name="P3"><text:span text:style-name="T52">lhs = lhs * rhs;</text:span></text:p>
          <draw:enhanced-geometry svg:viewBox="0 0 21600 21600" draw:type="mso-spt202" draw:enhanced-path="M 0 0 L 21600 0 21600 21600 0 21600 0 0 Z N"/>
        </draw:custom-shape>
        <draw:custom-shape draw:style-name="gr33" draw:text-style-name="P2" draw:layer="layout" svg:width="8.401cm" svg:height="1.108cm" svg:x="4.758cm" svg:y="8.383cm">
          <text:p text:style-name="P3"><text:span text:style-name="T52">lhs = lhs / rhs;</text:span></text:p>
          <draw:enhanced-geometry svg:viewBox="0 0 21600 21600" draw:type="mso-spt202" draw:enhanced-path="M 0 0 L 21600 0 21600 21600 0 21600 0 0 Z N"/>
        </draw:custom-shape>
        <draw:custom-shape draw:style-name="gr33" draw:text-style-name="P2" draw:layer="layout" svg:width="8.401cm" svg:height="1.108cm" svg:x="4.758cm" svg:y="9.785cm">
          <text:p text:style-name="P3"><text:span text:style-name="T52">lhs = lhs % rhs;</text:span></text:p>
          <draw:enhanced-geometry svg:viewBox="0 0 21600 21600" draw:type="mso-spt202" draw:enhanced-path="M 0 0 L 21600 0 21600 21600 0 21600 0 0 Z N"/>
        </draw:custom-shape>
        <draw:custom-shape draw:style-name="gr33" draw:text-style-name="P2" draw:layer="layout" svg:width="8.401cm" svg:height="1.108cm" svg:x="4.758cm" svg:y="12.431cm">
          <text:p text:style-name="P3"><text:span text:style-name="T52">lhs = lhs + rhs;</text:span></text:p>
          <draw:enhanced-geometry svg:viewBox="0 0 21600 21600" draw:type="mso-spt202" draw:enhanced-path="M 0 0 L 21600 0 21600 21600 0 21600 0 0 Z N"/>
        </draw:custom-shape>
        <draw:custom-shape draw:style-name="gr33" draw:text-style-name="P2" draw:layer="layout" svg:width="8.401cm" svg:height="1.108cm" svg:x="4.758cm" svg:y="13.785cm">
          <text:p text:style-name="P3"><text:span text:style-name="T52">lhs = lhs – rhs;</text:span></text:p>
          <draw:enhanced-geometry svg:viewBox="0 0 21600 21600" draw:type="mso-spt202" draw:enhanced-path="M 0 0 L 21600 0 21600 21600 0 21600 0 0 Z N"/>
        </draw:custom-shape>
        <draw:custom-shape draw:style-name="gr33" draw:text-style-name="P2" draw:layer="layout" svg:width="5.799cm" svg:height="1.108cm" svg:x="18.763cm" svg:y="6.954cm">
          <text:p text:style-name="P3"><text:span text:style-name="T52">lhs *= rhs;</text:span></text:p>
          <draw:enhanced-geometry svg:viewBox="0 0 21600 21600" draw:type="mso-spt202" draw:enhanced-path="M 0 0 L 21600 0 21600 21600 0 21600 0 0 Z N"/>
        </draw:custom-shape>
        <draw:custom-shape draw:style-name="gr33" draw:text-style-name="P2" draw:layer="layout" svg:width="5.799cm" svg:height="1.108cm" svg:x="18.763cm" svg:y="8.356cm">
          <text:p text:style-name="P3"><text:span text:style-name="T52">lhs /= rhs;</text:span></text:p>
          <draw:enhanced-geometry svg:viewBox="0 0 21600 21600" draw:type="mso-spt202" draw:enhanced-path="M 0 0 L 21600 0 21600 21600 0 21600 0 0 Z N"/>
        </draw:custom-shape>
        <draw:custom-shape draw:style-name="gr33" draw:text-style-name="P2" draw:layer="layout" svg:width="5.799cm" svg:height="1.108cm" svg:x="18.763cm" svg:y="9.759cm">
          <text:p text:style-name="P3"><text:span text:style-name="T52">lhs %= rhs;</text:span></text:p>
          <draw:enhanced-geometry svg:viewBox="0 0 21600 21600" draw:type="mso-spt202" draw:enhanced-path="M 0 0 L 21600 0 21600 21600 0 21600 0 0 Z N"/>
        </draw:custom-shape>
        <draw:custom-shape draw:style-name="gr33" draw:text-style-name="P2" draw:layer="layout" svg:width="5.799cm" svg:height="1.108cm" svg:x="18.763cm" svg:y="12.405cm">
          <text:p text:style-name="P3"><text:span text:style-name="T52">lhs += rhs;</text:span></text:p>
          <draw:enhanced-geometry svg:viewBox="0 0 21600 21600" draw:type="mso-spt202" draw:enhanced-path="M 0 0 L 21600 0 21600 21600 0 21600 0 0 Z N"/>
        </draw:custom-shape>
        <draw:custom-shape draw:style-name="gr33" draw:text-style-name="P2" draw:layer="layout" svg:width="5.799cm" svg:height="1.108cm" svg:x="18.763cm" svg:y="13.802cm">
          <text:p text:style-name="P3"><text:span text:style-name="T52">lhs -= rhs;</text:span></text:p>
          <draw:enhanced-geometry svg:viewBox="0 0 21600 21600" draw:type="mso-spt202" draw:enhanced-path="M 0 0 L 21600 0 21600 21600 0 21600 0 0 Z N"/>
        </draw:custom-shape>
        <draw:custom-shape draw:style-name="gr34" draw:text-style-name="P2" draw:layer="layout" svg:width="3.602cm" svg:height="1.997cm" svg:x="14.16cm" svg:y="7.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3.602cm" svg:height="1.998cm" svg:x="14.16cm" svg:y="12.7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5.798cm" svg:height="1.023cm" svg:x="18.561cm" svg:y="5.706cm">
          <text:p text:style-name="P3"><text:span text:style-name="T40">idiomatic</text:span></text:p>
          <draw:enhanced-geometry svg:viewBox="0 0 21600 21600" draw:type="mso-spt202" draw:enhanced-path="M 0 0 L 21600 0 21600 21600 0 21600 0 0 Z N"/>
        </draw:custom-shape>
        <draw:custom-shape draw:style-name="gr12" draw:text-style-name="P2" draw:layer="layout" svg:width="8.401cm" svg:height="1.023cm" svg:x="4.758cm" svg:y="5.724cm">
          <text:p text:style-name="P3"><text:span text:style-name="T40">non-idiomatic</text:span></text:p>
          <draw:enhanced-geometry svg:viewBox="0 0 21600 21600" draw:type="mso-spt202" draw:enhanced-path="M 0 0 L 21600 0 21600 21600 0 21600 0 0 Z N"/>
        </draw:custom-shape>
        <draw:custom-shape draw:style-name="gr26" draw:text-style-name="P2" draw:layer="layout" svg:width="3.202cm" svg:height="2.787cm" svg:x="19.958cm" svg:y="14.94cm">
          <text:p text:style-name="P3"><text:span text:style-name="T47"></text:span></text:p>
          <draw:enhanced-geometry svg:viewBox="0 0 21600 21600" draw:type="rectangle" draw:enhanced-path="M 0 0 L 21600 0 21600 21600 0 21600 0 0 Z N"/>
        </draw:custom-shape>
        <draw:custom-shape draw:style-name="gr28" draw:text-style-name="P2" draw:layer="layout" svg:width="1.453cm" svg:height="2.797cm" svg:x="8.505cm" svg:y="14.724cm">
          <text:p text:style-name="P5"><text:span text:style-name="T48">?</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compound operators (such as *=) are effectively equivalent to the expanded versions on the right hand side. However, the equivalence is only approximate. Note in particular that the lhs expression only occurs once in the right hand column whereas it occurs twice in the left hand column. When using a compound assignment if the left hand side contains any side effects the side effects will only take place once. </text:span></text:p>
              <text:p text:style-name="P9"><text:span text:style-name="T7"/></text:p>
              <text:p text:style-name="P14"><text:span text:style-name="T7"><text:tab/></text:span><text:span text:style-name="T7">array[func(x)] = array[func(x)] + 42; <text:s/>// func will be called twice :-(</text:span></text:p>
              <text:p text:style-name="P15"><text:span text:style-name="T7"/></text:p>
              <text:p text:style-name="P14"><text:span text:style-name="T7"><text:tab/></text:span><text:span text:style-name="T7">array[func(x)] += 42;</text:span><text:span text:style-name="T7"><text:tab/></text:span><text:span text:style-name="T7">// func will be called only once :-)</text:span></text:p>
              <text:p text:style-name="P15"><text:span text:style-name="T7"/></text:p>
              <text:p text:style-name="P15"><text:span text:style-name="T7">You should use the patterns in the right hand column. The patterns in the left hand column are not considered idiomatic in C.</text:span></text:p>
            </draw:text-box>
          </draw:frame>
        </presentation:notes>
      </draw:page>
      <draw:page draw:name="page19" draw:style-name="dp1" draw:master-page-name="Default" presentation:presentation-page-layout-name="AL1T1" presentation:use-footer-name="ftr1">
        <draw:frame presentation:style-name="pr5" draw:text-style-name="P4" draw:layer="layout" svg:width="3.175cm" svg:height="16.492cm" svg:x="0.497cm" svg:y="2.011cm" presentation:class="title" presentation:user-transformed="true">
          <draw:text-box>
            <text:p text:style-name="P5"><text:span text:style-name="T18">inc/dec</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dding/subtracting one is supported directly</text:span></text:p>
                <text:list text:style-name="L3">
                  <text:list-item>
                    <text:p text:style-name="P7"><text:span text:style-name="T3">++ is the increment operator</text:span></text:p>
                  </text:list-item>
                  <text:list-item>
                    <text:p text:style-name="P7"><text:span text:style-name="T3">-- is the decrement operator</text:span></text:p>
                  </text:list-item>
                </text:list>
              </text:list-item>
            </text:list>
          </draw:text-box>
        </draw:frame>
        <draw:custom-shape draw:style-name="gr33" draw:text-style-name="P2" draw:layer="layout" svg:width="8.401cm" svg:height="1.108cm" svg:x="9.357cm" svg:y="6.57cm">
          <text:p text:style-name="P3"><text:span text:style-name="T52">lhs = lhs + 1;</text:span></text:p>
          <draw:enhanced-geometry svg:viewBox="0 0 21600 21600" draw:type="mso-spt202" draw:enhanced-path="M 0 0 L 21600 0 21600 21600 0 21600 0 0 Z N"/>
        </draw:custom-shape>
        <draw:custom-shape draw:style-name="gr33" draw:text-style-name="P2" draw:layer="layout" svg:width="8.401cm" svg:height="1.108cm" svg:x="9.357cm" svg:y="7.924cm">
          <text:p text:style-name="P3"><text:span text:style-name="T52">lhs = lhs – 1;</text:span></text:p>
          <draw:enhanced-geometry svg:viewBox="0 0 21600 21600" draw:type="mso-spt202" draw:enhanced-path="M 0 0 L 21600 0 21600 21600 0 21600 0 0 Z N"/>
        </draw:custom-shape>
        <draw:custom-shape draw:style-name="gr28" draw:text-style-name="P2" draw:layer="layout" svg:width="1.453cm" svg:height="2.797cm" svg:x="18.56cm" svg:y="5.922cm">
          <text:p text:style-name="P5"><text:span text:style-name="T48">?</text:span></text:p>
          <draw:enhanced-geometry svg:viewBox="0 0 21600 21600" draw:type="mso-spt202" draw:enhanced-path="M 0 0 L 21600 0 21600 21600 0 21600 0 0 Z N"/>
        </draw:custom-shape>
        <draw:custom-shape draw:style-name="gr33" draw:text-style-name="P2" draw:layer="layout" svg:width="5.799cm" svg:height="1.108cm" svg:x="9.357cm" svg:y="10.729cm">
          <text:p text:style-name="P3"><text:span text:style-name="T52">lhs += 1;</text:span></text:p>
          <draw:enhanced-geometry svg:viewBox="0 0 21600 21600" draw:type="mso-spt202" draw:enhanced-path="M 0 0 L 21600 0 21600 21600 0 21600 0 0 Z N"/>
        </draw:custom-shape>
        <draw:custom-shape draw:style-name="gr33" draw:text-style-name="P2" draw:layer="layout" svg:width="5.799cm" svg:height="1.108cm" svg:x="9.357cm" svg:y="12.127cm">
          <text:p text:style-name="P3"><text:span text:style-name="T52">lhs -= 1;</text:span></text:p>
          <draw:enhanced-geometry svg:viewBox="0 0 21600 21600" draw:type="mso-spt202" draw:enhanced-path="M 0 0 L 21600 0 21600 21600 0 21600 0 0 Z N"/>
        </draw:custom-shape>
        <draw:custom-shape draw:style-name="gr26" draw:text-style-name="P2" draw:layer="layout" svg:width="3.201cm" svg:height="2.787cm" svg:x="18.561cm" svg:y="15.042cm">
          <text:p text:style-name="P3"><text:span text:style-name="T47"></text:span></text:p>
          <draw:enhanced-geometry svg:viewBox="0 0 21600 21600" draw:type="rectangle" draw:enhanced-path="M 0 0 L 21600 0 21600 21600 0 21600 0 0 Z N"/>
        </draw:custom-shape>
        <draw:custom-shape draw:style-name="gr28" draw:text-style-name="P2" draw:layer="layout" svg:width="1.453cm" svg:height="2.797cm" svg:x="18.56cm" svg:y="10.332cm">
          <text:p text:style-name="P5"><text:span text:style-name="T48">?</text:span></text:p>
          <draw:enhanced-geometry svg:viewBox="0 0 21600 21600" draw:type="mso-spt202" draw:enhanced-path="M 0 0 L 21600 0 21600 21600 0 21600 0 0 Z N"/>
        </draw:custom-shape>
        <draw:custom-shape draw:style-name="gr33" draw:text-style-name="P2" draw:layer="layout" svg:width="5.799cm" svg:height="1.108cm" svg:x="9.357cm" svg:y="15.042cm">
          <text:p text:style-name="P3"><text:span text:style-name="T52">lhs++;</text:span></text:p>
          <draw:enhanced-geometry svg:viewBox="0 0 21600 21600" draw:type="mso-spt202" draw:enhanced-path="M 0 0 L 21600 0 21600 21600 0 21600 0 0 Z N"/>
        </draw:custom-shape>
        <draw:custom-shape draw:style-name="gr33" draw:text-style-name="P2" draw:layer="layout" svg:width="5.799cm" svg:height="1.108cm" svg:x="9.357cm" svg:y="16.439cm">
          <text:p text:style-name="P3"><text:span text:style-name="T52">lhs--;</text:span></text:p>
          <draw:enhanced-geometry svg:viewBox="0 0 21600 21600" draw:type="mso-spt202" draw:enhanced-path="M 0 0 L 21600 0 21600 21600 0 21600 0 0 Z N"/>
        </draw:custom-shape>
        <draw:custom-shape draw:style-name="gr12" draw:text-style-name="P2" draw:layer="layout" svg:width="8.401cm" svg:height="1.023cm" svg:x="9.159cm" svg:y="5.525cm">
          <text:p text:style-name="P3"><text:span text:style-name="T40">non-idiomatic</text:span></text:p>
          <draw:enhanced-geometry svg:viewBox="0 0 21600 21600" draw:type="mso-spt202" draw:enhanced-path="M 0 0 L 21600 0 21600 21600 0 21600 0 0 Z N"/>
        </draw:custom-shape>
        <draw:custom-shape draw:style-name="gr34" draw:text-style-name="P2" draw:layer="layout" svg:width="2.2cm" svg:height="2.602cm" svg:x="6.959cm" svg:y="8.2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 draw:layer="layout" svg:width="2.2cm" svg:height="2.602cm" svg:x="6.959cm" svg:y="12.6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 draw:layer="layout" svg:width="8.401cm" svg:height="1.023cm" svg:x="9.159cm" svg:y="9.807cm">
          <text:p text:style-name="P3"><text:span text:style-name="T40">non-idiomatic</text:span></text:p>
          <draw:enhanced-geometry svg:viewBox="0 0 21600 21600" draw:type="mso-spt202" draw:enhanced-path="M 0 0 L 21600 0 21600 21600 0 21600 0 0 Z N"/>
        </draw:custom-shape>
        <draw:custom-shape draw:style-name="gr12" draw:text-style-name="P2" draw:layer="layout" svg:width="8.401cm" svg:height="1.023cm" svg:x="9.159cm" svg:y="14.027cm">
          <text:p text:style-name="P3"><text:span text:style-name="T40">idiomatic</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C is renowned for being a terse language. Writing lhs += 1 or lhs -= 1 is still too much typing! Instead C provides the ++ and -- operators. Both these operators are considered idiomatic and are a useful way of removing what would otherwise be a magic number 1. Note that C++ took its name from the ++ operator.</text:span></text:p>
            </draw:text-box>
          </draw:frame>
        </presentation:notes>
      </draw:page>
      <draw:page draw:name="page2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refix-postfix</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 and -- come in two forms</text:span></text:p>
                <text:list text:style-name="L3">
                  <text:list-item>
                    <text:p text:style-name="P7"><text:span text:style-name="T3">result of ++var is var </text:span><text:span text:style-name="T4">after</text:span><text:span text:style-name="T3"> the increment</text:span></text:p>
                  </text:list-item>
                  <text:list-item>
                    <text:p text:style-name="P7"><text:span text:style-name="T3">result of var++ is var </text:span><text:span text:style-name="T4">before</text:span><text:span text:style-name="T3"> the increment</text:span></text:p>
                  </text:list-item>
                  <text:list-item>
                    <text:p text:style-name="P7"><text:span text:style-name="T3">no other operators behave like this :-)</text:span></text:p>
                  </text:list-item>
                </text:list>
              </text:list-item>
            </text:list>
            <text:p text:style-name="P6"><text:span text:style-name="T3"/></text:p>
          </draw:text-box>
        </draw:frame>
        <draw:custom-shape draw:style-name="gr33" draw:text-style-name="P2" draw:layer="layout" svg:width="7.999cm" svg:height="1.277cm" svg:x="4.97cm" svg:y="9.609cm">
          <text:p text:style-name="P3"><text:span text:style-name="T53">prefix = ++m;</text:span></text:p>
          <draw:enhanced-geometry svg:viewBox="0 0 21600 21600" draw:type="mso-spt202" draw:enhanced-path="M 0 0 L 21600 0 21600 21600 0 21600 0 0 Z N"/>
        </draw:custom-shape>
        <draw:custom-shape draw:style-name="gr33" draw:text-style-name="P2" draw:layer="layout" svg:width="6.999cm" svg:height="2.293cm" svg:x="17.762cm" svg:y="8.727cm">
          <text:p text:style-name="P3"><text:span text:style-name="T53">m = m + 1;</text:span></text:p>
          <text:p text:style-name="P3"><text:span text:style-name="T53">prefix = m;</text:span></text:p>
          <draw:enhanced-geometry svg:viewBox="0 0 21600 21600" draw:type="mso-spt202" draw:enhanced-path="M 0 0 L 21600 0 21600 21600 0 21600 0 0 Z N"/>
        </draw:custom-shape>
        <draw:custom-shape draw:style-name="gr33" draw:text-style-name="P2" draw:layer="layout" svg:width="8cm" svg:height="1.277cm" svg:x="4.965cm" svg:y="12.876cm">
          <text:p text:style-name="P3"><text:span text:style-name="T53">postfix = m++;</text:span></text:p>
          <draw:enhanced-geometry svg:viewBox="0 0 21600 21600" draw:type="mso-spt202" draw:enhanced-path="M 0 0 L 21600 0 21600 21600 0 21600 0 0 Z N"/>
        </draw:custom-shape>
        <draw:custom-shape draw:style-name="gr33" draw:text-style-name="P2" draw:layer="layout" svg:width="6.999cm" svg:height="2.293cm" svg:x="17.762cm" svg:y="12.837cm">
          <text:p text:style-name="P3"><text:span text:style-name="T53">postfix = m;</text:span></text:p>
          <text:p text:style-name="P3"><text:span text:style-name="T53">m = m + 1;</text:span></text:p>
          <draw:enhanced-geometry svg:viewBox="0 0 21600 21600" draw:type="mso-spt202" draw:enhanced-path="M 0 0 L 21600 0 21600 21600 0 21600 0 0 Z N"/>
        </draw:custom-shape>
        <draw:custom-shape draw:style-name="gr12" draw:text-style-name="P2" draw:layer="layout" svg:width="4.599cm" svg:height="1.023cm" svg:x="13.357cm" svg:y="11.324cm">
          <text:p text:style-name="P3"><text:span text:style-name="T40">equivalent</text:span><text:span text:style-name="T54">†</text:span></text:p>
          <draw:enhanced-geometry svg:viewBox="0 0 21600 21600" draw:type="mso-spt202" draw:enhanced-path="M 0 0 L 21600 0 21600 21600 0 21600 0 0 Z N"/>
        </draw:custom-shape>
        <draw:custom-shape draw:style-name="gr34" draw:text-style-name="P2" draw:layer="layout" svg:width="3.603cm" svg:height="1.998cm" svg:x="13.357cm" svg:y="9.2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3.603cm" svg:height="1.997cm" svg:x="13.357cm" svg:y="12.5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15.403cm" svg:height="1.023cm" svg:x="4.758cm" svg:y="17.127cm">
          <text:p text:style-name="P3"><text:span text:style-name="T54">†</text:span><text:span text:style-name="T40">except that m is evaluated only once</text:span></text:p>
          <draw:enhanced-geometry svg:viewBox="0 0 21600 21600" draw:type="mso-spt202" draw:enhanced-path="M 0 0 L 21600 0 21600 21600 0 21600 0 0 Z N"/>
        </draw:custom-shape>
        <draw:custom-shape draw:style-name="gr15" draw:text-style-name="P2" draw:layer="layout" svg:width="15.399cm" svg:height="1.998cm" svg:x="3.757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453cm" svg:height="2.797cm" svg:x="3.558cm" svg:y="10.328cm">
          <text:p text:style-name="P5"><text:span text:style-name="T48">?</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Given that assignment is an expression (and so has an outcome) it is not that surprising that the difference between these two forms is the value of the whole expression itself. In both the cases ++m and m++ the variable m is incremented by one. The difference is only in the result of the whole expression.</text:span></text:p>
              <text:p text:style-name="P9"><text:span text:style-name="T7"/></text:p>
              <text:p text:style-name="P14"><text:span text:style-name="T7"><text:tab/></text:span><text:span text:style-name="T7">int m = 42;</text:span></text:p>
              <text:p text:style-name="P14"><text:span text:style-name="T7"><text:tab/></text:span><text:span text:style-name="T7">printf("%i", m++);</text:span><text:span text:style-name="T7"><text:tab/></text:span><text:span text:style-name="T7"><text:tab/></text:span><text:span text:style-name="T7">// m == 43, prints 42</text:span></text:p>
              <text:p text:style-name="P15"><text:span text:style-name="T7"/></text:p>
              <text:p text:style-name="P14"><text:span text:style-name="T7"><text:tab/></text:span><text:span text:style-name="T7">int m = 42;</text:span></text:p>
              <text:p text:style-name="P14"><text:span text:style-name="T7"><text:tab/></text:span><text:span text:style-name="T7">printf("%i", ++m);</text:span><text:span text:style-name="T7"><text:tab/></text:span><text:span text:style-name="T7"><text:tab/></text:span><text:span text:style-name="T7">// m == 43, prints 43</text:span></text:p>
              <text:p text:style-name="P15"><text:span text:style-name="T7"/></text:p>
              <text:p text:style-name="P15"><text:span text:style-name="T7">It is advisable to not use the increment and decrement operators as parts of a larger expression.</text:span></text:p>
            </draw:text-box>
          </draw:frame>
        </presentation:notes>
      </draw:page>
      <draw:page draw:name="page2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quence poin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a sequence point is…</text:span></text:p>
                <text:list text:style-name="L6">
                  <text:list-item>
                    <text:p text:style-name="P7"><text:span text:style-name="T3">a point in the program's execution sequence where all previous side-effects </text:span><text:span text:style-name="T9">shall</text:span><text:span text:style-name="T3"> have taken place and where all subsequent side-effects </text:span><text:span text:style-name="T9">shall not</text:span><text:span text:style-name="T3"> have taken place</text:span></text:p>
                  </text:list-item>
                </text:list>
              </text:list-item>
            </text:list>
          </draw:text-box>
        </draw:frame>
        <draw:line draw:style-name="gr35" draw:text-style-name="P11" draw:layer="layout" svg:x1="4.498cm" svg:y1="11.501cm" svg:x2="26.498cm" svg:y2="11.505cm">
          <text:p/>
        </draw:line>
        <draw:custom-shape draw:style-name="gr36" draw:text-style-name="P2" draw:layer="layout" svg:width="18.896cm" svg:height="1.666cm" svg:x="4.198cm" svg:y="10.5cm">
          <text:p text:style-name="P5"><text:span text:style-name="T55">0100100 1001011 01 <text:s/>11101010 10110 110 1001101</text:span></text:p>
          <draw:enhanced-geometry svg:viewBox="0 0 21600 21600" draw:type="mso-spt202" draw:enhanced-path="M 0 0 L 21600 0 21600 21600 0 21600 0 0 Z N"/>
        </draw:custom-shape>
        <draw:line draw:style-name="gr37" draw:text-style-name="P11" draw:layer="layout" svg:x1="7.801cm" svg:y1="8.802cm" svg:x2="7.805cm" svg:y2="14.301cm">
          <text:p/>
        </draw:line>
        <draw:line draw:style-name="gr37" draw:text-style-name="P11" draw:layer="layout" svg:x1="10.799cm" svg:y1="8.802cm" svg:x2="10.804cm" svg:y2="14.301cm">
          <text:p/>
        </draw:line>
        <draw:line draw:style-name="gr37" draw:text-style-name="P11" draw:layer="layout" svg:x1="12.1cm" svg:y1="8.802cm" svg:x2="12.105cm" svg:y2="14.301cm">
          <text:p/>
        </draw:line>
        <draw:line draw:style-name="gr37" draw:text-style-name="P11" draw:layer="layout" svg:x1="15.8cm" svg:y1="8.802cm" svg:x2="15.804cm" svg:y2="14.301cm">
          <text:p/>
        </draw:line>
        <draw:line draw:style-name="gr37" draw:text-style-name="P11" draw:layer="layout" svg:x1="18.199cm" svg:y1="8.802cm" svg:x2="18.203cm" svg:y2="14.301cm">
          <text:p/>
        </draw:line>
        <draw:line draw:style-name="gr37" draw:text-style-name="P11" draw:layer="layout" svg:x1="19.601cm" svg:y1="8.802cm" svg:x2="19.606cm" svg:y2="14.301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ext:p>
              <text:p text:style-name="P9"><text:span text:style-name="T7">Sequence points are points of stability.</text:span></text:p>
              <text:p text:style-name="P9"><text:span text:style-name="T7">Annex C of C99 details the sequence point model.</text:span></text:p>
              <text:p text:style-name="P9"><text:span text:style-name="T7">The C99 definition of a side-effect is from 5.1.2.3 Program Execution – "Accessing a volatile object, modifying an object, modifying a file, or calling a function that does any of those operations are all side-effects."</text:span></text:p>
            </draw:text-box>
          </draw:frame>
        </presentation:notes>
      </draw:page>
      <draw:page draw:name="page2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quence poin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18"><text:span text:style-name="T3"><text:s/></text:span><text:span text:style-name="T3">sequence points occur…</text:span></text:p>
                <text:list text:style-name="L6">
                  <text:list-item>
                    <text:p text:style-name="P19"><text:span text:style-name="T3">at the end of a full expression</text:span></text:p>
                    <text:list text:style-name="L7">
                      <text:list-item>
                        <text:p text:style-name="P19"><text:span text:style-name="T3">a full expression is an expression that is not a sub-expression of another expression or declarator (6.8p2)</text:span></text:p>
                      </text:list-item>
                    </text:list>
                  </text:list-item>
                  <text:list-item>
                    <text:p text:style-name="P19"><text:span text:style-name="T3">after the first operand of these operators</text:span></text:p>
                    <text:list text:style-name="L7">
                      <text:list-item>
                        <text:p text:style-name="P20"><text:span text:style-name="T3">&amp;&amp; </text:span><text:span text:style-name="T3"><text:tab/></text:span><text:span text:style-name="T3">logical and</text:span></text:p>
                      </text:list-item>
                      <text:list-item>
                        <text:p text:style-name="P20"><text:span text:style-name="T3">|| </text:span><text:span text:style-name="T3"><text:tab/></text:span><text:span text:style-name="T3"><text:tab/></text:span><text:span text:style-name="T3">logical or</text:span></text:p>
                      </text:list-item>
                      <text:list-item>
                        <text:p text:style-name="P20"><text:span text:style-name="T3">?: </text:span><text:span text:style-name="T3"><text:tab/></text:span><text:span text:style-name="T3">ternary</text:span></text:p>
                      </text:list-item>
                      <text:list-item>
                        <text:p text:style-name="P20"><text:span text:style-name="T3">,</text:span><text:span text:style-name="T3"><text:tab/></text:span><text:span text:style-name="T3"><text:tab/></text:span><text:span text:style-name="T3">comma</text:span></text:p>
                      </text:list-item>
                    </text:list>
                  </text:list-item>
                  <text:list-item>
                    <text:p text:style-name="P21"><text:span text:style-name="T3">after evaluation of all arguments and function expression in a function call</text:span></text:p>
                    <text:list text:style-name="L7">
                      <text:list-item>
                        <text:p text:style-name="P21"><text:span text:style-name="T3">note that the comma used for separating function arguments is not a sequence point</text:span></text:p>
                      </text:list-item>
                    </text:list>
                  </text:list-item>
                  <text:list-item>
                    <text:p text:style-name="P21"><text:span text:style-name="T3">at the end of a full declarator</text:span></text:p>
                  </text:list-item>
                </text:list>
              </text:list-item>
            </text:list>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Standard also specifies that there is a sequence point immediately before a library function returns.</text:span></text:p>
              <text:p text:style-name="P9"><text:span text:style-name="T7">Examples of an expression where a single object is modified more than once between sequence points are:</text:span></text:p>
              <text:p text:style-name="P9"><text:span text:style-name="T7"/></text:p>
              <text:p text:style-name="P22"><text:span text:style-name="T27"><text:s text:c="4"/></text:span><text:span text:style-name="T27">++m * m++</text:span><text:span text:style-name="T27"><text:tab/></text:span><text:span text:style-name="T27"><text:tab/></text:span><text:span text:style-name="T27"><text:tab/></text:span><text:span text:style-name="T27"><text:tab/></text:span></text:p>
              <text:p text:style-name="P23"><text:span text:style-name="T27"><text:s text:c="4"/></text:span><text:span text:style-name="T27">m = ++m;</text:span></text:p>
              <text:p text:style-name="P23"><text:span text:style-name="T27"/></text:p>
              <text:p text:style-name="P23"><text:span text:style-name="T7">It may well be that on a particular compiler the behaviour of the above expression can be rationalized. But the result is undefined. You cannot assume the behaviour will be the same if, for example, you upgrade your compiler, or port your code to a new computer, or compile with different compile-time settings.</text:span></text:p>
              <text:p text:style-name="P23"><text:span text:style-name="T7">A simple function call names the called function directly. However it is possible to write expressions more complicated than simple names which evaluate to the address of a function. For example, consider the statement af[t](1,2); where af is an array of function pointers, t is an integer variable, so af[t] is a function pointer.</text:span></text:p>
            </draw:text-box>
          </draw:frame>
        </presentation:notes>
      </draw:page>
      <draw:page draw:name="page2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quence points rule 1</text:span></text:p>
          </draw:text-box>
        </draw:frame>
        <draw:custom-shape draw:style-name="gr12" draw:text-style-name="P2" draw:layer="layout" svg:width="17.802cm" svg:height="7.371cm" svg:x="6.5cm" svg:y="2.134cm">
          <text:p text:style-name="P3"><text:span text:style-name="T56">C Standard: 6.5 Expressions</text:span></text:p>
          <text:p text:style-name="P3"><text:span text:style-name="T56">Between the previous and next sequence point an object </text:span><text:span text:style-name="T57">shall</text:span><text:span text:style-name="T56"> have its stored value modified at most </text:span><text:span text:style-name="T57">once</text:span><text:span text:style-name="T56"> by the evaluation of an expression.</text:span></text:p>
          <text:p text:style-name="P3"><text:span text:style-name="T56">...</text:span></text:p>
          <draw:enhanced-geometry svg:viewBox="0 0 21600 21600" draw:type="mso-spt202" draw:enhanced-path="M 0 0 L 21600 0 21600 21600 0 21600 0 0 Z N"/>
        </draw:custom-shape>
        <draw:custom-shape draw:style-name="gr38" draw:text-style-name="P2" draw:layer="layout" svg:width="21.603cm" svg:height="7.995cm" svg:x="4cm" svg:y="1.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19.05cm" svg:height="4.626cm" svg:x="5.777cm" svg:y="11.906cm">
          <text:p text:style-name="P24"><text:span text:style-name="T58">in other words, if an object is modified more than once between sequence points the result is </text:span><text:span text:style-name="T59">undefined</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ext:p>
              <text:p text:style-name="P9"><text:span text:style-name="T7">Yes, the expression is undefined since neither = nor ++ introduce a sequence point. Therefore the expression will attempt to modify the same object (n) twice (once for the = and once more for the ++) between two sequence points.</text:span></text:p>
              <text:p text:style-name="P9"><text:span text:style-name="T7">Note further that the expression ( (*p)++ = (*q)++ ) could also be undefined if p and q point to the same object.</text:span></text:p>
            </draw:text-box>
          </draw:frame>
        </presentation:notes>
      </draw:page>
      <draw:page draw:name="page2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quence points rule 2</text:span></text:p>
          </draw:text-box>
        </draw:frame>
        <draw:frame presentation:style-name="pr8" draw:layer="layout" svg:width="22.649cm" svg:height="18.728cm" svg:x="3.597cm" svg:y="1.057cm" presentation:class="outline" presentation:placeholder="true" presentation:user-transformed="true">
          <draw:text-box/>
        </draw:frame>
        <draw:custom-shape draw:style-name="gr12" draw:text-style-name="P2" draw:layer="layout" svg:width="17.802cm" svg:height="7.371cm" svg:x="6.998cm" svg:y="2.999cm">
          <text:p text:style-name="P3"><text:span text:style-name="T56">C Standard: 6.5 Expressions</text:span></text:p>
          <text:p text:style-name="P3"><text:span text:style-name="T56">...</text:span></text:p>
          <text:p text:style-name="P3"><text:span text:style-name="T56">Between the previous and next sequence point…the prior value </text:span><text:span text:style-name="T57">shall</text:span><text:span text:style-name="T56"> be read only to determine the value to be stored.</text:span></text:p>
          <draw:enhanced-geometry svg:viewBox="0 0 21600 21600" draw:type="mso-spt202" draw:enhanced-path="M 0 0 L 21600 0 21600 21600 0 21600 0 0 Z N"/>
        </draw:custom-shape>
        <draw:custom-shape draw:style-name="gr38" draw:text-style-name="P2" draw:layer="layout" svg:width="20.603cm" svg:height="9.997cm" svg:x="4.396cm" svg:y="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19.05cm" svg:height="4.626cm" svg:x="5.499cm" svg:y="12.378cm">
          <text:p text:style-name="P24"><text:span text:style-name="T58">in other words, if an expression reads the value of a modified object more than once between sequence points the result is </text:span><text:span text:style-name="T59">undefined</text:span><text:span text:style-name="T58"> </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ext:p>
              <text:p text:style-name="P9"><text:span text:style-name="T7">Yes, the expression is undefined, since the sub-expression n reads the value of n but not to determine the value to be stored in n.</text:span></text:p>
              <text:p text:style-name="P9"><text:span text:style-name="T7">Similarly the expression (index[n++] = n) is also undefined.</text:span></text:p>
              <text:p text:style-name="P9"><text:span text:style-name="T7"/></text:p>
            </draw:text-box>
          </draw:frame>
        </presentation:notes>
      </draw:page>
      <draw:page draw:name="page2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quence points</text:span></text:p>
          </draw:text-box>
        </draw:frame>
        <draw:frame presentation:style-name="pr8" draw:layer="layout" svg:width="22.649cm" svg:height="18.728cm" svg:x="3.597cm" svg:y="1.057cm" presentation:class="outline" presentation:placeholder="true" presentation:user-transformed="true">
          <draw:text-box/>
        </draw:frame>
        <draw:custom-shape draw:style-name="gr11" draw:text-style-name="P2" draw:layer="layout" svg:width="7.444cm" svg:height="1.785cm" svg:x="9.697cm" svg:y="7.457cm">
          <text:p text:style-name="P3"><text:span text:style-name="T60">n + n++</text:span></text:p>
          <draw:enhanced-geometry svg:viewBox="0 0 21600 21600" draw:type="mso-spt202" draw:enhanced-path="M 0 0 L 21600 0 21600 21600 0 21600 0 0 Z N"/>
        </draw:custom-shape>
        <draw:g>
          <draw:g>
            <draw:custom-shape draw:style-name="gr10" draw:text-style-name="P2" draw:layer="layout" svg:width="0.961cm" svg:height="1.098cm" draw:transform="rotate (0.10471975511964) translate (17.606cm 5.146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0" draw:text-style-name="P2" draw:layer="layout" svg:width="1.103cm" svg:height="1.751cm" draw:transform="rotate (0.10471975511964) translate (18.221cm 4.807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0" draw:text-style-name="P2" draw:layer="layout" svg:width="0.582cm" svg:height="1.64cm" draw:transform="rotate (0.10471975511964) translate (17.85cm 6.328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0" draw:text-style-name="P2" draw:layer="layout" svg:width="0.882cm" svg:height="1.266cm" draw:transform="rotate (0.10471975511964) translate (17.284cm 6.404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0" draw:text-style-name="P2" draw:layer="layout" svg:width="1.076cm" svg:height="2.041cm" draw:transform="rotate (0.10471975511964) translate (17.147cm 7.85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0" draw:text-style-name="P2" draw:layer="layout" svg:width="0.723cm" svg:height="2.081cm" draw:transform="rotate (0.10471975511964) translate (18.189cm 7.769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10" draw:text-style-name="P2" draw:layer="layout" svg:width="0.361cm" svg:height="0.427cm" svg:x="18.596cm" svg:y="4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10" draw:text-style-name="P2" draw:layer="layout" svg:width="0.115cm" svg:height="0.119cm" svg:x="18.512cm" svg:y="4.494cm">
              <text:p/>
              <draw:enhanced-geometry svg:viewBox="0 0 25 25" draw:type="non-primitive" draw:enhanced-path="M 24 1 L 12 0 L 4 9 L 0 23 L 12 24 L 22 18 L 24 1 L"/>
            </draw:custom-shape>
          </draw:g>
        </draw:g>
        <draw:custom-shape draw:style-name="gr12" draw:text-style-name="P2" draw:layer="layout" svg:width="17.802cm" svg:height="1.615cm" svg:x="6.5cm" svg:y="12.502cm">
          <text:p text:style-name="P3"><text:span text:style-name="T61">Are these expressions undefined?</text:span></text:p>
          <draw:enhanced-geometry svg:viewBox="0 0 21600 21600" draw:type="mso-spt202" draw:enhanced-path="M 0 0 L 21600 0 21600 21600 0 21600 0 0 Z N"/>
        </draw:custom-shape>
        <draw:custom-shape draw:style-name="gr11" draw:text-style-name="P2" draw:layer="layout" svg:width="7.444cm" svg:height="1.785cm" svg:x="9.657cm" svg:y="4.714cm">
          <text:p text:style-name="P3"><text:span text:style-name="T60">n = n++</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Both expressions result in undefined behaviour.</text:span></text:p>
              <text:p text:style-name="P9"><text:span text:style-name="T7">The expression (n = n++) is undefined since neither = nor ++ introduce a sequence point. Therefore the expression will attempt to modify the same object (n) twice (once for the = and once more for the ++) between two sequence points.</text:span></text:p>
              <text:p text:style-name="P9"><text:span text:style-name="T7">Similarly the expression ( (*p)++ = (*q)++ ) could also be undefined if p and q point to the same object.</text:span></text:p>
              <text:p text:style-name="P9"><text:span text:style-name="T7">The expression (n + n++) is also undefined, since the value of the modified object n is read twice between sequence points.</text:span></text:p>
              <text:p text:style-name="P9"><text:span text:style-name="T7">Similarly the expression (index[n++] = n) is also undefined.</text:span></text:p>
              <text:p text:style-name="P9"><text:span text:style-name="T7"/></text:p>
            </draw:text-box>
          </draw:frame>
        </presentation:notes>
      </draw:page>
      <draw:page draw:name="page26" draw:style-name="dp1" draw:master-page-name="Default" presentation:presentation-page-layout-name="AL1T1" presentation:use-footer-name="ftr1">
        <draw:frame presentation:style-name="pr9" draw:text-style-name="P4" draw:layer="layout" svg:width="2.501cm" svg:height="16.502cm" svg:x="1.198cm" svg:y="3.201cm" presentation:class="title" presentation:user-transformed="true">
          <draw:text-box>
            <text:p text:style-name="P5"><text:span text:style-name="T3">&amp;&amp; || operato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hs &amp;&amp; rhs</text:span></text:p>
                <text:list text:style-name="L3">
                  <text:list-item>
                    <text:p text:style-name="P7"><text:span text:style-name="T3">if lhs is false the rhs is not evaluated</text:span></text:p>
                  </text:list-item>
                  <text:list-item>
                    <text:p text:style-name="P7"><text:span text:style-name="T3">if lhs is true, </text:span><text:span text:style-name="T9">sequence point</text:span><text:span text:style-name="T3">, rhs is evaluated</text:span></text:p>
                  </text:list-item>
                </text:list>
              </text:list-item>
              <text:list-item>
                <text:p text:style-name="P6"><text:span text:style-name="T3"><text:s/></text:span><text:span text:style-name="T3">lhs || rhs</text:span></text:p>
                <text:list text:style-name="L3">
                  <text:list-item>
                    <text:p text:style-name="P7"><text:span text:style-name="T3">if lhs is true the rhs is not evaluated</text:span></text:p>
                  </text:list-item>
                  <text:list-item>
                    <text:p text:style-name="P7"><text:span text:style-name="T3">if lhs is false, </text:span><text:span text:style-name="T9">sequence point</text:span><text:span text:style-name="T3">, rhs is evaluated</text:span></text:p>
                  </text:list-item>
                </text:list>
              </text:list-item>
            </text:list>
          </draw:text-box>
        </draw:frame>
        <draw:custom-shape draw:style-name="gr16" draw:text-style-name="P2" draw:layer="layout" svg:width="9.401cm" svg:height="5.595cm" svg:x="5.552cm" svg:y="11.095cm">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draw:enhanced-geometry svg:viewBox="0 0 21600 21600" draw:type="rectangle" draw:enhanced-path="M 0 0 L 21600 0 21600 21600 0 21600 0 0 Z N"/>
        </draw:custom-shape>
        <draw:custom-shape draw:style-name="gr12" draw:text-style-name="P2" draw:layer="layout" svg:width="2.597cm" svg:height="1.277cm" svg:x="6.152cm" svg:y="11.655cm">
          <text:p text:style-name="P3"><text:span text:style-name="T62">&amp;&amp;</text:span></text:p>
          <draw:enhanced-geometry svg:viewBox="0 0 21600 21600" draw:type="mso-spt202" draw:enhanced-path="M 0 0 L 21600 0 21600 21600 0 21600 0 0 Z N"/>
        </draw:custom-shape>
        <draw:custom-shape draw:style-name="gr17" draw:text-style-name="P2" draw:layer="layout" svg:width="2.588cm" svg:height="1.277cm" svg:x="6.152cm" svg:y="13.132cm">
          <text:p text:style-name="P12"><text:span text:style-name="T24">false</text:span></text:p>
          <draw:enhanced-geometry svg:viewBox="0 0 21600 21600" draw:type="mso-spt202" draw:enhanced-path="M 0 0 L 21600 0 21600 21600 0 21600 0 0 Z N"/>
        </draw:custom-shape>
        <draw:custom-shape draw:style-name="gr17" draw:text-style-name="P2" draw:layer="layout" svg:width="2.601cm" svg:height="1.277cm" svg:x="6.152cm" svg:y="14.64cm">
          <text:p text:style-name="P3"><text:span text:style-name="T24">true</text:span></text:p>
          <draw:enhanced-geometry svg:viewBox="0 0 21600 21600" draw:type="mso-spt202" draw:enhanced-path="M 0 0 L 21600 0 21600 21600 0 21600 0 0 Z N"/>
        </draw:custom-shape>
        <draw:custom-shape draw:style-name="gr17" draw:text-style-name="P2" draw:layer="layout" svg:width="2.597cm" svg:height="1.277cm" svg:x="8.952cm" svg:y="11.628cm">
          <text:p text:style-name="P12"><text:span text:style-name="T24">false</text:span></text:p>
          <draw:enhanced-geometry svg:viewBox="0 0 21600 21600" draw:type="mso-spt202" draw:enhanced-path="M 0 0 L 21600 0 21600 21600 0 21600 0 0 Z N"/>
        </draw:custom-shape>
        <draw:custom-shape draw:style-name="gr17" draw:text-style-name="P2" draw:layer="layout" svg:width="2.597cm" svg:height="1.277cm" svg:x="11.752cm" svg:y="11.628cm">
          <text:p text:style-name="P3"><text:span text:style-name="T24">true</text:span></text:p>
          <draw:enhanced-geometry svg:viewBox="0 0 21600 21600" draw:type="mso-spt202" draw:enhanced-path="M 0 0 L 21600 0 21600 21600 0 21600 0 0 Z N"/>
        </draw:custom-shape>
        <draw:custom-shape draw:style-name="gr18" draw:text-style-name="P2" draw:layer="layout" svg:width="2.597cm" svg:height="1.277cm" svg:x="8.952cm" svg:y="13.132cm">
          <text:p text:style-name="P12"><text:span text:style-name="T24">false</text:span></text:p>
          <draw:enhanced-geometry svg:viewBox="0 0 21600 21600" draw:type="mso-spt202" draw:enhanced-path="M 0 0 L 21600 0 21600 21600 0 21600 0 0 Z N"/>
        </draw:custom-shape>
        <draw:custom-shape draw:style-name="gr18" draw:text-style-name="P2" draw:layer="layout" svg:width="2.597cm" svg:height="1.277cm" svg:x="8.952cm" svg:y="14.627cm">
          <text:p text:style-name="P12"><text:span text:style-name="T24">false</text:span></text:p>
          <draw:enhanced-geometry svg:viewBox="0 0 21600 21600" draw:type="mso-spt202" draw:enhanced-path="M 0 0 L 21600 0 21600 21600 0 21600 0 0 Z N"/>
        </draw:custom-shape>
        <draw:custom-shape draw:style-name="gr18" draw:text-style-name="P2" draw:layer="layout" svg:width="2.597cm" svg:height="1.277cm" svg:x="11.752cm" svg:y="13.132cm">
          <text:p text:style-name="P3"><text:span text:style-name="T24">false</text:span></text:p>
          <draw:enhanced-geometry svg:viewBox="0 0 21600 21600" draw:type="mso-spt202" draw:enhanced-path="M 0 0 L 21600 0 21600 21600 0 21600 0 0 Z N"/>
        </draw:custom-shape>
        <draw:custom-shape draw:style-name="gr18" draw:text-style-name="P2" draw:layer="layout" svg:width="2.597cm" svg:height="1.277cm" svg:x="11.752cm" svg:y="14.627cm">
          <text:p text:style-name="P3"><text:span text:style-name="T24">true</text:span></text:p>
          <draw:enhanced-geometry svg:viewBox="0 0 21600 21600" draw:type="mso-spt202" draw:enhanced-path="M 0 0 L 21600 0 21600 21600 0 21600 0 0 Z N"/>
        </draw:custom-shape>
        <draw:custom-shape draw:style-name="gr16" draw:text-style-name="P2" draw:layer="layout" svg:width="9.401cm" svg:height="5.595cm" svg:x="16.559cm" svg:y="11.095cm">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text:p text:style-name="P1"><text:span text:style-name="T20"/></text:p>
          <draw:enhanced-geometry svg:viewBox="0 0 21600 21600" draw:type="rectangle" draw:enhanced-path="M 0 0 L 21600 0 21600 21600 0 21600 0 0 Z N"/>
        </draw:custom-shape>
        <draw:custom-shape draw:style-name="gr12" draw:text-style-name="P2" draw:layer="layout" svg:width="2.598cm" svg:height="1.277cm" svg:x="17.158cm" svg:y="11.655cm">
          <text:p text:style-name="P3"><text:span text:style-name="T62">||</text:span></text:p>
          <draw:enhanced-geometry svg:viewBox="0 0 21600 21600" draw:type="mso-spt202" draw:enhanced-path="M 0 0 L 21600 0 21600 21600 0 21600 0 0 Z N"/>
        </draw:custom-shape>
        <draw:custom-shape draw:style-name="gr17" draw:text-style-name="P2" draw:layer="layout" svg:width="2.589cm" svg:height="1.277cm" svg:x="17.158cm" svg:y="13.132cm">
          <text:p text:style-name="P12"><text:span text:style-name="T24">false</text:span></text:p>
          <draw:enhanced-geometry svg:viewBox="0 0 21600 21600" draw:type="mso-spt202" draw:enhanced-path="M 0 0 L 21600 0 21600 21600 0 21600 0 0 Z N"/>
        </draw:custom-shape>
        <draw:custom-shape draw:style-name="gr17" draw:text-style-name="P2" draw:layer="layout" svg:width="2.598cm" svg:height="1.277cm" svg:x="19.958cm" svg:y="11.628cm">
          <text:p text:style-name="P12"><text:span text:style-name="T24">false</text:span></text:p>
          <draw:enhanced-geometry svg:viewBox="0 0 21600 21600" draw:type="mso-spt202" draw:enhanced-path="M 0 0 L 21600 0 21600 21600 0 21600 0 0 Z N"/>
        </draw:custom-shape>
        <draw:custom-shape draw:style-name="gr17" draw:text-style-name="P2" draw:layer="layout" svg:width="2.597cm" svg:height="1.277cm" svg:x="22.759cm" svg:y="11.628cm">
          <text:p text:style-name="P3"><text:span text:style-name="T24">true</text:span></text:p>
          <draw:enhanced-geometry svg:viewBox="0 0 21600 21600" draw:type="mso-spt202" draw:enhanced-path="M 0 0 L 21600 0 21600 21600 0 21600 0 0 Z N"/>
        </draw:custom-shape>
        <draw:custom-shape draw:style-name="gr18" draw:text-style-name="P2" draw:layer="layout" svg:width="2.598cm" svg:height="1.277cm" svg:x="19.958cm" svg:y="13.132cm">
          <text:p text:style-name="P12"><text:span text:style-name="T24">false</text:span></text:p>
          <draw:enhanced-geometry svg:viewBox="0 0 21600 21600" draw:type="mso-spt202" draw:enhanced-path="M 0 0 L 21600 0 21600 21600 0 21600 0 0 Z N"/>
        </draw:custom-shape>
        <draw:custom-shape draw:style-name="gr18" draw:text-style-name="P2" draw:layer="layout" svg:width="2.598cm" svg:height="1.277cm" svg:x="19.958cm" svg:y="14.627cm">
          <text:p text:style-name="P12"><text:span text:style-name="T24">true</text:span></text:p>
          <draw:enhanced-geometry svg:viewBox="0 0 21600 21600" draw:type="mso-spt202" draw:enhanced-path="M 0 0 L 21600 0 21600 21600 0 21600 0 0 Z N"/>
        </draw:custom-shape>
        <draw:custom-shape draw:style-name="gr18" draw:text-style-name="P2" draw:layer="layout" svg:width="2.597cm" svg:height="1.277cm" svg:x="22.759cm" svg:y="13.132cm">
          <text:p text:style-name="P3"><text:span text:style-name="T24">true</text:span></text:p>
          <draw:enhanced-geometry svg:viewBox="0 0 21600 21600" draw:type="mso-spt202" draw:enhanced-path="M 0 0 L 21600 0 21600 21600 0 21600 0 0 Z N"/>
        </draw:custom-shape>
        <draw:custom-shape draw:style-name="gr18" draw:text-style-name="P2" draw:layer="layout" svg:width="2.597cm" svg:height="1.277cm" svg:x="22.759cm" svg:y="14.627cm">
          <text:p text:style-name="P3"><text:span text:style-name="T24">true</text:span></text:p>
          <draw:enhanced-geometry svg:viewBox="0 0 21600 21600" draw:type="mso-spt202" draw:enhanced-path="M 0 0 L 21600 0 21600 21600 0 21600 0 0 Z N"/>
        </draw:custom-shape>
        <draw:custom-shape draw:style-name="gr17" draw:text-style-name="P2" draw:layer="layout" svg:width="2.602cm" svg:height="1.277cm" svg:x="17.158cm" svg:y="14.623cm">
          <text:p text:style-name="P3"><text:span text:style-name="T24">true</text:span></text:p>
          <draw:enhanced-geometry svg:viewBox="0 0 21600 21600" draw:type="mso-spt202" draw:enhanced-path="M 0 0 L 21600 0 21600 21600 0 21600 0 0 Z N"/>
        </draw:custom-shape>
        <draw:custom-shape draw:style-name="gr15" draw:text-style-name="P2" draw:layer="layout" svg:width="7.201cm" svg:height="1.601cm" svg:x="14.358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7.201cm" svg:height="1.601cm" svg:x="14.358cm" svg:y="2.3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amp;&amp; and || operators do not not necessarily evaluate their right hand side operand. If they can determine the outcome from just the left hand side expression then the right hand side is not evaluated. For example in the following example, if dee() returns false then dum() is not called. This is known as short-circuit evaluation.</text:span></text:p>
              <text:p text:style-name="P9"><text:span text:style-name="T7"/></text:p>
              <text:p text:style-name="P14"><text:span text:style-name="T7"><text:tab/></text:span><text:span text:style-name="T7">if (dee() &amp;&amp; dum()) …</text:span></text:p>
            </draw:text-box>
          </draw:frame>
        </presentation:notes>
      </draw:page>
      <draw:page draw:name="page2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ernary operato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the only operator with three arguments</text:span></text:p>
                <text:list text:style-name="L3">
                  <text:list-item>
                    <text:p text:style-name="P7"><text:span text:style-name="T3">a ? b : c </text:span><text:span text:style-name="T63"></text:span><text:span text:style-name="T3"> if (a) b; else c;</text:span></text:p>
                  </text:list-item>
                  <text:list-item>
                    <text:p text:style-name="P7"><text:span text:style-name="T9">sequence point</text:span><text:span text:style-name="T3"> at the ?</text:span></text:p>
                  </text:list-item>
                  <text:list-item>
                    <text:p text:style-name="P7"><text:span text:style-name="T3">an expression rather than a statement</text:span></text:p>
                  </text:list-item>
                  <text:list-item>
                    <text:p text:style-name="P7"><text:span text:style-name="T3">useful in macros and to avoid needless repetition</text:span></text:p>
                  </text:list-item>
                </text:list>
              </text:list-item>
            </text:list>
          </draw:text-box>
        </draw:frame>
        <draw:custom-shape draw:style-name="gr11" draw:text-style-name="P2" draw:layer="layout" svg:width="12.206cm" svg:height="6.357cm" svg:x="4.952cm" svg:y="7.726cm">
          <text:p text:style-name="P3"><text:span text:style-name="T39">void</text:span><text:span text:style-name="T38"> some_func(</text:span><text:span text:style-name="T39">void</text:span><text:span text:style-name="T38">)</text:span></text:p>
          <text:p text:style-name="P3"><text:span text:style-name="T38">{</text:span></text:p>
          <text:p text:style-name="P3"><text:span text:style-name="T38"><text:s text:c="4"/></text:span><text:span text:style-name="T38">bool found = search(...);</text:span></text:p>
          <text:p text:style-name="P3"><text:span text:style-name="T38"><text:s text:c="4"/></text:span><text:span text:style-name="T39">if</text:span><text:span text:style-name="T38"> (found)</text:span></text:p>
          <text:p text:style-name="P3"><text:span text:style-name="T38"><text:s text:c="8"/></text:span><text:span text:style-name="T38">printf(</text:span><text:span text:style-name="T33">"found"</text:span><text:span text:style-name="T38">);</text:span></text:p>
          <text:p text:style-name="P3"><text:span text:style-name="T38"><text:s text:c="4"/></text:span><text:span text:style-name="T39">else</text:span></text:p>
          <text:p text:style-name="P3"><text:span text:style-name="T38"><text:s text:c="8"/></text:span><text:span text:style-name="T38">printf(</text:span><text:span text:style-name="T33">"not found"</text:span><text:span text:style-name="T38">);</text:span></text:p>
          <text:p text:style-name="P3"><text:span text:style-name="T38">}</text:span></text:p>
          <draw:enhanced-geometry svg:viewBox="0 0 21600 21600" draw:type="mso-spt202" draw:enhanced-path="M 0 0 L 21600 0 21600 21600 0 21600 0 0 Z N"/>
        </draw:custom-shape>
        <draw:custom-shape draw:style-name="gr27" draw:text-style-name="P2" draw:layer="layout" svg:width="16.999cm" svg:height="4.071cm" svg:x="9.159cm" svg:y="13.692cm">
          <text:p text:style-name="P3"><text:span text:style-name="T39">void</text:span><text:span text:style-name="T38"> some_func(</text:span><text:span text:style-name="T39">void</text:span><text:span text:style-name="T38">)</text:span></text:p>
          <text:p text:style-name="P3"><text:span text:style-name="T38">{</text:span></text:p>
          <text:p text:style-name="P3"><text:span text:style-name="T38"><text:s text:c="4"/></text:span><text:span text:style-name="T38">bool found = search(...);</text:span></text:p>
          <text:p text:style-name="P3"><text:span text:style-name="T38"><text:s text:c="4"/></text:span><text:span text:style-name="T38">printf(</text:span><text:span text:style-name="T33">"%sfound"</text:span><text:span text:style-name="T38">, found ? </text:span><text:span text:style-name="T33">""</text:span><text:span text:style-name="T38"> : </text:span><text:span text:style-name="T33">"not "</text:span><text:span text:style-name="T38">);</text:span></text:p>
          <text:p text:style-name="P3"><text:span text:style-name="T38">}</text:span></text:p>
          <draw:enhanced-geometry svg:viewBox="0 0 21600 21600" draw:type="mso-spt202" draw:enhanced-path="M 0 0 L 21600 0 21600 21600 0 21600 0 0 Z N"/>
        </draw:custom-shape>
        <draw:custom-shape draw:style-name="gr34" draw:text-style-name="P2" draw:layer="layout" svg:width="4.203cm" svg:height="4.401cm" draw:transform="rotate (-1.57079632679579) translate (21.99cm 9.754cm)">
          <text:p/>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result of the ternary operator is an rvalue and not an lvalue. This means the ternary operator cannot be used on the left hand side of an assignment:</text:span></text:p>
              <text:p text:style-name="P9"><text:span text:style-name="T7"/></text:p>
              <text:p text:style-name="P14"><text:span text:style-name="T7"><text:tab/></text:span><text:span text:style-name="T7">(expression() ? a : b) = 42; // won't compile</text:span><text:span text:style-name="T7"><text:tab/></text:span></text:p>
            </draw:text-box>
          </draw:frame>
        </presentation:notes>
      </draw:page>
      <draw:page draw:name="page2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comma operator</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lhs , rhs</text:span></text:p>
                <text:list text:style-name="L3">
                  <text:list-item>
                    <text:p text:style-name="P7"><text:span text:style-name="T3">lhs is evaluated and the result is discarded</text:span></text:p>
                  </text:list-item>
                  <text:list-item>
                    <text:p text:style-name="P7"><text:span text:style-name="T9">sequence point</text:span><text:span text:style-name="T3"> at the comma</text:span></text:p>
                  </text:list-item>
                  <text:list-item>
                    <text:p text:style-name="P7"><text:span text:style-name="T3">rhs is evaluated and is the result</text:span><text:span text:style-name="T3"><text:line-break/></text:span><text:span text:style-name="T3"><text:line-break/></text:span><text:span text:style-name="T3"/></text:p>
                  </text:list-item>
                </text:list>
              </text:list-item>
              <text:list-item>
                <text:p text:style-name="P6"><text:span text:style-name="T3"><text:s/></text:span><text:span text:style-name="T3">sometimes seen in for statements</text:span><text:span text:style-name="T3"><text:line-break/></text:span><text:span text:style-name="T3"><text:line-break/></text:span><text:span text:style-name="T3"><text:line-break/></text:span><text:span text:style-name="T3"/></text:p>
              </text:list-item>
            </text:list>
          </draw:text-box>
        </draw:frame>
        <draw:custom-shape draw:style-name="gr11" draw:text-style-name="P2" draw:layer="layout" svg:width="15.006cm" svg:height="2.547cm" svg:x="6.156cm" svg:y="10.182cm">
          <text:p text:style-name="P3"><text:span text:style-name="T39">for </text:span><text:span text:style-name="T34">(octave = 0, freq = 440;</text:span></text:p>
          <text:p text:style-name="P3"><text:span text:style-name="T34"><text:s text:c="5"/></text:span><text:span text:style-name="T34">is_audible(freq);</text:span></text:p>
          <text:p text:style-name="P8"><text:span text:style-name="T34"><text:tab/></text:span><text:span text:style-name="T34">++octave, freq *= 2) ...</text:span></text:p>
          <draw:enhanced-geometry svg:viewBox="0 0 21600 21600" draw:type="mso-spt202" draw:enhanced-path="M 0 0 L 21600 0 21600 21600 0 21600 0 0 Z N"/>
        </draw:custom-shape>
        <draw:custom-shape draw:style-name="gr11" draw:text-style-name="P2" draw:layer="layout" svg:width="15.006cm" svg:height="1.023cm" svg:x="6.359cm" svg:y="6.725cm">
          <text:p text:style-name="P3"><text:span text:style-name="T39">int </text:span><text:span text:style-name="T34">last = (2, 3, 4, 5, 6);</text:span></text:p>
          <draw:enhanced-geometry svg:viewBox="0 0 21600 21600" draw:type="mso-spt202" draw:enhanced-path="M 0 0 L 21600 0 21600 21600 0 21600 0 0 Z N"/>
        </draw:custom-shape>
        <draw:custom-shape draw:style-name="gr11" draw:text-style-name="P2" draw:layer="layout" svg:width="15.006cm" svg:height="1.023cm" svg:x="6.156cm" svg:y="15.928cm">
          <text:p text:style-name="P3"><text:span text:style-name="T39">int </text:span><text:span text:style-name="T34">element = matrix[row,col];</text:span></text:p>
          <draw:enhanced-geometry svg:viewBox="0 0 21600 21600" draw:type="mso-spt202" draw:enhanced-path="M 0 0 L 21600 0 21600 21600 0 21600 0 0 Z N"/>
        </draw:custom-shape>
        <draw:custom-shape draw:style-name="gr1" draw:text-style-name="P2" draw:layer="layout" svg:width="12.82cm" svg:height="1.023cm" svg:x="6.16cm" svg:y="14.327cm">
          <text:p text:style-name="P3"><text:span text:style-name="T40">does this access an element of a 2-d array?</text:span></text:p>
          <draw:enhanced-geometry svg:viewBox="0 0 21600 21600" draw:type="mso-spt202" draw:enhanced-path="M 0 0 L 21600 0 21600 21600 0 21600 0 0 Z N"/>
        </draw:custom-shape>
        <draw:line draw:style-name="gr13" draw:text-style-name="P11" draw:layer="layout" svg:x1="5.988cm" svg:y1="14.927cm" svg:x2="4.926cm" svg:y2="14.931cm">
          <text:p/>
        </draw:line>
        <draw:line draw:style-name="gr13" draw:text-style-name="P11" draw:layer="layout" svg:x1="4.957cm" svg:y1="14.927cm" svg:x2="4.961cm" svg:y2="16.528cm">
          <text:p/>
        </draw:line>
        <draw:line draw:style-name="gr14" draw:text-style-name="P11" draw:layer="layout" svg:x1="4.957cm" svg:y1="16.528cm" svg:x2="5.759cm" svg:y2="16.532cm">
          <text:p/>
        </draw:line>
        <draw:g>
          <draw:custom-shape draw:style-name="gr5" draw:text-style-name="P2" draw:layer="layout" svg:width="0.52cm" svg:height="2.474cm" draw:transform="rotate (-2.35619449019309) translate (23.663cm 17.53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52cm" svg:height="2.474cm" draw:transform="rotate (-2.35619449019309) translate (23.663cm 17.53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486cm" svg:height="2.474cm" draw:transform="rotate (-2.35619449019309) translate (23.982cm 17.206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486cm" svg:height="2.474cm" draw:transform="rotate (-2.35619449019309) translate (23.982cm 17.206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19cm" svg:height="0.459cm" draw:transform="rotate (-2.35619449019309) translate (23.616cm 17.451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163cm" svg:height="0.397cm" draw:transform="rotate (-2.35619449019309) translate (23.72cm 17.276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336cm" svg:height="0.481cm" draw:transform="rotate (-2.35619449019309) translate (23.17cm 17.092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252cm" svg:height="0.186cm" draw:transform="rotate (-2.35619449019309) translate (22.704cm 16.659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485cm" svg:height="2.42cm" draw:transform="rotate (-2.35619449019309) translate (23.966cm 17.18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573cm" svg:height="2.473cm" draw:transform="rotate (-2.35619449019309) translate (23.675cm 17.488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375cm" svg:height="0.353cm" draw:transform="rotate (-2.35619449019309) translate (23.811cm 17.392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35cm" svg:height="0.022cm" draw:transform="rotate (-2.35619449019309) translate (23.607cm 17.549cm)">
            <text:p/>
            <draw:enhanced-geometry svg:viewBox="0 0 70 35" draw:type="non-primitive" draw:enhanced-path="M 0 0  L 9 5  L 17 9  L 26 15  L 34 20  L 43 24  L 52 29  L 61 32  L 70 35  L 0 0  Z N"/>
          </draw:custom-shape>
          <draw:custom-shape draw:style-name="gr7" draw:text-style-name="P2" draw:layer="layout" svg:width="0.159cm" svg:height="0.203cm" draw:transform="rotate (-2.35619449019309) translate (23.63cm 17.513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309cm" svg:height="0.15cm" draw:transform="rotate (-2.35619449019309) translate (23.211cm 17.393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28cm" svg:height="0.247cm" draw:transform="rotate (-2.35619449019309) translate (23.171cm 17.751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01cm" svg:height="0.238cm" draw:transform="rotate (-2.35619449019309) translate (23.18cm 17.714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088cm" svg:height="0.163cm" draw:transform="rotate (-2.35619449019309) translate (23.102cm 17.733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37cm" svg:height="0.238cm" draw:transform="rotate (-2.35619449019309) translate (23.148cm 17.719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079cm" svg:height="0.141cm" draw:transform="rotate (-2.35619449019309) translate (23.113cm 17.793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36cm" svg:height="0.141cm" draw:transform="rotate (-2.35619449019309) translate (23.063cm 17.706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318cm" svg:height="0.472cm" draw:transform="rotate (-2.35619449019309) translate (22.87cm 17.263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02cm" svg:height="0.031cm" draw:transform="rotate (-2.35619449019309) translate (22.799cm 17.188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41cm" svg:height="0.119cm" draw:transform="rotate (-2.35619449019309) translate (22.831cm 17.267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414cm" svg:height="0.675cm" draw:transform="rotate (-2.35619449019309) translate (22.235cm 16.767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317cm" svg:height="0.472cm" draw:transform="rotate (-2.35619449019309) translate (23.575cm 16.541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419cm" svg:height="0.67cm" draw:transform="rotate (-2.35619449019309) translate (23.185cm 15.801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15cm" svg:height="0.115cm" draw:transform="rotate (-2.35619449019309) translate (23.399cm 16.677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371cm" svg:height="0.335cm" draw:transform="rotate (-2.35619449019309) translate (23.911cm 16.92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09cm" svg:height="0.004cm" draw:transform="rotate (-2.35619449019309) translate (23.454cm 16.939cm)">
            <text:p/>
            <draw:enhanced-geometry svg:viewBox="0 0 17 0" draw:type="non-primitive" draw:enhanced-path="M 0 0  L 4 0  L 9 0  L 12 0  L 17 0  L 0 0  Z N"/>
          </draw:custom-shape>
          <draw:custom-shape draw:style-name="gr7" draw:text-style-name="P2" draw:layer="layout" svg:width="0.217cm" svg:height="0.163cm" draw:transform="rotate (-2.35619449019309) translate (23.838cm 16.912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402cm" svg:height="0.163cm" draw:transform="rotate (-2.35619449019309) translate (23.004cm 16.387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419cm" svg:height="0.19cm" draw:transform="rotate (-2.35619449019309) translate (22.865cm 16.246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371cm" svg:height="0.022cm" draw:transform="rotate (-2.35619449019309) translate (22.615cm 16.103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441cm" svg:height="0.164cm" draw:transform="rotate (-2.35619449019309) translate (22.668cm 16.057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463cm" svg:height="0.15cm" draw:transform="rotate (-2.35619449019309) translate (22.557cm 15.871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16cm" svg:height="0.278cm" draw:transform="rotate (-2.35619449019309) translate (23.355cm 16.852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44cm" svg:height="0.044cm" draw:transform="rotate (-2.35619449019309) translate (23.195cm 16.929cm)">
            <text:p/>
            <draw:enhanced-geometry svg:viewBox="0 0 86 72" draw:type="non-primitive" draw:enhanced-path="M 0 0  L 10 9  L 21 18  L 32 27  L 43 35  L 54 44  L 65 53  L 76 62  L 86 72  L 0 0  Z N"/>
          </draw:custom-shape>
          <draw:custom-shape draw:style-name="gr5" draw:text-style-name="P2" draw:layer="layout" svg:width="0.137cm" svg:height="0.339cm" draw:transform="rotate (-2.35619449019309) translate (23.735cm 17.319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05cm" svg:height="0.15cm" draw:transform="rotate (-2.35619449019309) translate (22.976cm 17.258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41cm" svg:height="0.644cm" draw:transform="rotate (-2.35619449019309) translate (22.453cm 16.79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538cm" svg:height="0.146cm" draw:transform="rotate (-2.35619449019309) translate (22.383cm 15.769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49cm" svg:height="0.075cm" draw:transform="rotate (-2.35619449019309) translate (23.489cm 16.995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251cm" svg:height="0.521cm" draw:transform="rotate (-2.35619449019309) translate (23.504cm 16.82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251cm" svg:height="0.565cm" draw:transform="rotate (-2.35619449019309) translate (23.154cm 17.207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688cm" svg:height="0.049cm" draw:transform="rotate (-2.35619449019309) translate (23.133cm 16.493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26cm" svg:height="0.005cm" draw:transform="rotate (-2.35619449019309) translate (22.602cm 16.993cm)">
            <text:p/>
            <draw:enhanced-geometry svg:viewBox="0 0 54 0" draw:type="non-primitive" draw:enhanced-path="M 0 0  L 0 0  L 6 0  L 13 0  L 20 0  L 27 0  L 34 0  L 41 0  L 47 0  L 54 0  N"/>
          </draw:custom-shape>
          <draw:custom-shape draw:style-name="gr8" draw:text-style-name="P2" draw:layer="layout" svg:width="0.671cm" svg:height="0.049cm" draw:transform="rotate (-2.35619449019309) translate (23.034cm 16.468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0.843cm" svg:height="0.075cm" draw:transform="rotate (-2.35619449019309) translate (23.005cm 16.249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5cm" svg:height="0.022cm" draw:transform="rotate (-2.35619449019309) translate (22.39cm 16.889cm)">
            <text:p/>
            <draw:enhanced-geometry svg:viewBox="0 0 0 36" draw:type="non-primitive" draw:enhanced-path="M 0 0  L 0 0  L 0 4  L 0 9  L 0 13  L 0 18  L 0 22  L 0 27  L 0 32  L 0 36  N"/>
          </draw:custom-shape>
          <draw:custom-shape draw:style-name="gr8" draw:text-style-name="P2" draw:layer="layout" svg:width="0.913cm" svg:height="0.101cm" draw:transform="rotate (-2.35619449019309) translate (22.858cm 16.066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0.953cm" svg:height="0.075cm" draw:transform="rotate (-2.35619449019309) translate (22.614cm 15.875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0.943cm" svg:height="0.075cm" draw:transform="rotate (-2.35619449019309) translate (22.482cm 15.733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0.869cm" svg:height="0.15cm" draw:transform="rotate (-2.35619449019309) translate (22.375cm 15.647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05cm" svg:height="0.005cm" draw:transform="rotate (-2.35619449019309) translate (21.967cm 15.727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14cm" svg:height="0.022cm" draw:transform="rotate (-2.35619449019309) translate (21.883cm 15.898cm)">
            <text:p/>
            <draw:enhanced-geometry svg:viewBox="0 0 34 35" draw:type="non-primitive" draw:enhanced-path="M 0 35  L 0 35  L 4 30  L 9 27  L 13 22  L 17 18  L 21 13  L 26 9  L 30 4  L 34 0  N"/>
          </draw:custom-shape>
          <draw:custom-shape draw:style-name="gr9" draw:text-style-name="P2" draw:layer="layout" svg:width="0.097cm" svg:height="0.233cm" draw:transform="rotate (-2.35619449019309) translate (23.606cm 17.349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11cm" svg:height="0.167cm" draw:transform="rotate (-2.35619449019309) translate (23.264cm 16.794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234cm" svg:height="0.066cm" draw:transform="rotate (-2.35619449019309) translate (22.911cm 16.422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26cm" svg:height="0.022cm" draw:transform="rotate (-2.35619449019309) translate (22.758cm 16.533cm)">
            <text:p/>
            <draw:enhanced-geometry svg:viewBox="0 0 54 35" draw:type="non-primitive" draw:enhanced-path="M 0 35  L 7 30  L 13 26  L 20 20  L 25 16  L 32 11  L 39 6  L 46 3  L 54 0  L 0 35  Z N"/>
          </draw:custom-shape>
          <draw:custom-shape draw:style-name="gr9" draw:text-style-name="P2" draw:layer="layout" svg:width="0.163cm" svg:height="0.106cm" draw:transform="rotate (-2.35619449019309) translate (22.679cm 16.33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28cm" svg:height="0.093cm" draw:transform="rotate (-2.35619449019309) translate (22.508cm 16.177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28cm" svg:height="0.093cm" draw:transform="rotate (-2.35619449019309) translate (22.402cm 16.049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26cm" svg:height="0.004cm" draw:transform="rotate (-2.35619449019309) translate (22.302cm 16.019cm)">
            <text:p/>
            <draw:enhanced-geometry svg:viewBox="0 0 53 0" draw:type="non-primitive" draw:enhanced-path="M 53 0  L 46 0  L 40 0  L 34 0  L 27 0  L 20 0  L 13 0  L 6 0  L 0 0  L 53 0  Z N"/>
          </draw:custom-shape>
          <draw:custom-shape draw:style-name="gr9" draw:text-style-name="P2" draw:layer="layout" svg:width="0.136cm" svg:height="0.075cm" draw:transform="rotate (-2.35619449019309) translate (22.169cm 15.89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18cm" svg:height="0.022cm" draw:transform="rotate (-2.35619449019309) translate (23.059cm 17.836cm)">
            <text:p/>
            <draw:enhanced-geometry svg:viewBox="0 0 35 36" draw:type="non-primitive" draw:enhanced-path="M 35 0  L 35 0  L 31 5  L 26 10  L 22 14  L 17 17  L 13 22  L 9 27  L 5 31  L 0 36  N"/>
          </draw:custom-shape>
          <draw:custom-shape draw:style-name="gr6" draw:text-style-name="P2" draw:layer="layout" svg:width="0.062cm" svg:height="0.053cm" draw:transform="rotate (-2.35619449019309) translate (23.579cm 17.53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7cm" svg:height="0.022cm" draw:transform="rotate (-2.35619449019309) translate (23.7cm 17.395cm)">
            <text:p/>
            <draw:enhanced-geometry svg:viewBox="0 0 140 34" draw:type="non-primitive" draw:enhanced-path="M 140 0  L 140 0  L 122 4  L 103 5  L 84 6  L 63 7  L 45 10  L 28 15  L 12 23  L 0 34  N"/>
          </draw:custom-shape>
          <draw:custom-shape draw:style-name="gr6" draw:text-style-name="P2" draw:layer="layout" svg:width="0.026cm" svg:height="0.071cm" draw:transform="rotate (-2.35619449019309) translate (23.71cm 17.35cm)">
            <text:p/>
            <draw:enhanced-geometry svg:viewBox="0 0 53 106" draw:type="non-primitive" draw:enhanced-path="M 0 106  L 0 106  L 6 92  L 13 79  L 20 66  L 27 53  L 33 40  L 39 27  L 46 14  L 53 0  N"/>
          </draw:custom-shape>
          <draw:custom-shape draw:style-name="gr6" draw:text-style-name="P2" draw:layer="layout" svg:width="0.005cm" svg:height="0.071cm" draw:transform="rotate (-2.35619449019309) translate (23.708cm 17.357cm)">
            <text:p/>
            <draw:enhanced-geometry svg:viewBox="0 0 11 106" draw:type="non-primitive" draw:enhanced-path="M 0 0  L 0 0  L 1 14  L 3 29  L 6 42  L 9 57  L 11 71  L 10 84  L 6 96  L 0 106  N"/>
          </draw:custom-shape>
          <draw:custom-shape draw:style-name="gr6" draw:text-style-name="P2" draw:layer="layout" svg:width="0.084cm" svg:height="0.062cm" draw:transform="rotate (-2.35619449019309) translate (23.549cm 17.53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18cm" svg:height="0.022cm" draw:transform="rotate (-2.35619449019309) translate (23.544cm 17.616cm)">
            <text:p/>
            <draw:enhanced-geometry svg:viewBox="0 0 35 35" draw:type="non-primitive" draw:enhanced-path="M 35 35  L 35 35  L 31 31  L 26 25  L 23 18  L 18 12  L 15 6  L 10 3  L 6 0  L 0 1  N"/>
          </draw:custom-shape>
          <draw:custom-shape draw:style-name="gr6" draw:text-style-name="P2" draw:layer="layout" svg:width="0.027cm" svg:height="0.071cm" draw:transform="rotate (-2.35619449019309) translate (23.727cm 17.35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0.798cm" svg:height="1.834cm" draw:transform="rotate (-2.35619449019309) translate (23.718cm 17.661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05cm" svg:height="0.353cm" draw:transform="rotate (-2.35619449019309) translate (23.704cm 17.228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05cm" svg:height="0.353cm" draw:transform="rotate (-2.35619449019309) translate (23.704cm 17.228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28cm" svg:height="0.335cm" draw:transform="rotate (-2.35619449019309) translate (23.748cm 17.204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28cm" svg:height="0.335cm" draw:transform="rotate (-2.35619449019309) translate (23.748cm 17.204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1cm" svg:height="0.212cm" draw:transform="rotate (-2.35619449019309) translate (23.739cm 17.221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1cm" svg:height="0.212cm" draw:transform="rotate (-2.35619449019309) translate (23.739cm 17.221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11cm" svg:height="0.331cm" draw:transform="rotate (-2.35619449019309) translate (23.472cm 17.55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11cm" svg:height="0.331cm" draw:transform="rotate (-2.35619449019309) translate (23.472cm 17.55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19cm" svg:height="0.207cm" draw:transform="rotate (-2.35619449019309) translate (23.36cm 17.429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19cm" svg:height="0.207cm" draw:transform="rotate (-2.35619449019309) translate (23.36cm 17.429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088cm" svg:height="0.022cm" draw:transform="rotate (-2.35619449019309) translate (23.38cm 17.415cm)">
            <text:p/>
            <draw:enhanced-geometry svg:viewBox="0 0 175 34" draw:type="non-primitive" draw:enhanced-path="M 175 0  L 153 4  L 132 9  L 109 13  L 87 17  L 66 21  L 43 26  L 22 30  L 0 34  L 175 0  Z N"/>
          </draw:custom-shape>
          <draw:custom-shape draw:style-name="gr6" draw:text-style-name="P2" draw:layer="layout" svg:width="0.088cm" svg:height="0.022cm" draw:transform="rotate (-2.35619449019309) translate (23.38cm 17.415cm)">
            <text:p/>
            <draw:enhanced-geometry svg:viewBox="0 0 175 34" draw:type="non-primitive" draw:enhanced-path="M 175 0  L 175 0  L 153 4  L 132 9  L 109 13  L 87 17  L 66 21  L 43 26  L 22 30  L 0 34  N"/>
          </draw:custom-shape>
          <draw:custom-shape draw:style-name="gr10" draw:text-style-name="P2" draw:layer="layout" svg:width="0.101cm" svg:height="0.242cm" draw:transform="rotate (-2.35619449019309) translate (23.609cm 17.012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01cm" svg:height="0.242cm" draw:transform="rotate (-2.35619449019309) translate (23.609cm 17.012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084cm" svg:height="0.239cm" draw:transform="rotate (-2.35619449019309) translate (23.245cm 17.419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084cm" svg:height="0.239cm" draw:transform="rotate (-2.35619449019309) translate (23.245cm 17.419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22cm" svg:height="0.013cm" draw:transform="rotate (-2.35619449019309) translate (23.046cm 17.91cm)">
            <text:p/>
            <draw:enhanced-geometry svg:viewBox="0 0 44 17" draw:type="non-primitive" draw:enhanced-path="M 44 17  L 38 15  L 33 13  L 28 10  L 23 8  L 17 7  L 11 5  L 6 2  L 0 0  L 44 17  Z N"/>
          </draw:custom-shape>
          <draw:custom-shape draw:style-name="gr6" draw:text-style-name="P2" draw:layer="layout" svg:width="0.022cm" svg:height="0.013cm" draw:transform="rotate (-2.35619449019309) translate (23.046cm 17.91cm)">
            <text:p/>
            <draw:enhanced-geometry svg:viewBox="0 0 44 17" draw:type="non-primitive" draw:enhanced-path="M 44 17  L 44 17  L 38 15  L 33 13  L 28 10  L 23 8  L 17 7  L 11 5  L 6 2  L 0 0  N"/>
          </draw:custom-shape>
          <draw:custom-shape draw:style-name="gr10" draw:text-style-name="P2" draw:layer="layout" svg:width="0.282cm" svg:height="0.247cm" draw:transform="rotate (-2.35619449019309) translate (23.201cm 17.956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282cm" svg:height="0.247cm" draw:transform="rotate (-2.35619449019309) translate (23.201cm 17.956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247cm" svg:height="0.225cm" draw:transform="rotate (-2.35619449019309) translate (22.324cm 17.183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247cm" svg:height="0.225cm" draw:transform="rotate (-2.35619449019309) translate (22.324cm 17.183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344cm" svg:height="0.344cm" draw:transform="rotate (-2.35619449019309) translate (21.493cm 16.594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344cm" svg:height="0.344cm" draw:transform="rotate (-2.35619449019309) translate (21.493cm 16.594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084cm" svg:height="0.07cm" draw:transform="rotate (-2.35619449019309) translate (21.845cm 16.10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084cm" svg:height="0.07cm" draw:transform="rotate (-2.35619449019309) translate (21.845cm 16.10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71cm" svg:height="0.057cm" draw:transform="rotate (-2.35619449019309) translate (22.274cm 15.682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71cm" svg:height="0.057cm" draw:transform="rotate (-2.35619449019309) translate (22.274cm 15.682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075cm" svg:height="0.132cm" draw:transform="rotate (-2.35619449019309) translate (21.868cm 16.028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075cm" svg:height="0.132cm" draw:transform="rotate (-2.35619449019309) translate (21.868cm 16.028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75cm" svg:height="0.133cm" draw:transform="rotate (-2.35619449019309) translate (22.198cm 15.70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75cm" svg:height="0.133cm" draw:transform="rotate (-2.35619449019309) translate (22.198cm 15.70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264cm" svg:height="0.225cm" draw:transform="rotate (-2.35619449019309) translate (23.43cm 16.052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264cm" svg:height="0.225cm" draw:transform="rotate (-2.35619449019309) translate (23.43cm 16.052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353cm" svg:height="0.348cm" draw:transform="rotate (-2.35619449019309) translate (22.943cm 15.162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353cm" svg:height="0.348cm" draw:transform="rotate (-2.35619449019309) translate (22.943cm 15.162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763cm" svg:height="1.835cm" draw:transform="rotate (-2.35619449019309) translate (24.393cm 17.003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277cm" svg:height="0.251cm" draw:transform="rotate (-2.35619449019309) translate (24.3cm 16.93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277cm" svg:height="0.251cm" draw:transform="rotate (-2.35619449019309) translate (24.3cm 16.93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5cm" svg:height="0.093cm" draw:transform="rotate (-2.35619449019309) translate (24.117cm 16.979cm)">
            <text:p/>
            <draw:enhanced-geometry svg:viewBox="0 0 0 140" draw:type="non-primitive" draw:enhanced-path="M 0 140  L 0 140  L 0 123  L 0 105  L 0 88  L 0 70  L 0 53  L 0 36  L 0 17  L 0 0  N"/>
          </draw:custom-shape>
          <draw:custom-shape draw:style-name="gr6" draw:text-style-name="P2" draw:layer="layout" svg:width="0.004cm" svg:height="0.093cm" draw:transform="rotate (-2.35619449019309) translate (24.065cm 16.997cm)">
            <text:p/>
            <draw:enhanced-geometry svg:viewBox="0 0 0 141" draw:type="non-primitive" draw:enhanced-path="M 0 141  L 0 141  L 0 123  L 0 106  L 0 88  L 0 71  L 0 54  L 0 36  L 0 19  L 0 0  N"/>
          </draw:custom-shape>
          <draw:custom-shape draw:style-name="gr6" draw:text-style-name="P2" draw:layer="layout" svg:width="0.004cm" svg:height="0.07cm" draw:transform="rotate (-2.35619449019309) translate (24.176cm 16.952cm)">
            <text:p/>
            <draw:enhanced-geometry svg:viewBox="0 0 9 105" draw:type="non-primitive" draw:enhanced-path="M 9 105  L 9 105  L 7 91  L 6 79  L 5 65  L 4 52  L 3 40  L 2 26  L 1 14  L 0 0  N"/>
          </draw:custom-shape>
          <draw:custom-shape draw:style-name="gr6" draw:text-style-name="P2" draw:layer="layout" svg:width="0.048cm" svg:height="0.004cm" draw:transform="rotate (-2.35619449019309) translate (24.159cm 16.836cm)">
            <text:p/>
            <draw:enhanced-geometry svg:viewBox="0 0 97 0" draw:type="non-primitive" draw:enhanced-path="M 97 0  L 97 0  L 84 0  L 72 0  L 59 0  L 48 0  L 35 0  L 24 0  L 12 0  L 0 0  N"/>
          </draw:custom-shape>
          <draw:custom-shape draw:style-name="gr6" draw:text-style-name="P2" draw:layer="layout" svg:width="0.075cm" svg:height="0.022cm" draw:transform="rotate (-2.35619449019309) translate (24.086cm 16.847cm)">
            <text:p/>
            <draw:enhanced-geometry svg:viewBox="0 0 149 35" draw:type="non-primitive" draw:enhanced-path="M 149 0  L 149 0  L 131 5  L 112 9  L 93 14  L 74 17  L 56 22  L 37 26  L 19 31  L 0 35  N"/>
          </draw:custom-shape>
          <draw:custom-shape draw:style-name="gr6" draw:text-style-name="P2" draw:layer="layout" svg:width="0.075cm" svg:height="0.035cm" draw:transform="rotate (-2.35619449019309) translate (24.024cm 16.835cm)">
            <text:p/>
            <draw:enhanced-geometry svg:viewBox="0 0 148 55" draw:type="non-primitive" draw:enhanced-path="M 148 0  L 148 0  L 129 7  L 111 14  L 92 21  L 74 27  L 54 34  L 36 41  L 18 48  L 0 55  N"/>
          </draw:custom-shape>
          <draw:custom-shape draw:style-name="gr6" draw:text-style-name="P2" draw:layer="layout" svg:width="0.005cm" svg:height="0.084cm" draw:transform="rotate (-2.35619449019309) translate (23.995cm 17.025cm)">
            <text:p/>
            <draw:enhanced-geometry svg:viewBox="0 0 0 121" draw:type="non-primitive" draw:enhanced-path="M 0 121  L 0 121  L 0 106  L 0 92  L 0 77  L 0 61  L 0 46  L 0 31  L 0 16  L 0 0  N"/>
          </draw:custom-shape>
          <draw:custom-shape draw:style-name="gr6" draw:text-style-name="P2" draw:layer="layout" svg:width="0.057cm" svg:height="0.026cm" draw:transform="rotate (-2.35619449019309) translate (23.967cm 16.878cm)">
            <text:p/>
            <draw:enhanced-geometry svg:viewBox="0 0 107 37" draw:type="non-primitive" draw:enhanced-path="M 107 0  L 107 0  L 93 5  L 80 9  L 66 14  L 54 18  L 40 23  L 26 26  L 14 32  L 0 37  N"/>
          </draw:custom-shape>
          <draw:custom-shape draw:style-name="gr6" draw:text-style-name="P2" draw:layer="layout" svg:width="0.009cm" svg:height="0.057cm" draw:transform="rotate (-2.35619449019309) translate (23.95cm 17.018cm)">
            <text:p/>
            <draw:enhanced-geometry svg:viewBox="0 0 17 87" draw:type="non-primitive" draw:enhanced-path="M 0 87  L 0 87  L 2 77  L 4 66  L 6 56  L 8 44  L 10 34  L 13 23  L 15 11  L 17 0  N"/>
          </draw:custom-shape>
          <draw:custom-shape draw:style-name="gr6" draw:text-style-name="P2" draw:layer="layout" svg:width="0.031cm" svg:height="0.009cm" draw:transform="rotate (-2.35619449019309) translate (23.92cm 16.841cm)">
            <text:p/>
            <draw:enhanced-geometry svg:viewBox="0 0 61 17" draw:type="non-primitive" draw:enhanced-path="M 61 0  L 61 0  L 53 2  L 46 4  L 38 6  L 30 8  L 22 10  L 16 12  L 8 14  L 0 17  N"/>
          </draw:custom-shape>
          <draw:custom-shape draw:style-name="gr6" draw:text-style-name="P2" draw:layer="layout" svg:width="0.009cm" svg:height="0.097cm" draw:transform="rotate (-2.35619449019309) translate (23.117cm 17.802cm)">
            <text:p/>
            <draw:enhanced-geometry svg:viewBox="0 0 18 141" draw:type="non-primitive" draw:enhanced-path="M 18 141  L 18 141  L 16 122  L 13 105  L 11 87  L 9 70  L 7 53  L 4 35  L 2 18  L 0 0  N"/>
          </draw:custom-shape>
          <draw:custom-shape draw:style-name="gr6" draw:text-style-name="P2" draw:layer="layout" svg:width="0.008cm" svg:height="0.093cm" draw:transform="rotate (-2.35619449019309) translate (23.142cm 17.856cm)">
            <text:p/>
            <draw:enhanced-geometry svg:viewBox="0 0 17 140" draw:type="non-primitive" draw:enhanced-path="M 0 140  L 0 140  L 2 123  L 4 105  L 7 88  L 9 70  L 11 52  L 12 35  L 15 17  L 17 0  N"/>
          </draw:custom-shape>
          <draw:custom-shape draw:style-name="gr6" draw:text-style-name="P2" draw:layer="layout" svg:width="0.066cm" svg:height="0.013cm" draw:transform="rotate (-2.35619449019309) translate (23.049cm 17.763cm)">
            <text:p/>
            <draw:enhanced-geometry svg:viewBox="0 0 131 17" draw:type="non-primitive" draw:enhanced-path="M 0 0  L 0 0  L 17 2  L 33 4  L 49 6  L 66 9  L 82 11  L 98 12  L 114 14  L 131 17  N"/>
          </draw:custom-shape>
          <draw:custom-shape draw:style-name="gr6" draw:text-style-name="P2" draw:layer="layout" svg:width="0.057cm" svg:height="0.022cm" draw:transform="rotate (-2.35619449019309) translate (23.053cm 17.726cm)">
            <text:p/>
            <draw:enhanced-geometry svg:viewBox="0 0 114 34" draw:type="non-primitive" draw:enhanced-path="M 0 0  L 0 0  L 14 4  L 27 9  L 42 13  L 57 18  L 70 21  L 85 26  L 100 30  L 114 34  N"/>
          </draw:custom-shape>
          <draw:custom-shape draw:style-name="gr6" draw:text-style-name="P2" draw:layer="layout" svg:width="0.009cm" svg:height="0.048cm" draw:transform="rotate (-2.35619449019309) translate (23.087cm 17.964cm)">
            <text:p/>
            <draw:enhanced-geometry svg:viewBox="0 0 17 71" draw:type="non-primitive" draw:enhanced-path="M 0 71  L 0 71  L 1 62  L 3 53  L 4 44  L 6 35  L 9 27  L 11 18  L 13 9  L 17 0  N"/>
          </draw:custom-shape>
          <draw:custom-shape draw:style-name="gr6" draw:text-style-name="P2" draw:layer="layout" svg:width="0.004cm" svg:height="0.079cm" draw:transform="rotate (-2.35619449019309) translate (23.094cm 17.973cm)">
            <text:p/>
            <draw:enhanced-geometry svg:viewBox="0 0 0 124" draw:type="non-primitive" draw:enhanced-path="M 0 124  L 0 124  L 0 108  L 0 93  L 0 78  L 0 62  L 0 47  L 0 31  L 0 16  L 0 0  N"/>
          </draw:custom-shape>
          <draw:custom-shape draw:style-name="gr6" draw:text-style-name="P2" draw:layer="layout" svg:width="0.005cm" svg:height="0.061cm" draw:transform="rotate (-2.35619449019309) translate (23.105cm 18.02cm)">
            <text:p/>
            <draw:enhanced-geometry svg:viewBox="0 0 12 87" draw:type="non-primitive" draw:enhanced-path="M 4 87  L 4 87  L 4 75  L 3 64  L 1 51  L 0 40  L 0 29  L 2 19  L 6 8  L 12 0  N"/>
          </draw:custom-shape>
          <draw:custom-shape draw:style-name="gr6" draw:text-style-name="P2" draw:layer="layout" svg:width="0.008cm" svg:height="0.07cm" draw:transform="rotate (-2.35619449019309) translate (23.038cm 18.08cm)">
            <text:p/>
            <draw:enhanced-geometry svg:viewBox="0 0 18 105" draw:type="non-primitive" draw:enhanced-path="M 9 105  L 9 105  L 9 90  L 11 74  L 14 56  L 17 39  L 18 24  L 15 12  L 10 3  L 0 0  N"/>
          </draw:custom-shape>
          <draw:custom-shape draw:style-name="gr6" draw:text-style-name="P2" draw:layer="layout" svg:width="0.044cm" svg:height="0.035cm" draw:transform="rotate (-2.35619449019309) translate (22.972cm 17.983cm)">
            <text:p/>
            <draw:enhanced-geometry svg:viewBox="0 0 88 52" draw:type="non-primitive" draw:enhanced-path="M 0 0  L 0 0  L 11 7  L 21 12  L 33 19  L 44 26  L 54 33  L 65 40  L 77 45  L 88 52  N"/>
          </draw:custom-shape>
          <draw:custom-shape draw:style-name="gr6" draw:text-style-name="P2" draw:layer="layout" svg:width="0.04cm" svg:height="0.022cm" draw:transform="rotate (-2.35619449019309) translate (23.03cm 17.953cm)">
            <text:p/>
            <draw:enhanced-geometry svg:viewBox="0 0 72 35" draw:type="non-primitive" draw:enhanced-path="M 0 0  L 0 0  L 9 5  L 18 9  L 27 14  L 36 17  L 44 22  L 53 26  L 63 31  L 72 35  N"/>
          </draw:custom-shape>
          <draw:custom-shape draw:style-name="gr6" draw:text-style-name="P2" draw:layer="layout" svg:width="0.049cm" svg:height="0.031cm" draw:transform="rotate (-2.35619449019309) translate (23.066cm 17.895cm)">
            <text:p/>
            <draw:enhanced-geometry svg:viewBox="0 0 96 52" draw:type="non-primitive" draw:enhanced-path="M 0 0  L 0 0  L 12 7  L 24 13  L 36 19  L 49 26  L 60 32  L 72 39  L 84 46  L 96 52  N"/>
          </draw:custom-shape>
          <draw:custom-shape draw:style-name="gr6" draw:text-style-name="P2" draw:layer="layout" svg:width="0.044cm" svg:height="0.035cm" draw:transform="rotate (-2.35619449019309) translate (23.029cm 17.824cm)">
            <text:p/>
            <draw:enhanced-geometry svg:viewBox="0 0 89 53" draw:type="non-primitive" draw:enhanced-path="M 0 0  L 0 0  L 11 7  L 22 13  L 33 19  L 45 26  L 55 33  L 66 40  L 77 47  L 89 53  N"/>
          </draw:custom-shape>
          <draw:custom-shape draw:style-name="gr6" draw:text-style-name="P2" draw:layer="layout" svg:width="0.031cm" svg:height="0.013cm" draw:transform="rotate (-2.35619449019309) translate (22.568cm 17.207cm)">
            <text:p/>
            <draw:enhanced-geometry svg:viewBox="0 0 62 20" draw:type="non-primitive" draw:enhanced-path="M 0 0  L 0 0  L 8 3  L 16 7  L 25 11  L 33 15  L 41 18  L 47 20  L 55 20  L 62 17  N"/>
          </draw:custom-shape>
          <draw:custom-shape draw:style-name="gr6" draw:text-style-name="P2" draw:layer="layout" svg:width="0.009cm" svg:height="0.013cm" draw:transform="rotate (-2.35619449019309) translate (22.505cm 17.298cm)">
            <text:p/>
            <draw:enhanced-geometry svg:viewBox="0 0 17 18" draw:type="non-primitive" draw:enhanced-path="M 0 18  L 0 18  L 5 13  L 8 9  L 13 4  L 17 0  N"/>
          </draw:custom-shape>
          <draw:custom-shape draw:style-name="gr6" draw:text-style-name="P2" draw:layer="layout" svg:width="0.04cm" svg:height="0.022cm" draw:transform="rotate (-2.35619449019309) translate (22.567cm 17.251cm)">
            <text:p/>
            <draw:enhanced-geometry svg:viewBox="0 0 79 35" draw:type="non-primitive" draw:enhanced-path="M 0 0  L 0 0  L 10 4  L 20 9  L 30 13  L 41 17  L 51 21  L 60 26  L 70 30  L 79 35  N"/>
          </draw:custom-shape>
          <draw:custom-shape draw:style-name="gr6" draw:text-style-name="P2" draw:layer="layout" svg:width="0.035cm" svg:height="0.013cm" draw:transform="rotate (-2.35619449019309) translate (22.408cm 17.196cm)">
            <text:p/>
            <draw:enhanced-geometry svg:viewBox="0 0 70 17" draw:type="non-primitive" draw:enhanced-path="M 0 17  L 0 17  L 9 15  L 17 13  L 26 11  L 35 8  L 43 6  L 52 5  L 60 3  L 70 0  N"/>
          </draw:custom-shape>
          <draw:custom-shape draw:style-name="gr6" draw:text-style-name="P2" draw:layer="layout" svg:width="0.044cm" svg:height="0.014cm" draw:transform="rotate (-2.35619449019309) translate (22.383cm 17.145cm)">
            <text:p/>
            <draw:enhanced-geometry svg:viewBox="0 0 88 17" draw:type="non-primitive" draw:enhanced-path="M 0 17  L 0 17  L 11 14  L 22 12  L 32 10  L 44 8  L 54 5  L 65 3  L 76 1  L 88 0  N"/>
          </draw:custom-shape>
          <draw:custom-shape draw:style-name="gr6" draw:text-style-name="P2" draw:layer="layout" svg:width="0.035cm" svg:height="0.022cm" draw:transform="rotate (-2.35619449019309) translate (22.421cm 17.17cm)">
            <text:p/>
            <draw:enhanced-geometry svg:viewBox="0 0 71 36" draw:type="non-primitive" draw:enhanced-path="M 71 0  L 71 0  L 62 5  L 53 10  L 44 14  L 36 19  L 27 23  L 18 27  L 9 31  L 0 36  N"/>
          </draw:custom-shape>
          <draw:custom-shape draw:style-name="gr6" draw:text-style-name="P2" draw:layer="layout" svg:width="0.035cm" svg:height="0.013cm" draw:transform="rotate (-2.35619449019309) translate (22.496cm 17.156cm)">
            <text:p/>
            <draw:enhanced-geometry svg:viewBox="0 0 72 19" draw:type="non-primitive" draw:enhanced-path="M 72 0  L 72 0  L 63 2  L 54 5  L 45 7  L 37 9  L 28 13  L 19 15  L 10 17  L 0 19  N"/>
          </draw:custom-shape>
          <draw:custom-shape draw:style-name="gr6" draw:text-style-name="P2" draw:layer="layout" svg:width="0.035cm" svg:height="0.009cm" draw:transform="rotate (-2.35619449019309) translate (22.535cm 17.18cm)">
            <text:p/>
            <draw:enhanced-geometry svg:viewBox="0 0 62 17" draw:type="non-primitive" draw:enhanced-path="M 62 17  L 62 17  L 54 15  L 47 12  L 39 10  L 31 8  L 23 6  L 16 4  L 8 2  L 0 0  N"/>
          </draw:custom-shape>
          <draw:custom-shape draw:style-name="gr6" draw:text-style-name="P2" draw:layer="layout" svg:width="0.035cm" svg:height="0.009cm" draw:transform="rotate (-2.35619449019309) translate (22.592cm 17.206cm)">
            <text:p/>
            <draw:enhanced-geometry svg:viewBox="0 0 69 17" draw:type="non-primitive" draw:enhanced-path="M 0 17  L 0 17  L 9 15  L 18 13  L 26 11  L 35 8  L 43 6  L 52 4  L 60 2  L 69 0  N"/>
          </draw:custom-shape>
          <draw:custom-shape draw:style-name="gr6" draw:text-style-name="P2" draw:layer="layout" svg:width="0.039cm" svg:height="0.049cm" draw:transform="rotate (-2.35619449019309) translate (21.926cm 16.732cm)">
            <text:p/>
            <draw:enhanced-geometry svg:viewBox="0 0 78 71" draw:type="non-primitive" draw:enhanced-path="M 78 0  L 78 0  L 68 9  L 59 18  L 48 28  L 38 35  L 28 45  L 19 54  L 9 62  L 0 71  N"/>
          </draw:custom-shape>
          <draw:custom-shape draw:style-name="gr6" draw:text-style-name="P2" draw:layer="layout" svg:width="0.044cm" svg:height="0.022cm" draw:transform="rotate (-2.35619449019309) translate (21.869cm 16.764cm)">
            <text:p/>
            <draw:enhanced-geometry svg:viewBox="0 0 88 37" draw:type="non-primitive" draw:enhanced-path="M 0 0  L 0 0  L 11 5  L 21 9  L 33 14  L 44 18  L 54 23  L 66 28  L 77 32  L 88 37  N"/>
          </draw:custom-shape>
          <draw:custom-shape draw:style-name="gr6" draw:text-style-name="P2" draw:layer="layout" svg:width="0.035cm" svg:height="0.035cm" draw:transform="rotate (-2.35619449019309) translate (21.803cm 16.695cm)">
            <text:p/>
            <draw:enhanced-geometry svg:viewBox="0 0 70 52" draw:type="non-primitive" draw:enhanced-path="M 70 0  L 70 0  L 60 7  L 47 12  L 35 18  L 24 22  L 12 29  L 4 35  L 0 43  L 1 52  N"/>
          </draw:custom-shape>
          <draw:custom-shape draw:style-name="gr6" draw:text-style-name="P2" draw:layer="layout" svg:width="0.053cm" svg:height="0.005cm" draw:transform="rotate (-2.35619449019309) translate (21.742cm 16.693cm)">
            <text:p/>
            <draw:enhanced-geometry svg:viewBox="0 0 97 0" draw:type="non-primitive" draw:enhanced-path="M 0 0  L 0 0  L 13 0  L 24 0  L 37 0  L 48 0  L 60 0  L 72 0  L 84 0  L 97 0  N"/>
          </draw:custom-shape>
          <draw:custom-shape draw:style-name="gr6" draw:text-style-name="P2" draw:layer="layout" svg:width="0.035cm" svg:height="0.035cm" draw:transform="rotate (-2.35619449019309) translate (21.719cm 16.642cm)">
            <text:p/>
            <draw:enhanced-geometry svg:viewBox="0 0 70 52" draw:type="non-primitive" draw:enhanced-path="M 70 0  L 70 0  L 61 7  L 52 13  L 44 20  L 35 26  L 26 33  L 18 40  L 9 46  L 0 52  N"/>
          </draw:custom-shape>
          <draw:custom-shape draw:style-name="gr6" draw:text-style-name="P2" draw:layer="layout" svg:width="0.049cm" svg:height="0.004cm" draw:transform="rotate (-2.35619449019309) translate (21.711cm 16.646cm)">
            <text:p/>
            <draw:enhanced-geometry svg:viewBox="0 0 97 0" draw:type="non-primitive" draw:enhanced-path="M 0 0  L 0 0  L 13 0  L 24 0  L 37 0  L 48 0  L 61 0  L 72 0  L 84 0  L 97 0  N"/>
          </draw:custom-shape>
          <draw:custom-shape draw:style-name="gr6" draw:text-style-name="P2" draw:layer="layout" svg:width="0.035cm" svg:height="0.022cm" draw:transform="rotate (-2.35619449019309) translate (21.614cm 16.623cm)">
            <text:p/>
            <draw:enhanced-geometry svg:viewBox="0 0 72 35" draw:type="non-primitive" draw:enhanced-path="M 72 0  L 72 0  L 61 4  L 50 7  L 38 10  L 25 12  L 15 16  L 6 20  L 1 27  L 0 35  N"/>
          </draw:custom-shape>
          <draw:custom-shape draw:style-name="gr6" draw:text-style-name="P2" draw:layer="layout" svg:width="0.061cm" svg:height="0.004cm" draw:transform="rotate (-2.35619449019309) translate (21.617cm 16.585cm)">
            <text:p/>
            <draw:enhanced-geometry svg:viewBox="0 0 122 0" draw:type="non-primitive" draw:enhanced-path="M 122 0  L 122 0  L 106 0  L 90 0  L 76 0  L 60 0  L 45 0  L 30 0  L 14 0  L 0 0  N"/>
          </draw:custom-shape>
          <draw:custom-shape draw:style-name="gr6" draw:text-style-name="P2" draw:layer="layout" svg:width="0.027cm" svg:height="0.009cm" draw:transform="rotate (-2.35619449019309) translate (21.628cm 16.539cm)">
            <text:p/>
            <draw:enhanced-geometry svg:viewBox="0 0 52 17" draw:type="non-primitive" draw:enhanced-path="M 52 0  L 52 0  L 46 2  L 40 5  L 33 7  L 26 9  L 20 11  L 13 14  L 7 15  L 0 17  N"/>
          </draw:custom-shape>
          <draw:custom-shape draw:style-name="gr6" draw:text-style-name="P2" draw:layer="layout" svg:width="0.031cm" svg:height="0.048cm" draw:transform="rotate (-2.35619449019309) translate (21.593cm 16.571cm)">
            <text:p/>
            <draw:enhanced-geometry svg:viewBox="0 0 61 71" draw:type="non-primitive" draw:enhanced-path="M 61 0  L 61 0  L 53 9  L 46 18  L 38 26  L 30 35  L 22 45  L 16 52  L 8 62  L 0 71  N"/>
          </draw:custom-shape>
          <draw:custom-shape draw:style-name="gr6" draw:text-style-name="P2" draw:layer="layout" svg:width="0.035cm" svg:height="0.009cm" draw:transform="rotate (-2.35619449019309) translate (21.512cm 16.58cm)">
            <text:p/>
            <draw:enhanced-geometry svg:viewBox="0 0 70 17" draw:type="non-primitive" draw:enhanced-path="M 0 17  L 0 17  L 9 15  L 18 13  L 26 12  L 35 9  L 44 7  L 52 5  L 61 3  L 70 0  N"/>
          </draw:custom-shape>
          <draw:custom-shape draw:style-name="gr6" draw:text-style-name="P2" draw:layer="layout" svg:width="0.057cm" svg:height="0.004cm" draw:transform="rotate (-2.35619449019309) translate (23.324cm 16.225cm)">
            <text:p/>
            <draw:enhanced-geometry svg:viewBox="0 0 107 0" draw:type="non-primitive" draw:enhanced-path="M 107 0  L 107 0  L 93 0  L 80 0  L 66 0  L 54 0  L 40 0  L 26 0  L 14 0  L 0 0  N"/>
          </draw:custom-shape>
          <draw:custom-shape draw:style-name="gr6" draw:text-style-name="P2" draw:layer="layout" svg:width="0.071cm" svg:height="0.013cm" draw:transform="rotate (-2.35619449019309) translate (23.334cm 16.297cm)">
            <text:p/>
            <draw:enhanced-geometry svg:viewBox="0 0 131 19" draw:type="non-primitive" draw:enhanced-path="M 131 0  L 131 0  L 114 2  L 98 5  L 81 7  L 65 9  L 49 13  L 32 15  L 17 17  L 0 19  N"/>
          </draw:custom-shape>
          <draw:custom-shape draw:style-name="gr6" draw:text-style-name="P2" draw:layer="layout" svg:width="0.04cm" svg:height="0.004cm" draw:transform="rotate (-2.35619449019309) translate (23.394cm 16.358cm)">
            <text:p/>
            <draw:enhanced-geometry svg:viewBox="0 0 78 0" draw:type="non-primitive" draw:enhanced-path="M 78 0  L 78 0  L 68 0  L 59 0  L 49 0  L 39 0  L 28 0  L 19 0  L 9 0  L 0 0  N"/>
          </draw:custom-shape>
          <draw:custom-shape draw:style-name="gr6" draw:text-style-name="P2" draw:layer="layout" svg:width="0.053cm" svg:height="0.005cm" draw:transform="rotate (-2.35619449019309) translate (23.373cm 16.446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26cm" svg:height="0.009cm" draw:transform="rotate (-2.35619449019309) translate (23.313cm 16.42cm)">
            <text:p/>
            <draw:enhanced-geometry svg:viewBox="0 0 53 17" draw:type="non-primitive" draw:enhanced-path="M 0 17  L 0 17  L 6 15  L 12 12  L 19 10  L 26 8  L 32 6  L 39 4  L 46 2  L 53 0  N"/>
          </draw:custom-shape>
          <draw:custom-shape draw:style-name="gr6" draw:text-style-name="P2" draw:layer="layout" svg:width="0.031cm" svg:height="0.013cm" draw:transform="rotate (-2.35619449019309) translate (23.318cm 16.334cm)">
            <text:p/>
            <draw:enhanced-geometry svg:viewBox="0 0 61 17" draw:type="non-primitive" draw:enhanced-path="M 0 0  L 0 0  L 7 3  L 15 5  L 23 7  L 31 9  L 38 12  L 46 13  L 54 15  L 61 17  N"/>
          </draw:custom-shape>
          <draw:custom-shape draw:style-name="gr6" draw:text-style-name="P2" draw:layer="layout" svg:width="0.053cm" svg:height="0.027cm" draw:transform="rotate (-2.35619449019309) translate (23.236cm 16.289cm)">
            <text:p/>
            <draw:enhanced-geometry svg:viewBox="0 0 105 39" draw:type="non-primitive" draw:enhanced-path="M 0 0  L 0 0  L 13 5  L 26 13  L 40 22  L 54 30  L 68 36  L 80 39  L 93 39  L 105 34  N"/>
          </draw:custom-shape>
          <draw:custom-shape draw:style-name="gr6" draw:text-style-name="P2" draw:layer="layout" svg:width="0.022cm" svg:height="0.005cm" draw:transform="rotate (-2.35619449019309) translate (22.615cm 17.251cm)">
            <text:p/>
            <draw:enhanced-geometry svg:viewBox="0 0 44 0" draw:type="non-primitive" draw:enhanced-path="M 0 0  L 0 0  L 5 0  L 11 0  L 16 0  L 21 0  L 27 0  L 33 0  L 38 0  L 44 0  N"/>
          </draw:custom-shape>
          <draw:custom-shape draw:style-name="gr6" draw:text-style-name="P2" draw:layer="layout" svg:width="0.044cm" svg:height="0.027cm" draw:transform="rotate (-2.35619449019309) translate (22.903cm 15.714cm)">
            <text:p/>
            <draw:enhanced-geometry svg:viewBox="0 0 88 36" draw:type="non-primitive" draw:enhanced-path="M 88 0  L 88 0  L 77 5  L 65 10  L 54 14  L 44 17  L 32 22  L 21 27  L 11 31  L 0 36  N"/>
          </draw:custom-shape>
          <draw:custom-shape draw:style-name="gr6" draw:text-style-name="P2" draw:layer="layout" svg:width="0.018cm" svg:height="0.057cm" draw:transform="rotate (-2.35619449019309) translate (22.851cm 15.766cm)">
            <text:p/>
            <draw:enhanced-geometry svg:viewBox="0 0 35 86" draw:type="non-primitive" draw:enhanced-path="M 0 0  L 0 0  L 4 11  L 7 22  L 9 35  L 11 47  L 15 59  L 19 69  L 26 78  L 35 86  N"/>
          </draw:custom-shape>
          <draw:custom-shape draw:style-name="gr6" draw:text-style-name="P2" draw:layer="layout" svg:width="0.071cm" svg:height="0.066cm" draw:transform="rotate (-2.35619449019309) translate (22.89cm 15.691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3cm" svg:height="0.058cm" draw:transform="rotate (-2.35619449019309) translate (22.816cm 15.642cm)">
            <text:p/>
            <draw:enhanced-geometry svg:viewBox="0 0 27 87" draw:type="non-primitive" draw:enhanced-path="M 0 0  L 0 0  L 3 10  L 7 22  L 10 33  L 13 43  L 17 55  L 20 66  L 24 77  L 27 87  N"/>
          </draw:custom-shape>
          <draw:custom-shape draw:style-name="gr6" draw:text-style-name="P2" draw:layer="layout" svg:width="0.053cm" svg:height="0.022cm" draw:transform="rotate (-2.35619449019309) translate (22.806cm 15.522cm)">
            <text:p/>
            <draw:enhanced-geometry svg:viewBox="0 0 97 35" draw:type="non-primitive" draw:enhanced-path="M 97 0  L 97 0  L 84 5  L 72 9  L 60 14  L 48 18  L 36 23  L 24 26  L 13 31  L 0 35  N"/>
          </draw:custom-shape>
          <draw:custom-shape draw:style-name="gr6" draw:text-style-name="P2" draw:layer="layout" svg:width="0.031cm" svg:height="0.066cm" draw:transform="rotate (-2.35619449019309) translate (22.746cm 15.573cm)">
            <text:p/>
            <draw:enhanced-geometry svg:viewBox="0 0 69 103" draw:type="non-primitive" draw:enhanced-path="M 0 0  L 0 0  L 9 12  L 17 26  L 26 38  L 35 51  L 43 64  L 52 77  L 60 90  L 69 103  N"/>
          </draw:custom-shape>
          <draw:custom-shape draw:style-name="gr6" draw:text-style-name="P2" draw:layer="layout" svg:width="0.07cm" svg:height="0.005cm" draw:transform="rotate (-2.35619449019309) translate (22.78cm 15.417cm)">
            <text:p/>
            <draw:enhanced-geometry svg:viewBox="0 0 138 0" draw:type="non-primitive" draw:enhanced-path="M 138 0  L 138 0  L 119 0  L 97 0  L 75 0  L 52 0  L 32 0  L 14 0  L 4 0  L 0 0  N"/>
          </draw:custom-shape>
          <draw:custom-shape draw:style-name="gr6" draw:text-style-name="P2" draw:layer="layout" svg:width="0.027cm" svg:height="0.071cm" draw:transform="rotate (-2.35619449019309) translate (22.717cm 15.489cm)">
            <text:p/>
            <draw:enhanced-geometry svg:viewBox="0 0 53 105" draw:type="non-primitive" draw:enhanced-path="M 0 0  L 0 0  L 7 14  L 14 26  L 21 40  L 27 53  L 33 67  L 40 79  L 46 93  L 53 105  N"/>
          </draw:custom-shape>
          <draw:custom-shape draw:style-name="gr9" draw:text-style-name="P2" draw:layer="layout" svg:width="0.07cm" svg:height="0.106cm" draw:transform="rotate (-2.35619449019309) translate (23.707cm 17.374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7cm" svg:height="0.106cm" draw:transform="rotate (-2.35619449019309) translate (23.707cm 17.374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084cm" svg:height="0.119cm" draw:transform="rotate (-2.35619449019309) translate (23.758cm 17.375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084cm" svg:height="0.119cm" draw:transform="rotate (-2.35619449019309) translate (23.758cm 17.375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48cm" svg:height="0.022cm" draw:transform="rotate (-2.35619449019309) translate (23.769cm 17.363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48cm" svg:height="0.022cm" draw:transform="rotate (-2.35619449019309) translate (23.769cm 17.363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27cm" svg:height="0.022cm" draw:transform="rotate (-2.35619449019309) translate (23.741cm 17.371cm)">
            <text:p/>
            <draw:enhanced-geometry svg:viewBox="0 0 53 36" draw:type="non-primitive" draw:enhanced-path="M 53 0  L 46 5  L 38 8  L 31 12  L 23 15  L 16 19  L 10 23  L 4 29  L 0 36  L 53 0  Z N"/>
          </draw:custom-shape>
          <draw:custom-shape draw:style-name="gr6" draw:text-style-name="P2" draw:layer="layout" svg:width="0.027cm" svg:height="0.022cm" draw:transform="rotate (-2.35619449019309) translate (23.741cm 17.371cm)">
            <text:p/>
            <draw:enhanced-geometry svg:viewBox="0 0 53 36" draw:type="non-primitive" draw:enhanced-path="M 53 0  L 53 0  L 46 5  L 38 8  L 31 12  L 23 15  L 16 19  L 10 23  L 4 29  L 0 36  N"/>
          </draw:custom-shape>
          <draw:custom-shape draw:style-name="gr10" draw:text-style-name="P2" draw:layer="layout" svg:width="0.071cm" svg:height="0.049cm" draw:transform="rotate (-2.35619449019309) translate (23.523cm 17.606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71cm" svg:height="0.049cm" draw:transform="rotate (-2.35619449019309) translate (23.523cm 17.606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7cm" svg:height="0.079cm" draw:transform="rotate (-2.35619449019309) translate (23.503cm 17.571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7cm" svg:height="0.079cm" draw:transform="rotate (-2.35619449019309) translate (23.503cm 17.571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4cm" svg:height="0.044cm" draw:transform="rotate (-2.35619449019309) translate (23.743cm 17.34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4cm" svg:height="0.044cm" draw:transform="rotate (-2.35619449019309) translate (23.743cm 17.34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g>
          <draw:custom-shape draw:style-name="gr5" draw:text-style-name="P2" draw:layer="layout" svg:width="0.52cm" svg:height="2.47cm" draw:transform="rotate (-2.35619449019309) translate (23.414cm 8.22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52cm" svg:height="2.47cm" draw:transform="rotate (-2.35619449019309) translate (23.414cm 8.22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486cm" svg:height="2.474cm" draw:transform="rotate (-2.35619449019309) translate (23.735cm 7.924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486cm" svg:height="2.474cm" draw:transform="rotate (-2.35619449019309) translate (23.735cm 7.924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19cm" svg:height="0.459cm" draw:transform="rotate (-2.35619449019309) translate (23.369cm 8.169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163cm" svg:height="0.397cm" draw:transform="rotate (-2.35619449019309) translate (23.473cm 7.998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335cm" svg:height="0.481cm" draw:transform="rotate (-2.35619449019309) translate (22.923cm 7.815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252cm" svg:height="0.186cm" draw:transform="rotate (-2.35619449019309) translate (22.457cm 7.381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485cm" svg:height="2.421cm" draw:transform="rotate (-2.35619449019309) translate (23.719cm 7.896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574cm" svg:height="2.474cm" draw:transform="rotate (-2.35619449019309) translate (23.431cm 8.206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375cm" svg:height="0.353cm" draw:transform="rotate (-2.35619449019309) translate (23.564cm 8.11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35cm" svg:height="0.022cm" draw:transform="rotate (-2.35619449019309) translate (23.36cm 8.271cm)">
            <text:p/>
            <draw:enhanced-geometry svg:viewBox="0 0 70 35" draw:type="non-primitive" draw:enhanced-path="M 0 0  L 9 5  L 17 9  L 26 15  L 34 20  L 43 24  L 52 29  L 61 32  L 70 35  L 0 0  Z N"/>
          </draw:custom-shape>
          <draw:custom-shape draw:style-name="gr7" draw:text-style-name="P2" draw:layer="layout" svg:width="0.158cm" svg:height="0.203cm" draw:transform="rotate (-2.35619449019309) translate (23.384cm 8.226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309cm" svg:height="0.15cm" draw:transform="rotate (-2.35619449019309) translate (22.964cm 8.111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27cm" svg:height="0.247cm" draw:transform="rotate (-2.35619449019309) translate (22.932cm 8.464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01cm" svg:height="0.238cm" draw:transform="rotate (-2.35619449019309) translate (22.933cm 8.43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088cm" svg:height="0.164cm" draw:transform="rotate (-2.35619449019309) translate (22.861cm 8.443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37cm" svg:height="0.239cm" draw:transform="rotate (-2.35619449019309) translate (22.901cm 8.436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079cm" svg:height="0.141cm" draw:transform="rotate (-2.35619449019309) translate (22.857cm 8.51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35cm" svg:height="0.141cm" draw:transform="rotate (-2.35619449019309) translate (22.816cm 8.424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318cm" svg:height="0.471cm" draw:transform="rotate (-2.35619449019309) translate (22.623cm 7.9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01cm" svg:height="0.031cm" draw:transform="rotate (-2.35619449019309) translate (22.555cm 7.91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41cm" svg:height="0.119cm" draw:transform="rotate (-2.35619449019309) translate (22.602cm 7.984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414cm" svg:height="0.674cm" draw:transform="rotate (-2.35619449019309) translate (21.988cm 7.485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318cm" svg:height="0.472cm" draw:transform="rotate (-2.35619449019309) translate (23.333cm 7.257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419cm" svg:height="0.671cm" draw:transform="rotate (-2.35619449019309) translate (22.938cm 6.518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15cm" svg:height="0.115cm" draw:transform="rotate (-2.35619449019309) translate (23.152cm 7.399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371cm" svg:height="0.335cm" draw:transform="rotate (-2.35619449019309) translate (23.664cm 7.642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08cm" svg:height="0.004cm" draw:transform="rotate (-2.35619449019309) translate (23.208cm 7.661cm)">
            <text:p/>
            <draw:enhanced-geometry svg:viewBox="0 0 17 0" draw:type="non-primitive" draw:enhanced-path="M 0 0  L 4 0  L 9 0  L 12 0  L 17 0  L 0 0  Z N"/>
          </draw:custom-shape>
          <draw:custom-shape draw:style-name="gr7" draw:text-style-name="P2" draw:layer="layout" svg:width="0.217cm" svg:height="0.163cm" draw:transform="rotate (-2.35619449019309) translate (23.591cm 7.62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402cm" svg:height="0.163cm" draw:transform="rotate (-2.35619449019309) translate (22.757cm 7.109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419cm" svg:height="0.19cm" draw:transform="rotate (-2.35619449019309) translate (22.618cm 6.968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371cm" svg:height="0.022cm" draw:transform="rotate (-2.35619449019309) translate (22.368cm 6.8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441cm" svg:height="0.164cm" draw:transform="rotate (-2.35619449019309) translate (22.421cm 6.779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463cm" svg:height="0.15cm" draw:transform="rotate (-2.35619449019309) translate (22.306cm 6.588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16cm" svg:height="0.278cm" draw:transform="rotate (-2.35619449019309) translate (23.103cm 7.565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44cm" svg:height="0.045cm" draw:transform="rotate (-2.35619449019309) translate (22.948cm 7.646cm)">
            <text:p/>
            <draw:enhanced-geometry svg:viewBox="0 0 86 72" draw:type="non-primitive" draw:enhanced-path="M 0 0  L 10 9  L 21 18  L 32 27  L 43 35  L 54 44  L 65 53  L 76 62  L 86 72  L 0 0  Z N"/>
          </draw:custom-shape>
          <draw:custom-shape draw:style-name="gr5" draw:text-style-name="P2" draw:layer="layout" svg:width="0.137cm" svg:height="0.339cm" draw:transform="rotate (-2.35619449019309) translate (23.488cm 8.041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06cm" svg:height="0.149cm" draw:transform="rotate (-2.35619449019309) translate (22.721cm 7.952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41cm" svg:height="0.644cm" draw:transform="rotate (-2.35619449019309) translate (22.206cm 7.516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538cm" svg:height="0.146cm" draw:transform="rotate (-2.35619449019309) translate (22.136cm 6.491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49cm" svg:height="0.075cm" draw:transform="rotate (-2.35619449019309) translate (23.242cm 7.713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251cm" svg:height="0.521cm" draw:transform="rotate (-2.35619449019309) translate (23.257cm 7.547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251cm" svg:height="0.564cm" draw:transform="rotate (-2.35619449019309) translate (22.907cm 7.925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688cm" svg:height="0.048cm" draw:transform="rotate (-2.35619449019309) translate (22.886cm 7.21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26cm" svg:height="0.004cm" draw:transform="rotate (-2.35619449019309) translate (22.355cm 7.711cm)">
            <text:p/>
            <draw:enhanced-geometry svg:viewBox="0 0 54 0" draw:type="non-primitive" draw:enhanced-path="M 0 0  L 0 0  L 6 0  L 13 0  L 20 0  L 27 0  L 34 0  L 41 0  L 47 0  L 54 0  N"/>
          </draw:custom-shape>
          <draw:custom-shape draw:style-name="gr8" draw:text-style-name="P2" draw:layer="layout" svg:width="0.671cm" svg:height="0.049cm" draw:transform="rotate (-2.35619449019309) translate (22.796cm 7.19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0.843cm" svg:height="0.075cm" draw:transform="rotate (-2.35619449019309) translate (22.758cm 6.966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5cm" svg:height="0.022cm" draw:transform="rotate (-2.35619449019309) translate (22.143cm 7.606cm)">
            <text:p/>
            <draw:enhanced-geometry svg:viewBox="0 0 0 36" draw:type="non-primitive" draw:enhanced-path="M 0 0  L 0 0  L 0 4  L 0 9  L 0 13  L 0 18  L 0 22  L 0 27  L 0 32  L 0 36  N"/>
          </draw:custom-shape>
          <draw:custom-shape draw:style-name="gr8" draw:text-style-name="P2" draw:layer="layout" svg:width="0.913cm" svg:height="0.101cm" draw:transform="rotate (-2.35619449019309) translate (22.607cm 6.779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0.952cm" svg:height="0.075cm" draw:transform="rotate (-2.35619449019309) translate (22.372cm 6.593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0.943cm" svg:height="0.075cm" draw:transform="rotate (-2.35619449019309) translate (22.235cm 6.459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0.869cm" svg:height="0.15cm" draw:transform="rotate (-2.35619449019309) translate (22.128cm 6.365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06cm" svg:height="0.005cm" draw:transform="rotate (-2.35619449019309) translate (21.739cm 6.448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13cm" svg:height="0.022cm" draw:transform="rotate (-2.35619449019309) translate (21.639cm 6.621cm)">
            <text:p/>
            <draw:enhanced-geometry svg:viewBox="0 0 34 35" draw:type="non-primitive" draw:enhanced-path="M 0 35  L 0 35  L 4 30  L 9 27  L 13 22  L 17 18  L 21 13  L 26 9  L 30 4  L 34 0  N"/>
          </draw:custom-shape>
          <draw:custom-shape draw:style-name="gr9" draw:text-style-name="P2" draw:layer="layout" svg:width="0.097cm" svg:height="0.234cm" draw:transform="rotate (-2.35619449019309) translate (23.36cm 8.064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11cm" svg:height="0.167cm" draw:transform="rotate (-2.35619449019309) translate (23.017cm 7.516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234cm" svg:height="0.066cm" draw:transform="rotate (-2.35619449019309) translate (22.664cm 7.144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26cm" svg:height="0.022cm" draw:transform="rotate (-2.35619449019309) translate (22.511cm 7.251cm)">
            <text:p/>
            <draw:enhanced-geometry svg:viewBox="0 0 54 35" draw:type="non-primitive" draw:enhanced-path="M 0 35  L 7 30  L 13 26  L 20 20  L 25 16  L 32 11  L 39 6  L 46 3  L 54 0  L 0 35  Z N"/>
          </draw:custom-shape>
          <draw:custom-shape draw:style-name="gr9" draw:text-style-name="P2" draw:layer="layout" svg:width="0.163cm" svg:height="0.106cm" draw:transform="rotate (-2.35619449019309) translate (22.432cm 7.044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27cm" svg:height="0.093cm" draw:transform="rotate (-2.35619449019309) translate (22.264cm 6.9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28cm" svg:height="0.093cm" draw:transform="rotate (-2.35619449019309) translate (22.155cm 6.775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26cm" svg:height="0.005cm" draw:transform="rotate (-2.35619449019309) translate (22.055cm 6.736cm)">
            <text:p/>
            <draw:enhanced-geometry svg:viewBox="0 0 53 0" draw:type="non-primitive" draw:enhanced-path="M 53 0  L 46 0  L 40 0  L 34 0  L 27 0  L 20 0  L 13 0  L 6 0  L 0 0  L 53 0  Z N"/>
          </draw:custom-shape>
          <draw:custom-shape draw:style-name="gr9" draw:text-style-name="P2" draw:layer="layout" svg:width="0.136cm" svg:height="0.075cm" draw:transform="rotate (-2.35619449019309) translate (21.922cm 6.612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18cm" svg:height="0.022cm" draw:transform="rotate (-2.35619449019309) translate (22.812cm 8.554cm)">
            <text:p/>
            <draw:enhanced-geometry svg:viewBox="0 0 35 36" draw:type="non-primitive" draw:enhanced-path="M 35 0  L 35 0  L 31 5  L 26 10  L 22 14  L 17 17  L 13 22  L 9 27  L 5 31  L 0 36  N"/>
          </draw:custom-shape>
          <draw:custom-shape draw:style-name="gr6" draw:text-style-name="P2" draw:layer="layout" svg:width="0.062cm" svg:height="0.052cm" draw:transform="rotate (-2.35619449019309) translate (23.332cm 8.251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7cm" svg:height="0.022cm" draw:transform="rotate (-2.35619449019309) translate (23.453cm 8.112cm)">
            <text:p/>
            <draw:enhanced-geometry svg:viewBox="0 0 140 34" draw:type="non-primitive" draw:enhanced-path="M 140 0  L 140 0  L 122 4  L 103 5  L 84 6  L 63 7  L 45 10  L 28 15  L 12 23  L 0 34  N"/>
          </draw:custom-shape>
          <draw:custom-shape draw:style-name="gr6" draw:text-style-name="P2" draw:layer="layout" svg:width="0.026cm" svg:height="0.071cm" draw:transform="rotate (-2.35619449019309) translate (23.463cm 8.094cm)">
            <text:p/>
            <draw:enhanced-geometry svg:viewBox="0 0 53 106" draw:type="non-primitive" draw:enhanced-path="M 0 106  L 0 106  L 6 92  L 13 79  L 20 66  L 27 53  L 33 40  L 39 27  L 46 14  L 53 0  N"/>
          </draw:custom-shape>
          <draw:custom-shape draw:style-name="gr6" draw:text-style-name="P2" draw:layer="layout" svg:width="0.005cm" svg:height="0.07cm" draw:transform="rotate (-2.35619449019309) translate (23.461cm 8.075cm)">
            <text:p/>
            <draw:enhanced-geometry svg:viewBox="0 0 11 106" draw:type="non-primitive" draw:enhanced-path="M 0 0  L 0 0  L 1 14  L 3 29  L 6 42  L 9 57  L 11 71  L 10 84  L 6 96  L 0 106  N"/>
          </draw:custom-shape>
          <draw:custom-shape draw:style-name="gr6" draw:text-style-name="P2" draw:layer="layout" svg:width="0.084cm" svg:height="0.061cm" draw:transform="rotate (-2.35619449019309) translate (23.301cm 8.251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17cm" svg:height="0.022cm" draw:transform="rotate (-2.35619449019309) translate (23.296cm 8.334cm)">
            <text:p/>
            <draw:enhanced-geometry svg:viewBox="0 0 35 35" draw:type="non-primitive" draw:enhanced-path="M 35 35  L 35 35  L 31 31  L 26 25  L 23 18  L 18 12  L 15 6  L 10 3  L 6 0  L 0 1  N"/>
          </draw:custom-shape>
          <draw:custom-shape draw:style-name="gr6" draw:text-style-name="P2" draw:layer="layout" svg:width="0.027cm" svg:height="0.071cm" draw:transform="rotate (-2.35619449019309) translate (23.48cm 8.06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0.798cm" svg:height="1.83cm" draw:transform="rotate (-2.35619449019309) translate (23.447cm 8.406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05cm" svg:height="0.353cm" draw:transform="rotate (-2.35619449019309) translate (23.457cm 7.95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05cm" svg:height="0.353cm" draw:transform="rotate (-2.35619449019309) translate (23.457cm 7.95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28cm" svg:height="0.335cm" draw:transform="rotate (-2.35619449019309) translate (23.506cm 7.91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28cm" svg:height="0.335cm" draw:transform="rotate (-2.35619449019309) translate (23.506cm 7.91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1cm" svg:height="0.211cm" draw:transform="rotate (-2.35619449019309) translate (23.491cm 7.941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1cm" svg:height="0.211cm" draw:transform="rotate (-2.35619449019309) translate (23.491cm 7.941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11cm" svg:height="0.33cm" draw:transform="rotate (-2.35619449019309) translate (23.225cm 8.269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11cm" svg:height="0.33cm" draw:transform="rotate (-2.35619449019309) translate (23.225cm 8.269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19cm" svg:height="0.207cm" draw:transform="rotate (-2.35619449019309) translate (23.105cm 8.15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19cm" svg:height="0.207cm" draw:transform="rotate (-2.35619449019309) translate (23.105cm 8.15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088cm" svg:height="0.022cm" draw:transform="rotate (-2.35619449019309) translate (23.133cm 8.137cm)">
            <text:p/>
            <draw:enhanced-geometry svg:viewBox="0 0 175 34" draw:type="non-primitive" draw:enhanced-path="M 175 0  L 153 4  L 132 9  L 109 13  L 87 17  L 66 21  L 43 26  L 22 30  L 0 34  L 175 0  Z N"/>
          </draw:custom-shape>
          <draw:custom-shape draw:style-name="gr6" draw:text-style-name="P2" draw:layer="layout" svg:width="0.088cm" svg:height="0.022cm" draw:transform="rotate (-2.35619449019309) translate (23.133cm 8.137cm)">
            <text:p/>
            <draw:enhanced-geometry svg:viewBox="0 0 175 34" draw:type="non-primitive" draw:enhanced-path="M 175 0  L 175 0  L 153 4  L 132 9  L 109 13  L 87 17  L 66 21  L 43 26  L 22 30  L 0 34  N"/>
          </draw:custom-shape>
          <draw:custom-shape draw:style-name="gr10" draw:text-style-name="P2" draw:layer="layout" svg:width="0.101cm" svg:height="0.242cm" draw:transform="rotate (-2.35619449019309) translate (23.362cm 7.725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01cm" svg:height="0.242cm" draw:transform="rotate (-2.35619449019309) translate (23.362cm 7.725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084cm" svg:height="0.238cm" draw:transform="rotate (-2.35619449019309) translate (22.998cm 8.137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084cm" svg:height="0.238cm" draw:transform="rotate (-2.35619449019309) translate (22.998cm 8.137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22cm" svg:height="0.013cm" draw:transform="rotate (-2.35619449019309) translate (22.799cm 8.632cm)">
            <text:p/>
            <draw:enhanced-geometry svg:viewBox="0 0 44 17" draw:type="non-primitive" draw:enhanced-path="M 44 17  L 38 15  L 33 13  L 28 10  L 23 8  L 17 7  L 11 5  L 6 2  L 0 0  L 44 17  Z N"/>
          </draw:custom-shape>
          <draw:custom-shape draw:style-name="gr6" draw:text-style-name="P2" draw:layer="layout" svg:width="0.022cm" svg:height="0.013cm" draw:transform="rotate (-2.35619449019309) translate (22.799cm 8.632cm)">
            <text:p/>
            <draw:enhanced-geometry svg:viewBox="0 0 44 17" draw:type="non-primitive" draw:enhanced-path="M 44 17  L 44 17  L 38 15  L 33 13  L 28 10  L 23 8  L 17 7  L 11 5  L 6 2  L 0 0  N"/>
          </draw:custom-shape>
          <draw:custom-shape draw:style-name="gr10" draw:text-style-name="P2" draw:layer="layout" svg:width="0.283cm" svg:height="0.247cm" draw:transform="rotate (-2.35619449019309) translate (22.954cm 8.674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283cm" svg:height="0.247cm" draw:transform="rotate (-2.35619449019309) translate (22.954cm 8.674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247cm" svg:height="0.225cm" draw:transform="rotate (-2.35619449019309) translate (22.077cm 7.905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247cm" svg:height="0.225cm" draw:transform="rotate (-2.35619449019309) translate (22.077cm 7.905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343cm" svg:height="0.344cm" draw:transform="rotate (-2.35619449019309) translate (21.246cm 7.312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343cm" svg:height="0.344cm" draw:transform="rotate (-2.35619449019309) translate (21.246cm 7.312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084cm" svg:height="0.071cm" draw:transform="rotate (-2.35619449019309) translate (21.598cm 6.825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084cm" svg:height="0.071cm" draw:transform="rotate (-2.35619449019309) translate (21.598cm 6.825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71cm" svg:height="0.058cm" draw:transform="rotate (-2.35619449019309) translate (22.027cm 6.4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71cm" svg:height="0.058cm" draw:transform="rotate (-2.35619449019309) translate (22.027cm 6.4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075cm" svg:height="0.132cm" draw:transform="rotate (-2.35619449019309) translate (21.625cm 6.746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075cm" svg:height="0.132cm" draw:transform="rotate (-2.35619449019309) translate (21.625cm 6.746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75cm" svg:height="0.132cm" draw:transform="rotate (-2.35619449019309) translate (21.951cm 6.424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75cm" svg:height="0.132cm" draw:transform="rotate (-2.35619449019309) translate (21.951cm 6.424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264cm" svg:height="0.225cm" draw:transform="rotate (-2.35619449019309) translate (23.183cm 6.77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264cm" svg:height="0.225cm" draw:transform="rotate (-2.35619449019309) translate (23.183cm 6.77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352cm" svg:height="0.349cm" draw:transform="rotate (-2.35619449019309) translate (22.697cm 5.879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352cm" svg:height="0.349cm" draw:transform="rotate (-2.35619449019309) translate (22.697cm 5.879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763cm" svg:height="1.83cm" draw:transform="rotate (-2.35619449019309) translate (24.126cm 7.74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278cm" svg:height="0.251cm" draw:transform="rotate (-2.35619449019309) translate (24.055cm 7.65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278cm" svg:height="0.251cm" draw:transform="rotate (-2.35619449019309) translate (24.055cm 7.65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4cm" svg:height="0.093cm" draw:transform="rotate (-2.35619449019309) translate (23.871cm 7.697cm)">
            <text:p/>
            <draw:enhanced-geometry svg:viewBox="0 0 0 140" draw:type="non-primitive" draw:enhanced-path="M 0 140  L 0 140  L 0 123  L 0 105  L 0 88  L 0 70  L 0 53  L 0 36  L 0 17  L 0 0  N"/>
          </draw:custom-shape>
          <draw:custom-shape draw:style-name="gr6" draw:text-style-name="P2" draw:layer="layout" svg:width="0.004cm" svg:height="0.093cm" draw:transform="rotate (-2.35619449019309) translate (23.818cm 7.719cm)">
            <text:p/>
            <draw:enhanced-geometry svg:viewBox="0 0 0 141" draw:type="non-primitive" draw:enhanced-path="M 0 141  L 0 141  L 0 123  L 0 106  L 0 88  L 0 71  L 0 54  L 0 36  L 0 19  L 0 0  N"/>
          </draw:custom-shape>
          <draw:custom-shape draw:style-name="gr6" draw:text-style-name="P2" draw:layer="layout" svg:width="0.004cm" svg:height="0.071cm" draw:transform="rotate (-2.35619449019309) translate (23.929cm 7.669cm)">
            <text:p/>
            <draw:enhanced-geometry svg:viewBox="0 0 9 105" draw:type="non-primitive" draw:enhanced-path="M 9 105  L 9 105  L 7 91  L 6 79  L 5 65  L 4 52  L 3 40  L 2 26  L 1 14  L 0 0  N"/>
          </draw:custom-shape>
          <draw:custom-shape draw:style-name="gr6" draw:text-style-name="P2" draw:layer="layout" svg:width="0.048cm" svg:height="0.004cm" draw:transform="rotate (-2.35619449019309) translate (23.912cm 7.553cm)">
            <text:p/>
            <draw:enhanced-geometry svg:viewBox="0 0 97 0" draw:type="non-primitive" draw:enhanced-path="M 97 0  L 97 0  L 84 0  L 72 0  L 59 0  L 48 0  L 35 0  L 24 0  L 12 0  L 0 0  N"/>
          </draw:custom-shape>
          <draw:custom-shape draw:style-name="gr6" draw:text-style-name="P2" draw:layer="layout" svg:width="0.075cm" svg:height="0.022cm" draw:transform="rotate (-2.35619449019309) translate (23.839cm 7.56cm)">
            <text:p/>
            <draw:enhanced-geometry svg:viewBox="0 0 149 35" draw:type="non-primitive" draw:enhanced-path="M 149 0  L 149 0  L 131 5  L 112 9  L 93 14  L 74 17  L 56 22  L 37 26  L 19 31  L 0 35  N"/>
          </draw:custom-shape>
          <draw:custom-shape draw:style-name="gr6" draw:text-style-name="P2" draw:layer="layout" svg:width="0.075cm" svg:height="0.036cm" draw:transform="rotate (-2.35619449019309) translate (23.778cm 7.554cm)">
            <text:p/>
            <draw:enhanced-geometry svg:viewBox="0 0 148 55" draw:type="non-primitive" draw:enhanced-path="M 148 0  L 148 0  L 129 7  L 111 14  L 92 21  L 74 27  L 54 34  L 36 41  L 18 48  L 0 55  N"/>
          </draw:custom-shape>
          <draw:custom-shape draw:style-name="gr6" draw:text-style-name="P2" draw:layer="layout" svg:width="0.004cm" svg:height="0.084cm" draw:transform="rotate (-2.35619449019309) translate (23.744cm 7.743cm)">
            <text:p/>
            <draw:enhanced-geometry svg:viewBox="0 0 0 121" draw:type="non-primitive" draw:enhanced-path="M 0 121  L 0 121  L 0 106  L 0 92  L 0 77  L 0 61  L 0 46  L 0 31  L 0 16  L 0 0  N"/>
          </draw:custom-shape>
          <draw:custom-shape draw:style-name="gr6" draw:text-style-name="P2" draw:layer="layout" svg:width="0.057cm" svg:height="0.026cm" draw:transform="rotate (-2.35619449019309) translate (23.72cm 7.6cm)">
            <text:p/>
            <draw:enhanced-geometry svg:viewBox="0 0 107 37" draw:type="non-primitive" draw:enhanced-path="M 107 0  L 107 0  L 93 5  L 80 9  L 66 14  L 54 18  L 40 23  L 26 26  L 14 32  L 0 37  N"/>
          </draw:custom-shape>
          <draw:custom-shape draw:style-name="gr6" draw:text-style-name="P2" draw:layer="layout" svg:width="0.009cm" svg:height="0.057cm" draw:transform="rotate (-2.35619449019309) translate (23.703cm 7.736cm)">
            <text:p/>
            <draw:enhanced-geometry svg:viewBox="0 0 17 87" draw:type="non-primitive" draw:enhanced-path="M 0 87  L 0 87  L 2 77  L 4 66  L 6 56  L 8 44  L 10 34  L 13 23  L 15 11  L 17 0  N"/>
          </draw:custom-shape>
          <draw:custom-shape draw:style-name="gr6" draw:text-style-name="P2" draw:layer="layout" svg:width="0.031cm" svg:height="0.009cm" draw:transform="rotate (-2.35619449019309) translate (23.673cm 7.563cm)">
            <text:p/>
            <draw:enhanced-geometry svg:viewBox="0 0 61 17" draw:type="non-primitive" draw:enhanced-path="M 61 0  L 61 0  L 53 2  L 46 4  L 38 6  L 30 8  L 22 10  L 16 12  L 8 14  L 0 17  N"/>
          </draw:custom-shape>
          <draw:custom-shape draw:style-name="gr6" draw:text-style-name="P2" draw:layer="layout" svg:width="0.009cm" svg:height="0.097cm" draw:transform="rotate (-2.35619449019309) translate (22.87cm 8.524cm)">
            <text:p/>
            <draw:enhanced-geometry svg:viewBox="0 0 18 141" draw:type="non-primitive" draw:enhanced-path="M 18 141  L 18 141  L 16 122  L 13 105  L 11 87  L 9 70  L 7 53  L 4 35  L 2 18  L 0 0  N"/>
          </draw:custom-shape>
          <draw:custom-shape draw:style-name="gr6" draw:text-style-name="P2" draw:layer="layout" svg:width="0.008cm" svg:height="0.092cm" draw:transform="rotate (-2.35619449019309) translate (22.895cm 8.574cm)">
            <text:p/>
            <draw:enhanced-geometry svg:viewBox="0 0 17 140" draw:type="non-primitive" draw:enhanced-path="M 0 140  L 0 140  L 2 123  L 4 105  L 7 88  L 9 70  L 11 52  L 12 35  L 15 17  L 17 0  N"/>
          </draw:custom-shape>
          <draw:custom-shape draw:style-name="gr6" draw:text-style-name="P2" draw:layer="layout" svg:width="0.066cm" svg:height="0.013cm" draw:transform="rotate (-2.35619449019309) translate (22.806cm 8.48cm)">
            <text:p/>
            <draw:enhanced-geometry svg:viewBox="0 0 131 17" draw:type="non-primitive" draw:enhanced-path="M 0 0  L 0 0  L 17 2  L 33 4  L 49 6  L 66 9  L 82 11  L 98 12  L 114 14  L 131 17  N"/>
          </draw:custom-shape>
          <draw:custom-shape draw:style-name="gr6" draw:text-style-name="P2" draw:layer="layout" svg:width="0.057cm" svg:height="0.022cm" draw:transform="rotate (-2.35619449019309) translate (22.806cm 8.444cm)">
            <text:p/>
            <draw:enhanced-geometry svg:viewBox="0 0 114 34" draw:type="non-primitive" draw:enhanced-path="M 0 0  L 0 0  L 14 4  L 27 9  L 42 13  L 57 18  L 70 21  L 85 26  L 100 30  L 114 34  N"/>
          </draw:custom-shape>
          <draw:custom-shape draw:style-name="gr6" draw:text-style-name="P2" draw:layer="layout" svg:width="0.009cm" svg:height="0.049cm" draw:transform="rotate (-2.35619449019309) translate (22.84cm 8.681cm)">
            <text:p/>
            <draw:enhanced-geometry svg:viewBox="0 0 17 71" draw:type="non-primitive" draw:enhanced-path="M 0 71  L 0 71  L 1 62  L 3 53  L 4 44  L 6 35  L 9 27  L 11 18  L 13 9  L 17 0  N"/>
          </draw:custom-shape>
          <draw:custom-shape draw:style-name="gr6" draw:text-style-name="P2" draw:layer="layout" svg:width="0.004cm" svg:height="0.08cm" draw:transform="rotate (-2.35619449019309) translate (22.848cm 8.692cm)">
            <text:p/>
            <draw:enhanced-geometry svg:viewBox="0 0 0 124" draw:type="non-primitive" draw:enhanced-path="M 0 124  L 0 124  L 0 108  L 0 93  L 0 78  L 0 62  L 0 47  L 0 31  L 0 16  L 0 0  N"/>
          </draw:custom-shape>
          <draw:custom-shape draw:style-name="gr6" draw:text-style-name="P2" draw:layer="layout" svg:width="0.004cm" svg:height="0.061cm" draw:transform="rotate (-2.35619449019309) translate (22.859cm 8.733cm)">
            <text:p/>
            <draw:enhanced-geometry svg:viewBox="0 0 12 87" draw:type="non-primitive" draw:enhanced-path="M 4 87  L 4 87  L 4 75  L 3 64  L 1 51  L 0 40  L 0 29  L 2 19  L 6 8  L 12 0  N"/>
          </draw:custom-shape>
          <draw:custom-shape draw:style-name="gr6" draw:text-style-name="P2" draw:layer="layout" svg:width="0.008cm" svg:height="0.071cm" draw:transform="rotate (-2.35619449019309) translate (22.791cm 8.797cm)">
            <text:p/>
            <draw:enhanced-geometry svg:viewBox="0 0 18 105" draw:type="non-primitive" draw:enhanced-path="M 9 105  L 9 105  L 9 90  L 11 74  L 14 56  L 17 39  L 18 24  L 15 12  L 10 3  L 0 0  N"/>
          </draw:custom-shape>
          <draw:custom-shape draw:style-name="gr6" draw:text-style-name="P2" draw:layer="layout" svg:width="0.044cm" svg:height="0.035cm" draw:transform="rotate (-2.35619449019309) translate (22.725cm 8.7cm)">
            <text:p/>
            <draw:enhanced-geometry svg:viewBox="0 0 88 52" draw:type="non-primitive" draw:enhanced-path="M 0 0  L 0 0  L 11 7  L 21 12  L 33 19  L 44 26  L 54 33  L 65 40  L 77 45  L 88 52  N"/>
          </draw:custom-shape>
          <draw:custom-shape draw:style-name="gr6" draw:text-style-name="P2" draw:layer="layout" svg:width="0.039cm" svg:height="0.022cm" draw:transform="rotate (-2.35619449019309) translate (22.777cm 8.67cm)">
            <text:p/>
            <draw:enhanced-geometry svg:viewBox="0 0 72 35" draw:type="non-primitive" draw:enhanced-path="M 0 0  L 0 0  L 9 5  L 18 9  L 27 14  L 36 17  L 44 22  L 53 26  L 63 31  L 72 35  N"/>
          </draw:custom-shape>
          <draw:custom-shape draw:style-name="gr6" draw:text-style-name="P2" draw:layer="layout" svg:width="0.049cm" svg:height="0.031cm" draw:transform="rotate (-2.35619449019309) translate (22.819cm 8.612cm)">
            <text:p/>
            <draw:enhanced-geometry svg:viewBox="0 0 96 52" draw:type="non-primitive" draw:enhanced-path="M 0 0  L 0 0  L 12 7  L 24 13  L 36 19  L 49 26  L 60 32  L 72 39  L 84 46  L 96 52  N"/>
          </draw:custom-shape>
          <draw:custom-shape draw:style-name="gr6" draw:text-style-name="P2" draw:layer="layout" svg:width="0.044cm" svg:height="0.035cm" draw:transform="rotate (-2.35619449019309) translate (22.782cm 8.546cm)">
            <text:p/>
            <draw:enhanced-geometry svg:viewBox="0 0 89 53" draw:type="non-primitive" draw:enhanced-path="M 0 0  L 0 0  L 11 7  L 22 13  L 33 19  L 45 26  L 55 33  L 66 40  L 77 47  L 89 53  N"/>
          </draw:custom-shape>
          <draw:custom-shape draw:style-name="gr6" draw:text-style-name="P2" draw:layer="layout" svg:width="0.031cm" svg:height="0.014cm" draw:transform="rotate (-2.35619449019309) translate (22.322cm 7.925cm)">
            <text:p/>
            <draw:enhanced-geometry svg:viewBox="0 0 62 20" draw:type="non-primitive" draw:enhanced-path="M 0 0  L 0 0  L 8 3  L 16 7  L 25 11  L 33 15  L 41 18  L 47 20  L 55 20  L 62 17  N"/>
          </draw:custom-shape>
          <draw:custom-shape draw:style-name="gr6" draw:text-style-name="P2" draw:layer="layout" svg:width="0.009cm" svg:height="0.013cm" draw:transform="rotate (-2.35619449019309) translate (22.258cm 8.015cm)">
            <text:p/>
            <draw:enhanced-geometry svg:viewBox="0 0 17 18" draw:type="non-primitive" draw:enhanced-path="M 0 18  L 0 18  L 5 13  L 8 9  L 13 4  L 17 0  N"/>
          </draw:custom-shape>
          <draw:custom-shape draw:style-name="gr6" draw:text-style-name="P2" draw:layer="layout" svg:width="0.039cm" svg:height="0.022cm" draw:transform="rotate (-2.35619449019309) translate (22.327cm 7.973cm)">
            <text:p/>
            <draw:enhanced-geometry svg:viewBox="0 0 79 35" draw:type="non-primitive" draw:enhanced-path="M 0 0  L 0 0  L 10 4  L 20 9  L 30 13  L 41 17  L 51 21  L 60 26  L 70 30  L 79 35  N"/>
          </draw:custom-shape>
          <draw:custom-shape draw:style-name="gr6" draw:text-style-name="P2" draw:layer="layout" svg:width="0.035cm" svg:height="0.013cm" draw:transform="rotate (-2.35619449019309) translate (22.152cm 7.9cm)">
            <text:p/>
            <draw:enhanced-geometry svg:viewBox="0 0 70 17" draw:type="non-primitive" draw:enhanced-path="M 0 17  L 0 17  L 9 15  L 17 13  L 26 11  L 35 8  L 43 6  L 52 5  L 60 3  L 70 0  N"/>
          </draw:custom-shape>
          <draw:custom-shape draw:style-name="gr6" draw:text-style-name="P2" draw:layer="layout" svg:width="0.044cm" svg:height="0.013cm" draw:transform="rotate (-2.35619449019309) translate (22.108cm 7.862cm)">
            <text:p/>
            <draw:enhanced-geometry svg:viewBox="0 0 88 17" draw:type="non-primitive" draw:enhanced-path="M 0 17  L 0 17  L 11 14  L 22 12  L 32 10  L 44 8  L 54 5  L 65 3  L 76 1  L 88 0  N"/>
          </draw:custom-shape>
          <draw:custom-shape draw:style-name="gr6" draw:text-style-name="P2" draw:layer="layout" svg:width="0.035cm" svg:height="0.022cm" draw:transform="rotate (-2.35619449019309) translate (22.174cm 7.887cm)">
            <text:p/>
            <draw:enhanced-geometry svg:viewBox="0 0 71 36" draw:type="non-primitive" draw:enhanced-path="M 71 0  L 71 0  L 62 5  L 53 10  L 44 14  L 36 19  L 27 23  L 18 27  L 9 31  L 0 36  N"/>
          </draw:custom-shape>
          <draw:custom-shape draw:style-name="gr6" draw:text-style-name="P2" draw:layer="layout" svg:width="0.035cm" svg:height="0.013cm" draw:transform="rotate (-2.35619449019309) translate (22.254cm 7.896cm)">
            <text:p/>
            <draw:enhanced-geometry svg:viewBox="0 0 72 19" draw:type="non-primitive" draw:enhanced-path="M 72 0  L 72 0  L 63 2  L 54 5  L 45 7  L 37 9  L 28 13  L 19 15  L 10 17  L 0 19  N"/>
          </draw:custom-shape>
          <draw:custom-shape draw:style-name="gr6" draw:text-style-name="P2" draw:layer="layout" svg:width="0.035cm" svg:height="0.009cm" draw:transform="rotate (-2.35619449019309) translate (22.288cm 7.897cm)">
            <text:p/>
            <draw:enhanced-geometry svg:viewBox="0 0 62 17" draw:type="non-primitive" draw:enhanced-path="M 62 17  L 62 17  L 54 15  L 47 12  L 39 10  L 31 8  L 23 6  L 16 4  L 8 2  L 0 0  N"/>
          </draw:custom-shape>
          <draw:custom-shape draw:style-name="gr6" draw:text-style-name="P2" draw:layer="layout" svg:width="0.035cm" svg:height="0.009cm" draw:transform="rotate (-2.35619449019309) translate (22.345cm 7.924cm)">
            <text:p/>
            <draw:enhanced-geometry svg:viewBox="0 0 69 17" draw:type="non-primitive" draw:enhanced-path="M 0 17  L 0 17  L 9 15  L 18 13  L 26 11  L 35 8  L 43 6  L 52 4  L 60 2  L 69 0  N"/>
          </draw:custom-shape>
          <draw:custom-shape draw:style-name="gr6" draw:text-style-name="P2" draw:layer="layout" svg:width="0.039cm" svg:height="0.048cm" draw:transform="rotate (-2.35619449019309) translate (21.679cm 7.45cm)">
            <text:p/>
            <draw:enhanced-geometry svg:viewBox="0 0 78 71" draw:type="non-primitive" draw:enhanced-path="M 78 0  L 78 0  L 68 9  L 59 18  L 48 28  L 38 35  L 28 45  L 19 54  L 9 62  L 0 71  N"/>
          </draw:custom-shape>
          <draw:custom-shape draw:style-name="gr6" draw:text-style-name="P2" draw:layer="layout" svg:width="0.044cm" svg:height="0.022cm" draw:transform="rotate (-2.35619449019309) translate (21.622cm 7.486cm)">
            <text:p/>
            <draw:enhanced-geometry svg:viewBox="0 0 88 37" draw:type="non-primitive" draw:enhanced-path="M 0 0  L 0 0  L 11 5  L 21 9  L 33 14  L 44 18  L 54 23  L 66 28  L 77 32  L 88 37  N"/>
          </draw:custom-shape>
          <draw:custom-shape draw:style-name="gr6" draw:text-style-name="P2" draw:layer="layout" svg:width="0.035cm" svg:height="0.035cm" draw:transform="rotate (-2.35619449019309) translate (21.565cm 7.412cm)">
            <text:p/>
            <draw:enhanced-geometry svg:viewBox="0 0 70 52" draw:type="non-primitive" draw:enhanced-path="M 70 0  L 70 0  L 60 7  L 47 12  L 35 18  L 24 22  L 12 29  L 4 35  L 0 43  L 1 52  N"/>
          </draw:custom-shape>
          <draw:custom-shape draw:style-name="gr6" draw:text-style-name="P2" draw:layer="layout" svg:width="0.053cm" svg:height="0.005cm" draw:transform="rotate (-2.35619449019309) translate (21.495cm 7.437cm)">
            <text:p/>
            <draw:enhanced-geometry svg:viewBox="0 0 97 0" draw:type="non-primitive" draw:enhanced-path="M 0 0  L 0 0  L 13 0  L 24 0  L 37 0  L 48 0  L 60 0  L 72 0  L 84 0  L 97 0  N"/>
          </draw:custom-shape>
          <draw:custom-shape draw:style-name="gr6" draw:text-style-name="P2" draw:layer="layout" svg:width="0.035cm" svg:height="0.035cm" draw:transform="rotate (-2.35619449019309) translate (21.477cm 7.359cm)">
            <text:p/>
            <draw:enhanced-geometry svg:viewBox="0 0 70 52" draw:type="non-primitive" draw:enhanced-path="M 70 0  L 70 0  L 61 7  L 52 13  L 44 20  L 35 26  L 26 33  L 18 40  L 9 46  L 0 52  N"/>
          </draw:custom-shape>
          <draw:custom-shape draw:style-name="gr6" draw:text-style-name="P2" draw:layer="layout" svg:width="0.048cm" svg:height="0.005cm" draw:transform="rotate (-2.35619449019309) translate (21.469cm 7.363cm)">
            <text:p/>
            <draw:enhanced-geometry svg:viewBox="0 0 97 0" draw:type="non-primitive" draw:enhanced-path="M 0 0  L 0 0  L 13 0  L 24 0  L 37 0  L 48 0  L 61 0  L 72 0  L 84 0  L 97 0  N"/>
          </draw:custom-shape>
          <draw:custom-shape draw:style-name="gr6" draw:text-style-name="P2" draw:layer="layout" svg:width="0.035cm" svg:height="0.022cm" draw:transform="rotate (-2.35619449019309) translate (21.367cm 7.34cm)">
            <text:p/>
            <draw:enhanced-geometry svg:viewBox="0 0 72 35" draw:type="non-primitive" draw:enhanced-path="M 72 0  L 72 0  L 61 4  L 50 7  L 38 10  L 25 12  L 15 16  L 6 20  L 1 27  L 0 35  N"/>
          </draw:custom-shape>
          <draw:custom-shape draw:style-name="gr6" draw:text-style-name="P2" draw:layer="layout" svg:width="0.062cm" svg:height="0.004cm" draw:transform="rotate (-2.35619449019309) translate (21.375cm 7.306cm)">
            <text:p/>
            <draw:enhanced-geometry svg:viewBox="0 0 122 0" draw:type="non-primitive" draw:enhanced-path="M 122 0  L 122 0  L 106 0  L 90 0  L 76 0  L 60 0  L 45 0  L 30 0  L 14 0  L 0 0  N"/>
          </draw:custom-shape>
          <draw:custom-shape draw:style-name="gr6" draw:text-style-name="P2" draw:layer="layout" svg:width="0.027cm" svg:height="0.009cm" draw:transform="rotate (-2.35619449019309) translate (21.381cm 7.252cm)">
            <text:p/>
            <draw:enhanced-geometry svg:viewBox="0 0 52 17" draw:type="non-primitive" draw:enhanced-path="M 52 0  L 52 0  L 46 2  L 40 5  L 33 7  L 26 9  L 20 11  L 13 14  L 7 15  L 0 17  N"/>
          </draw:custom-shape>
          <draw:custom-shape draw:style-name="gr6" draw:text-style-name="P2" draw:layer="layout" svg:width="0.031cm" svg:height="0.049cm" draw:transform="rotate (-2.35619449019309) translate (21.346cm 7.288cm)">
            <text:p/>
            <draw:enhanced-geometry svg:viewBox="0 0 61 71" draw:type="non-primitive" draw:enhanced-path="M 61 0  L 61 0  L 53 9  L 46 18  L 38 26  L 30 35  L 22 45  L 16 52  L 8 62  L 0 71  N"/>
          </draw:custom-shape>
          <draw:custom-shape draw:style-name="gr6" draw:text-style-name="P2" draw:layer="layout" svg:width="0.035cm" svg:height="0.008cm" draw:transform="rotate (-2.35619449019309) translate (21.265cm 7.298cm)">
            <text:p/>
            <draw:enhanced-geometry svg:viewBox="0 0 70 17" draw:type="non-primitive" draw:enhanced-path="M 0 17  L 0 17  L 9 15  L 18 13  L 26 12  L 35 9  L 44 7  L 52 5  L 61 3  L 70 0  N"/>
          </draw:custom-shape>
          <draw:custom-shape draw:style-name="gr6" draw:text-style-name="P2" draw:layer="layout" svg:width="0.057cm" svg:height="0.004cm" draw:transform="rotate (-2.35619449019309) translate (23.068cm 6.943cm)">
            <text:p/>
            <draw:enhanced-geometry svg:viewBox="0 0 107 0" draw:type="non-primitive" draw:enhanced-path="M 107 0  L 107 0  L 93 0  L 80 0  L 66 0  L 54 0  L 40 0  L 26 0  L 14 0  L 0 0  N"/>
          </draw:custom-shape>
          <draw:custom-shape draw:style-name="gr6" draw:text-style-name="P2" draw:layer="layout" svg:width="0.071cm" svg:height="0.013cm" draw:transform="rotate (-2.35619449019309) translate (23.087cm 7.014cm)">
            <text:p/>
            <draw:enhanced-geometry svg:viewBox="0 0 131 19" draw:type="non-primitive" draw:enhanced-path="M 131 0  L 131 0  L 114 2  L 98 5  L 81 7  L 65 9  L 49 13  L 32 15  L 17 17  L 0 19  N"/>
          </draw:custom-shape>
          <draw:custom-shape draw:style-name="gr6" draw:text-style-name="P2" draw:layer="layout" svg:width="0.04cm" svg:height="0.004cm" draw:transform="rotate (-2.35619449019309) translate (23.147cm 7.08cm)">
            <text:p/>
            <draw:enhanced-geometry svg:viewBox="0 0 78 0" draw:type="non-primitive" draw:enhanced-path="M 78 0  L 78 0  L 68 0  L 59 0  L 49 0  L 39 0  L 28 0  L 19 0  L 9 0  L 0 0  N"/>
          </draw:custom-shape>
          <draw:custom-shape draw:style-name="gr6" draw:text-style-name="P2" draw:layer="layout" svg:width="0.053cm" svg:height="0.005cm" draw:transform="rotate (-2.35619449019309) translate (23.126cm 7.168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26cm" svg:height="0.009cm" draw:transform="rotate (-2.35619449019309) translate (23.066cm 7.142cm)">
            <text:p/>
            <draw:enhanced-geometry svg:viewBox="0 0 53 17" draw:type="non-primitive" draw:enhanced-path="M 0 17  L 0 17  L 6 15  L 12 12  L 19 10  L 26 8  L 32 6  L 39 4  L 46 2  L 53 0  N"/>
          </draw:custom-shape>
          <draw:custom-shape draw:style-name="gr6" draw:text-style-name="P2" draw:layer="layout" svg:width="0.031cm" svg:height="0.013cm" draw:transform="rotate (-2.35619449019309) translate (23.071cm 7.051cm)">
            <text:p/>
            <draw:enhanced-geometry svg:viewBox="0 0 61 17" draw:type="non-primitive" draw:enhanced-path="M 0 0  L 0 0  L 7 3  L 15 5  L 23 7  L 31 9  L 38 12  L 46 13  L 54 15  L 61 17  N"/>
          </draw:custom-shape>
          <draw:custom-shape draw:style-name="gr6" draw:text-style-name="P2" draw:layer="layout" svg:width="0.053cm" svg:height="0.026cm" draw:transform="rotate (-2.35619449019309) translate (22.989cm 7.007cm)">
            <text:p/>
            <draw:enhanced-geometry svg:viewBox="0 0 105 39" draw:type="non-primitive" draw:enhanced-path="M 0 0  L 0 0  L 13 5  L 26 13  L 40 22  L 54 30  L 68 36  L 80 39  L 93 39  L 105 34  N"/>
          </draw:custom-shape>
          <draw:custom-shape draw:style-name="gr6" draw:text-style-name="P2" draw:layer="layout" svg:width="0.023cm" svg:height="0.004cm" draw:transform="rotate (-2.35619449019309) translate (22.368cm 7.969cm)">
            <text:p/>
            <draw:enhanced-geometry svg:viewBox="0 0 44 0" draw:type="non-primitive" draw:enhanced-path="M 0 0  L 0 0  L 5 0  L 11 0  L 16 0  L 21 0  L 27 0  L 33 0  L 38 0  L 44 0  N"/>
          </draw:custom-shape>
          <draw:custom-shape draw:style-name="gr6" draw:text-style-name="P2" draw:layer="layout" svg:width="0.044cm" svg:height="0.026cm" draw:transform="rotate (-2.35619449019309) translate (22.656cm 6.432cm)">
            <text:p/>
            <draw:enhanced-geometry svg:viewBox="0 0 88 36" draw:type="non-primitive" draw:enhanced-path="M 88 0  L 88 0  L 77 5  L 65 10  L 54 14  L 44 17  L 32 22  L 21 27  L 11 31  L 0 36  N"/>
          </draw:custom-shape>
          <draw:custom-shape draw:style-name="gr6" draw:text-style-name="P2" draw:layer="layout" svg:width="0.018cm" svg:height="0.057cm" draw:transform="rotate (-2.35619449019309) translate (22.604cm 6.488cm)">
            <text:p/>
            <draw:enhanced-geometry svg:viewBox="0 0 35 86" draw:type="non-primitive" draw:enhanced-path="M 0 0  L 0 0  L 4 11  L 7 22  L 9 35  L 11 47  L 15 59  L 19 69  L 26 78  L 35 86  N"/>
          </draw:custom-shape>
          <draw:custom-shape draw:style-name="gr6" draw:text-style-name="P2" draw:layer="layout" svg:width="0.071cm" svg:height="0.067cm" draw:transform="rotate (-2.35619449019309) translate (22.643cm 6.408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3cm" svg:height="0.057cm" draw:transform="rotate (-2.35619449019309) translate (22.573cm 6.363cm)">
            <text:p/>
            <draw:enhanced-geometry svg:viewBox="0 0 27 87" draw:type="non-primitive" draw:enhanced-path="M 0 0  L 0 0  L 3 10  L 7 22  L 10 33  L 13 43  L 17 55  L 20 66  L 24 77  L 27 87  N"/>
          </draw:custom-shape>
          <draw:custom-shape draw:style-name="gr6" draw:text-style-name="P2" draw:layer="layout" svg:width="0.053cm" svg:height="0.022cm" draw:transform="rotate (-2.35619449019309) translate (22.564cm 6.244cm)">
            <text:p/>
            <draw:enhanced-geometry svg:viewBox="0 0 97 35" draw:type="non-primitive" draw:enhanced-path="M 97 0  L 97 0  L 84 5  L 72 9  L 60 14  L 48 18  L 36 23  L 24 26  L 13 31  L 0 35  N"/>
          </draw:custom-shape>
          <draw:custom-shape draw:style-name="gr6" draw:text-style-name="P2" draw:layer="layout" svg:width="0.031cm" svg:height="0.066cm" draw:transform="rotate (-2.35619449019309) translate (22.499cm 6.29cm)">
            <text:p/>
            <draw:enhanced-geometry svg:viewBox="0 0 69 103" draw:type="non-primitive" draw:enhanced-path="M 0 0  L 0 0  L 9 12  L 17 26  L 26 38  L 35 51  L 43 64  L 52 77  L 60 90  L 69 103  N"/>
          </draw:custom-shape>
          <draw:custom-shape draw:style-name="gr6" draw:text-style-name="P2" draw:layer="layout" svg:width="0.071cm" svg:height="0.004cm" draw:transform="rotate (-2.35619449019309) translate (22.533cm 6.135cm)">
            <text:p/>
            <draw:enhanced-geometry svg:viewBox="0 0 138 0" draw:type="non-primitive" draw:enhanced-path="M 138 0  L 138 0  L 119 0  L 97 0  L 75 0  L 52 0  L 32 0  L 14 0  L 4 0  L 0 0  N"/>
          </draw:custom-shape>
          <draw:custom-shape draw:style-name="gr6" draw:text-style-name="P2" draw:layer="layout" svg:width="0.027cm" svg:height="0.071cm" draw:transform="rotate (-2.35619449019309) translate (22.47cm 6.211cm)">
            <text:p/>
            <draw:enhanced-geometry svg:viewBox="0 0 53 105" draw:type="non-primitive" draw:enhanced-path="M 0 0  L 0 0  L 7 14  L 14 26  L 21 40  L 27 53  L 33 67  L 40 79  L 46 93  L 53 105  N"/>
          </draw:custom-shape>
          <draw:custom-shape draw:style-name="gr9" draw:text-style-name="P2" draw:layer="layout" svg:width="0.07cm" svg:height="0.106cm" draw:transform="rotate (-2.35619449019309) translate (23.46cm 8.092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7cm" svg:height="0.106cm" draw:transform="rotate (-2.35619449019309) translate (23.46cm 8.092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084cm" svg:height="0.119cm" draw:transform="rotate (-2.35619449019309) translate (23.511cm 8.092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084cm" svg:height="0.119cm" draw:transform="rotate (-2.35619449019309) translate (23.511cm 8.092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48cm" svg:height="0.022cm" draw:transform="rotate (-2.35619449019309) translate (23.522cm 8.076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48cm" svg:height="0.022cm" draw:transform="rotate (-2.35619449019309) translate (23.522cm 8.076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27cm" svg:height="0.022cm" draw:transform="rotate (-2.35619449019309) translate (23.494cm 8.093cm)">
            <text:p/>
            <draw:enhanced-geometry svg:viewBox="0 0 53 36" draw:type="non-primitive" draw:enhanced-path="M 53 0  L 46 5  L 38 8  L 31 12  L 23 15  L 16 19  L 10 23  L 4 29  L 0 36  L 53 0  Z N"/>
          </draw:custom-shape>
          <draw:custom-shape draw:style-name="gr6" draw:text-style-name="P2" draw:layer="layout" svg:width="0.027cm" svg:height="0.022cm" draw:transform="rotate (-2.35619449019309) translate (23.494cm 8.093cm)">
            <text:p/>
            <draw:enhanced-geometry svg:viewBox="0 0 53 36" draw:type="non-primitive" draw:enhanced-path="M 53 0  L 53 0  L 46 5  L 38 8  L 31 12  L 23 15  L 16 19  L 10 23  L 4 29  L 0 36  N"/>
          </draw:custom-shape>
          <draw:custom-shape draw:style-name="gr10" draw:text-style-name="P2" draw:layer="layout" svg:width="0.071cm" svg:height="0.048cm" draw:transform="rotate (-2.35619449019309) translate (23.281cm 8.324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71cm" svg:height="0.048cm" draw:transform="rotate (-2.35619449019309) translate (23.281cm 8.324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7cm" svg:height="0.08cm" draw:transform="rotate (-2.35619449019309) translate (23.257cm 8.29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7cm" svg:height="0.08cm" draw:transform="rotate (-2.35619449019309) translate (23.257cm 8.29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4cm" svg:height="0.044cm" draw:transform="rotate (-2.35619449019309) translate (23.496cm 8.062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4cm" svg:height="0.044cm" draw:transform="rotate (-2.35619449019309) translate (23.496cm 8.062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comma operator has the lowest precedence of all operators and is left associative.</text:span></text:p>
              <text:p text:style-name="P9"><text:span text:style-name="T7">The expression matrix[row,col] does not access an element of a 2-d array. The compiler sees the expression as matrix[(row,col)] and the sub expression in the parentheses is a comma operator – row is evaluated and its value discarded, then col is evaluated is the result of the parenthesised sub expression. In other words, the whole expression is equivalent to row,matrix[col]</text:span></text:p>
            </draw:text-box>
          </draw:frame>
        </presentation:notes>
      </draw:page>
      <draw:page draw:name="page2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ercise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n these statements…</text:span></text:p>
                <text:list text:style-name="L3">
                  <text:list-item>
                    <text:p text:style-name="P7"><text:span text:style-name="T3">where are the sequence points?</text:span></text:p>
                  </text:list-item>
                  <text:list-item>
                    <text:p text:style-name="P7"><text:span text:style-name="T3">how many times is m modified?</text:span></text:p>
                  </text:list-item>
                  <text:list-item>
                    <text:p text:style-name="P7"><text:span text:style-name="T3">which ones are undefined?</text:span></text:p>
                  </text:list-item>
                </text:list>
              </text:list-item>
            </text:list>
          </draw:text-box>
        </draw:frame>
        <draw:custom-shape draw:style-name="gr11" draw:text-style-name="P2" draw:layer="layout" svg:width="10.001cm" svg:height="1.277cm" svg:x="7.25cm" svg:y="7.964cm">
          <text:p text:style-name="P3"><text:span text:style-name="T26">f(++m * m++);</text:span></text:p>
          <draw:enhanced-geometry svg:viewBox="0 0 21600 21600" draw:type="mso-spt202" draw:enhanced-path="M 0 0 L 21600 0 21600 21600 0 21600 0 0 Z N"/>
        </draw:custom-shape>
        <draw:custom-shape draw:style-name="gr11" draw:text-style-name="P2" draw:layer="layout" svg:width="10.001cm" svg:height="1.277cm" svg:x="7.25cm" svg:y="10.363cm">
          <text:p text:style-name="P3"><text:span text:style-name="T26">m = m++;</text:span></text:p>
          <draw:enhanced-geometry svg:viewBox="0 0 21600 21600" draw:type="mso-spt202" draw:enhanced-path="M 0 0 L 21600 0 21600 21600 0 21600 0 0 Z N"/>
        </draw:custom-shape>
        <draw:custom-shape draw:style-name="gr11" draw:text-style-name="P2" draw:layer="layout" svg:width="10.001cm" svg:height="1.277cm" svg:x="7.25cm" svg:y="13.053cm">
          <text:p text:style-name="P3"><text:span text:style-name="T26">m = m = 0;</text:span></text:p>
          <draw:enhanced-geometry svg:viewBox="0 0 21600 21600" draw:type="mso-spt202" draw:enhanced-path="M 0 0 L 21600 0 21600 21600 0 21600 0 0 Z N"/>
        </draw:custom-shape>
        <draw:custom-shape draw:style-name="gr40" draw:text-style-name="P2" draw:layer="layout" svg:width="1.693cm" svg:height="1.482cm" svg:x="4.851cm" svg:y="7.761cm">
          <text:p text:style-name="P25"><text:span text:style-name="T6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1.693cm" svg:height="1.482cm" svg:x="4.851cm" svg:y="10.279cm">
          <text:p text:style-name="P25"><text:span text:style-name="T6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 draw:layer="layout" svg:width="1.693cm" svg:height="1.482cm" svg:x="4.851cm" svg:y="12.925cm">
          <text:p text:style-name="P25"><text:span text:style-name="T6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1" draw:text-style-name="P2" draw:layer="layout" svg:width="10.204cm" svg:height="9.587cm" svg:x="16.36cm" svg:y="8.44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2" draw:layer="layout" svg:width="0.366cm" svg:height="0.454cm" svg:x="19.817cm" svg:y="10.795cm">
              <text:p/>
              <draw:enhanced-geometry svg:viewBox="0 0 402 505" draw:mirror-horizontal="true"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43" draw:text-style-name="P2" draw:layer="layout" svg:width="0.269cm" svg:height="0.23cm" svg:x="24.419cm" svg:y="15.266cm">
              <text:p/>
              <draw:enhanced-geometry svg:viewBox="0 0 301 254" draw:mirror-horizontal="true" draw:type="non-primitive" draw:enhanced-path="M 4 175  L 6 80  L 0 25  L 5 1  L 38 0  L 38 0  L 109 14  L 196 37  L 270 60  L 301 70  L 301 70  L 289 93  L 258 145  L 217 204  L 170 248  L 125 254  L 125 254  L 63 218  L 20 188  L 4 175  L 4 175  L 4 175  Z N"/>
            </draw:custom-shape>
            <draw:custom-shape draw:style-name="gr44" draw:text-style-name="P2" draw:layer="layout" svg:width="1.451cm" svg:height="1.164cm" svg:x="23.193cm" svg:y="15.178cm">
              <text:p/>
              <draw:enhanced-geometry svg:viewBox="0 0 1608 1291" draw:mirror-horizontal="true"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45" draw:text-style-name="P2" draw:layer="layout" svg:width="1.451cm" svg:height="1.164cm" svg:x="23.193cm" svg:y="15.178cm">
              <text:p/>
              <draw:enhanced-geometry svg:viewBox="0 0 1608 1291" draw:mirror-horizontal="true"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46" draw:text-style-name="P11" draw:layer="layout" svg:x1="24.095cm" svg:y1="15.478cm" svg:x2="24.209cm" svg:y2="15.597cm">
              <text:p/>
            </draw:line>
            <draw:custom-shape draw:style-name="gr47" draw:text-style-name="P2" draw:layer="layout" svg:width="3.294cm" svg:height="2.712cm" svg:x="23.257cm" svg:y="15.297cm">
              <text:p/>
              <draw:enhanced-geometry svg:viewBox="0 0 3659 3016" draw:mirror-horizontal="true"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45" draw:text-style-name="P2" draw:layer="layout" svg:width="3.294cm" svg:height="2.712cm" svg:x="23.257cm" svg:y="15.297cm">
              <text:p/>
              <draw:enhanced-geometry svg:viewBox="0 0 3659 3016" draw:mirror-horizontal="true"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48" draw:text-style-name="P2" draw:layer="layout" svg:width="2.099cm" svg:height="1.861cm" svg:x="24.146cm" svg:y="15.646cm">
              <text:p/>
              <draw:enhanced-geometry svg:viewBox="0 0 2328 2071" draw:mirror-horizontal="true"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45" draw:text-style-name="P2" draw:layer="layout" svg:width="0.437cm" svg:height="0.313cm" svg:x="23.321cm" svg:y="17.11cm">
              <text:p/>
              <draw:enhanced-geometry svg:viewBox="0 0 486 353" draw:mirror-horizontal="true" draw:type="non-primitive" draw:enhanced-path="M 486 0  L 459 30  L 424 62  L 380 97  L 331 135  L 277 173  L 220 212  L 163 250  L 105 288  L 51 322  L 0 353  N"/>
            </draw:custom-shape>
            <draw:custom-shape draw:style-name="gr45" draw:text-style-name="P2" draw:layer="layout" svg:width="1.001cm" svg:height="0.41cm" svg:x="23.758cm" svg:y="17.423cm">
              <text:p/>
              <draw:enhanced-geometry svg:viewBox="0 0 1111 453" draw:mirror-horizontal="true"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45" draw:text-style-name="P2" draw:layer="layout" svg:width="0.886cm" svg:height="0.04cm" svg:x="24.761cm" svg:y="17.811cm">
              <text:p/>
              <draw:enhanced-geometry svg:viewBox="0 0 982 46" draw:mirror-horizontal="true" draw:type="non-primitive" draw:enhanced-path="M 982 27  L 947 33  L 905 37  L 856 41  L 803 44  L 745 45  L 684 46  L 620 46  L 554 46  L 488 44  L 422 42  L 356 39  L 293 36  L 233 31  L 175 26  L 122 20  L 75 15  L 34 8  L 0 0  N"/>
            </draw:custom-shape>
            <draw:custom-shape draw:style-name="gr45" draw:text-style-name="P2" draw:layer="layout" svg:width="0.573cm" svg:height="0.278cm" svg:x="25.645cm" svg:y="17.533cm">
              <text:p/>
              <draw:enhanced-geometry svg:viewBox="0 0 641 307" draw:mirror-horizontal="true" draw:type="non-primitive" draw:enhanced-path="M 641 307  L 595 295  L 546 281  L 492 264  L 436 245  L 377 223  L 318 200  L 260 176  L 205 148  L 153 121  L 104 92  L 62 62  L 27 32  L 0 0  N"/>
            </draw:custom-shape>
            <draw:custom-shape draw:style-name="gr45" draw:text-style-name="P2" draw:layer="layout" svg:width="0.485cm" svg:height="0.476cm" svg:x="23.29cm" svg:y="16.307cm">
              <text:p/>
              <draw:enhanced-geometry svg:viewBox="0 0 541 528" draw:mirror-horizontal="true" draw:type="non-primitive" draw:enhanced-path="M 541 0  L 502 59  L 465 116  L 427 172  L 390 225  L 353 276  L 315 322  L 279 365  L 243 405  L 207 439  L 172 468  L 135 493  L 102 511  L 68 523  L 34 528  L 0 526  N"/>
            </draw:custom-shape>
            <draw:custom-shape draw:style-name="gr45" draw:text-style-name="P2" draw:layer="layout" svg:width="0.471cm" svg:height="0.234cm" svg:x="23.78cm" svg:y="16.545cm">
              <text:p/>
              <draw:enhanced-geometry svg:viewBox="0 0 524 264" draw:mirror-horizontal="true" draw:type="non-primitive" draw:enhanced-path="M 524 264  L 469 249  L 407 225  L 338 195  L 269 159  L 200 121  L 137 85  L 82 52  L 38 25  L 10 7  L 0 0  N"/>
            </draw:custom-shape>
            <draw:custom-shape draw:style-name="gr45" draw:text-style-name="P2" draw:layer="layout" svg:width="0.132cm" svg:height="0.715cm" svg:x="24.117cm" svg:y="16.545cm">
              <text:p/>
              <draw:enhanced-geometry svg:viewBox="0 0 148 798" draw:mirror-horizontal="true" draw:type="non-primitive" draw:enhanced-path="M 0 0  L 30 36  L 59 78  L 82 125  L 103 176  L 119 229  L 132 283  L 141 341  L 147 398  L 148 454  L 147 510  L 141 562  L 132 611  L 119 658  L 103 699  L 82 735  L 59 763  L 30 785  L 0 798  N"/>
            </draw:custom-shape>
            <draw:custom-shape draw:style-name="gr45" draw:text-style-name="P2" draw:layer="layout" svg:width="0.609cm" svg:height="0.172cm" svg:x="24.247cm" svg:y="17.114cm">
              <text:p/>
              <draw:enhanced-geometry svg:viewBox="0 0 678 190" draw:mirror-horizontal="true" draw:type="non-primitive" draw:enhanced-path="M 678 164  L 631 175  L 583 183  L 533 188  L 481 190  L 429 188  L 376 181  L 323 171  L 268 156  L 214 136  L 160 110  L 106 79  L 53 43  L 0 0  N"/>
            </draw:custom-shape>
            <draw:custom-shape draw:style-name="gr45" draw:text-style-name="P2" draw:layer="layout" svg:width="0.128cm" svg:height="0.41cm" svg:x="24.752cm" svg:y="17.114cm">
              <text:p/>
              <draw:enhanced-geometry svg:viewBox="0 0 145 454" draw:mirror-horizontal="true" draw:type="non-primitive" draw:enhanced-path="M 26 0  L 63 45  L 94 93  L 118 142  L 135 191  L 144 240  L 145 286  L 140 329  L 127 368  L 106 401  L 78 427  L 43 445  L 0 454  N"/>
            </draw:custom-shape>
            <draw:custom-shape draw:style-name="gr45" draw:text-style-name="P2" draw:layer="layout" svg:width="0.824cm" svg:height="0.031cm" svg:x="24.88cm" svg:y="17.511cm">
              <text:p/>
              <draw:enhanced-geometry svg:viewBox="0 0 912 32" draw:mirror-horizontal="true" draw:type="non-primitive" draw:enhanced-path="M 912 9  L 871 12  L 824 16  L 768 19  L 707 22  L 642 26  L 574 28  L 504 30  L 432 32  L 362 32  L 294 30  L 229 29  L 169 26  L 114 22  L 67 17  L 28 9  L 0 0  N"/>
            </draw:custom-shape>
            <draw:custom-shape draw:style-name="gr45" draw:text-style-name="P2" draw:layer="layout" svg:width="0.216cm" svg:height="0.207cm" svg:x="25.704cm" svg:y="17.308cm">
              <text:p/>
              <draw:enhanced-geometry svg:viewBox="0 0 242 234" draw:mirror-horizontal="true" draw:type="non-primitive" draw:enhanced-path="M 242 234  L 181 204  L 128 172  L 80 134  L 43 94  L 16 48  L 0 0  N"/>
            </draw:custom-shape>
            <draw:custom-shape draw:style-name="gr45" draw:text-style-name="P2" draw:layer="layout" svg:width="0.216cm" svg:height="0.322cm" svg:x="25.056cm" svg:y="17.048cm">
              <text:p/>
              <draw:enhanced-geometry svg:viewBox="0 0 242 362" draw:mirror-horizontal="true" draw:type="non-primitive" draw:enhanced-path="M 0 0  L 46 42  L 92 82  L 137 123  L 175 163  L 208 202  L 231 238  L 242 274  L 241 306  L 225 336  L 191 362  N"/>
            </draw:custom-shape>
            <draw:custom-shape draw:style-name="gr45" draw:text-style-name="P2" draw:layer="layout" svg:width="0.635cm" svg:height="0.119cm" svg:x="25.103cm" svg:y="17.374cm">
              <text:p/>
              <draw:enhanced-geometry svg:viewBox="0 0 705 131" draw:mirror-horizontal="true" draw:type="non-primitive" draw:enhanced-path="M 705 0  L 669 19  L 628 37  L 584 53  L 536 69  L 485 84  L 431 96  L 375 107  L 316 116  L 255 124  L 192 129  L 129 131  L 66 131  L 0 128  N"/>
            </draw:custom-shape>
            <draw:custom-shape draw:style-name="gr45" draw:text-style-name="P2" draw:layer="layout" svg:width="0.388cm" svg:height="0.137cm" svg:x="23.566cm" svg:y="16.003cm">
              <text:p/>
              <draw:enhanced-geometry svg:viewBox="0 0 430 154" draw:mirror-horizontal="true" draw:type="non-primitive" draw:enhanced-path="M 430 154  L 373 124  L 313 94  L 252 65  L 193 40  L 136 20  L 84 6  L 38 0  L 0 5  N"/>
            </draw:custom-shape>
            <draw:custom-shape draw:style-name="gr45" draw:text-style-name="P2" draw:layer="layout" svg:width="0.181cm" svg:height="0.092cm" svg:x="23.947cm" svg:y="16.012cm">
              <text:p/>
              <draw:enhanced-geometry svg:viewBox="0 0 200 105" draw:mirror-horizontal="true" draw:type="non-primitive" draw:enhanced-path="M 200 0  L 110 40  L 33 84  L 0 105  N"/>
            </draw:custom-shape>
            <draw:custom-shape draw:style-name="gr45" draw:text-style-name="P2" draw:layer="layout" svg:width="0.079cm" svg:height="0.167cm" svg:x="24.128cm" svg:y="15.937cm">
              <text:p/>
              <draw:enhanced-geometry svg:viewBox="0 0 86 183" draw:mirror-horizontal="true" draw:type="non-primitive" draw:enhanced-path="M 86 183  L 41 86  L 10 22  L 0 0  N"/>
            </draw:custom-shape>
            <draw:custom-shape draw:style-name="gr45" draw:text-style-name="P2" draw:layer="layout" svg:width="0.212cm" svg:height="0.538cm" svg:x="23.768cm" svg:y="16.047cm">
              <text:p/>
              <draw:enhanced-geometry svg:viewBox="0 0 235 600" draw:mirror-horizontal="true" draw:type="non-primitive" draw:enhanced-path="M 0 0  L 4 38  L 17 93  L 40 157  L 67 228  L 99 303  L 131 378  L 162 447  L 190 508  L 214 556  L 229 588  L 235 600  N"/>
            </draw:custom-shape>
            <draw:custom-shape draw:style-name="gr45" draw:text-style-name="P2" draw:layer="layout" svg:width="0.591cm" svg:height="0.119cm" svg:x="23.762cm" svg:y="16.466cm">
              <text:p/>
              <draw:enhanced-geometry svg:viewBox="0 0 653 136" draw:mirror-horizontal="true" draw:type="non-primitive" draw:enhanced-path="M 653 136  L 572 106  L 496 80  L 425 58  L 358 39  L 297 24  L 242 12  L 191 4  L 146 0  L 107 0  L 73 3  L 46 11  L 25 24  L 10 41  L 1 61  L 0 86  L 4 116  N"/>
            </draw:custom-shape>
            <draw:custom-shape draw:style-name="gr45" draw:text-style-name="P2" draw:layer="layout" svg:width="0.066cm" svg:height="0.578cm" svg:x="24.289cm" svg:y="16.567cm">
              <text:p/>
              <draw:enhanced-geometry svg:viewBox="0 0 73 643" draw:mirror-horizontal="true" draw:type="non-primitive" draw:enhanced-path="M 0 0  L 12 54  L 23 119  L 32 192  L 41 270  L 49 348  L 56 424  L 63 494  L 67 554  L 70 601  L 72 632  L 73 643  N"/>
            </draw:custom-shape>
            <draw:custom-shape draw:style-name="gr45" draw:text-style-name="P2" draw:layer="layout" svg:width="0.719cm" svg:height="0.167cm" svg:x="24.287cm" svg:y="16.991cm">
              <text:p/>
              <draw:enhanced-geometry svg:viewBox="0 0 798 181" draw:mirror-horizontal="true" draw:type="non-primitive" draw:enhanced-path="M 798 171  L 714 141  L 635 114  L 560 89  L 490 66  L 425 48  L 364 32  L 309 20  L 258 11  L 212 4  L 170 0  L 132 0  L 101 4  L 72 11  L 49 20  L 31 33  L 16 49  L 6 68  L 1 92  L 0 118  L 3 148  L 11 181  N"/>
            </draw:custom-shape>
            <draw:custom-shape draw:style-name="gr45" draw:text-style-name="P2" draw:layer="layout" svg:width="0.273cm" svg:height="0.22cm" svg:x="24.997cm" svg:y="16.938cm">
              <text:p/>
              <draw:enhanced-geometry svg:viewBox="0 0 306 244" draw:mirror-horizontal="true" draw:type="non-primitive" draw:enhanced-path="M 306 244  L 231 160  L 159 96  L 96 50  L 45 20  L 12 5  L 0 0  N"/>
            </draw:custom-shape>
            <draw:custom-shape draw:style-name="gr45" draw:text-style-name="P2" draw:layer="layout" svg:width="0.613cm" svg:height="0.327cm" svg:x="23.255cm" svg:y="16.598cm">
              <text:p/>
              <draw:enhanced-geometry svg:viewBox="0 0 676 364" draw:mirror-horizontal="true" draw:type="non-primitive" draw:enhanced-path="M 676 0  L 658 40  L 634 81  L 604 121  L 572 159  L 534 195  L 494 231  L 449 262  L 403 289  L 354 314  L 305 335  L 253 349  L 202 360  L 150 364  L 99 361  L 49 352  L 0 336  N"/>
            </draw:custom-shape>
            <draw:custom-shape draw:style-name="gr45" draw:text-style-name="P2" draw:layer="layout" svg:width="0.176cm" svg:height="0.123cm" svg:x="23.87cm" svg:y="16.779cm">
              <text:p/>
              <draw:enhanced-geometry svg:viewBox="0 0 197 136" draw:mirror-horizontal="true" draw:type="non-primitive" draw:enhanced-path="M 197 136  L 80 79  L 21 41  L 0 16  L 2 3  L 6 0  N"/>
            </draw:custom-shape>
            <draw:custom-shape draw:style-name="gr45" draw:text-style-name="P2" draw:layer="layout" svg:width="0.066cm" svg:height="0.419cm" svg:x="23.971cm" svg:y="16.779cm">
              <text:p/>
              <draw:enhanced-geometry svg:viewBox="0 0 75 462" draw:mirror-horizontal="true" draw:type="non-primitive" draw:enhanced-path="M 0 0  L 28 74  L 50 140  L 65 201  L 72 258  L 75 311  L 69 362  L 57 412  L 36 462  N"/>
            </draw:custom-shape>
            <draw:custom-shape draw:style-name="gr45" draw:text-style-name="P2" draw:layer="layout" svg:width="0.393cm" svg:height="0.128cm" svg:x="23.612cm" svg:y="17.198cm">
              <text:p/>
              <draw:enhanced-geometry svg:viewBox="0 0 434 145" draw:mirror-horizontal="true" draw:type="non-primitive" draw:enhanced-path="M 0 0  L 76 0  L 142 1  L 199 5  L 251 14  L 299 31  L 343 57  L 387 95  L 434 145  N"/>
            </draw:custom-shape>
            <draw:custom-shape draw:style-name="gr45" draw:text-style-name="P2" draw:layer="layout" svg:width="0.476cm" svg:height="0.15cm" svg:x="25.819cm" svg:y="16.999cm">
              <text:p/>
              <draw:enhanced-geometry svg:viewBox="0 0 531 165" draw:mirror-horizontal="true" draw:type="non-primitive" draw:enhanced-path="M 531 162  L 452 165  L 375 162  L 303 155  L 236 145  L 175 131  L 122 114  L 77 94  L 40 73  L 15 49  L 1 25  L 0 0  N"/>
            </draw:custom-shape>
            <draw:custom-shape draw:style-name="gr45" draw:text-style-name="P2" draw:layer="layout" svg:width="0.243cm" svg:height="0.172cm" svg:x="25.486cm" svg:y="16.775cm">
              <text:p/>
              <draw:enhanced-geometry svg:viewBox="0 0 271 190" draw:mirror-horizontal="true" draw:type="non-primitive" draw:enhanced-path="M 0 0  L 55 33  L 119 67  L 179 102  L 231 136  L 264 165  L 271 190  N"/>
            </draw:custom-shape>
            <draw:custom-shape draw:style-name="gr45" draw:text-style-name="P2" draw:layer="layout" svg:width="0.723cm" svg:height="0.247cm" svg:x="24.172cm" svg:y="17.295cm">
              <text:p/>
              <draw:enhanced-geometry svg:viewBox="0 0 802 272" draw:mirror-horizontal="true" draw:type="non-primitive" draw:enhanced-path="M 0 272  L 34 264  L 77 254  L 126 241  L 179 226  L 238 208  L 299 188  L 362 168  L 426 146  L 490 124  L 552 101  L 612 80  L 668 58  L 719 38  L 765 18  L 802 0  N"/>
            </draw:custom-shape>
            <draw:custom-shape draw:style-name="gr45" draw:text-style-name="P2" draw:layer="layout" svg:width="0.459cm" svg:height="0.137cm" svg:x="23.709cm" svg:y="17.268cm">
              <text:p/>
              <draw:enhanced-geometry svg:viewBox="0 0 514 155" draw:mirror-horizontal="true" draw:type="non-primitive" draw:enhanced-path="M 0 29  L 50 11  L 106 2  L 163 0  L 222 3  L 280 14  L 335 29  L 387 49  L 433 72  L 470 98  L 497 127  L 514 155  N"/>
            </draw:custom-shape>
            <draw:custom-shape draw:style-name="gr45" draw:text-style-name="P2" draw:layer="layout" svg:width="0.445cm" svg:height="0.066cm" svg:x="24.172cm" svg:y="15.606cm">
              <text:p/>
              <draw:enhanced-geometry svg:viewBox="0 0 495 73" draw:mirror-horizontal="true" draw:type="non-primitive" draw:enhanced-path="M 495 73  L 439 53  L 378 34  L 313 18  L 249 6  L 186 0  L 129 0  L 77 9  L 33 26  L 0 54  N"/>
            </draw:custom-shape>
            <draw:custom-shape draw:style-name="gr45" draw:text-style-name="P2" draw:layer="layout" svg:width="0.128cm" svg:height="0.164cm" svg:x="24.619cm" svg:y="15.491cm">
              <text:p/>
              <draw:enhanced-geometry svg:viewBox="0 0 136 180" draw:mirror-horizontal="true" draw:type="non-primitive" draw:enhanced-path="M 136 180  L 71 90  L 21 25  L 0 0  N"/>
            </draw:custom-shape>
            <draw:custom-shape draw:style-name="gr45" draw:text-style-name="P2" draw:layer="layout" svg:width="0.326cm" svg:height="0.168cm" svg:x="26.207cm" svg:y="17.246cm">
              <text:p/>
              <draw:enhanced-geometry svg:viewBox="0 0 365 187" draw:mirror-horizontal="true" draw:type="non-primitive" draw:enhanced-path="M 365 187  L 304 174  L 237 152  L 170 122  L 108 88  L 56 55  L 18 24  L 0 0  N"/>
            </draw:custom-shape>
            <draw:custom-shape draw:style-name="gr49" draw:text-style-name="P2" draw:layer="layout" svg:width="0.314cm" svg:height="0.128cm" svg:x="25.351cm" svg:y="16.598cm">
              <text:p/>
              <draw:enhanced-geometry svg:viewBox="0 0 344 145" draw:mirror-horizontal="true" draw:type="non-primitive" draw:enhanced-path="M 344 145  L 297 91  L 237 53  L 171 27  L 108 11  L 54 3  L 15 0  L 0 0  N"/>
            </draw:custom-shape>
            <draw:custom-shape draw:style-name="gr49" draw:text-style-name="P2" draw:layer="layout" svg:width="0.23cm" svg:height="0.168cm" svg:x="25.285cm" svg:y="16.47cm">
              <text:p/>
              <draw:enhanced-geometry svg:viewBox="0 0 254 181" draw:mirror-horizontal="true" draw:type="non-primitive" draw:enhanced-path="M 254 181  L 203 128  L 137 78  L 70 37  L 21 10  L 0 0  N"/>
            </draw:custom-shape>
            <draw:custom-shape draw:style-name="gr49" draw:text-style-name="P2" draw:layer="layout" svg:width="0.269cm" svg:height="0.119cm" svg:x="25.182cm" svg:y="16.387cm">
              <text:p/>
              <draw:enhanced-geometry svg:viewBox="0 0 297 126" draw:mirror-horizontal="true" draw:type="non-primitive" draw:enhanced-path="M 297 126  L 238 82  L 160 47  L 83 21  L 23 5  L 0 0  N"/>
            </draw:custom-shape>
            <draw:custom-shape draw:style-name="gr49" draw:text-style-name="P2" draw:layer="layout" svg:width="0.252cm" svg:height="0.15cm" svg:x="25.091cm" svg:y="16.267cm">
              <text:p/>
              <draw:enhanced-geometry svg:viewBox="0 0 279 161" draw:mirror-horizontal="true" draw:type="non-primitive" draw:enhanced-path="M 279 161  L 222 113  L 150 69  L 77 32  L 23 9  L 0 0  N"/>
            </draw:custom-shape>
            <draw:custom-shape draw:style-name="gr49" draw:text-style-name="P2" draw:layer="layout" svg:width="0.291cm" svg:height="0.12cm" svg:x="24.979cm" svg:y="16.17cm">
              <text:p/>
              <draw:enhanced-geometry svg:viewBox="0 0 324 135" draw:mirror-horizontal="true" draw:type="non-primitive" draw:enhanced-path="M 324 135  L 278 100  L 212 68  L 138 41  L 70 19  L 19 4  L 0 0  N"/>
            </draw:custom-shape>
            <draw:custom-shape draw:style-name="gr49" draw:text-style-name="P2" draw:layer="layout" svg:width="0.269cm" svg:height="0.128cm" svg:x="24.922cm" svg:y="16.087cm">
              <text:p/>
              <draw:enhanced-geometry svg:viewBox="0 0 300 145" draw:mirror-horizontal="true" draw:type="non-primitive" draw:enhanced-path="M 300 145  L 248 95  L 171 56  L 89 25  L 26 6  L 0 0  N"/>
            </draw:custom-shape>
            <draw:custom-shape draw:style-name="gr49" draw:text-style-name="P2" draw:layer="layout" svg:width="0.256cm" svg:height="0.124cm" svg:x="24.827cm" svg:y="15.976cm">
              <text:p/>
              <draw:enhanced-geometry svg:viewBox="0 0 287 138" draw:mirror-horizontal="true" draw:type="non-primitive" draw:enhanced-path="M 287 138  L 233 95  L 159 58  L 82 28  L 24 8  L 0 0  N"/>
            </draw:custom-shape>
            <draw:custom-shape draw:style-name="gr49" draw:text-style-name="P2" draw:layer="layout" svg:width="0.234cm" svg:height="0.115cm" svg:x="24.747cm" svg:y="15.875cm">
              <text:p/>
              <draw:enhanced-geometry svg:viewBox="0 0 263 127" draw:mirror-horizontal="true" draw:type="non-primitive" draw:enhanced-path="M 263 127  L 187 80  L 101 39  L 30 11  L 0 0  N"/>
            </draw:custom-shape>
            <draw:custom-shape draw:style-name="gr49" draw:text-style-name="P2" draw:layer="layout" svg:width="0.251cm" svg:height="0.105cm" svg:x="24.666cm" svg:y="15.774cm">
              <text:p/>
              <draw:enhanced-geometry svg:viewBox="0 0 279 117" draw:mirror-horizontal="true" draw:type="non-primitive" draw:enhanced-path="M 279 117  L 226 74  L 154 41  L 80 18  L 22 5  L 0 0  N"/>
            </draw:custom-shape>
            <draw:custom-shape draw:style-name="gr49" draw:text-style-name="P2" draw:layer="layout" svg:width="0.252cm" svg:height="0.119cm" svg:x="24.597cm" svg:y="15.672cm">
              <text:p/>
              <draw:enhanced-geometry svg:viewBox="0 0 281 135" draw:mirror-horizontal="true" draw:type="non-primitive" draw:enhanced-path="M 281 135  L 223 90  L 151 53  L 78 24  L 22 6  L 0 0  N"/>
            </draw:custom-shape>
            <draw:custom-shape draw:style-name="gr49" draw:text-style-name="P2" draw:layer="layout" svg:width="0.044cm" svg:height="0.71cm" svg:x="24.628cm" svg:y="15.615cm">
              <text:p/>
              <draw:enhanced-geometry svg:viewBox="0 0 49 788" draw:mirror-horizontal="true" draw:type="non-primitive" draw:enhanced-path="M 0 0  L 10 28  L 21 67  L 29 116  L 35 172  L 41 234  L 46 301  L 48 369  L 49 439  L 48 507  L 44 572  L 40 632  L 33 685  L 25 730  L 14 765  L 0 788  N"/>
            </draw:custom-shape>
            <draw:custom-shape draw:style-name="gr49" draw:text-style-name="P2" draw:layer="layout" svg:width="0.185cm" svg:height="0.282cm" svg:x="24.675cm" svg:y="16.065cm">
              <text:p/>
              <draw:enhanced-geometry svg:viewBox="0 0 208 317" draw:mirror-horizontal="true" draw:type="non-primitive" draw:enhanced-path="M 208 290  L 182 310  L 155 317  L 126 310  L 97 290  L 70 257  L 45 211  L 25 153  L 9 83  L 0 0  N"/>
            </draw:custom-shape>
            <draw:custom-shape draw:style-name="gr49" draw:text-style-name="P2" draw:layer="layout" svg:width="0.128cm" svg:height="0.433cm" svg:x="24.73cm" svg:y="15.632cm">
              <text:p/>
              <draw:enhanced-geometry svg:viewBox="0 0 145 481" draw:mirror-horizontal="true" draw:type="non-primitive" draw:enhanced-path="M 0 481  L 1 395  L 11 315  L 31 240  L 53 172  L 79 114  L 104 67  L 126 31  L 140 8  L 145 0  N"/>
            </draw:custom-shape>
            <draw:custom-shape draw:style-name="gr49" draw:text-style-name="P2" draw:layer="layout" svg:width="0.353cm" svg:height="0.441cm" svg:x="24.728cm" svg:y="15.632cm">
              <text:p/>
              <draw:enhanced-geometry svg:viewBox="0 0 387 491" draw:mirror-horizontal="true" draw:type="non-primitive" draw:enhanced-path="M 387 0  L 355 61  L 324 121  L 292 179  L 259 234  L 227 286  L 195 334  L 162 377  L 129 414  L 97 445  L 64 469  L 32 484  L 0 491  N"/>
            </draw:custom-shape>
            <draw:custom-shape draw:style-name="gr49" draw:text-style-name="P2" draw:layer="layout" svg:width="0.115cm" svg:height="0.247cm" svg:x="25.076cm" svg:y="15.826cm">
              <text:p/>
              <draw:enhanced-geometry svg:viewBox="0 0 128 274" draw:mirror-horizontal="true" draw:type="non-primitive" draw:enhanced-path="M 128 274  L 78 269  L 41 247  L 14 212  L 0 168  L 1 116  L 16 59  L 46 0  N"/>
            </draw:custom-shape>
            <draw:custom-shape draw:style-name="gr49" draw:text-style-name="P2" draw:layer="layout" svg:width="0.414cm" svg:height="0.26cm" svg:x="24.739cm" svg:y="15.562cm">
              <text:p/>
              <draw:enhanced-geometry svg:viewBox="0 0 460 289" draw:mirror-horizontal="true" draw:type="non-primitive" draw:enhanced-path="M 0 289  L 39 244  L 94 199  L 159 155  L 229 113  L 298 77  L 360 45  L 412 21  L 447 5  L 460 0  N"/>
            </draw:custom-shape>
            <draw:custom-shape draw:style-name="gr49" draw:text-style-name="P2" draw:layer="layout" svg:width="0.264cm" svg:height="0.145cm" svg:x="24.871cm" svg:y="16.775cm">
              <text:p/>
              <draw:enhanced-geometry svg:viewBox="0 0 297 162" draw:mirror-horizontal="true" draw:type="non-primitive" draw:enhanced-path="M 297 162  L 253 112  L 192 71  L 125 40  L 63 17  L 18 4  L 0 0  N"/>
            </draw:custom-shape>
            <draw:custom-shape draw:style-name="gr49" draw:text-style-name="P2" draw:layer="layout" svg:width="0.234cm" svg:height="0.176cm" svg:x="24.747cm" svg:y="16.638cm">
              <text:p/>
              <draw:enhanced-geometry svg:viewBox="0 0 263 191" draw:mirror-horizontal="true" draw:type="non-primitive" draw:enhanced-path="M 263 191  L 184 119  L 112 64  L 54 28  L 14 7  L 0 0  N"/>
            </draw:custom-shape>
            <draw:custom-shape draw:style-name="gr49" draw:text-style-name="P2" draw:layer="layout" svg:width="0.269cm" svg:height="0.141cm" svg:x="24.587cm" svg:y="16.563cm">
              <text:p/>
              <draw:enhanced-geometry svg:viewBox="0 0 300 161" draw:mirror-horizontal="true" draw:type="non-primitive" draw:enhanced-path="M 300 161  L 243 107  L 166 62  L 87 28  L 25 7  L 0 0  N"/>
            </draw:custom-shape>
            <draw:custom-shape draw:style-name="gr49" draw:text-style-name="P2" draw:layer="layout" svg:width="0.265cm" svg:height="0.119cm" svg:x="24.485cm" svg:y="16.457cm">
              <text:p/>
              <draw:enhanced-geometry svg:viewBox="0 0 297 134" draw:mirror-horizontal="true" draw:type="non-primitive" draw:enhanced-path="M 297 134  L 228 82  L 149 44  L 76 19  L 21 4  L 0 0  N"/>
            </draw:custom-shape>
            <draw:custom-shape draw:style-name="gr49" draw:text-style-name="P2" draw:layer="layout" svg:width="0.212cm" svg:height="0.114cm" svg:x="24.403cm" svg:y="16.356cm">
              <text:p/>
              <draw:enhanced-geometry svg:viewBox="0 0 234 126" draw:mirror-horizontal="true" draw:type="non-primitive" draw:enhanced-path="M 234 126  L 170 75  L 94 35  L 27 9  L 0 0  N"/>
            </draw:custom-shape>
            <draw:custom-shape draw:style-name="gr49" draw:text-style-name="P2" draw:layer="layout" svg:width="0.211cm" svg:height="0.102cm" svg:x="24.296cm" svg:y="16.276cm">
              <text:p/>
              <draw:enhanced-geometry svg:viewBox="0 0 236 118" draw:mirror-horizontal="true" draw:type="non-primitive" draw:enhanced-path="M 236 118  L 176 70  L 98 32  L 30 8  L 0 0  N"/>
            </draw:custom-shape>
            <draw:custom-shape draw:style-name="gr49" draw:text-style-name="P2" draw:layer="layout" svg:width="0.234cm" svg:height="0.119cm" svg:x="24.183cm" svg:y="16.184cm">
              <text:p/>
              <draw:enhanced-geometry svg:viewBox="0 0 261 136" draw:mirror-horizontal="true" draw:type="non-primitive" draw:enhanced-path="M 261 136  L 185 84  L 99 41  L 29 11  L 0 0  N"/>
            </draw:custom-shape>
            <draw:custom-shape draw:style-name="gr49" draw:text-style-name="P2" draw:layer="layout" svg:width="0.265cm" svg:height="0.136cm" svg:x="24.075cm" svg:y="16.087cm">
              <text:p/>
              <draw:enhanced-geometry svg:viewBox="0 0 299 154" draw:mirror-horizontal="true" draw:type="non-primitive" draw:enhanced-path="M 299 154  L 237 103  L 159 60  L 82 29  L 23 7  L 0 0  N"/>
            </draw:custom-shape>
            <draw:custom-shape draw:style-name="gr49" draw:text-style-name="P2" draw:layer="layout" svg:width="0.053cm" svg:height="0.335cm" svg:x="24.463cm" svg:y="16.682cm">
              <text:p/>
              <draw:enhanced-geometry svg:viewBox="0 0 62 379" draw:mirror-horizontal="true" draw:type="non-primitive" draw:enhanced-path="M 0 379  L 23 333  L 40 271  L 51 201  L 59 127  L 62 58  L 62 0  N"/>
            </draw:custom-shape>
            <draw:custom-shape draw:style-name="gr49" draw:text-style-name="P2" draw:layer="layout" svg:width="0.278cm" svg:height="0.63cm" svg:x="24.183cm" svg:y="16.056cm">
              <text:p/>
              <draw:enhanced-geometry svg:viewBox="0 0 308 698" draw:mirror-horizontal="true" draw:type="non-primitive" draw:enhanced-path="M 0 698  L 4 675  L 12 647  L 24 616  L 41 579  L 62 540  L 85 496  L 111 448  L 139 396  L 167 340  L 196 280  L 226 215  L 254 147  L 282 76  L 308 0  N"/>
            </draw:custom-shape>
            <draw:custom-shape draw:style-name="gr49" draw:text-style-name="P2" draw:layer="layout" svg:width="0.04cm" svg:height="0.683cm" svg:x="24.183cm" svg:y="16.056cm">
              <text:p/>
              <draw:enhanced-geometry svg:viewBox="0 0 45 762" draw:mirror-horizontal="true" draw:type="non-primitive" draw:enhanced-path="M 45 0  L 44 9  L 41 36  L 35 78  L 29 131  L 23 195  L 16 265  L 9 340  L 4 415  L 1 491  L 0 563  L 1 628  L 6 685  L 15 730  L 28 762  N"/>
            </draw:custom-shape>
            <draw:custom-shape draw:style-name="gr49" draw:text-style-name="P2" draw:layer="layout" svg:width="0.163cm" svg:height="0.141cm" svg:x="24.04cm" svg:y="16.638cm">
              <text:p/>
              <draw:enhanced-geometry svg:viewBox="0 0 179 154" draw:mirror-horizontal="true" draw:type="non-primitive" draw:enhanced-path="M 0 110  L 32 146  L 59 154  L 83 137  L 109 101  L 139 54  L 179 0  N"/>
            </draw:custom-shape>
            <draw:custom-shape draw:style-name="gr49" draw:text-style-name="P2" draw:layer="layout" svg:width="0.097cm" svg:height="0.608cm" svg:x="24.009cm" svg:y="16.034cm">
              <text:p/>
              <draw:enhanced-geometry svg:viewBox="0 0 111 679" draw:mirror-horizontal="true" draw:type="non-primitive" draw:enhanced-path="M 80 679  L 97 648  L 107 606  L 111 556  L 109 498  L 103 434  L 94 369  L 81 303  L 66 238  L 52 176  L 37 119  L 22 70  L 10 29  L 0 0  N"/>
            </draw:custom-shape>
            <draw:custom-shape draw:style-name="gr49" draw:text-style-name="P2" draw:layer="layout" svg:width="0.234cm" svg:height="0.079cm" svg:x="24.112cm" svg:y="15.95cm">
              <text:p/>
              <draw:enhanced-geometry svg:viewBox="0 0 263 86" draw:mirror-horizontal="true" draw:type="non-primitive" draw:enhanced-path="M 263 86  L 217 45  L 168 15  L 114 0  L 58 7  L 0 41  N"/>
            </draw:custom-shape>
            <draw:custom-shape draw:style-name="gr49" draw:text-style-name="P2" draw:layer="layout" svg:width="0.516cm" svg:height="0.533cm" svg:x="24.346cm" svg:y="15.99cm">
              <text:p/>
              <draw:enhanced-geometry svg:viewBox="0 0 571 598" draw:mirror-horizontal="true" draw:type="non-primitive" draw:enhanced-path="M 571 0  L 547 19  L 516 46  L 477 80  L 434 120  L 386 164  L 336 211  L 284 260  L 232 310  L 183 359  L 136 407  L 94 452  L 58 494  L 29 530  L 10 561  L 0 584  L 2 598  N"/>
            </draw:custom-shape>
            <draw:custom-shape draw:style-name="gr49" draw:text-style-name="P2" draw:layer="layout" svg:width="0.269cm" svg:height="0.106cm" svg:x="24.587cm" svg:y="16.466cm">
              <text:p/>
              <draw:enhanced-geometry svg:viewBox="0 0 300 114" draw:mirror-horizontal="true" draw:type="non-primitive" draw:enhanced-path="M 0 72  L 31 96  L 75 112  L 127 114  L 184 99  L 243 63  L 300 0  N"/>
            </draw:custom-shape>
            <draw:custom-shape draw:style-name="gr49" draw:text-style-name="P2" draw:layer="layout" svg:width="0.336cm" svg:height="0.458cm" svg:x="24.253cm" svg:y="16.003cm">
              <text:p/>
              <draw:enhanced-geometry svg:viewBox="0 0 378 507" draw:mirror-horizontal="true" draw:type="non-primitive" draw:enhanced-path="M 0 507  L 33 460  L 72 406  L 115 347  L 161 286  L 207 225  L 251 166  L 291 113  L 326 67  L 353 32  L 371 8  L 378 0  N"/>
            </draw:custom-shape>
            <draw:custom-shape draw:style-name="gr49" draw:text-style-name="P2" draw:layer="layout" svg:width="0.322cm" svg:height="0.67cm" svg:x="24.249cm" svg:y="16.003cm">
              <text:p/>
              <draw:enhanced-geometry svg:viewBox="0 0 361 741" draw:mirror-horizontal="true" draw:type="non-primitive" draw:enhanced-path="M 361 0  L 352 41  L 335 90  L 313 146  L 286 207  L 256 273  L 222 339  L 188 406  L 153 471  L 120 533  L 88 589  L 59 639  L 35 682  L 17 714  L 4 734  L 0 741  N"/>
            </draw:custom-shape>
            <draw:custom-shape draw:style-name="gr50" draw:text-style-name="P2" draw:layer="layout" svg:width="1.759cm" svg:height="2.223cm" svg:x="20.318cm" svg:y="14.34cm">
              <text:p/>
              <draw:enhanced-geometry svg:viewBox="0 0 1954 2472" draw:mirror-horizontal="true"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51" draw:text-style-name="P2" draw:layer="layout" svg:width="3.775cm" svg:height="5.534cm" svg:x="16.367cm" svg:y="10.037cm">
              <text:p/>
              <draw:enhanced-geometry svg:viewBox="0 0 4193 6145" draw:mirror-horizontal="true"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52" draw:text-style-name="P2" draw:layer="layout" svg:width="3.766cm" svg:height="5.534cm" svg:x="16.378cm" svg:y="10.037cm">
              <text:p/>
              <draw:enhanced-geometry svg:viewBox="0 0 4185 6145" draw:mirror-horizontal="true"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42" draw:text-style-name="P2" draw:layer="layout" svg:width="0.397cm" svg:height="0.586cm" svg:x="17.161cm" svg:y="11.58cm">
              <text:p/>
              <draw:enhanced-geometry svg:viewBox="0 0 440 651" draw:mirror-horizontal="true"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53" draw:text-style-name="P2" draw:layer="layout" svg:width="0.494cm" svg:height="0.154cm" svg:x="17.617cm" svg:y="14.94cm">
              <text:p/>
              <draw:enhanced-geometry svg:viewBox="0 0 550 167" draw:mirror-horizontal="true" draw:type="non-primitive" draw:enhanced-path="M 0 149  L 44 157  L 94 163  L 148 166  L 205 167  L 263 163  L 320 154  L 376 139  L 428 116  L 475 87  L 516 48  L 550 0  N"/>
            </draw:custom-shape>
            <draw:custom-shape draw:style-name="gr53" draw:text-style-name="P2" draw:layer="layout" svg:width="0.331cm" svg:height="0.269cm" svg:x="17.615cm" svg:y="14.94cm">
              <text:p/>
              <draw:enhanced-geometry svg:viewBox="0 0 372 300" draw:mirror-horizontal="true" draw:type="non-primitive" draw:enhanced-path="M 372 0  L 322 93  L 279 164  L 241 218  L 207 257  L 175 280  L 144 294  L 112 300  L 78 297  L 42 291  L 0 283  N"/>
            </draw:custom-shape>
            <draw:custom-shape draw:style-name="gr53" draw:text-style-name="P2" draw:layer="layout" svg:width="0.224cm" svg:height="0.092cm" svg:x="17.948cm" svg:y="15.099cm">
              <text:p/>
              <draw:enhanced-geometry svg:viewBox="0 0 252 103" draw:mirror-horizontal="true" draw:type="non-primitive" draw:enhanced-path="M 252 103  L 150 74  L 70 40  L 19 12  L 0 0  N"/>
            </draw:custom-shape>
            <draw:custom-shape draw:style-name="gr53" draw:text-style-name="P2" draw:layer="layout" svg:width="0.961cm" svg:height="0.146cm" svg:x="17.452cm" svg:y="14.631cm">
              <text:p/>
              <draw:enhanced-geometry svg:viewBox="0 0 1072 161" draw:mirror-horizontal="true"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53" draw:text-style-name="P2" draw:layer="layout" svg:width="0.604cm" svg:height="0.207cm" svg:x="17.815cm" svg:y="14.764cm">
              <text:p/>
              <draw:enhanced-geometry svg:viewBox="0 0 669 228" draw:mirror-horizontal="true" draw:type="non-primitive" draw:enhanced-path="M 0 0  L 71 28  L 138 57  L 204 84  L 266 110  L 325 135  L 381 157  L 433 178  L 481 196  L 527 209  L 568 220  L 606 226  L 640 228  L 669 224  N"/>
            </draw:custom-shape>
            <draw:custom-shape draw:style-name="gr53" draw:text-style-name="P2" draw:layer="layout" svg:width="0.304cm" svg:height="0.203cm" svg:x="17.511cm" svg:y="14.764cm">
              <text:p/>
              <draw:enhanced-geometry svg:viewBox="0 0 344 224" draw:mirror-horizontal="true" draw:type="non-primitive" draw:enhanced-path="M 0 224  L 58 203  L 121 166  L 186 123  L 247 79  L 297 40  L 332 11  L 344 0  N"/>
            </draw:custom-shape>
            <draw:custom-shape draw:style-name="gr53" draw:text-style-name="P2" draw:layer="layout" svg:width="0.278cm" svg:height="0.736cm" svg:x="18.979cm" svg:y="11.836cm">
              <text:p/>
              <draw:enhanced-geometry svg:viewBox="0 0 312 821" draw:mirror-horizontal="true" draw:type="non-primitive" draw:enhanced-path="M 0 821  L 29 760  L 55 699  L 79 638  L 100 578  L 121 519  L 139 461  L 157 404  L 173 349  L 189 297  L 204 246  L 220 197  L 236 152  L 253 109  L 271 69  L 290 33  L 312 0  N"/>
            </draw:custom-shape>
            <draw:custom-shape draw:style-name="gr53" draw:text-style-name="P2" draw:layer="layout" svg:width="0.211cm" svg:height="0.595cm" svg:x="18.766cm" svg:y="11.245cm">
              <text:p/>
              <draw:enhanced-geometry svg:viewBox="0 0 237 656" draw:mirror-horizontal="true" draw:type="non-primitive" draw:enhanced-path="M 0 656  L 26 618  L 54 574  L 82 524  L 111 471  L 138 414  L 164 358  L 187 301  L 207 244  L 222 191  L 233 141  L 237 95  L 235 56  L 226 24  L 208 0  N"/>
            </draw:custom-shape>
            <draw:custom-shape draw:style-name="gr53" draw:text-style-name="P2" draw:layer="layout" svg:width="0.344cm" svg:height="0.393cm" svg:x="18.208cm" svg:y="11.377cm">
              <text:p/>
              <draw:enhanced-geometry svg:viewBox="0 0 385 433" draw:mirror-horizontal="true" draw:type="non-primitive" draw:enhanced-path="M 385 0  L 332 52  L 278 109  L 224 167  L 173 223  L 126 278  L 84 328  L 50 371  L 23 403  L 6 425  L 0 433  N"/>
            </draw:custom-shape>
            <draw:custom-shape draw:style-name="gr53" draw:text-style-name="P2" draw:layer="layout" svg:width="0.304cm" svg:height="0.454cm" svg:x="18.552cm" svg:y="11.77cm">
              <text:p/>
              <draw:enhanced-geometry svg:viewBox="0 0 344 507" draw:mirror-horizontal="true" draw:type="non-primitive" draw:enhanced-path="M 344 0  L 312 84  L 279 158  L 246 224  L 214 282  L 181 331  L 150 374  L 119 411  L 89 442  L 58 467  L 29 489  L 0 507  N"/>
            </draw:custom-shape>
            <draw:custom-shape draw:style-name="gr53" draw:text-style-name="P2" draw:layer="layout" svg:width="0.745cm" svg:height="1.023cm" svg:x="18.069cm" svg:y="11.443cm">
              <text:p/>
              <draw:enhanced-geometry svg:viewBox="0 0 831 1134" draw:mirror-horizontal="true"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53" draw:text-style-name="P2" draw:layer="layout" svg:width="1.019cm" svg:height="0.834cm" svg:x="18.81cm" svg:y="12.466cm">
              <text:p/>
              <draw:enhanced-geometry svg:viewBox="0 0 1132 925" draw:mirror-horizontal="true"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53" draw:text-style-name="P2" draw:layer="layout" svg:width="0.066cm" svg:height="0.847cm" svg:x="19.632cm" svg:y="10.557cm">
              <text:p/>
              <draw:enhanced-geometry svg:viewBox="0 0 74 942" draw:mirror-horizontal="true" draw:type="non-primitive" draw:enhanced-path="M 0 942  L 3 894  L 5 845  L 9 790  L 11 734  L 14 675  L 18 614  L 21 553  L 24 490  L 29 429  L 32 367  L 37 307  L 43 249  L 48 193  L 54 139  L 60 89  L 67 42  L 74 0  N"/>
            </draw:custom-shape>
            <draw:custom-shape draw:style-name="gr53" draw:text-style-name="P2" draw:layer="layout" svg:width="0.066cm" svg:height="0.507cm" svg:x="19.623cm" svg:y="10.05cm">
              <text:p/>
              <draw:enhanced-geometry svg:viewBox="0 0 71 566" draw:mirror-horizontal="true" draw:type="non-primitive" draw:enhanced-path="M 59 566  L 68 496  L 71 422  L 66 346  L 57 271  L 47 200  L 33 135  L 21 80  L 11 38  L 3 9  L 0 0  N"/>
            </draw:custom-shape>
            <draw:custom-shape draw:style-name="gr53" draw:text-style-name="P2" draw:layer="layout" svg:width="0.251cm" svg:height="1.177cm" svg:x="19.692cm" svg:y="10.05cm">
              <text:p/>
              <draw:enhanced-geometry svg:viewBox="0 0 282 1313" draw:mirror-horizontal="true"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53" draw:text-style-name="P2" draw:layer="layout" svg:width="0.132cm" svg:height="0.454cm" svg:x="19.288cm" svg:y="10.403cm">
              <text:p/>
              <draw:enhanced-geometry svg:viewBox="0 0 148 507" draw:mirror-horizontal="true" draw:type="non-primitive" draw:enhanced-path="M 148 0  L 141 56  L 129 117  L 113 181  L 95 244  L 76 306  L 55 366  L 35 421  L 17 468  L 0 507  N"/>
            </draw:custom-shape>
            <draw:custom-shape draw:style-name="gr53" draw:text-style-name="P2" draw:layer="layout" svg:width="0.282cm" svg:height="0.644cm" svg:x="19.416cm" svg:y="10.857cm">
              <text:p/>
              <draw:enhanced-geometry svg:viewBox="0 0 313 715" draw:mirror-horizontal="true" draw:type="non-primitive" draw:enhanced-path="M 313 0  L 301 26  L 282 59  L 260 98  L 234 142  L 205 192  L 175 245  L 145 301  L 115 360  L 87 420  L 61 481  L 38 542  L 20 602  L 6 660  L 0 715  N"/>
            </draw:custom-shape>
            <draw:custom-shape draw:style-name="gr53" draw:text-style-name="P2" draw:layer="layout" svg:width="0.163cm" svg:height="0.887cm" svg:x="19.542cm" svg:y="10.614cm">
              <text:p/>
              <draw:enhanced-geometry svg:viewBox="0 0 179 985" draw:mirror-horizontal="true" draw:type="non-primitive" draw:enhanced-path="M 0 985  L 3 914  L 9 841  L 14 770  L 22 701  L 30 632  L 40 564  L 50 499  L 62 436  L 73 376  L 86 318  L 98 264  L 110 213  L 123 167  L 134 124  L 147 85  L 158 52  L 169 24  L 179 0  N"/>
            </draw:custom-shape>
            <draw:custom-shape draw:style-name="gr53" draw:text-style-name="P2" draw:layer="layout" svg:width="0.053cm" svg:height="0.414cm" svg:x="19.489cm" svg:y="10.2cm">
              <text:p/>
              <draw:enhanced-geometry svg:viewBox="0 0 59 463" draw:mirror-horizontal="true" draw:type="non-primitive" draw:enhanced-path="M 0 463  L 20 409  L 34 341  L 45 264  L 52 187  L 56 115  L 58 56  L 59 15  L 59 0  N"/>
            </draw:custom-shape>
            <draw:custom-shape draw:style-name="gr53" draw:text-style-name="P2" draw:layer="layout" svg:width="0.375cm" svg:height="0.401cm" svg:x="18.951cm" svg:y="11.086cm">
              <text:p/>
              <draw:enhanced-geometry svg:viewBox="0 0 417 448" draw:mirror-horizontal="true" draw:type="non-primitive" draw:enhanced-path="M 417 0  L 347 44  L 283 94  L 225 147  L 173 202  L 128 255  L 89 306  L 58 352  L 33 391  L 15 421  L 3 441  L 0 448  N"/>
            </draw:custom-shape>
            <draw:custom-shape draw:style-name="gr53" draw:text-style-name="P2" draw:layer="layout" svg:width="0.269cm" svg:height="0.23cm" svg:x="19.326cm" svg:y="11.487cm">
              <text:p/>
              <draw:enhanced-geometry svg:viewBox="0 0 298 254" draw:mirror-horizontal="true" draw:type="non-primitive" draw:enhanced-path="M 298 0  L 226 33  L 161 76  L 107 125  L 61 172  L 29 214  L 7 244  L 0 254  N"/>
            </draw:custom-shape>
            <draw:custom-shape draw:style-name="gr53" draw:text-style-name="P2" draw:layer="layout" svg:width="0.374cm" svg:height="0.807cm" svg:x="19.218cm" svg:y="10.91cm">
              <text:p/>
              <draw:enhanced-geometry svg:viewBox="0 0 418 895" draw:mirror-horizontal="true"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53" draw:text-style-name="P2" draw:layer="layout" svg:width="0.503cm" svg:height="0.52cm" svg:x="17.615cm" svg:y="13.745cm">
              <text:p/>
              <draw:enhanced-geometry svg:viewBox="0 0 564 582" draw:mirror-horizontal="true" draw:type="non-primitive" draw:enhanced-path="M 0 582  L 39 551  L 82 517  L 127 483  L 174 446  L 221 408  L 268 369  L 314 328  L 358 288  L 400 246  L 440 204  L 475 162  L 505 121  L 531 79  L 551 40  L 564 0  N"/>
            </draw:custom-shape>
            <draw:custom-shape draw:style-name="gr53" draw:text-style-name="P2" draw:layer="layout" svg:width="0.128cm" svg:height="1.332cm" svg:x="17.489cm" svg:y="12.413cm">
              <text:p/>
              <draw:enhanced-geometry svg:viewBox="0 0 139 1476" draw:mirror-horizontal="true"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53" draw:text-style-name="P2" draw:layer="layout" svg:width="0.15cm" svg:height="1.239cm" svg:x="17.52cm" svg:y="11.174cm">
              <text:p/>
              <draw:enhanced-geometry svg:viewBox="0 0 167 1375" draw:mirror-horizontal="true"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53" draw:text-style-name="P2" draw:layer="layout" svg:width="0.198cm" svg:height="0.295cm" svg:x="17.604cm" svg:y="11.135cm">
              <text:p/>
              <draw:enhanced-geometry svg:viewBox="0 0 221 331" draw:mirror-horizontal="true" draw:type="non-primitive" draw:enhanced-path="M 192 46  L 212 17  L 221 1  L 219 0  L 209 9  L 193 28  L 172 55  L 147 88  L 120 125  L 93 164  L 66 205  L 42 242  L 21 278  L 7 308  L 0 331  N"/>
            </draw:custom-shape>
            <draw:custom-shape draw:style-name="gr53" draw:text-style-name="P2" draw:layer="layout" svg:width="0.009cm" svg:height="0.498cm" svg:x="17.8cm" svg:y="11.43cm">
              <text:p/>
              <draw:enhanced-geometry svg:viewBox="0 0 7 552" draw:mirror-horizontal="true" draw:type="non-primitive" draw:enhanced-path="M 7 0  L 2 42  L 0 106  L 0 183  L 0 268  L 1 351  L 4 428  L 5 493  L 6 536  L 7 552  N"/>
            </draw:custom-shape>
            <draw:custom-shape draw:style-name="gr53" draw:text-style-name="P2" draw:layer="layout" svg:width="0.141cm" svg:height="0.807cm" svg:x="17.712cm" svg:y="11.126cm">
              <text:p/>
              <draw:enhanced-geometry svg:viewBox="0 0 151 896" draw:mirror-horizontal="true" draw:type="non-primitive" draw:enhanced-path="M 62 896  L 50 865  L 38 830  L 28 789  L 19 744  L 11 695  L 5 643  L 2 590  L 0 533  L 1 476  L 4 418  L 10 360  L 19 303  L 31 246  L 47 190  L 68 138  L 91 89  L 119 42  L 151 0  N"/>
            </draw:custom-shape>
            <draw:custom-shape draw:style-name="gr53" draw:text-style-name="P2" draw:layer="layout" svg:width="0.252cm" svg:height="1.115cm" svg:x="17.718cm" svg:y="11.126cm">
              <text:p/>
              <draw:enhanced-geometry svg:viewBox="0 0 279 1240" draw:mirror-horizontal="true"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53" draw:text-style-name="P2" draw:layer="layout" svg:width="0.062cm" svg:height="0.78cm" svg:x="17.961cm" svg:y="11.461cm">
              <text:p/>
              <draw:enhanced-geometry svg:viewBox="0 0 73 867" draw:mirror-horizontal="true" draw:type="non-primitive" draw:enhanced-path="M 73 867  L 62 768  L 51 675  L 41 589  L 31 509  L 24 435  L 17 368  L 11 304  L 7 248  L 3 197  L 1 150  L 0 109  L 1 74  L 3 45  L 7 20  L 12 0  N"/>
            </draw:custom-shape>
            <draw:custom-shape draw:style-name="gr53" draw:text-style-name="P2" draw:layer="layout" svg:width="0.296cm" svg:height="0.415cm" svg:x="17.718cm" svg:y="11.046cm">
              <text:p/>
              <draw:enhanced-geometry svg:viewBox="0 0 328 462" draw:mirror-horizontal="true" draw:type="non-primitive" draw:enhanced-path="M 0 462  L 17 428  L 47 380  L 85 324  L 129 261  L 176 198  L 222 137  L 264 83  L 297 40  L 320 10  L 328 0  N"/>
            </draw:custom-shape>
            <draw:custom-shape draw:style-name="gr53" draw:text-style-name="P2" draw:layer="layout" svg:width="0.979cm" svg:height="0.357cm" svg:x="17.756cm" svg:y="10.976cm">
              <text:p/>
              <draw:enhanced-geometry svg:viewBox="0 0 1086 396" draw:mirror-horizontal="true"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53" draw:text-style-name="P2" draw:layer="layout" svg:width="0.19cm" svg:height="0.243cm" svg:x="16.783cm" svg:y="12.25cm">
              <text:p/>
              <draw:enhanced-geometry svg:viewBox="0 0 210 274" draw:mirror-horizontal="true" draw:type="non-primitive" draw:enhanced-path="M 210 274  L 176 196  L 149 130  L 127 77  L 104 37  L 78 11  L 44 0  L 0 4  N"/>
            </draw:custom-shape>
            <draw:custom-shape draw:style-name="gr53" draw:text-style-name="P2" draw:layer="layout" svg:width="0.212cm" svg:height="0.092cm" svg:x="16.973cm" svg:y="12.158cm">
              <text:p/>
              <draw:enhanced-geometry svg:viewBox="0 0 236 105" draw:mirror-horizontal="true" draw:type="non-primitive" draw:enhanced-path="M 236 105  L 149 101  L 73 63  L 20 20  L 0 0  N"/>
            </draw:custom-shape>
            <draw:custom-shape draw:style-name="gr53" draw:text-style-name="P2" draw:layer="layout" svg:width="0.401cm" svg:height="1.006cm" svg:x="17.077cm" svg:y="12.36cm">
              <text:p/>
              <draw:enhanced-geometry svg:viewBox="0 0 447 1118" draw:mirror-horizontal="true"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53" draw:text-style-name="P2" draw:layer="layout" svg:width="0.243cm" svg:height="0.406cm" svg:x="17.24cm" svg:y="12.36cm">
              <text:p/>
              <draw:enhanced-geometry svg:viewBox="0 0 270 448" draw:mirror-horizontal="true" draw:type="non-primitive" draw:enhanced-path="M 0 0  L 48 68  L 86 130  L 116 188  L 138 239  L 158 285  L 176 327  L 193 364  L 213 396  L 238 423  L 270 448  N"/>
            </draw:custom-shape>
            <draw:custom-shape draw:style-name="gr53" draw:text-style-name="P2" draw:layer="layout" svg:width="0.265cm" svg:height="0.481cm" svg:x="16.971cm" svg:y="12.766cm">
              <text:p/>
              <draw:enhanced-geometry svg:viewBox="0 0 295 536" draw:mirror-horizontal="true" draw:type="non-primitive" draw:enhanced-path="M 0 0  L 31 25  L 62 59  L 92 101  L 122 149  L 150 202  L 177 257  L 203 315  L 228 373  L 252 430  L 275 485  L 295 536  N"/>
            </draw:custom-shape>
            <draw:custom-shape draw:style-name="gr54" draw:text-style-name="P2" draw:layer="layout" svg:width="4.851cm" svg:height="3.576cm" svg:x="16.574cm" svg:y="8.564cm">
              <text:p/>
              <draw:enhanced-geometry svg:viewBox="0 0 5391 3976" draw:mirror-horizontal="true"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55" draw:text-style-name="P2" draw:layer="layout" svg:width="0.807cm" svg:height="0.812cm" svg:x="17.809cm" svg:y="10.411cm">
              <text:p/>
              <draw:enhanced-geometry svg:viewBox="0 0 899 900" draw:mirror-horizontal="true"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56" draw:text-style-name="P2" draw:layer="layout" svg:width="0.705cm" svg:height="0.556cm" svg:x="17.906cm" svg:y="10.411cm">
              <text:p/>
              <draw:enhanced-geometry svg:viewBox="0 0 787 614" draw:mirror-horizontal="true" draw:type="non-primitive" draw:enhanced-path="M 787 0  L 774 23  L 753 48  L 727 76  L 696 107  L 658 140  L 616 176  L 571 213  L 522 250  L 471 290  L 418 329  L 364 369  L 310 408  L 254 446  L 200 483  L 147 518  L 95 552  L 46 584  L 0 614  N"/>
            </draw:custom-shape>
            <draw:custom-shape draw:style-name="gr55" draw:text-style-name="P2" draw:layer="layout" svg:width="1.164cm" svg:height="1.209cm" svg:x="19.751cm" svg:y="9.648cm">
              <text:p/>
              <draw:enhanced-geometry svg:viewBox="0 0 1298 1344" draw:mirror-horizontal="true"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57" draw:text-style-name="P2" draw:layer="layout" svg:width="0.591cm" svg:height="0.229cm" svg:x="17.024cm" svg:y="9.278cm">
              <text:p/>
              <draw:enhanced-geometry svg:viewBox="0 0 657 255" draw:mirror-horizontal="true"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55" draw:text-style-name="P2" draw:layer="layout" svg:width="1.931cm" svg:height="0.652cm" svg:x="19.229cm" svg:y="9.093cm">
              <text:p/>
              <draw:enhanced-geometry svg:viewBox="0 0 2145 728" draw:mirror-horizontal="true"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55" draw:text-style-name="P2" draw:layer="layout" svg:width="0.763cm" svg:height="0.882cm" svg:x="17.152cm" svg:y="9.521cm">
              <text:p/>
              <draw:enhanced-geometry svg:viewBox="0 0 851 977" draw:mirror-horizontal="true"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56" draw:text-style-name="P2" draw:layer="layout" svg:width="0.048cm" svg:height="0.511cm" svg:x="17.873cm" svg:y="9.887cm">
              <text:p/>
              <draw:enhanced-geometry svg:viewBox="0 0 57 567" draw:mirror-horizontal="true" draw:type="non-primitive" draw:enhanced-path="M 0 567  L 0 502  L 3 439  L 5 377  L 10 317  L 14 259  L 21 202  L 29 148  L 37 96  L 47 46  L 57 0  N"/>
            </draw:custom-shape>
            <draw:custom-shape draw:style-name="gr55" draw:text-style-name="P2" draw:layer="layout" svg:width="0.882cm" svg:height="1.821cm" svg:x="16.854cm" svg:y="10.094cm">
              <text:p/>
              <draw:enhanced-geometry svg:viewBox="0 0 982 2025" draw:mirror-horizontal="true"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56" draw:text-style-name="P2" draw:layer="layout" svg:width="0.11cm" svg:height="0.349cm" svg:x="19.147cm" svg:y="9.829cm">
              <text:p/>
              <draw:enhanced-geometry svg:viewBox="0 0 125 386" draw:mirror-horizontal="true" draw:type="non-primitive" draw:enhanced-path="M 0 386  L 29 309  L 59 235  L 86 166  L 107 105  L 122 54  L 125 19  L 115 0  N"/>
            </draw:custom-shape>
            <draw:custom-shape draw:style-name="gr58" draw:text-style-name="P2" draw:layer="layout" svg:width="0.167cm" svg:height="0.114cm" svg:x="19.154cm" svg:y="9.715cm">
              <text:p/>
              <draw:enhanced-geometry svg:viewBox="0 0 185 128" draw:mirror-horizontal="true" draw:type="non-primitive" draw:enhanced-path="M 185 128  L 151 74  L 89 34  L 27 9  L 0 0  N"/>
            </draw:custom-shape>
            <draw:custom-shape draw:style-name="gr58" draw:text-style-name="P2" draw:layer="layout" svg:width="0.489cm" svg:height="0.066cm" svg:x="18.466cm" svg:y="9.763cm">
              <text:p/>
              <draw:enhanced-geometry svg:viewBox="0 0 547 73" draw:mirror-horizontal="true" draw:type="non-primitive" draw:enhanced-path="M 0 31  L 75 15  L 148 5  L 217 0  L 280 1  L 340 6  L 394 15  L 443 26  L 485 40  L 520 56  L 547 73  N"/>
            </draw:custom-shape>
            <draw:custom-shape draw:style-name="gr59" draw:text-style-name="P2" draw:layer="layout" svg:width="0.375cm" svg:height="0.114cm" svg:x="18.554cm" svg:y="9.843cm">
              <text:p/>
              <draw:enhanced-geometry svg:viewBox="0 0 420 128" draw:mirror-horizontal="true" draw:type="non-primitive" draw:enhanced-path="M 420 85  L 361 56  L 299 32  L 234 16  L 170 6  L 107 0  L 50 2  L 0 6  L 0 6  L 50 57  L 60 106  L 56 128  L 56 128  L 161 110  L 249 98  L 321 91  L 374 88  L 407 86  L 420 85  L 420 85  L 420 85  Z N"/>
            </draw:custom-shape>
            <draw:custom-shape draw:style-name="gr6" draw:text-style-name="P2" draw:layer="layout" svg:width="0.375cm" svg:height="0.114cm" svg:x="18.554cm" svg:y="9.843cm">
              <text:p/>
              <draw:enhanced-geometry svg:viewBox="0 0 420 128" draw:mirror-horizontal="true" draw:type="non-primitive" draw:enhanced-path="M 420 85  L 361 56  L 299 32  L 234 16  L 170 6  L 107 0  L 50 2  L 0 6  L 0 6  L 50 57  L 60 106  L 56 128  L 56 128  L 161 110  L 249 98  L 321 91  L 374 88  L 407 86  L 420 85  L 420 85  L 420 85  N"/>
            </draw:custom-shape>
            <draw:custom-shape draw:style-name="gr56" draw:text-style-name="P2" draw:layer="layout" svg:width="0.159cm" svg:height="0.009cm" svg:x="18.982cm" svg:y="10.658cm">
              <text:p/>
              <draw:enhanced-geometry svg:viewBox="0 0 172 14" draw:mirror-horizontal="true" draw:type="non-primitive" draw:enhanced-path="M 172 14  L 92 11  L 27 3  L 0 0  N"/>
            </draw:custom-shape>
            <draw:custom-shape draw:style-name="gr56" draw:text-style-name="P2" draw:layer="layout" svg:width="0.26cm" svg:height="0.009cm" svg:x="18.891cm" svg:y="10.539cm">
              <text:p/>
              <draw:enhanced-geometry svg:viewBox="0 0 291 11" draw:mirror-horizontal="true" draw:type="non-primitive" draw:enhanced-path="M 0 0  L 81 10  L 176 11  L 257 9  L 291 8  N"/>
            </draw:custom-shape>
            <draw:custom-shape draw:style-name="gr56" draw:text-style-name="P2" draw:layer="layout" svg:width="0.101cm" svg:height="0.017cm" svg:x="19.048cm" svg:y="10.341cm">
              <text:p/>
              <draw:enhanced-geometry svg:viewBox="0 0 114 21" draw:mirror-horizontal="true" draw:type="non-primitive" draw:enhanced-path="M 114 21  L 68 0  L 22 7  L 0 15  N"/>
            </draw:custom-shape>
            <draw:custom-shape draw:style-name="gr56" draw:text-style-name="P2" draw:layer="layout" svg:width="0.084cm" svg:height="0.119cm" svg:x="18.957cm" svg:y="10.257cm">
              <text:p/>
              <draw:enhanced-geometry svg:viewBox="0 0 94 128" draw:mirror-horizontal="true" draw:type="non-primitive" draw:enhanced-path="M 0 0  L 69 33  L 94 76  L 58 128  N"/>
            </draw:custom-shape>
            <draw:custom-shape draw:style-name="gr56" draw:text-style-name="P2" draw:layer="layout" svg:width="0.18cm" svg:height="0.225cm" svg:x="18.755cm" svg:y="10.253cm">
              <text:p/>
              <draw:enhanced-geometry svg:viewBox="0 0 200 249" draw:mirror-horizontal="true" draw:type="non-primitive" draw:enhanced-path="M 0 0  L 63 39  L 121 92  L 166 151  L 196 207  L 200 249  N"/>
            </draw:custom-shape>
            <draw:custom-shape draw:style-name="gr56" draw:text-style-name="P2" draw:layer="layout" svg:width="0.092cm" svg:height="0.233cm" svg:x="18.755cm" svg:y="10.478cm">
              <text:p/>
              <draw:enhanced-geometry svg:viewBox="0 0 107 263" draw:mirror-horizontal="true" draw:type="non-primitive" draw:enhanced-path="M 107 0  L 83 64  L 47 152  L 14 230  L 0 263  N"/>
            </draw:custom-shape>
            <draw:custom-shape draw:style-name="gr60" draw:text-style-name="P2" draw:layer="layout" svg:width="2.139cm" svg:height="1.464cm" svg:x="17.227cm" svg:y="8.467cm">
              <text:p/>
              <draw:enhanced-geometry svg:viewBox="0 0 2374 1625" draw:mirror-horizontal="true"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59" draw:text-style-name="P2" draw:layer="layout" svg:width="0.097cm" svg:height="0.124cm" svg:x="19.154cm" svg:y="9.816cm">
              <text:p/>
              <draw:enhanced-geometry svg:viewBox="0 0 107 141" draw:mirror-horizontal="true" draw:type="non-primitive" draw:enhanced-path="M 13 141  L 99 128  L 107 63  L 0 0  L 13 141  L 13 141  Z N"/>
            </draw:custom-shape>
            <draw:custom-shape draw:style-name="gr6" draw:text-style-name="P2" draw:layer="layout" svg:width="0.097cm" svg:height="0.124cm" svg:x="19.154cm" svg:y="9.816cm">
              <text:p/>
              <draw:enhanced-geometry svg:viewBox="0 0 107 141" draw:mirror-horizontal="true" draw:type="non-primitive" draw:enhanced-path="M 13 141  L 99 128  L 107 63  L 0 0  L 13 141  L 13 141  N"/>
            </draw:custom-shape>
            <draw:custom-shape draw:style-name="gr50" draw:text-style-name="P2" draw:layer="layout" svg:width="1.076cm" svg:height="1.649cm" svg:x="17.978cm" svg:y="14.446cm">
              <text:p/>
              <draw:enhanced-geometry svg:viewBox="0 0 1196 1834" draw:mirror-horizontal="true"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61" draw:text-style-name="P2" draw:layer="layout" svg:width="6.504cm" svg:height="4.992cm" svg:x="18.071cm" svg:y="11.708cm">
              <text:p/>
              <draw:enhanced-geometry svg:viewBox="0 0 7225 5543" draw:mirror-horizontal="true"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62" draw:text-style-name="P2" draw:layer="layout" svg:width="0.141cm" svg:height="0.22cm" svg:x="18.867cm" svg:y="14.429cm">
              <text:p/>
              <draw:enhanced-geometry svg:viewBox="0 0 156 247" draw:mirror-horizontal="true" draw:type="non-primitive" draw:enhanced-path="M 0 0  L 53 71  L 100 138  L 135 198  L 156 247  N"/>
            </draw:custom-shape>
            <draw:custom-shape draw:style-name="gr62" draw:text-style-name="P2" draw:layer="layout" svg:width="0.273cm" svg:height="0.406cm" svg:x="18.594cm" svg:y="14.649cm">
              <text:p/>
              <draw:enhanced-geometry svg:viewBox="0 0 307 451" draw:mirror-horizontal="true" draw:type="non-primitive" draw:enhanced-path="M 0 0  L 15 37  L 39 75  L 68 115  L 102 155  L 140 200  L 178 245  L 216 292  L 252 343  L 282 395  L 307 451  N"/>
            </draw:custom-shape>
            <draw:custom-shape draw:style-name="gr62" draw:text-style-name="P2" draw:layer="layout" svg:width="0.277cm" svg:height="0.723cm" svg:x="18.312cm" svg:y="15.055cm">
              <text:p/>
              <draw:enhanced-geometry svg:viewBox="0 0 308 806" draw:mirror-horizontal="true" draw:type="non-primitive" draw:enhanced-path="M 0 0  L 12 36  L 25 79  L 37 127  L 50 180  L 63 235  L 77 293  L 92 353  L 106 412  L 122 472  L 140 528  L 158 584  L 179 636  L 201 682  L 224 724  L 250 759  L 277 786  L 308 806  N"/>
            </draw:custom-shape>
            <draw:custom-shape draw:style-name="gr62" draw:text-style-name="P2" draw:layer="layout" svg:width="0.243cm" svg:height="0.225cm" svg:x="18.069cm" svg:y="15.778cm">
              <text:p/>
              <draw:enhanced-geometry svg:viewBox="0 0 270 248" draw:mirror-horizontal="true" draw:type="non-primitive" draw:enhanced-path="M 0 0  L 80 46  L 148 100  L 201 154  L 238 201  L 262 235  L 270 248  N"/>
            </draw:custom-shape>
            <draw:custom-shape draw:style-name="gr62" draw:text-style-name="P2" draw:layer="layout" svg:width="0.529cm" svg:height="1.076cm" svg:x="20.53cm" svg:y="15.43cm">
              <text:p/>
              <draw:enhanced-geometry svg:viewBox="0 0 589 1195" draw:mirror-horizontal="true"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62" draw:text-style-name="P2" draw:layer="layout" svg:width="0.414cm" svg:height="0.926cm" svg:x="21.061cm" svg:y="14.504cm">
              <text:p/>
              <draw:enhanced-geometry svg:viewBox="0 0 458 1029" draw:mirror-horizontal="true"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62" draw:text-style-name="P2" draw:layer="layout" svg:width="0.688cm" svg:height="0.714cm" svg:x="21.475cm" svg:y="14.504cm">
              <text:p/>
              <draw:enhanced-geometry svg:viewBox="0 0 768 793" draw:mirror-horizontal="true"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50" draw:text-style-name="P2" draw:layer="layout" svg:width="2.408cm" svg:height="3.333cm" svg:x="21.713cm" svg:y="12.233cm">
              <text:p/>
              <draw:enhanced-geometry svg:viewBox="0 0 2677 3703" draw:mirror-horizontal="true"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62" draw:text-style-name="P2" draw:layer="layout" svg:width="0.582cm" svg:height="0.52cm" svg:x="21.709cm" svg:y="12.233cm">
              <text:p/>
              <draw:enhanced-geometry svg:viewBox="0 0 648 579" draw:mirror-horizontal="true" draw:type="non-primitive" draw:enhanced-path="M 648 0  L 598 41  L 545 83  L 492 127  L 439 171  L 386 215  L 333 259  L 282 303  L 233 346  L 187 387  L 144 427  L 105 463  L 70 498  L 41 529  L 17 556  L 0 579  N"/>
            </draw:custom-shape>
            <draw:custom-shape draw:style-name="gr62" draw:text-style-name="P2" draw:layer="layout" svg:width="0.458cm" svg:height="0.763cm" svg:x="22.296cm" svg:y="12.757cm">
              <text:p/>
              <draw:enhanced-geometry svg:viewBox="0 0 508 850" draw:mirror-horizontal="true" draw:type="non-primitive" draw:enhanced-path="M 508 0  L 493 23  L 474 55  L 452 94  L 424 142  L 395 194  L 363 251  L 329 309  L 294 372  L 258 435  L 222 497  L 187 557  L 153 616  L 120 672  L 89 721  L 61 766  L 36 803  L 16 831  L 0 850  N"/>
            </draw:custom-shape>
            <draw:custom-shape draw:style-name="gr62" draw:text-style-name="P2" draw:layer="layout" svg:width="0.507cm" svg:height="0.803cm" svg:x="22.752cm" svg:y="13.52cm">
              <text:p/>
              <draw:enhanced-geometry svg:viewBox="0 0 565 888" draw:mirror-horizontal="true" draw:type="non-primitive" draw:enhanced-path="M 565 0  L 549 19  L 530 46  L 506 80  L 478 122  L 447 169  L 415 221  L 380 277  L 343 335  L 307 397  L 269 458  L 231 520  L 195 580  L 159 638  L 125 693  L 94 744  L 65 790  L 40 830  L 17 863  L 0 888  N"/>
            </draw:custom-shape>
            <draw:custom-shape draw:style-name="gr62" draw:text-style-name="P2" draw:layer="layout" svg:width="0.287cm" svg:height="0.582cm" svg:x="23.255cm" svg:y="14.323cm">
              <text:p/>
              <draw:enhanced-geometry svg:viewBox="0 0 319 651" draw:mirror-horizontal="true" draw:type="non-primitive" draw:enhanced-path="M 319 0  L 297 34  L 271 74  L 245 121  L 217 172  L 188 226  L 161 283  L 133 340  L 106 399  L 81 456  L 57 511  L 35 562  L 16 610  L 0 651  N"/>
            </draw:custom-shape>
            <draw:custom-shape draw:style-name="gr62" draw:text-style-name="P2" draw:layer="layout" svg:width="0.242cm" svg:height="0.273cm" svg:x="23.548cm" svg:y="14.905cm">
              <text:p/>
              <draw:enhanced-geometry svg:viewBox="0 0 270 307" draw:mirror-horizontal="true" draw:type="non-primitive" draw:enhanced-path="M 270 0  L 241 65  L 206 118  L 165 164  L 122 203  L 79 238  L 37 272  L 0 307  N"/>
            </draw:custom-shape>
            <draw:custom-shape draw:style-name="gr62" draw:text-style-name="P2" draw:layer="layout" svg:width="0.181cm" svg:height="0.388cm" svg:x="23.784cm" svg:y="15.183cm">
              <text:p/>
              <draw:enhanced-geometry svg:viewBox="0 0 200 428" draw:mirror-horizontal="true" draw:type="non-primitive" draw:enhanced-path="M 200 0  L 168 42  L 134 102  L 100 172  L 69 245  L 42 315  L 19 373  L 5 412  L 0 428  N"/>
            </draw:custom-shape>
            <draw:custom-shape draw:style-name="gr63" draw:text-style-name="P2" draw:layer="layout" svg:width="3.642cm" svg:height="2.28cm" svg:x="18.543cm" svg:y="12.92cm">
              <text:p/>
              <draw:enhanced-geometry svg:viewBox="0 0 4042 2535" draw:mirror-horizontal="true"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64" draw:text-style-name="P2" draw:layer="layout" svg:width="0.414cm" svg:height="0.309cm" svg:x="18.124cm" svg:y="14.971cm">
              <text:p/>
              <draw:enhanced-geometry svg:viewBox="0 0 459 343" draw:mirror-horizontal="true"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62" draw:text-style-name="P2" draw:layer="layout" svg:width="0.436cm" svg:height="0.336cm" svg:x="18.455cm" svg:y="14.609cm">
              <text:p/>
              <draw:enhanced-geometry svg:viewBox="0 0 483 377" draw:mirror-horizontal="true" draw:type="non-primitive" draw:enhanced-path="M 0 0  L 86 44  L 164 87  L 234 130  L 296 171  L 349 210  L 395 246  L 430 280  L 457 309  L 475 336  L 483 359  L 482 377  N"/>
            </draw:custom-shape>
            <draw:custom-shape draw:style-name="gr62" draw:text-style-name="P2" draw:layer="layout" svg:width="0.172cm" svg:height="0.128cm" svg:x="18.455cm" svg:y="14.834cm">
              <text:p/>
              <draw:enhanced-geometry svg:viewBox="0 0 189 148" draw:mirror-horizontal="true" draw:type="non-primitive" draw:enhanced-path="M 189 129  L 169 148  L 139 137  L 100 104  L 53 55  L 0 0  N"/>
            </draw:custom-shape>
            <draw:custom-shape draw:style-name="gr62" draw:text-style-name="P2" draw:layer="layout" svg:width="0.22cm" svg:height="0.154cm" svg:x="18.627cm" svg:y="14.68cm">
              <text:p/>
              <draw:enhanced-geometry svg:viewBox="0 0 246 166" draw:mirror-horizontal="true" draw:type="non-primitive" draw:enhanced-path="M 246 166  L 168 99  L 87 47  L 25 12  L 0 0  N"/>
            </draw:custom-shape>
            <draw:custom-shape draw:style-name="gr62" draw:text-style-name="P2" draw:layer="layout" svg:width="0.295cm" svg:height="0.397cm" svg:x="18.272cm" svg:y="15.5cm">
              <text:p/>
              <draw:enhanced-geometry svg:viewBox="0 0 330 439" draw:mirror-horizontal="true" draw:type="non-primitive" draw:enhanced-path="M 330 439  L 295 399  L 253 353  L 208 301  L 161 246  L 116 191  L 75 137  L 40 86  L 14 39  L 0 0  N"/>
            </draw:custom-shape>
            <draw:custom-shape draw:style-name="gr62" draw:text-style-name="P2" draw:layer="layout" svg:width="0.075cm" svg:height="0.119cm" svg:x="18.572cm" svg:y="15.399cm">
              <text:p/>
              <draw:enhanced-geometry svg:viewBox="0 0 83 130" draw:mirror-horizontal="true" draw:type="non-primitive" draw:enhanced-path="M 83 117  L 71 78  L 55 43  L 38 16  L 21 1  L 8 0  L 0 19  L 1 61  L 12 130  N"/>
            </draw:custom-shape>
            <draw:custom-shape draw:style-name="gr62" draw:text-style-name="P2" draw:layer="layout" svg:width="0.264cm" svg:height="0.437cm" svg:x="18.371cm" svg:y="15.513cm">
              <text:p/>
              <draw:enhanced-geometry svg:viewBox="0 0 296 486" draw:mirror-horizontal="true" draw:type="non-primitive" draw:enhanced-path="M 0 0  L 14 61  L 30 119  L 49 176  L 69 230  L 92 281  L 118 327  L 146 370  L 179 408  L 214 439  L 254 465  L 296 486  N"/>
            </draw:custom-shape>
            <draw:custom-shape draw:style-name="gr62" draw:text-style-name="P2" draw:layer="layout" svg:width="0.397cm" svg:height="0.048cm" svg:x="18.197cm" svg:y="16.078cm">
              <text:p/>
              <draw:enhanced-geometry svg:viewBox="0 0 437 54" draw:mirror-horizontal="true" draw:type="non-primitive" draw:enhanced-path="M 437 0  L 367 23  L 296 40  L 230 50  L 165 54  L 104 51  L 50 42  L 0 25  N"/>
            </draw:custom-shape>
            <draw:custom-shape draw:style-name="gr62" draw:text-style-name="P2" draw:layer="layout" svg:width="0.194cm" svg:height="0.251cm" svg:x="18.146cm" svg:y="15.015cm">
              <text:p/>
              <draw:enhanced-geometry svg:viewBox="0 0 214 284" draw:mirror-horizontal="true" draw:type="non-primitive" draw:enhanced-path="M 0 0  L 68 59  L 119 110  L 156 155  L 182 197  L 200 239  L 214 284  N"/>
            </draw:custom-shape>
            <draw:custom-shape draw:style-name="gr62" draw:text-style-name="P2" draw:layer="layout" svg:width="0.027cm" svg:height="0.428cm" svg:x="18.113cm" svg:y="15.266cm">
              <text:p/>
              <draw:enhanced-geometry svg:viewBox="0 0 34 473" draw:mirror-horizontal="true" draw:type="non-primitive" draw:enhanced-path="M 0 0  L 8 48  L 14 115  L 20 192  L 25 273  L 29 349  L 31 414  L 32 458  L 34 473  N"/>
            </draw:custom-shape>
            <draw:custom-shape draw:style-name="gr62" draw:text-style-name="P2" draw:layer="layout" svg:width="0.106cm" svg:height="0.586cm" svg:x="20.651cm" svg:y="13.406cm">
              <text:p/>
              <draw:enhanced-geometry svg:viewBox="0 0 119 651" draw:mirror-horizontal="true" draw:type="non-primitive" draw:enhanced-path="M 0 0  L 23 33  L 45 74  L 63 120  L 79 171  L 92 227  L 103 286  L 111 346  L 117 408  L 119 470  L 119 532  L 115 592  L 108 651  N"/>
            </draw:custom-shape>
            <draw:custom-shape draw:style-name="gr62" draw:text-style-name="P2" draw:layer="layout" svg:width="0.105cm" svg:height="1.402cm" svg:x="20.658cm" svg:y="13.992cm">
              <text:p/>
              <draw:enhanced-geometry svg:viewBox="0 0 120 1561" draw:mirror-horizontal="true"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62" draw:text-style-name="P2" draw:layer="layout" svg:width="0.265cm" svg:height="1.116cm" svg:x="21.923cm" svg:y="13.004cm">
              <text:p/>
              <draw:enhanced-geometry svg:viewBox="0 0 294 1241" draw:mirror-horizontal="true"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62" draw:text-style-name="P2" draw:layer="layout" svg:width="0.092cm" svg:height="0.476cm" svg:x="22.19cm" svg:y="14.12cm">
              <text:p/>
              <draw:enhanced-geometry svg:viewBox="0 0 107 533" draw:mirror-horizontal="true" draw:type="non-primitive" draw:enhanced-path="M 107 0  L 93 53  L 78 121  L 63 196  L 47 276  L 32 354  L 20 424  L 9 481  L 3 518  L 0 533  N"/>
            </draw:custom-shape>
            <draw:custom-shape draw:style-name="gr62" draw:text-style-name="P2" draw:layer="layout" svg:width="0.062cm" svg:height="0.564cm" svg:x="23.036cm" svg:y="15.311cm">
              <text:p/>
              <draw:enhanced-geometry svg:viewBox="0 0 73 626" draw:mirror-horizontal="true" draw:type="non-primitive" draw:enhanced-path="M 0 626  L 10 571  L 22 517  L 33 462  L 44 406  L 54 351  L 62 294  L 69 238  L 73 180  L 71 121  L 67 61  L 57 0  N"/>
            </draw:custom-shape>
            <draw:custom-shape draw:style-name="gr62" draw:text-style-name="P2" draw:layer="layout" svg:width="0.379cm" svg:height="1.235cm" svg:x="22.673cm" svg:y="14.08cm">
              <text:p/>
              <draw:enhanced-geometry svg:viewBox="0 0 418 1372" draw:mirror-horizontal="true"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62" draw:text-style-name="P2" draw:layer="layout" svg:width="0.233cm" svg:height="0.547cm" svg:x="22.241cm" svg:y="12.801cm">
              <text:p/>
              <draw:enhanced-geometry svg:viewBox="0 0 260 613" draw:mirror-horizontal="true" draw:type="non-primitive" draw:enhanced-path="M 260 0  L 252 32  L 242 61  L 228 92  L 211 122  L 192 157  L 171 197  L 146 242  L 120 295  L 92 358  L 63 430  L 33 515  L 0 613  N"/>
            </draw:custom-shape>
            <draw:custom-shape draw:style-name="gr62" draw:text-style-name="P2" draw:layer="layout" svg:width="0.719cm" svg:height="1.597cm" svg:x="22.47cm" svg:y="13.348cm">
              <text:p/>
              <draw:enhanced-geometry svg:viewBox="0 0 801 1775" draw:mirror-horizontal="true"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62" draw:text-style-name="P2" draw:layer="layout" svg:width="0.233cm" svg:height="0.622cm" svg:x="23.198cm" svg:y="14.949cm">
              <text:p/>
              <draw:enhanced-geometry svg:viewBox="0 0 262 688" draw:mirror-horizontal="true" draw:type="non-primitive" draw:enhanced-path="M 262 0  L 240 45  L 216 89  L 191 132  L 164 174  L 138 217  L 112 260  L 87 304  L 65 351  L 44 398  L 27 449  L 14 504  L 5 560  L 0 621  L 3 688  N"/>
            </draw:custom-shape>
            <draw:custom-shape draw:style-name="gr62" draw:text-style-name="P2" draw:layer="layout" svg:width="0.106cm" svg:height="0.379cm" svg:x="23.429cm" svg:y="15.571cm">
              <text:p/>
              <draw:enhanced-geometry svg:viewBox="0 0 123 426" draw:mirror-horizontal="true" draw:type="non-primitive" draw:enhanced-path="M 118 0  L 123 107  L 122 193  L 115 258  L 102 310  L 84 349  L 61 378  L 33 403  L 0 426  N"/>
            </draw:custom-shape>
            <draw:custom-shape draw:style-name="gr62" draw:text-style-name="P2" draw:layer="layout" svg:width="0.053cm" svg:height="0.318cm" svg:x="23.48cm" svg:y="15.632cm">
              <text:p/>
              <draw:enhanced-geometry svg:viewBox="0 0 63 356" draw:mirror-horizontal="true" draw:type="non-primitive" draw:enhanced-path="M 0 356  L 22 300  L 43 237  L 58 169  L 63 102  L 56 44  L 36 0  N"/>
            </draw:custom-shape>
            <draw:custom-shape draw:style-name="gr62" draw:text-style-name="P2" draw:layer="layout" svg:width="0.128cm" svg:height="0.212cm" svg:x="22.595cm" svg:y="15.866cm">
              <text:p/>
              <draw:enhanced-geometry svg:viewBox="0 0 141 236" draw:mirror-horizontal="true" draw:type="non-primitive" draw:enhanced-path="M 0 236  L 64 167  L 110 119  L 136 83  L 141 47  L 119 0  N"/>
            </draw:custom-shape>
            <draw:custom-shape draw:style-name="gr62" draw:text-style-name="P2" draw:layer="layout" svg:width="0.097cm" svg:height="0.327cm" svg:x="22.523cm" svg:y="15.535cm">
              <text:p/>
              <draw:enhanced-geometry svg:viewBox="0 0 106 367" draw:mirror-horizontal="true" draw:type="non-primitive" draw:enhanced-path="M 13 367  L 0 317  L 5 253  L 24 183  L 50 115  L 78 56  L 98 16  L 106 0  N"/>
            </draw:custom-shape>
            <draw:custom-shape draw:style-name="gr62" draw:text-style-name="P2" draw:layer="layout" svg:width="0.198cm" svg:height="0.327cm" svg:x="22.525cm" svg:y="15.535cm">
              <text:p/>
              <draw:enhanced-geometry svg:viewBox="0 0 220 367" draw:mirror-horizontal="true" draw:type="non-primitive" draw:enhanced-path="M 220 0  L 159 69  L 108 125  L 66 173  L 34 215  L 13 252  L 1 287  L 0 326  L 8 367  N"/>
            </draw:custom-shape>
            <draw:custom-shape draw:style-name="gr62" draw:text-style-name="P2" draw:layer="layout" svg:width="0.22cm" svg:height="0.234cm" svg:x="22.719cm" svg:y="15.866cm">
              <text:p/>
              <draw:enhanced-geometry svg:viewBox="0 0 248 261" draw:mirror-horizontal="true" draw:type="non-primitive" draw:enhanced-path="M 248 0  L 246 52  L 215 104  L 166 152  L 109 195  L 56 230  L 16 253  L 0 261  N"/>
            </draw:custom-shape>
            <draw:custom-shape draw:style-name="gr62" draw:text-style-name="P2" draw:layer="layout" svg:width="0.115cm" svg:height="0.565cm" svg:x="23.277cm" svg:y="15.491cm">
              <text:p/>
              <draw:enhanced-geometry svg:viewBox="0 0 131 628" draw:mirror-horizontal="true" draw:type="non-primitive" draw:enhanced-path="M 0 628  L 28 576  L 51 513  L 71 442  L 88 367  L 100 290  L 110 215  L 118 147  L 124 89  L 128 42  L 131 12  L 131 0  N"/>
            </draw:custom-shape>
            <draw:custom-shape draw:style-name="gr62" draw:text-style-name="P2" draw:layer="layout" svg:width="0.092cm" svg:height="0.582cm" svg:x="23.222cm" svg:y="15.491cm">
              <text:p/>
              <draw:enhanced-geometry svg:viewBox="0 0 105 651" draw:mirror-horizontal="true" draw:type="non-primitive" draw:enhanced-path="M 34 0  L 60 57  L 80 115  L 94 173  L 101 233  L 105 292  L 104 351  L 97 407  L 88 460  L 74 508  L 58 554  L 40 592  L 21 625  L 0 651  N"/>
            </draw:custom-shape>
            <draw:custom-shape draw:style-name="gr62" draw:text-style-name="P2" draw:layer="layout" svg:width="0.128cm" svg:height="0.286cm" svg:x="23.548cm" svg:y="15.571cm">
              <text:p/>
              <draw:enhanced-geometry svg:viewBox="0 0 146 318" draw:mirror-horizontal="true" draw:type="non-primitive" draw:enhanced-path="M 146 0  L 81 23  L 37 58  L 11 103  L 0 152  L 0 200  L 7 246  L 16 283  L 25 309  L 29 318  N"/>
            </draw:custom-shape>
            <draw:custom-shape draw:style-name="gr62" draw:text-style-name="P2" draw:layer="layout" svg:width="0.101cm" svg:height="0.286cm" svg:x="23.546cm" svg:y="15.571cm">
              <text:p/>
              <draw:enhanced-geometry svg:viewBox="0 0 117 318" draw:mirror-horizontal="true" draw:type="non-primitive" draw:enhanced-path="M 0 318  L 21 231  L 52 145  L 83 71  L 108 19  L 117 0  N"/>
            </draw:custom-shape>
            <draw:custom-shape draw:style-name="gr62" draw:text-style-name="P2" draw:layer="layout" svg:width="0.079cm" svg:height="0.234cm" svg:x="23.736cm" svg:y="15.522cm">
              <text:p/>
              <draw:enhanced-geometry svg:viewBox="0 0 88 261" draw:mirror-horizontal="true" draw:type="non-primitive" draw:enhanced-path="M 52 261  L 28 221  L 11 195  L 1 178  L 0 162  L 6 143  L 22 114  L 49 68  L 88 0  N"/>
            </draw:custom-shape>
            <draw:custom-shape draw:style-name="gr62" draw:text-style-name="P2" draw:layer="layout" svg:width="0.296cm" svg:height="0.565cm" svg:x="23.442cm" svg:y="14.962cm">
              <text:p/>
              <draw:enhanced-geometry svg:viewBox="0 0 330 627" draw:mirror-horizontal="true" draw:type="non-primitive" draw:enhanced-path="M 0 627  L 30 574  L 62 520  L 94 465  L 125 409  L 157 355  L 188 300  L 217 247  L 244 194  L 270 143  L 293 93  L 313 46  L 330 0  N"/>
            </draw:custom-shape>
            <draw:custom-shape draw:style-name="gr62" draw:text-style-name="P2" draw:layer="layout" svg:width="0.203cm" svg:height="0.467cm" svg:x="23.233cm" svg:y="14.495cm">
              <text:p/>
              <draw:enhanced-geometry svg:viewBox="0 0 223 521" draw:mirror-horizontal="true" draw:type="non-primitive" draw:enhanced-path="M 0 521  L 23 456  L 52 383  L 84 308  L 118 231  L 150 159  L 179 96  L 202 45  L 217 12  L 223 0  N"/>
            </draw:custom-shape>
            <draw:custom-shape draw:style-name="gr62" draw:text-style-name="P2" draw:layer="layout" svg:width="0.053cm" svg:height="0.256cm" svg:x="22.157cm" svg:y="12.343cm">
              <text:p/>
              <draw:enhanced-geometry svg:viewBox="0 0 60 284" draw:mirror-horizontal="true" draw:type="non-primitive" draw:enhanced-path="M 60 284  L 20 199  L 3 106  L 0 30  L 1 0  N"/>
            </draw:custom-shape>
            <draw:custom-shape draw:style-name="gr62" draw:text-style-name="P2" draw:layer="layout" svg:width="0.036cm" svg:height="0.265cm" svg:x="22.326cm" svg:y="12.51cm">
              <text:p/>
              <draw:enhanced-geometry svg:viewBox="0 0 36 295" draw:mirror-horizontal="true" draw:type="non-primitive" draw:enhanced-path="M 36 295  L 16 205  L 4 107  L 1 31  L 0 0  N"/>
            </draw:custom-shape>
            <draw:custom-shape draw:style-name="gr62" draw:text-style-name="P2" draw:layer="layout" svg:width="0.039cm" svg:height="0.763cm" svg:x="22.51cm" svg:y="12.413cm">
              <text:p/>
              <draw:enhanced-geometry svg:viewBox="0 0 44 841" draw:mirror-horizontal="true" draw:type="non-primitive" draw:enhanced-path="M 23 0  L 33 83  L 40 166  L 43 246  L 44 325  L 43 402  L 41 475  L 36 544  L 31 607  L 25 665  L 19 716  L 14 759  L 8 794  L 4 820  L 1 836  L 0 841  N"/>
            </draw:custom-shape>
            <draw:custom-shape draw:style-name="gr62" draw:text-style-name="P2" draw:layer="layout" svg:width="0.07cm" svg:height="0.639cm" svg:x="22.847cm" svg:y="12.947cm">
              <text:p/>
              <draw:enhanced-geometry svg:viewBox="0 0 79 710" draw:mirror-horizontal="true" draw:type="non-primitive" draw:enhanced-path="M 31 710  L 14 655  L 4 594  L 0 526  L 1 455  L 6 383  L 15 311  L 26 241  L 38 177  L 51 119  L 61 70  L 71 33  L 77 9  L 79 0  N"/>
            </draw:custom-shape>
            <draw:custom-shape draw:style-name="gr62" draw:text-style-name="P2" draw:layer="layout" svg:width="0.234cm" svg:height="0.913cm" svg:x="23.089cm" svg:y="13.441cm">
              <text:p/>
              <draw:enhanced-geometry svg:viewBox="0 0 259 1016" draw:mirror-horizontal="true" draw:type="non-primitive" draw:enhanced-path="M 0 1016  L 4 931  L 10 847  L 21 766  L 34 685  L 49 609  L 66 535  L 84 464  L 104 397  L 124 333  L 144 275  L 163 220  L 182 172  L 201 128  L 216 90  L 231 58  L 242 32  L 252 14  L 257 3  L 259 0  N"/>
            </draw:custom-shape>
            <draw:custom-shape draw:style-name="gr62" draw:text-style-name="P2" draw:layer="layout" svg:width="0.053cm" svg:height="0.428cm" svg:x="23.524cm" svg:y="14.415cm">
              <text:p/>
              <draw:enhanced-geometry svg:viewBox="0 0 60 473" draw:mirror-horizontal="true" draw:type="non-primitive" draw:enhanced-path="M 60 0  L 44 116  L 31 214  L 21 296  L 13 361  L 7 411  L 4 446  L 1 467  L 0 473  N"/>
            </draw:custom-shape>
            <draw:custom-shape draw:style-name="gr62" draw:text-style-name="P2" draw:layer="layout" svg:width="0.304cm" svg:height="0.304cm" svg:x="23.583cm" svg:y="14.843cm">
              <text:p/>
              <draw:enhanced-geometry svg:viewBox="0 0 340 343" draw:mirror-horizontal="true" draw:type="non-primitive" draw:enhanced-path="M 340 0  L 269 73  L 203 138  L 144 197  L 95 247  L 54 288  L 25 318  L 5 338  L 0 343  N"/>
            </draw:custom-shape>
            <draw:custom-shape draw:style-name="gr62" draw:text-style-name="P2" draw:layer="layout" svg:width="0.159cm" svg:height="0.278cm" svg:x="23.881cm" svg:y="15.152cm">
              <text:p/>
              <draw:enhanced-geometry svg:viewBox="0 0 177 308" draw:mirror-horizontal="true" draw:type="non-primitive" draw:enhanced-path="M 177 0  L 149 73  L 126 135  L 102 189  L 76 236  L 43 275  L 0 308  N"/>
            </draw:custom-shape>
            <draw:custom-shape draw:style-name="gr62" draw:text-style-name="P2" draw:layer="layout" svg:width="0.313cm" svg:height="0.714cm" svg:x="23.33cm" svg:y="12.352cm">
              <text:p/>
              <draw:enhanced-geometry svg:viewBox="0 0 343 795" draw:mirror-horizontal="true" draw:type="non-primitive" draw:enhanced-path="M 343 0  L 309 60  L 276 115  L 246 168  L 216 216  L 189 263  L 164 307  L 140 351  L 118 394  L 97 437  L 79 480  L 62 525  L 46 573  L 33 622  L 20 676  L 9 732  L 0 795  N"/>
            </draw:custom-shape>
            <draw:custom-shape draw:style-name="gr62" draw:text-style-name="P2" draw:layer="layout" svg:width="0.454cm" svg:height="1.032cm" svg:x="23.645cm" svg:y="13.066cm">
              <text:p/>
              <draw:enhanced-geometry svg:viewBox="0 0 506 1145" draw:mirror-horizontal="true"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62" draw:text-style-name="P2" draw:layer="layout" svg:width="0.168cm" svg:height="0.163cm" svg:x="21.321cm" svg:y="14.354cm">
              <text:p/>
              <draw:enhanced-geometry svg:viewBox="0 0 188 178" draw:mirror-horizontal="true" draw:type="non-primitive" draw:enhanced-path="M 0 178  L 34 127  L 56 93  L 69 70  L 83 54  L 102 42  L 135 25  L 188 0  N"/>
            </draw:custom-shape>
            <draw:custom-shape draw:style-name="gr62" draw:text-style-name="P2" draw:layer="layout" svg:width="0.296cm" svg:height="0.326cm" svg:x="21.021cm" svg:y="14.023cm">
              <text:p/>
              <draw:enhanced-geometry svg:viewBox="0 0 330 366" draw:mirror-horizontal="true" draw:type="non-primitive" draw:enhanced-path="M 0 366  L 58 331  L 115 279  L 171 219  L 222 157  L 266 98  L 300 47  L 323 13  L 330 0  N"/>
            </draw:custom-shape>
            <draw:custom-shape draw:style-name="gr62" draw:text-style-name="P2" draw:layer="layout" svg:width="0.119cm" svg:height="1.116cm" svg:x="21.006cm" svg:y="12.907cm">
              <text:p/>
              <draw:enhanced-geometry svg:viewBox="0 0 133 1241" draw:mirror-horizontal="true"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62" draw:text-style-name="P2" draw:layer="layout" svg:width="0.088cm" svg:height="0.428cm" svg:x="20.951cm" svg:y="13.842cm">
            <text:p/>
            <draw:enhanced-geometry svg:viewBox="0 0 100 473" draw:mirror-horizontal="true" draw:type="non-primitive" draw:enhanced-path="M 83 0  L 96 84  L 100 157  L 98 222  L 89 280  L 74 334  L 53 382  L 28 429  L 0 473  N"/>
          </draw:custom-shape>
          <draw:custom-shape draw:style-name="gr62" draw:text-style-name="P2" draw:layer="layout" svg:width="0.128cm" svg:height="0.317cm" svg:x="21.043cm" svg:y="14.27cm">
            <text:p/>
            <draw:enhanced-geometry svg:viewBox="0 0 142 355" draw:mirror-horizontal="true" draw:type="non-primitive" draw:enhanced-path="M 142 0  L 112 53  L 94 110  L 80 167  L 69 223  L 54 274  L 33 319  L 0 355  N"/>
          </draw:custom-shape>
          <draw:custom-shape draw:style-name="gr62" draw:text-style-name="P2" draw:layer="layout" svg:width="0.296cm" svg:height="0.057cm" svg:x="21.171cm" svg:y="14.548cm">
            <text:p/>
            <draw:enhanced-geometry svg:viewBox="0 0 329 68" draw:mirror-horizontal="true" draw:type="non-primitive" draw:enhanced-path="M 329 47  L 273 68  L 202 65  L 129 50  L 63 27  L 17 8  L 0 0  N"/>
          </draw:custom-shape>
          <draw:custom-shape draw:style-name="gr62" draw:text-style-name="P2" draw:layer="layout" svg:width="0.044cm" svg:height="0.561cm" svg:x="20.545cm" svg:y="13.824cm">
            <text:p/>
            <draw:enhanced-geometry svg:viewBox="0 0 51 626" draw:mirror-horizontal="true" draw:type="non-primitive" draw:enhanced-path="M 0 0  L 13 83  L 24 154  L 34 214  L 42 267  L 49 316  L 51 361  L 51 405  L 48 452  L 41 503  L 29 559  L 12 626  N"/>
          </draw:custom-shape>
          <draw:custom-shape draw:style-name="gr62" draw:text-style-name="P2" draw:layer="layout" svg:width="0.15cm" svg:height="0.948cm" svg:x="20.58cm" svg:y="14.385cm">
            <text:p/>
            <draw:enhanced-geometry svg:viewBox="0 0 164 1053" draw:mirror-horizontal="true" draw:type="non-primitive" draw:enhanced-path="M 164 0  L 152 45  L 141 99  L 130 158  L 117 223  L 106 292  L 94 364  L 82 438  L 71 514  L 61 587  L 51 661  L 40 731  L 32 797  L 25 858  L 17 912  L 11 960  L 6 999  L 3 1029  L 1 1047  L 0 1053  N"/>
          </draw:custom-shape>
          <draw:custom-shape draw:style-name="gr63" draw:text-style-name="P2" draw:layer="layout" svg:width="0.952cm" svg:height="1.583cm" svg:x="22.287cm" svg:y="14.579cm">
            <text:p/>
            <draw:enhanced-geometry svg:viewBox="0 0 1061 1763" draw:mirror-horizontal="true"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62" draw:text-style-name="P2" draw:layer="layout" svg:width="0.529cm" svg:height="1.583cm" svg:x="22.995cm" svg:y="12.484cm">
            <text:p/>
            <draw:enhanced-geometry svg:viewBox="0 0 590 1760" draw:mirror-horizontal="true"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62" draw:text-style-name="P2" draw:layer="layout" svg:width="0.617cm" svg:height="0.864cm" svg:x="23.524cm" svg:y="14.067cm">
            <text:p/>
            <draw:enhanced-geometry svg:viewBox="0 0 683 959" draw:mirror-horizontal="true"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62" draw:text-style-name="P2" draw:layer="layout" svg:width="0.15cm" svg:height="0.459cm" svg:x="24.143cm" svg:y="14.927cm">
            <text:p/>
            <draw:enhanced-geometry svg:viewBox="0 0 167 509" draw:mirror-horizontal="true" draw:type="non-primitive" draw:enhanced-path="M 167 0  L 121 47  L 85 103  L 58 168  L 37 236  L 22 304  L 12 367  L 5 424  L 3 468  L 2 497  L 0 509  N"/>
          </draw:custom-shape>
          <draw:custom-shape draw:style-name="gr62" draw:text-style-name="P2" draw:layer="layout" svg:width="0.106cm" svg:height="0.622cm" svg:x="24.183cm" svg:y="14.768cm">
            <text:p/>
            <draw:enhanced-geometry svg:viewBox="0 0 120 686" draw:mirror-horizontal="true" draw:type="non-primitive" draw:enhanced-path="M 1 686  L 0 623  L 0 562  L 3 500  L 6 440  L 13 380  L 21 321  L 32 263  L 44 208  L 60 153  L 77 100  L 98 50  L 120 0  N"/>
          </draw:custom-shape>
          <draw:custom-shape draw:style-name="gr62" draw:text-style-name="P2" draw:layer="layout" svg:width="0.555cm" svg:height="1.001cm" svg:x="23.63cm" svg:y="13.767cm">
            <text:p/>
            <draw:enhanced-geometry svg:viewBox="0 0 615 1113" draw:mirror-horizontal="true"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62" draw:text-style-name="P2" draw:layer="layout" svg:width="0.326cm" svg:height="0.944cm" svg:x="23.301cm" svg:y="12.823cm">
            <text:p/>
            <draw:enhanced-geometry svg:viewBox="0 0 364 1051" draw:mirror-horizontal="true"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62" draw:text-style-name="P2" draw:layer="layout" svg:width="0.445cm" svg:height="1.041cm" svg:x="23.299cm" svg:y="12.823cm">
            <text:p/>
            <draw:enhanced-geometry svg:viewBox="0 0 495 1159" draw:mirror-horizontal="true"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62" draw:text-style-name="P2" draw:layer="layout" svg:width="0.49cm" svg:height="0.842cm" svg:x="23.746cm" svg:y="13.864cm">
            <text:p/>
            <draw:enhanced-geometry svg:viewBox="0 0 543 932" draw:mirror-horizontal="true" draw:type="non-primitive" draw:enhanced-path="M 543 0  L 527 26  L 505 59  L 481 97  L 454 141  L 424 191  L 392 243  L 359 300  L 324 357  L 289 417  L 254 477  L 218 538  L 184 598  L 150 656  L 118 713  L 89 766  L 61 815  L 38 860  L 17 899  L 0 932  N"/>
          </draw:custom-shape>
          <draw:custom-shape draw:style-name="gr62" draw:text-style-name="P2" draw:layer="layout" svg:width="0.132cm" svg:height="0.53cm" svg:x="24.236cm" svg:y="14.706cm">
            <text:p/>
            <draw:enhanced-geometry svg:viewBox="0 0 152 592" draw:mirror-horizontal="true" draw:type="non-primitive" draw:enhanced-path="M 152 0  L 128 53  L 105 107  L 83 160  L 65 214  L 48 270  L 34 324  L 21 378  L 12 433  L 5 487  L 1 540  L 0 592  N"/>
          </draw:custom-shape>
          <draw:custom-shape draw:style-name="gr60" draw:text-style-name="P2" draw:layer="layout" svg:width="0.123cm" svg:height="0.105cm" svg:x="18.757cm" svg:y="9.843cm">
            <text:p/>
            <draw:enhanced-geometry svg:viewBox="0 0 139 122" draw:mirror-horizontal="true" draw:type="non-primitive" draw:enhanced-path="M 108 5  L 127 38  L 139 74  L 124 107  L 124 107  L 76 113  L 47 120  L 38 122  L 38 122  L 8 81  L 0 39  L 14 0  L 14 0  L 64 1  L 96 4  L 108 5  L 108 5  L 108 5  Z N"/>
          </draw:custom-shape>
          <draw:custom-shape draw:style-name="gr60" draw:text-style-name="P2" draw:layer="layout" svg:width="0.066cm" svg:height="0.106cm" svg:x="19.196cm" svg:y="9.834cm">
            <text:p/>
            <draw:enhanced-geometry svg:viewBox="0 0 75 120" draw:mirror-horizontal="true" draw:type="non-primitive" draw:enhanced-path="M 63 14  L 74 46  L 75 86  L 64 117  L 64 117  L 43 119  L 28 120  L 22 120  L 22 120  L 0 67  L 5 21  L 13 0  L 13 0  L 41 4  L 57 10  L 63 14  L 63 14  L 63 14  Z N"/>
          </draw:custom-shape>
        </draw:g>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y are all undefined. They all attempt to modify m twice between sequence points.</text:span></text:p>
              <text:p text:style-name="P9"><text:span text:style-name="T7"/></text:p>
            </draw:text-box>
          </draw:frame>
        </presentation:notes>
      </draw:page>
      <draw:page draw:name="page3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precedence</text:span></text:p>
          </draw:text-box>
        </draw:frame>
        <draw:custom-shape draw:style-name="gr24" draw:text-style-name="P2" draw:layer="layout" svg:width="21.802cm" svg:height="17.568cm" svg:x="4.158cm" svg:y="0.926cm">
          <text:p/>
          <draw:enhanced-geometry svg:viewBox="0 0 21600 21600" draw:type="rectangle" draw:enhanced-path="M 0 0 L 21600 0 21600 21600 0 21600 0 0 Z N"/>
        </draw:custom-shape>
        <draw:custom-shape draw:style-name="gr65" draw:text-style-name="P2" draw:layer="layout" svg:width="7.409cm" svg:height="1.277cm" svg:x="4.793cm" svg:y="1.561cm">
          <text:p text:style-name="P26"><text:span text:style-name="T65">primary</text:span></text:p>
          <draw:enhanced-geometry svg:viewBox="0 0 21600 21600" draw:type="mso-spt202" draw:enhanced-path="M 0 0 L 21600 0 21600 21600 0 21600 0 0 Z N"/>
        </draw:custom-shape>
        <draw:custom-shape draw:style-name="gr66" draw:text-style-name="P2" draw:layer="layout" svg:width="12.7cm" svg:height="1.277cm" svg:x="12.625cm" svg:y="1.561cm">
          <text:p text:style-name="P26"><text:span text:style-name="T66">( ) <text:s/>[ ] <text:s/>-&gt; <text:s/>.</text:span></text:p>
          <draw:enhanced-geometry svg:viewBox="0 0 21600 21600" draw:type="mso-spt202" draw:enhanced-path="M 0 0 L 21600 0 21600 21600 0 21600 0 0 Z N"/>
        </draw:custom-shape>
        <draw:custom-shape draw:style-name="gr65" draw:text-style-name="P2" draw:layer="layout" svg:width="7.409cm" svg:height="1.277cm" svg:x="4.793cm" svg:y="3.254cm">
          <text:p text:style-name="P26"><text:span text:style-name="T65">unary</text:span></text:p>
          <draw:enhanced-geometry svg:viewBox="0 0 21600 21600" draw:type="mso-spt202" draw:enhanced-path="M 0 0 L 21600 0 21600 21600 0 21600 0 0 Z N"/>
        </draw:custom-shape>
        <draw:custom-shape draw:style-name="gr66" draw:text-style-name="P2" draw:layer="layout" svg:width="12.7cm" svg:height="0.937cm" svg:x="12.625cm" svg:y="3.453cm">
          <text:p text:style-name="P27"><text:span text:style-name="T67">! ~ + - ++ –- (T) sizeof + - * &amp;</text:span></text:p>
          <draw:enhanced-geometry svg:viewBox="0 0 21600 21600" draw:type="mso-spt202" draw:enhanced-path="M 0 0 L 21600 0 21600 21600 0 21600 0 0 Z N"/>
        </draw:custom-shape>
        <draw:custom-shape draw:style-name="gr65" draw:text-style-name="P2" draw:layer="layout" svg:width="7.409cm" svg:height="1.277cm" svg:x="4.793cm" svg:y="4.948cm">
          <text:p text:style-name="P26"><text:span text:style-name="T65">multiplicative</text:span></text:p>
          <draw:enhanced-geometry svg:viewBox="0 0 21600 21600" draw:type="mso-spt202" draw:enhanced-path="M 0 0 L 21600 0 21600 21600 0 21600 0 0 Z N"/>
        </draw:custom-shape>
        <draw:custom-shape draw:style-name="gr66" draw:text-style-name="P2" draw:layer="layout" svg:width="12.7cm" svg:height="1.277cm" svg:x="12.625cm" svg:y="4.948cm">
          <text:p text:style-name="P26"><text:span text:style-name="T66">* / %</text:span></text:p>
          <draw:enhanced-geometry svg:viewBox="0 0 21600 21600" draw:type="mso-spt202" draw:enhanced-path="M 0 0 L 21600 0 21600 21600 0 21600 0 0 Z N"/>
        </draw:custom-shape>
        <draw:custom-shape draw:style-name="gr65" draw:text-style-name="P2" draw:layer="layout" svg:width="7.409cm" svg:height="1.277cm" svg:x="4.793cm" svg:y="6.641cm">
          <text:p text:style-name="P26"><text:span text:style-name="T65">additive</text:span></text:p>
          <draw:enhanced-geometry svg:viewBox="0 0 21600 21600" draw:type="mso-spt202" draw:enhanced-path="M 0 0 L 21600 0 21600 21600 0 21600 0 0 Z N"/>
        </draw:custom-shape>
        <draw:custom-shape draw:style-name="gr66" draw:text-style-name="P2" draw:layer="layout" svg:width="12.7cm" svg:height="1.277cm" svg:x="12.625cm" svg:y="6.641cm">
          <text:p text:style-name="P26"><text:span text:style-name="T66">+ -</text:span></text:p>
          <draw:enhanced-geometry svg:viewBox="0 0 21600 21600" draw:type="mso-spt202" draw:enhanced-path="M 0 0 L 21600 0 21600 21600 0 21600 0 0 Z N"/>
        </draw:custom-shape>
        <draw:custom-shape draw:style-name="gr65" draw:text-style-name="P2" draw:layer="layout" svg:width="7.409cm" svg:height="1.277cm" svg:x="4.793cm" svg:y="8.334cm">
          <text:p text:style-name="P26"><text:span text:style-name="T65">shift</text:span></text:p>
          <draw:enhanced-geometry svg:viewBox="0 0 21600 21600" draw:type="mso-spt202" draw:enhanced-path="M 0 0 L 21600 0 21600 21600 0 21600 0 0 Z N"/>
        </draw:custom-shape>
        <draw:custom-shape draw:style-name="gr66" draw:text-style-name="P2" draw:layer="layout" svg:width="12.7cm" svg:height="1.277cm" svg:x="12.625cm" svg:y="8.334cm">
          <text:p text:style-name="P26"><text:span text:style-name="T66">&lt;&lt; &gt;&gt;</text:span></text:p>
          <draw:enhanced-geometry svg:viewBox="0 0 21600 21600" draw:type="mso-spt202" draw:enhanced-path="M 0 0 L 21600 0 21600 21600 0 21600 0 0 Z N"/>
        </draw:custom-shape>
        <draw:custom-shape draw:style-name="gr65" draw:text-style-name="P2" draw:layer="layout" svg:width="7.409cm" svg:height="1.277cm" svg:x="4.793cm" svg:y="10.028cm">
          <text:p text:style-name="P26"><text:span text:style-name="T65">relational</text:span></text:p>
          <draw:enhanced-geometry svg:viewBox="0 0 21600 21600" draw:type="mso-spt202" draw:enhanced-path="M 0 0 L 21600 0 21600 21600 0 21600 0 0 Z N"/>
        </draw:custom-shape>
        <draw:custom-shape draw:style-name="gr66" draw:text-style-name="P2" draw:layer="layout" svg:width="12.7cm" svg:height="1.277cm" svg:x="12.625cm" svg:y="10.028cm">
          <text:p text:style-name="P26"><text:span text:style-name="T66">&lt; &gt; &lt;= &gt;=</text:span></text:p>
          <draw:enhanced-geometry svg:viewBox="0 0 21600 21600" draw:type="mso-spt202" draw:enhanced-path="M 0 0 L 21600 0 21600 21600 0 21600 0 0 Z N"/>
        </draw:custom-shape>
        <draw:custom-shape draw:style-name="gr65" draw:text-style-name="P2" draw:layer="layout" svg:width="7.409cm" svg:height="1.277cm" svg:x="4.793cm" svg:y="11.721cm">
          <text:p text:style-name="P26"><text:span text:style-name="T65">equality</text:span></text:p>
          <draw:enhanced-geometry svg:viewBox="0 0 21600 21600" draw:type="mso-spt202" draw:enhanced-path="M 0 0 L 21600 0 21600 21600 0 21600 0 0 Z N"/>
        </draw:custom-shape>
        <draw:custom-shape draw:style-name="gr66" draw:text-style-name="P2" draw:layer="layout" svg:width="12.7cm" svg:height="1.277cm" svg:x="12.625cm" svg:y="11.721cm">
          <text:p text:style-name="P26"><text:span text:style-name="T66">== !=</text:span></text:p>
          <draw:enhanced-geometry svg:viewBox="0 0 21600 21600" draw:type="mso-spt202" draw:enhanced-path="M 0 0 L 21600 0 21600 21600 0 21600 0 0 Z N"/>
        </draw:custom-shape>
        <draw:custom-shape draw:style-name="gr65" draw:text-style-name="P2" draw:layer="layout" svg:width="7.409cm" svg:height="1.277cm" svg:x="4.793cm" svg:y="13.414cm">
          <text:p text:style-name="P26"><text:span text:style-name="T65">bitwise/boolean</text:span></text:p>
          <draw:enhanced-geometry svg:viewBox="0 0 21600 21600" draw:type="mso-spt202" draw:enhanced-path="M 0 0 L 21600 0 21600 21600 0 21600 0 0 Z N"/>
        </draw:custom-shape>
        <draw:custom-shape draw:style-name="gr66" draw:text-style-name="P2" draw:layer="layout" svg:width="12.7cm" svg:height="1.277cm" svg:x="12.625cm" svg:y="13.414cm">
          <text:p text:style-name="P26"><text:span text:style-name="T66">&amp; </text:span><text:span text:style-name="T68">then</text:span><text:span text:style-name="T66"> ^ </text:span><text:span text:style-name="T68">then</text:span><text:span text:style-name="T66"> |</text:span></text:p>
          <draw:enhanced-geometry svg:viewBox="0 0 21600 21600" draw:type="mso-spt202" draw:enhanced-path="M 0 0 L 21600 0 21600 21600 0 21600 0 0 Z N"/>
        </draw:custom-shape>
        <draw:custom-shape draw:style-name="gr65" draw:text-style-name="P2" draw:layer="layout" svg:width="7.409cm" svg:height="1.277cm" svg:x="4.793cm" svg:y="15.108cm">
          <text:p text:style-name="P26"><text:span text:style-name="T65">boolean</text:span></text:p>
          <draw:enhanced-geometry svg:viewBox="0 0 21600 21600" draw:type="mso-spt202" draw:enhanced-path="M 0 0 L 21600 0 21600 21600 0 21600 0 0 Z N"/>
        </draw:custom-shape>
        <draw:custom-shape draw:style-name="gr66" draw:text-style-name="P2" draw:layer="layout" svg:width="12.7cm" svg:height="1.277cm" svg:x="12.625cm" svg:y="15.108cm">
          <text:p text:style-name="P26"><text:span text:style-name="T66">&amp;&amp; </text:span><text:span text:style-name="T68">then</text:span><text:span text:style-name="T66"> || </text:span><text:span text:style-name="T68">then</text:span><text:span text:style-name="T66"> ?:</text:span></text:p>
          <draw:enhanced-geometry svg:viewBox="0 0 21600 21600" draw:type="mso-spt202" draw:enhanced-path="M 0 0 L 21600 0 21600 21600 0 21600 0 0 Z N"/>
        </draw:custom-shape>
        <draw:custom-shape draw:style-name="gr65" draw:text-style-name="P2" draw:layer="layout" svg:width="7.409cm" svg:height="1.277cm" svg:x="4.793cm" svg:y="16.801cm">
          <text:p text:style-name="P26"><text:span text:style-name="T65">assignment</text:span></text:p>
          <draw:enhanced-geometry svg:viewBox="0 0 21600 21600" draw:type="mso-spt202" draw:enhanced-path="M 0 0 L 21600 0 21600 21600 0 21600 0 0 Z N"/>
        </draw:custom-shape>
        <draw:custom-shape draw:style-name="gr66" draw:text-style-name="P2" draw:layer="layout" svg:width="12.7cm" svg:height="1.277cm" svg:x="12.625cm" svg:y="16.801cm">
          <text:p text:style-name="P26"><text:span text:style-name="T66">= *= /= %= += -= ...</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only operators not shown on the above table is the comma operator which has the lowest precedence of all and sizeof which is a unary operator, and compound literals which has precedence between postfix ++ -- and prefix ++ --</text:span></text:p>
              <text:p text:style-name="P9"><text:span text:style-name="T7">Occasionally the precedence is not as expected and parentheses must be used. For example, the bitwise logical operators is below the equality operators. This means that the following expression:</text:span></text:p>
              <text:p text:style-name="P9"><text:span text:style-name="T7"/></text:p>
              <text:p text:style-name="P14"><text:span text:style-name="T7"><text:tab/></text:span><text:span text:style-name="T7"><text:tab/></text:span><text:span text:style-name="T7">if (x &amp; MASK == 0) …</text:span></text:p>
              <text:p text:style-name="P15"><text:span text:style-name="T7"/></text:p>
              <text:p text:style-name="P15"><text:span text:style-name="T7">parses as:</text:span></text:p>
              <text:p text:style-name="P15"><text:span text:style-name="T7"/></text:p>
              <text:p text:style-name="P14"><text:span text:style-name="T7"><text:tab/></text:span><text:span text:style-name="T7"><text:tab/></text:span><text:span text:style-name="T7">if (x &amp; (MASK == 0)) …</text:span></text:p>
              <text:p text:style-name="P15"><text:span text:style-name="T7"/></text:p>
              <text:p text:style-name="P15"><text:span text:style-name="T7">which is almost certainly not what was intended. </text:span></text:p>
            </draw:text-box>
          </draw:frame>
        </presentation:notes>
      </draw:page>
      <draw:page draw:name="page3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ssociativity</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rule 1 <text:s/></text:span></text:p>
                <text:list text:style-name="L3">
                  <text:list-item>
                    <text:p text:style-name="P7"><text:span text:style-name="T3">except for assignment all binary operators are left-associative</text:span><text:span text:style-name="T3"><text:line-break/></text:span><text:span text:style-name="T3"><text:line-break/></text:span><text:span text:style-name="T3"><text:line-break/></text:span><text:span text:style-name="T3"/></text:p>
                  </text:list-item>
                </text:list>
              </text:list-item>
              <text:list-item>
                <text:p text:style-name="P6"><text:span text:style-name="T3"><text:s/></text:span><text:span text:style-name="T3">rule 2</text:span></text:p>
                <text:list text:style-name="L3">
                  <text:list-item>
                    <text:p text:style-name="P7"><text:span text:style-name="T3">unary operators, assignment and ?: are</text:span><text:span text:style-name="T3"><text:line-break/></text:span><text:span text:style-name="T3"> right-associative</text:span></text:p>
                  </text:list-item>
                </text:list>
              </text:list-item>
            </text:list>
          </draw:text-box>
        </draw:frame>
        <draw:custom-shape draw:style-name="gr33" draw:text-style-name="P2" draw:layer="layout" svg:width="7.408cm" svg:height="1.277cm" svg:x="6.562cm" svg:y="5.856cm">
          <text:p text:style-name="P26"><text:span text:style-name="T66">x + y + z</text:span></text:p>
          <draw:enhanced-geometry svg:viewBox="0 0 21600 21600" draw:type="mso-spt202" draw:enhanced-path="M 0 0 L 21600 0 21600 21600 0 21600 0 0 Z N"/>
        </draw:custom-shape>
        <draw:custom-shape draw:style-name="gr33" draw:text-style-name="P2" draw:layer="layout" svg:width="7.409cm" svg:height="1.277cm" svg:x="17.568cm" svg:y="5.856cm">
          <text:p text:style-name="P26"><text:span text:style-name="T66">(x + y) + z</text:span></text:p>
          <draw:enhanced-geometry svg:viewBox="0 0 21600 21600" draw:type="mso-spt202" draw:enhanced-path="M 0 0 L 21600 0 21600 21600 0 21600 0 0 Z N"/>
        </draw:custom-shape>
        <draw:custom-shape draw:style-name="gr33" draw:text-style-name="P2" draw:layer="layout" svg:width="8.996cm" svg:height="1.277cm" svg:x="5.164cm" svg:y="11.986cm">
          <text:p text:style-name="P26"><text:span text:style-name="T66">**z</text:span></text:p>
          <draw:enhanced-geometry svg:viewBox="0 0 21600 21600" draw:type="mso-spt202" draw:enhanced-path="M 0 0 L 21600 0 21600 21600 0 21600 0 0 Z N"/>
        </draw:custom-shape>
        <draw:custom-shape draw:style-name="gr33" draw:text-style-name="P2" draw:layer="layout" svg:width="7.409cm" svg:height="1.277cm" svg:x="17.762cm" svg:y="11.986cm">
          <text:p text:style-name="P26"><text:span text:style-name="T66">*(*z)</text:span></text:p>
          <draw:enhanced-geometry svg:viewBox="0 0 21600 21600" draw:type="mso-spt202" draw:enhanced-path="M 0 0 L 21600 0 21600 21600 0 21600 0 0 Z N"/>
        </draw:custom-shape>
        <draw:custom-shape draw:style-name="gr33" draw:text-style-name="P2" draw:layer="layout" svg:width="8.996cm" svg:height="1.277cm" svg:x="5.164cm" svg:y="13.785cm">
          <text:p text:style-name="P26"><text:span text:style-name="T66">x += y += z</text:span></text:p>
          <draw:enhanced-geometry svg:viewBox="0 0 21600 21600" draw:type="mso-spt202" draw:enhanced-path="M 0 0 L 21600 0 21600 21600 0 21600 0 0 Z N"/>
        </draw:custom-shape>
        <draw:custom-shape draw:style-name="gr33" draw:text-style-name="P2" draw:layer="layout" svg:width="7.409cm" svg:height="1.277cm" svg:x="17.762cm" svg:y="13.785cm">
          <text:p text:style-name="P26"><text:span text:style-name="T66">x += (y += z)</text:span></text:p>
          <draw:enhanced-geometry svg:viewBox="0 0 21600 21600" draw:type="mso-spt202" draw:enhanced-path="M 0 0 L 21600 0 21600 21600 0 21600 0 0 Z N"/>
        </draw:custom-shape>
        <draw:custom-shape draw:style-name="gr33" draw:text-style-name="P2" draw:layer="layout" svg:width="8.996cm" svg:height="1.277cm" svg:x="5.159cm" svg:y="15.584cm">
          <text:p text:style-name="P26"><text:span text:style-name="T66">a?b:c?d:e</text:span></text:p>
          <draw:enhanced-geometry svg:viewBox="0 0 21600 21600" draw:type="mso-spt202" draw:enhanced-path="M 0 0 L 21600 0 21600 21600 0 21600 0 0 Z N"/>
        </draw:custom-shape>
        <draw:custom-shape draw:style-name="gr33" draw:text-style-name="P2" draw:layer="layout" svg:width="7.395cm" svg:height="1.277cm" svg:x="17.758cm" svg:y="15.584cm">
          <text:p text:style-name="P26"><text:span text:style-name="T66">a?b:(c?d:e)</text:span></text:p>
          <draw:enhanced-geometry svg:viewBox="0 0 21600 21600" draw:type="mso-spt202" draw:enhanced-path="M 0 0 L 21600 0 21600 21600 0 21600 0 0 Z N"/>
        </draw:custom-shape>
        <draw:custom-shape draw:style-name="gr34" draw:text-style-name="P2" draw:layer="layout" svg:width="2.602cm" svg:height="1.398cm" svg:x="14.556cm" svg:y="5.9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2.602cm" svg:height="1.398cm" svg:x="14.755cm" svg:y="11.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2.602cm" svg:height="1.398cm" svg:x="14.759cm" svg:y="13.7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2.602cm" svg:height="1.398cm" svg:x="14.759cm" svg:y="15.5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 draw:layer="layout" svg:width="1.453cm" svg:height="2.797cm" svg:x="25.156cm" svg:y="13.123cm">
          <text:p text:style-name="P5"><text:span text:style-name="T48">?</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layer="layout" svg:width="14.363cm" svg:height="13.019cm" svg:x="2.962cm" svg:y="13.502cm" presentation:class="notes" presentation:placeholder="true">
            <draw:text-box/>
          </draw:frame>
        </presentation:notes>
      </draw:page>
      <draw:page draw:name="page3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valuation order</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text:s/></text:span><text:span text:style-name="T3">very important</text:span></text:p>
                <text:list text:style-name="L3">
                  <text:list-item>
                    <text:p text:style-name="P7"><text:span text:style-name="T3">precedence controls operators not operands</text:span></text:p>
                  </text:list-item>
                  <text:list-item>
                    <text:p text:style-name="P7"><text:span text:style-name="T3">order of evaluation of operands is unspecified</text:span></text:p>
                  </text:list-item>
                  <text:list-item>
                    <text:p text:style-name="P7"><text:span text:style-name="T3">only sequence points guarantee evaluation order</text:span></text:p>
                  </text:list-item>
                </text:list>
              </text:list-item>
            </text:list>
          </draw:text-box>
        </draw:frame>
        <draw:custom-shape draw:style-name="gr11" draw:text-style-name="P2" draw:layer="layout" svg:width="11.404cm" svg:height="2.547cm" svg:x="8.158cm" svg:y="7.382cm">
          <text:p text:style-name="P3"><text:span text:style-name="T38"/></text:p>
          <text:p text:style-name="P3"><text:span text:style-name="T34"><text:s text:c="4"/></text:span><text:span text:style-name="T39">int</text:span><text:span text:style-name="T34"> x = f() + g() * h();</text:span></text:p>
          <text:p text:style-name="P3"><text:span text:style-name="T34"/></text:p>
          <draw:enhanced-geometry svg:viewBox="0 0 21600 21600" draw:type="mso-spt202" draw:enhanced-path="M 0 0 L 21600 0 21600 21600 0 21600 0 0 Z N"/>
        </draw:custom-shape>
        <draw:custom-shape draw:style-name="gr12" draw:text-style-name="P2" draw:layer="layout" svg:width="17.343cm" svg:height="1.955cm" svg:x="7.96cm" svg:y="10.641cm">
          <text:p text:style-name="P3"><text:span text:style-name="T69">In this example the three functions f( ) and g( ) and h( ) can be called in </text:span><text:span text:style-name="T70">any</text:span><text:span text:style-name="T69"> order</text:span></text:p>
          <draw:enhanced-geometry svg:viewBox="0 0 21600 21600" draw:type="mso-spt202" draw:enhanced-path="M 0 0 L 21600 0 21600 21600 0 21600 0 0 Z N"/>
        </draw:custom-shape>
        <draw:line draw:style-name="gr67" draw:text-style-name="P11" draw:layer="layout" svg:x1="9.387cm" svg:y1="8.727cm" svg:x2="6.124cm" svg:y2="8.731cm">
          <text:p/>
        </draw:line>
        <draw:line draw:style-name="gr13" draw:text-style-name="P11" draw:layer="layout" svg:x1="6.156cm" svg:y1="8.727cm" svg:x2="6.16cm" svg:y2="11.245cm">
          <text:p/>
        </draw:line>
        <draw:line draw:style-name="gr13" draw:text-style-name="P11" draw:layer="layout" svg:x1="6.156cm" svg:y1="11.245cm" svg:x2="7.757cm" svg:y2="11.249cm">
          <text:p/>
        </draw:line>
        <draw:custom-shape draw:style-name="gr11" draw:text-style-name="P2" draw:layer="layout" svg:width="11.404cm" svg:height="4.833cm" svg:x="8.158cm" svg:y="13.123cm">
          <text:p text:style-name="P3"><text:span text:style-name="T38"/></text:p>
          <text:p text:style-name="P3"><text:span text:style-name="T34"><text:s text:c="4"/></text:span><text:span text:style-name="T39">int</text:span><text:span text:style-name="T34"> v1 = f();</text:span></text:p>
          <text:p text:style-name="P3"><text:span text:style-name="T34"><text:s text:c="4"/></text:span><text:span text:style-name="T39">int</text:span><text:span text:style-name="T34"> v2 = g();</text:span></text:p>
          <text:p text:style-name="P3"><text:span text:style-name="T34"><text:s text:c="4"/></text:span><text:span text:style-name="T39">int</text:span><text:span text:style-name="T34"> v3 = h();</text:span></text:p>
          <text:p text:style-name="P3"><text:span text:style-name="T34"><text:s text:c="4"/></text:span><text:span text:style-name="T39">int</text:span><text:span text:style-name="T34"> x = v1 + v2 * v3;</text:span></text:p>
          <text:p text:style-name="P3"><text:span text:style-name="T34"/></text:p>
          <draw:enhanced-geometry svg:viewBox="0 0 21600 21600" draw:type="mso-spt202" draw:enhanced-path="M 0 0 L 21600 0 21600 21600 0 21600 0 0 Z N"/>
        </draw:custom-shape>
        <draw:custom-shape draw:style-name="gr15" draw:text-style-name="P2" draw:layer="layout" svg:width="22.962cm" svg:height="2.002cm" svg:x="4.555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453cm" svg:height="2.797cm" svg:x="19.556cm" svg:y="14.124cm">
          <text:p text:style-name="P5"><text:span text:style-name="T48">?</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 unspecified evaluation order is a defining characteristic of C and C++. In contrast, the evaluation order in Java and C# is strictly left to right.</text:span></text:p>
              <text:p text:style-name="P9"><text:span text:style-name="T7"/></text:p>
            </draw:text-box>
          </draw:frame>
        </presentation:notes>
      </draw:page>
      <draw:page draw:name="page3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ercis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text:s/></text:span><text:span text:style-name="T3">in the given statement…</text:span></text:p>
                <text:list text:style-name="L3">
                  <text:list-item>
                    <text:p text:style-name="P7"><text:span text:style-name="T3">where are the sequence points?</text:span></text:p>
                  </text:list-item>
                  <text:list-item>
                    <text:p text:style-name="P7"><text:span text:style-name="T3">what are the operators?</text:span></text:p>
                  </text:list-item>
                  <text:list-item>
                    <text:p text:style-name="P7"><text:span text:style-name="T3">what is their relative precedence?</text:span></text:p>
                  </text:list-item>
                  <text:list-item>
                    <text:p text:style-name="P7"><text:span text:style-name="T3">how many times is m modified between sequence points?</text:span></text:p>
                  </text:list-item>
                  <text:list-item>
                    <text:p text:style-name="P7"><text:span text:style-name="T3">is it undefined?</text:span></text:p>
                  </text:list-item>
                </text:list>
              </text:list-item>
            </text:list>
          </draw:text-box>
        </draw:frame>
        <draw:custom-shape draw:style-name="gr11" draw:text-style-name="P2" draw:layer="layout" svg:width="10.002cm" svg:height="1.277cm" svg:x="11.359cm" svg:y="10.927cm">
          <text:p text:style-name="P3"><text:span text:style-name="T26">m = m++, m;</text:span></text:p>
          <draw:enhanced-geometry svg:viewBox="0 0 21600 21600" draw:type="mso-spt202" draw:enhanced-path="M 0 0 L 21600 0 21600 21600 0 21600 0 0 Z N"/>
        </draw:custom-shape>
        <draw:g>
          <draw:custom-shape draw:style-name="gr41" draw:text-style-name="P2" draw:layer="layout" svg:width="9.402cm" svg:height="8.832cm" svg:x="5.759cm" svg:y="9.878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2" draw:layer="layout" svg:width="0.335cm" svg:height="0.419cm" svg:x="8.941cm" svg:y="12.047cm">
              <text:p/>
              <draw:enhanced-geometry svg:viewBox="0 0 402 505" draw:mirror-horizontal="true"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43" draw:text-style-name="P2" draw:layer="layout" svg:width="0.247cm" svg:height="0.212cm" svg:x="13.183cm" svg:y="16.166cm">
              <text:p/>
              <draw:enhanced-geometry svg:viewBox="0 0 301 254" draw:mirror-horizontal="true" draw:type="non-primitive" draw:enhanced-path="M 4 175  L 6 80  L 0 25  L 5 1  L 38 0  L 38 0  L 109 14  L 196 37  L 270 60  L 301 70  L 301 70  L 289 93  L 258 145  L 217 204  L 170 248  L 125 254  L 125 254  L 63 218  L 20 188  L 4 175  L 4 175  L 4 175  Z N"/>
            </draw:custom-shape>
            <draw:custom-shape draw:style-name="gr44" draw:text-style-name="P2" draw:layer="layout" svg:width="1.336cm" svg:height="1.072cm" svg:x="12.056cm" svg:y="16.082cm">
              <text:p/>
              <draw:enhanced-geometry svg:viewBox="0 0 1608 1291" draw:mirror-horizontal="true"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45" draw:text-style-name="P2" draw:layer="layout" svg:width="1.336cm" svg:height="1.072cm" svg:x="12.056cm" svg:y="16.082cm">
              <text:p/>
              <draw:enhanced-geometry svg:viewBox="0 0 1608 1291" draw:mirror-horizontal="true"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46" draw:text-style-name="P11" draw:layer="layout" svg:x1="12.885cm" svg:y1="16.36cm" svg:x2="12.991cm" svg:y2="16.466cm">
              <text:p/>
            </draw:line>
            <draw:custom-shape draw:style-name="gr47" draw:text-style-name="P2" draw:layer="layout" svg:width="3.033cm" svg:height="2.5cm" svg:x="12.112cm" svg:y="16.197cm">
              <text:p/>
              <draw:enhanced-geometry svg:viewBox="0 0 3659 3016" draw:mirror-horizontal="true"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45" draw:text-style-name="P2" draw:layer="layout" svg:width="3.033cm" svg:height="2.5cm" svg:x="12.112cm" svg:y="16.197cm">
              <text:p/>
              <draw:enhanced-geometry svg:viewBox="0 0 3659 3016" draw:mirror-horizontal="true"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48" draw:text-style-name="P2" draw:layer="layout" svg:width="1.931cm" svg:height="1.716cm" svg:x="12.932cm" svg:y="16.514cm">
              <text:p/>
              <draw:enhanced-geometry svg:viewBox="0 0 2328 2071" draw:mirror-horizontal="true"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45" draw:text-style-name="P2" draw:layer="layout" svg:width="0.402cm" svg:height="0.291cm" svg:x="12.175cm" svg:y="17.864cm">
              <text:p/>
              <draw:enhanced-geometry svg:viewBox="0 0 486 353" draw:mirror-horizontal="true" draw:type="non-primitive" draw:enhanced-path="M 486 0  L 459 30  L 424 62  L 380 97  L 331 135  L 277 173  L 220 212  L 163 250  L 105 288  L 51 322  L 0 353  N"/>
            </draw:custom-shape>
            <draw:custom-shape draw:style-name="gr45" draw:text-style-name="P2" draw:layer="layout" svg:width="0.922cm" svg:height="0.379cm" svg:x="12.581cm" svg:y="18.155cm">
              <text:p/>
              <draw:enhanced-geometry svg:viewBox="0 0 1111 453" draw:mirror-horizontal="true"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45" draw:text-style-name="P2" draw:layer="layout" svg:width="0.816cm" svg:height="0.035cm" svg:x="13.498cm" svg:y="18.512cm">
              <text:p/>
              <draw:enhanced-geometry svg:viewBox="0 0 982 46" draw:mirror-horizontal="true" draw:type="non-primitive" draw:enhanced-path="M 982 27  L 947 33  L 905 37  L 856 41  L 803 44  L 745 45  L 684 46  L 620 46  L 554 46  L 488 44  L 422 42  L 356 39  L 293 36  L 233 31  L 175 26  L 122 20  L 75 15  L 34 8  L 0 0  N"/>
            </draw:custom-shape>
            <draw:custom-shape draw:style-name="gr45" draw:text-style-name="P2" draw:layer="layout" svg:width="0.53cm" svg:height="0.256cm" svg:x="14.318cm" svg:y="18.252cm">
              <text:p/>
              <draw:enhanced-geometry svg:viewBox="0 0 641 307" draw:mirror-horizontal="true" draw:type="non-primitive" draw:enhanced-path="M 641 307  L 595 295  L 546 281  L 492 264  L 436 245  L 377 223  L 318 200  L 260 176  L 205 148  L 153 121  L 104 92  L 62 62  L 27 32  L 0 0  N"/>
            </draw:custom-shape>
            <draw:custom-shape draw:style-name="gr45" draw:text-style-name="P2" draw:layer="layout" svg:width="0.445cm" svg:height="0.441cm" svg:x="12.147cm" svg:y="17.123cm">
              <text:p/>
              <draw:enhanced-geometry svg:viewBox="0 0 541 528" draw:mirror-horizontal="true" draw:type="non-primitive" draw:enhanced-path="M 541 0  L 502 59  L 465 116  L 427 172  L 390 225  L 353 276  L 315 322  L 279 365  L 243 405  L 207 439  L 172 468  L 135 493  L 102 511  L 68 523  L 34 528  L 0 526  N"/>
            </draw:custom-shape>
            <draw:custom-shape draw:style-name="gr45" draw:text-style-name="P2" draw:layer="layout" svg:width="0.437cm" svg:height="0.217cm" svg:x="12.592cm" svg:y="17.343cm">
              <text:p/>
              <draw:enhanced-geometry svg:viewBox="0 0 524 264" draw:mirror-horizontal="true" draw:type="non-primitive" draw:enhanced-path="M 524 264  L 469 249  L 407 225  L 338 195  L 269 159  L 200 121  L 137 85  L 82 52  L 38 25  L 10 7  L 0 0  N"/>
            </draw:custom-shape>
            <draw:custom-shape draw:style-name="gr45" draw:text-style-name="P2" draw:layer="layout" svg:width="0.124cm" svg:height="0.657cm" svg:x="12.907cm" svg:y="17.343cm">
              <text:p/>
              <draw:enhanced-geometry svg:viewBox="0 0 148 798" draw:mirror-horizontal="true" draw:type="non-primitive" draw:enhanced-path="M 0 0  L 30 36  L 59 78  L 82 125  L 103 176  L 119 229  L 132 283  L 141 341  L 147 398  L 148 454  L 147 510  L 141 562  L 132 611  L 119 658  L 103 699  L 82 735  L 59 763  L 30 785  L 0 798  N"/>
            </draw:custom-shape>
            <draw:custom-shape draw:style-name="gr45" draw:text-style-name="P2" draw:layer="layout" svg:width="0.56cm" svg:height="0.159cm" svg:x="13.031cm" svg:y="17.868cm">
              <text:p/>
              <draw:enhanced-geometry svg:viewBox="0 0 678 190" draw:mirror-horizontal="true" draw:type="non-primitive" draw:enhanced-path="M 678 164  L 631 175  L 583 183  L 533 188  L 481 190  L 429 188  L 376 181  L 323 171  L 268 156  L 214 136  L 160 110  L 106 79  L 53 43  L 0 0  N"/>
            </draw:custom-shape>
            <draw:custom-shape draw:style-name="gr45" draw:text-style-name="P2" draw:layer="layout" svg:width="0.119cm" svg:height="0.375cm" svg:x="13.483cm" svg:y="17.868cm">
              <text:p/>
              <draw:enhanced-geometry svg:viewBox="0 0 145 454" draw:mirror-horizontal="true" draw:type="non-primitive" draw:enhanced-path="M 26 0  L 63 45  L 94 93  L 118 142  L 135 191  L 144 240  L 145 286  L 140 329  L 127 368  L 106 401  L 78 427  L 43 445  L 0 454  N"/>
            </draw:custom-shape>
            <draw:custom-shape draw:style-name="gr45" draw:text-style-name="P2" draw:layer="layout" svg:width="0.758cm" svg:height="0.03cm" svg:x="13.604cm" svg:y="18.239cm">
              <text:p/>
              <draw:enhanced-geometry svg:viewBox="0 0 912 32" draw:mirror-horizontal="true" draw:type="non-primitive" draw:enhanced-path="M 912 9  L 871 12  L 824 16  L 768 19  L 707 22  L 642 26  L 574 28  L 504 30  L 432 32  L 362 32  L 294 30  L 229 29  L 169 26  L 114 22  L 67 17  L 28 9  L 0 0  N"/>
            </draw:custom-shape>
            <draw:custom-shape draw:style-name="gr45" draw:text-style-name="P2" draw:layer="layout" svg:width="0.198cm" svg:height="0.189cm" svg:x="14.367cm" svg:y="18.045cm">
              <text:p/>
              <draw:enhanced-geometry svg:viewBox="0 0 242 234" draw:mirror-horizontal="true" draw:type="non-primitive" draw:enhanced-path="M 242 234  L 181 204  L 128 172  L 80 134  L 43 94  L 16 48  L 0 0  N"/>
            </draw:custom-shape>
            <draw:custom-shape draw:style-name="gr45" draw:text-style-name="P2" draw:layer="layout" svg:width="0.198cm" svg:height="0.3cm" svg:x="13.772cm" svg:y="17.811cm">
              <text:p/>
              <draw:enhanced-geometry svg:viewBox="0 0 242 362" draw:mirror-horizontal="true" draw:type="non-primitive" draw:enhanced-path="M 0 0  L 46 42  L 92 82  L 137 123  L 175 163  L 208 202  L 231 238  L 242 274  L 241 306  L 225 336  L 191 362  N"/>
            </draw:custom-shape>
            <draw:custom-shape draw:style-name="gr45" draw:text-style-name="P2" draw:layer="layout" svg:width="0.586cm" svg:height="0.111cm" svg:x="13.807cm" svg:y="18.106cm">
              <text:p/>
              <draw:enhanced-geometry svg:viewBox="0 0 705 131" draw:mirror-horizontal="true" draw:type="non-primitive" draw:enhanced-path="M 705 0  L 669 19  L 628 37  L 584 53  L 536 69  L 485 84  L 431 96  L 375 107  L 316 116  L 255 124  L 192 129  L 129 131  L 66 131  L 0 128  N"/>
            </draw:custom-shape>
            <draw:custom-shape draw:style-name="gr45" draw:text-style-name="P2" draw:layer="layout" svg:width="0.357cm" svg:height="0.124cm" svg:x="12.394cm" svg:y="16.845cm">
              <text:p/>
              <draw:enhanced-geometry svg:viewBox="0 0 430 154" draw:mirror-horizontal="true" draw:type="non-primitive" draw:enhanced-path="M 430 154  L 373 124  L 313 94  L 252 65  L 193 40  L 136 20  L 84 6  L 38 0  L 0 5  N"/>
            </draw:custom-shape>
            <draw:custom-shape draw:style-name="gr45" draw:text-style-name="P2" draw:layer="layout" svg:width="0.167cm" svg:height="0.088cm" svg:x="12.751cm" svg:y="16.854cm">
              <text:p/>
              <draw:enhanced-geometry svg:viewBox="0 0 200 105" draw:mirror-horizontal="true" draw:type="non-primitive" draw:enhanced-path="M 200 0  L 110 40  L 33 84  L 0 105  N"/>
            </draw:custom-shape>
            <draw:custom-shape draw:style-name="gr45" draw:text-style-name="P2" draw:layer="layout" svg:width="0.075cm" svg:height="0.155cm" svg:x="12.914cm" svg:y="16.783cm">
              <text:p/>
              <draw:enhanced-geometry svg:viewBox="0 0 86 183" draw:mirror-horizontal="true" draw:type="non-primitive" draw:enhanced-path="M 86 183  L 41 86  L 10 22  L 0 0  N"/>
            </draw:custom-shape>
            <draw:custom-shape draw:style-name="gr45" draw:text-style-name="P2" draw:layer="layout" svg:width="0.194cm" svg:height="0.498cm" svg:x="12.585cm" svg:y="16.885cm">
              <text:p/>
              <draw:enhanced-geometry svg:viewBox="0 0 235 600" draw:mirror-horizontal="true" draw:type="non-primitive" draw:enhanced-path="M 0 0  L 4 38  L 17 93  L 40 157  L 67 228  L 99 303  L 131 378  L 162 447  L 190 508  L 214 556  L 229 588  L 235 600  N"/>
            </draw:custom-shape>
            <draw:custom-shape draw:style-name="gr45" draw:text-style-name="P2" draw:layer="layout" svg:width="0.542cm" svg:height="0.111cm" svg:x="12.581cm" svg:y="17.268cm">
              <text:p/>
              <draw:enhanced-geometry svg:viewBox="0 0 653 136" draw:mirror-horizontal="true" draw:type="non-primitive" draw:enhanced-path="M 653 136  L 572 106  L 496 80  L 425 58  L 358 39  L 297 24  L 242 12  L 191 4  L 146 0  L 107 0  L 73 3  L 46 11  L 25 24  L 10 41  L 1 61  L 0 86  L 4 116  N"/>
            </draw:custom-shape>
            <draw:custom-shape draw:style-name="gr45" draw:text-style-name="P2" draw:layer="layout" svg:width="0.061cm" svg:height="0.534cm" svg:x="13.06cm" svg:y="17.365cm">
              <text:p/>
              <draw:enhanced-geometry svg:viewBox="0 0 73 643" draw:mirror-horizontal="true" draw:type="non-primitive" draw:enhanced-path="M 0 0  L 12 54  L 23 119  L 32 192  L 41 270  L 49 348  L 56 424  L 63 494  L 67 554  L 70 601  L 72 632  L 73 643  N"/>
            </draw:custom-shape>
            <draw:custom-shape draw:style-name="gr45" draw:text-style-name="P2" draw:layer="layout" svg:width="0.665cm" svg:height="0.154cm" svg:x="13.06cm" svg:y="17.754cm">
              <text:p/>
              <draw:enhanced-geometry svg:viewBox="0 0 798 181" draw:mirror-horizontal="true" draw:type="non-primitive" draw:enhanced-path="M 798 171  L 714 141  L 635 114  L 560 89  L 490 66  L 425 48  L 364 32  L 309 20  L 258 11  L 212 4  L 170 0  L 132 0  L 101 4  L 72 11  L 49 20  L 31 33  L 16 49  L 6 68  L 1 92  L 0 118  L 3 148  L 11 181  N"/>
            </draw:custom-shape>
            <draw:custom-shape draw:style-name="gr45" draw:text-style-name="P2" draw:layer="layout" svg:width="0.251cm" svg:height="0.203cm" svg:x="13.717cm" svg:y="17.705cm">
              <text:p/>
              <draw:enhanced-geometry svg:viewBox="0 0 306 244" draw:mirror-horizontal="true" draw:type="non-primitive" draw:enhanced-path="M 306 244  L 231 160  L 159 96  L 96 50  L 45 20  L 12 5  L 0 0  N"/>
            </draw:custom-shape>
            <draw:custom-shape draw:style-name="gr45" draw:text-style-name="P2" draw:layer="layout" svg:width="0.564cm" svg:height="0.3cm" svg:x="12.114cm" svg:y="17.392cm">
              <text:p/>
              <draw:enhanced-geometry svg:viewBox="0 0 676 364" draw:mirror-horizontal="true" draw:type="non-primitive" draw:enhanced-path="M 676 0  L 658 40  L 634 81  L 604 121  L 572 159  L 534 195  L 494 231  L 449 262  L 403 289  L 354 314  L 305 335  L 253 349  L 202 360  L 150 364  L 99 361  L 49 352  L 0 336  N"/>
            </draw:custom-shape>
            <draw:custom-shape draw:style-name="gr45" draw:text-style-name="P2" draw:layer="layout" svg:width="0.163cm" svg:height="0.114cm" svg:x="12.676cm" svg:y="17.56cm">
              <text:p/>
              <draw:enhanced-geometry svg:viewBox="0 0 197 136" draw:mirror-horizontal="true" draw:type="non-primitive" draw:enhanced-path="M 197 136  L 80 79  L 21 41  L 0 16  L 2 3  L 6 0  N"/>
            </draw:custom-shape>
            <draw:custom-shape draw:style-name="gr45" draw:text-style-name="P2" draw:layer="layout" svg:width="0.061cm" svg:height="0.383cm" svg:x="12.769cm" svg:y="17.56cm">
              <text:p/>
              <draw:enhanced-geometry svg:viewBox="0 0 75 462" draw:mirror-horizontal="true" draw:type="non-primitive" draw:enhanced-path="M 0 0  L 28 74  L 50 140  L 65 201  L 72 258  L 75 311  L 69 362  L 57 412  L 36 462  N"/>
            </draw:custom-shape>
            <draw:custom-shape draw:style-name="gr45" draw:text-style-name="P2" draw:layer="layout" svg:width="0.362cm" svg:height="0.119cm" svg:x="12.444cm" svg:y="17.948cm">
              <text:p/>
              <draw:enhanced-geometry svg:viewBox="0 0 434 145" draw:mirror-horizontal="true" draw:type="non-primitive" draw:enhanced-path="M 0 0  L 76 0  L 142 1  L 199 5  L 251 14  L 299 31  L 343 57  L 387 95  L 434 145  N"/>
            </draw:custom-shape>
            <draw:custom-shape draw:style-name="gr45" draw:text-style-name="P2" draw:layer="layout" svg:width="0.441cm" svg:height="0.137cm" svg:x="14.471cm" svg:y="17.762cm">
              <text:p/>
              <draw:enhanced-geometry svg:viewBox="0 0 531 165" draw:mirror-horizontal="true" draw:type="non-primitive" draw:enhanced-path="M 531 162  L 452 165  L 375 162  L 303 155  L 236 145  L 175 131  L 122 114  L 77 94  L 40 73  L 15 49  L 1 25  L 0 0  N"/>
            </draw:custom-shape>
            <draw:custom-shape draw:style-name="gr45" draw:text-style-name="P2" draw:layer="layout" svg:width="0.225cm" svg:height="0.159cm" svg:x="14.162cm" svg:y="17.555cm">
              <text:p/>
              <draw:enhanced-geometry svg:viewBox="0 0 271 190" draw:mirror-horizontal="true" draw:type="non-primitive" draw:enhanced-path="M 0 0  L 55 33  L 119 67  L 179 102  L 231 136  L 264 165  L 271 190  N"/>
            </draw:custom-shape>
            <draw:custom-shape draw:style-name="gr45" draw:text-style-name="P2" draw:layer="layout" svg:width="0.666cm" svg:height="0.225cm" svg:x="12.96cm" svg:y="18.036cm">
              <text:p/>
              <draw:enhanced-geometry svg:viewBox="0 0 802 272" draw:mirror-horizontal="true" draw:type="non-primitive" draw:enhanced-path="M 0 272  L 34 264  L 77 254  L 126 241  L 179 226  L 238 208  L 299 188  L 362 168  L 426 146  L 490 124  L 552 101  L 612 80  L 668 58  L 719 38  L 765 18  L 802 0  N"/>
            </draw:custom-shape>
            <draw:custom-shape draw:style-name="gr45" draw:text-style-name="P2" draw:layer="layout" svg:width="0.423cm" svg:height="0.128cm" svg:x="12.535cm" svg:y="18.014cm">
              <text:p/>
              <draw:enhanced-geometry svg:viewBox="0 0 514 155" draw:mirror-horizontal="true" draw:type="non-primitive" draw:enhanced-path="M 0 29  L 50 11  L 106 2  L 163 0  L 222 3  L 280 14  L 335 29  L 387 49  L 433 72  L 470 98  L 497 127  L 514 155  N"/>
            </draw:custom-shape>
            <draw:custom-shape draw:style-name="gr45" draw:text-style-name="P2" draw:layer="layout" svg:width="0.41cm" svg:height="0.062cm" svg:x="12.96cm" svg:y="16.479cm">
              <text:p/>
              <draw:enhanced-geometry svg:viewBox="0 0 495 73" draw:mirror-horizontal="true" draw:type="non-primitive" draw:enhanced-path="M 495 73  L 439 53  L 378 34  L 313 18  L 249 6  L 186 0  L 129 0  L 77 9  L 33 26  L 0 54  N"/>
            </draw:custom-shape>
            <draw:custom-shape draw:style-name="gr45" draw:text-style-name="P2" draw:layer="layout" svg:width="0.115cm" svg:height="0.15cm" svg:x="13.364cm" svg:y="16.373cm">
              <text:p/>
              <draw:enhanced-geometry svg:viewBox="0 0 136 180" draw:mirror-horizontal="true" draw:type="non-primitive" draw:enhanced-path="M 136 180  L 71 90  L 21 25  L 0 0  N"/>
            </draw:custom-shape>
            <draw:custom-shape draw:style-name="gr45" draw:text-style-name="P2" draw:layer="layout" svg:width="0.3cm" svg:height="0.154cm" svg:x="14.834cm" svg:y="17.992cm">
              <text:p/>
              <draw:enhanced-geometry svg:viewBox="0 0 365 187" draw:mirror-horizontal="true" draw:type="non-primitive" draw:enhanced-path="M 365 187  L 304 174  L 237 152  L 170 122  L 108 88  L 56 55  L 18 24  L 0 0  N"/>
            </draw:custom-shape>
            <draw:custom-shape draw:style-name="gr49" draw:text-style-name="P2" draw:layer="layout" svg:width="0.287cm" svg:height="0.119cm" svg:x="14.043cm" svg:y="17.392cm">
              <text:p/>
              <draw:enhanced-geometry svg:viewBox="0 0 344 145" draw:mirror-horizontal="true" draw:type="non-primitive" draw:enhanced-path="M 344 145  L 297 91  L 237 53  L 171 27  L 108 11  L 54 3  L 15 0  L 0 0  N"/>
            </draw:custom-shape>
            <draw:custom-shape draw:style-name="gr49" draw:text-style-name="P2" draw:layer="layout" svg:width="0.212cm" svg:height="0.154cm" svg:x="13.983cm" svg:y="17.273cm">
              <text:p/>
              <draw:enhanced-geometry svg:viewBox="0 0 254 181" draw:mirror-horizontal="true" draw:type="non-primitive" draw:enhanced-path="M 254 181  L 203 128  L 137 78  L 70 37  L 21 10  L 0 0  N"/>
            </draw:custom-shape>
            <draw:custom-shape draw:style-name="gr49" draw:text-style-name="P2" draw:layer="layout" svg:width="0.247cm" svg:height="0.106cm" svg:x="13.889cm" svg:y="17.198cm">
              <text:p/>
              <draw:enhanced-geometry svg:viewBox="0 0 297 126" draw:mirror-horizontal="true" draw:type="non-primitive" draw:enhanced-path="M 297 126  L 238 82  L 160 47  L 83 21  L 23 5  L 0 0  N"/>
            </draw:custom-shape>
            <draw:custom-shape draw:style-name="gr49" draw:text-style-name="P2" draw:layer="layout" svg:width="0.234cm" svg:height="0.136cm" svg:x="13.807cm" svg:y="17.088cm">
              <text:p/>
              <draw:enhanced-geometry svg:viewBox="0 0 279 161" draw:mirror-horizontal="true" draw:type="non-primitive" draw:enhanced-path="M 279 161  L 222 113  L 150 69  L 77 32  L 23 9  L 0 0  N"/>
            </draw:custom-shape>
            <draw:custom-shape draw:style-name="gr49" draw:text-style-name="P2" draw:layer="layout" svg:width="0.269cm" svg:height="0.111cm" svg:x="13.699cm" svg:y="16.999cm">
              <text:p/>
              <draw:enhanced-geometry svg:viewBox="0 0 324 135" draw:mirror-horizontal="true" draw:type="non-primitive" draw:enhanced-path="M 324 135  L 278 100  L 212 68  L 138 41  L 70 19  L 19 4  L 0 0  N"/>
            </draw:custom-shape>
            <draw:custom-shape draw:style-name="gr49" draw:text-style-name="P2" draw:layer="layout" svg:width="0.247cm" svg:height="0.119cm" svg:x="13.646cm" svg:y="16.92cm">
              <text:p/>
              <draw:enhanced-geometry svg:viewBox="0 0 300 145" draw:mirror-horizontal="true" draw:type="non-primitive" draw:enhanced-path="M 300 145  L 248 95  L 171 56  L 89 25  L 26 6  L 0 0  N"/>
            </draw:custom-shape>
            <draw:custom-shape draw:style-name="gr49" draw:text-style-name="P2" draw:layer="layout" svg:width="0.238cm" svg:height="0.115cm" svg:x="13.56cm" svg:y="16.823cm">
              <text:p/>
              <draw:enhanced-geometry svg:viewBox="0 0 287 138" draw:mirror-horizontal="true" draw:type="non-primitive" draw:enhanced-path="M 287 138  L 233 95  L 159 58  L 82 28  L 24 8  L 0 0  N"/>
            </draw:custom-shape>
            <draw:custom-shape draw:style-name="gr49" draw:text-style-name="P2" draw:layer="layout" svg:width="0.216cm" svg:height="0.106cm" svg:x="13.485cm" svg:y="16.726cm">
              <text:p/>
              <draw:enhanced-geometry svg:viewBox="0 0 263 127" draw:mirror-horizontal="true" draw:type="non-primitive" draw:enhanced-path="M 263 127  L 187 80  L 101 39  L 30 11  L 0 0  N"/>
            </draw:custom-shape>
            <draw:custom-shape draw:style-name="gr49" draw:text-style-name="P2" draw:layer="layout" svg:width="0.234cm" svg:height="0.097cm" svg:x="13.414cm" svg:y="16.633cm">
              <text:p/>
              <draw:enhanced-geometry svg:viewBox="0 0 279 117" draw:mirror-horizontal="true" draw:type="non-primitive" draw:enhanced-path="M 279 117  L 226 74  L 154 41  L 80 18  L 22 5  L 0 0  N"/>
            </draw:custom-shape>
            <draw:custom-shape draw:style-name="gr49" draw:text-style-name="P2" draw:layer="layout" svg:width="0.234cm" svg:height="0.11cm" svg:x="13.348cm" svg:y="16.541cm">
              <text:p/>
              <draw:enhanced-geometry svg:viewBox="0 0 281 135" draw:mirror-horizontal="true" draw:type="non-primitive" draw:enhanced-path="M 281 135  L 223 90  L 151 53  L 78 24  L 22 6  L 0 0  N"/>
            </draw:custom-shape>
            <draw:custom-shape draw:style-name="gr49" draw:text-style-name="P2" draw:layer="layout" svg:width="0.04cm" svg:height="0.653cm" svg:x="13.379cm" svg:y="16.488cm">
              <text:p/>
              <draw:enhanced-geometry svg:viewBox="0 0 49 788" draw:mirror-horizontal="true" draw:type="non-primitive" draw:enhanced-path="M 0 0  L 10 28  L 21 67  L 29 116  L 35 172  L 41 234  L 46 301  L 48 369  L 49 439  L 48 507  L 44 572  L 40 632  L 33 685  L 25 730  L 14 765  L 0 788  N"/>
            </draw:custom-shape>
            <draw:custom-shape draw:style-name="gr49" draw:text-style-name="P2" draw:layer="layout" svg:width="0.172cm" svg:height="0.261cm" svg:x="13.419cm" svg:y="16.902cm">
              <text:p/>
              <draw:enhanced-geometry svg:viewBox="0 0 208 317" draw:mirror-horizontal="true" draw:type="non-primitive" draw:enhanced-path="M 208 290  L 182 310  L 155 317  L 126 310  L 97 290  L 70 257  L 45 211  L 25 153  L 9 83  L 0 0  N"/>
            </draw:custom-shape>
            <draw:custom-shape draw:style-name="gr49" draw:text-style-name="P2" draw:layer="layout" svg:width="0.119cm" svg:height="0.397cm" svg:x="13.47cm" svg:y="16.501cm">
              <text:p/>
              <draw:enhanced-geometry svg:viewBox="0 0 145 481" draw:mirror-horizontal="true" draw:type="non-primitive" draw:enhanced-path="M 0 481  L 1 395  L 11 315  L 31 240  L 53 172  L 79 114  L 104 67  L 126 31  L 140 8  L 145 0  N"/>
            </draw:custom-shape>
            <draw:custom-shape draw:style-name="gr49" draw:text-style-name="P2" draw:layer="layout" svg:width="0.322cm" svg:height="0.406cm" svg:x="13.467cm" svg:y="16.501cm">
              <text:p/>
              <draw:enhanced-geometry svg:viewBox="0 0 387 491" draw:mirror-horizontal="true" draw:type="non-primitive" draw:enhanced-path="M 387 0  L 355 61  L 324 121  L 292 179  L 259 234  L 227 286  L 195 334  L 162 377  L 129 414  L 97 445  L 64 469  L 32 484  L 0 491  N"/>
            </draw:custom-shape>
            <draw:custom-shape draw:style-name="gr49" draw:text-style-name="P2" draw:layer="layout" svg:width="0.105cm" svg:height="0.229cm" svg:x="13.792cm" svg:y="16.682cm">
              <text:p/>
              <draw:enhanced-geometry svg:viewBox="0 0 128 274" draw:mirror-horizontal="true" draw:type="non-primitive" draw:enhanced-path="M 128 274  L 78 269  L 41 247  L 14 212  L 0 168  L 1 116  L 16 59  L 46 0  N"/>
            </draw:custom-shape>
            <draw:custom-shape draw:style-name="gr49" draw:text-style-name="P2" draw:layer="layout" svg:width="0.379cm" svg:height="0.239cm" svg:x="13.474cm" svg:y="16.439cm">
              <text:p/>
              <draw:enhanced-geometry svg:viewBox="0 0 460 289" draw:mirror-horizontal="true" draw:type="non-primitive" draw:enhanced-path="M 0 289  L 39 244  L 94 199  L 159 155  L 229 113  L 298 77  L 360 45  L 412 21  L 447 5  L 460 0  N"/>
            </draw:custom-shape>
            <draw:custom-shape draw:style-name="gr49" draw:text-style-name="P2" draw:layer="layout" svg:width="0.243cm" svg:height="0.132cm" svg:x="13.602cm" svg:y="17.555cm">
              <text:p/>
              <draw:enhanced-geometry svg:viewBox="0 0 297 162" draw:mirror-horizontal="true" draw:type="non-primitive" draw:enhanced-path="M 297 162  L 253 112  L 192 71  L 125 40  L 63 17  L 18 4  L 0 0  N"/>
            </draw:custom-shape>
            <draw:custom-shape draw:style-name="gr49" draw:text-style-name="P2" draw:layer="layout" svg:width="0.216cm" svg:height="0.163cm" svg:x="13.485cm" svg:y="17.432cm">
              <text:p/>
              <draw:enhanced-geometry svg:viewBox="0 0 263 191" draw:mirror-horizontal="true" draw:type="non-primitive" draw:enhanced-path="M 263 191  L 184 119  L 112 64  L 54 28  L 14 7  L 0 0  N"/>
            </draw:custom-shape>
            <draw:custom-shape draw:style-name="gr49" draw:text-style-name="P2" draw:layer="layout" svg:width="0.247cm" svg:height="0.132cm" svg:x="13.342cm" svg:y="17.361cm">
              <text:p/>
              <draw:enhanced-geometry svg:viewBox="0 0 300 161" draw:mirror-horizontal="true" draw:type="non-primitive" draw:enhanced-path="M 300 161  L 243 107  L 166 62  L 87 28  L 25 7  L 0 0  N"/>
            </draw:custom-shape>
            <draw:custom-shape draw:style-name="gr49" draw:text-style-name="P2" draw:layer="layout" svg:width="0.242cm" svg:height="0.11cm" svg:x="13.247cm" svg:y="17.264cm">
              <text:p/>
              <draw:enhanced-geometry svg:viewBox="0 0 297 134" draw:mirror-horizontal="true" draw:type="non-primitive" draw:enhanced-path="M 297 134  L 228 82  L 149 44  L 76 19  L 21 4  L 0 0  N"/>
            </draw:custom-shape>
            <draw:custom-shape draw:style-name="gr49" draw:text-style-name="P2" draw:layer="layout" svg:width="0.194cm" svg:height="0.106cm" svg:x="13.172cm" svg:y="17.171cm">
              <text:p/>
              <draw:enhanced-geometry svg:viewBox="0 0 234 126" draw:mirror-horizontal="true" draw:type="non-primitive" draw:enhanced-path="M 234 126  L 170 75  L 94 35  L 27 9  L 0 0  N"/>
            </draw:custom-shape>
            <draw:custom-shape draw:style-name="gr49" draw:text-style-name="P2" draw:layer="layout" svg:width="0.194cm" svg:height="0.093cm" svg:x="13.075cm" svg:y="17.096cm">
              <text:p/>
              <draw:enhanced-geometry svg:viewBox="0 0 236 118" draw:mirror-horizontal="true" draw:type="non-primitive" draw:enhanced-path="M 236 118  L 176 70  L 98 32  L 30 8  L 0 0  N"/>
            </draw:custom-shape>
            <draw:custom-shape draw:style-name="gr49" draw:text-style-name="P2" draw:layer="layout" svg:width="0.216cm" svg:height="0.11cm" svg:x="12.969cm" svg:y="17.013cm">
              <text:p/>
              <draw:enhanced-geometry svg:viewBox="0 0 261 136" draw:mirror-horizontal="true" draw:type="non-primitive" draw:enhanced-path="M 261 136  L 185 84  L 99 41  L 29 11  L 0 0  N"/>
            </draw:custom-shape>
            <draw:custom-shape draw:style-name="gr49" draw:text-style-name="P2" draw:layer="layout" svg:width="0.243cm" svg:height="0.128cm" svg:x="12.87cm" svg:y="16.92cm">
              <text:p/>
              <draw:enhanced-geometry svg:viewBox="0 0 299 154" draw:mirror-horizontal="true" draw:type="non-primitive" draw:enhanced-path="M 299 154  L 237 103  L 159 60  L 82 29  L 23 7  L 0 0  N"/>
            </draw:custom-shape>
            <draw:custom-shape draw:style-name="gr49" draw:text-style-name="P2" draw:layer="layout" svg:width="0.048cm" svg:height="0.313cm" svg:x="13.225cm" svg:y="17.471cm">
              <text:p/>
              <draw:enhanced-geometry svg:viewBox="0 0 62 379" draw:mirror-horizontal="true" draw:type="non-primitive" draw:enhanced-path="M 0 379  L 23 333  L 40 271  L 51 201  L 59 127  L 62 58  L 62 0  N"/>
            </draw:custom-shape>
            <draw:custom-shape draw:style-name="gr49" draw:text-style-name="P2" draw:layer="layout" svg:width="0.256cm" svg:height="0.582cm" svg:x="12.969cm" svg:y="16.894cm">
              <text:p/>
              <draw:enhanced-geometry svg:viewBox="0 0 308 698" draw:mirror-horizontal="true" draw:type="non-primitive" draw:enhanced-path="M 0 698  L 4 675  L 12 647  L 24 616  L 41 579  L 62 540  L 85 496  L 111 448  L 139 396  L 167 340  L 196 280  L 226 215  L 254 147  L 282 76  L 308 0  N"/>
            </draw:custom-shape>
            <draw:custom-shape draw:style-name="gr49" draw:text-style-name="P2" draw:layer="layout" svg:width="0.035cm" svg:height="0.63cm" svg:x="12.967cm" svg:y="16.894cm">
              <text:p/>
              <draw:enhanced-geometry svg:viewBox="0 0 45 762" draw:mirror-horizontal="true" draw:type="non-primitive" draw:enhanced-path="M 45 0  L 44 9  L 41 36  L 35 78  L 29 131  L 23 195  L 16 265  L 9 340  L 4 415  L 1 491  L 0 563  L 1 628  L 6 685  L 15 730  L 28 762  N"/>
            </draw:custom-shape>
            <draw:custom-shape draw:style-name="gr49" draw:text-style-name="P2" draw:layer="layout" svg:width="0.15cm" svg:height="0.128cm" svg:x="12.837cm" svg:y="17.432cm">
              <text:p/>
              <draw:enhanced-geometry svg:viewBox="0 0 179 154" draw:mirror-horizontal="true" draw:type="non-primitive" draw:enhanced-path="M 0 110  L 32 146  L 59 154  L 83 137  L 109 101  L 139 54  L 179 0  N"/>
            </draw:custom-shape>
            <draw:custom-shape draw:style-name="gr49" draw:text-style-name="P2" draw:layer="layout" svg:width="0.092cm" svg:height="0.56cm" svg:x="12.806cm" svg:y="16.872cm">
              <text:p/>
              <draw:enhanced-geometry svg:viewBox="0 0 111 679" draw:mirror-horizontal="true" draw:type="non-primitive" draw:enhanced-path="M 80 679  L 97 648  L 107 606  L 111 556  L 109 498  L 103 434  L 94 369  L 81 303  L 66 238  L 52 176  L 37 119  L 22 70  L 10 29  L 0 0  N"/>
            </draw:custom-shape>
            <draw:custom-shape draw:style-name="gr49" draw:text-style-name="P2" draw:layer="layout" svg:width="0.216cm" svg:height="0.075cm" svg:x="12.903cm" svg:y="16.797cm">
              <text:p/>
              <draw:enhanced-geometry svg:viewBox="0 0 263 86" draw:mirror-horizontal="true" draw:type="non-primitive" draw:enhanced-path="M 263 86  L 217 45  L 168 15  L 114 0  L 58 7  L 0 41  N"/>
            </draw:custom-shape>
            <draw:custom-shape draw:style-name="gr49" draw:text-style-name="P2" draw:layer="layout" svg:width="0.476cm" svg:height="0.494cm" svg:x="13.119cm" svg:y="16.836cm">
              <text:p/>
              <draw:enhanced-geometry svg:viewBox="0 0 571 598" draw:mirror-horizontal="true" draw:type="non-primitive" draw:enhanced-path="M 571 0  L 547 19  L 516 46  L 477 80  L 434 120  L 386 164  L 336 211  L 284 260  L 232 310  L 183 359  L 136 407  L 94 452  L 58 494  L 29 530  L 10 561  L 0 584  L 2 598  N"/>
            </draw:custom-shape>
            <draw:custom-shape draw:style-name="gr49" draw:text-style-name="P2" draw:layer="layout" svg:width="0.247cm" svg:height="0.097cm" svg:x="13.342cm" svg:y="17.268cm">
              <text:p/>
              <draw:enhanced-geometry svg:viewBox="0 0 300 114" draw:mirror-horizontal="true" draw:type="non-primitive" draw:enhanced-path="M 0 72  L 31 96  L 75 112  L 127 114  L 184 99  L 243 63  L 300 0  N"/>
            </draw:custom-shape>
            <draw:custom-shape draw:style-name="gr49" draw:text-style-name="P2" draw:layer="layout" svg:width="0.313cm" svg:height="0.423cm" svg:x="13.029cm" svg:y="16.845cm">
              <text:p/>
              <draw:enhanced-geometry svg:viewBox="0 0 378 507" draw:mirror-horizontal="true" draw:type="non-primitive" draw:enhanced-path="M 0 507  L 33 460  L 72 406  L 115 347  L 161 286  L 207 225  L 251 166  L 291 113  L 326 67  L 353 32  L 371 8  L 378 0  N"/>
            </draw:custom-shape>
            <draw:custom-shape draw:style-name="gr49" draw:text-style-name="P2" draw:layer="layout" svg:width="0.3cm" svg:height="0.618cm" svg:x="13.031cm" svg:y="16.845cm">
              <text:p/>
              <draw:enhanced-geometry svg:viewBox="0 0 361 741" draw:mirror-horizontal="true" draw:type="non-primitive" draw:enhanced-path="M 361 0  L 352 41  L 335 90  L 313 146  L 286 207  L 256 273  L 222 339  L 188 406  L 153 471  L 120 533  L 88 589  L 59 639  L 35 682  L 17 714  L 4 734  L 0 741  N"/>
            </draw:custom-shape>
            <draw:custom-shape draw:style-name="gr50" draw:text-style-name="P2" draw:layer="layout" svg:width="1.623cm" svg:height="2.046cm" svg:x="9.404cm" svg:y="15.315cm">
              <text:p/>
              <draw:enhanced-geometry svg:viewBox="0 0 1954 2472" draw:mirror-horizontal="true"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51" draw:text-style-name="P2" draw:layer="layout" svg:width="3.479cm" svg:height="5.097cm" svg:x="5.766cm" svg:y="11.351cm">
              <text:p/>
              <draw:enhanced-geometry svg:viewBox="0 0 4193 6145" draw:mirror-horizontal="true"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52" draw:text-style-name="P2" draw:layer="layout" svg:width="3.47cm" svg:height="5.097cm" svg:x="5.777cm" svg:y="11.351cm">
              <text:p/>
              <draw:enhanced-geometry svg:viewBox="0 0 4185 6145" draw:mirror-horizontal="true"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42" draw:text-style-name="P2" draw:layer="layout" svg:width="0.366cm" svg:height="0.542cm" svg:x="6.5cm" svg:y="12.771cm">
              <text:p/>
              <draw:enhanced-geometry svg:viewBox="0 0 440 651" draw:mirror-horizontal="true"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53" draw:text-style-name="P2" draw:layer="layout" svg:width="0.454cm" svg:height="0.141cm" svg:x="6.919cm" svg:y="15.866cm">
              <text:p/>
              <draw:enhanced-geometry svg:viewBox="0 0 550 167" draw:mirror-horizontal="true" draw:type="non-primitive" draw:enhanced-path="M 0 149  L 44 157  L 94 163  L 148 166  L 205 167  L 263 163  L 320 154  L 376 139  L 428 116  L 475 87  L 516 48  L 550 0  N"/>
            </draw:custom-shape>
            <draw:custom-shape draw:style-name="gr53" draw:text-style-name="P2" draw:layer="layout" svg:width="0.304cm" svg:height="0.247cm" svg:x="6.919cm" svg:y="15.866cm">
              <text:p/>
              <draw:enhanced-geometry svg:viewBox="0 0 372 300" draw:mirror-horizontal="true" draw:type="non-primitive" draw:enhanced-path="M 372 0  L 322 93  L 279 164  L 241 218  L 207 257  L 175 280  L 144 294  L 112 300  L 78 297  L 42 291  L 0 283  N"/>
            </draw:custom-shape>
            <draw:custom-shape draw:style-name="gr53" draw:text-style-name="P2" draw:layer="layout" svg:width="0.207cm" svg:height="0.088cm" svg:x="7.221cm" svg:y="16.016cm">
              <text:p/>
              <draw:enhanced-geometry svg:viewBox="0 0 252 103" draw:mirror-horizontal="true" draw:type="non-primitive" draw:enhanced-path="M 252 103  L 150 74  L 70 40  L 19 12  L 0 0  N"/>
            </draw:custom-shape>
            <draw:custom-shape draw:style-name="gr53" draw:text-style-name="P2" draw:layer="layout" svg:width="0.886cm" svg:height="0.132cm" svg:x="6.769cm" svg:y="15.584cm">
              <text:p/>
              <draw:enhanced-geometry svg:viewBox="0 0 1072 161" draw:mirror-horizontal="true"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53" draw:text-style-name="P2" draw:layer="layout" svg:width="0.555cm" svg:height="0.19cm" svg:x="7.098cm" svg:y="15.703cm">
              <text:p/>
              <draw:enhanced-geometry svg:viewBox="0 0 669 228" draw:mirror-horizontal="true" draw:type="non-primitive" draw:enhanced-path="M 0 0  L 71 28  L 138 57  L 204 84  L 266 110  L 325 135  L 381 157  L 433 178  L 481 196  L 527 209  L 568 220  L 606 226  L 640 228  L 669 224  N"/>
            </draw:custom-shape>
            <draw:custom-shape draw:style-name="gr53" draw:text-style-name="P2" draw:layer="layout" svg:width="0.282cm" svg:height="0.185cm" svg:x="6.813cm" svg:y="15.703cm">
              <text:p/>
              <draw:enhanced-geometry svg:viewBox="0 0 344 224" draw:mirror-horizontal="true" draw:type="non-primitive" draw:enhanced-path="M 0 224  L 58 203  L 121 166  L 186 123  L 247 79  L 297 40  L 332 11  L 344 0  N"/>
            </draw:custom-shape>
            <draw:custom-shape draw:style-name="gr53" draw:text-style-name="P2" draw:layer="layout" svg:width="0.255cm" svg:height="0.679cm" svg:x="8.174cm" svg:y="13.009cm">
              <text:p/>
              <draw:enhanced-geometry svg:viewBox="0 0 312 821" draw:mirror-horizontal="true" draw:type="non-primitive" draw:enhanced-path="M 0 821  L 29 760  L 55 699  L 79 638  L 100 578  L 121 519  L 139 461  L 157 404  L 173 349  L 189 297  L 204 246  L 220 197  L 236 152  L 253 109  L 271 69  L 290 33  L 312 0  N"/>
            </draw:custom-shape>
            <draw:custom-shape draw:style-name="gr53" draw:text-style-name="P2" draw:layer="layout" svg:width="0.194cm" svg:height="0.547cm" svg:x="7.977cm" svg:y="12.462cm">
              <text:p/>
              <draw:enhanced-geometry svg:viewBox="0 0 237 656" draw:mirror-horizontal="true" draw:type="non-primitive" draw:enhanced-path="M 0 656  L 26 618  L 54 574  L 82 524  L 111 471  L 138 414  L 164 358  L 187 301  L 207 244  L 222 191  L 233 141  L 237 95  L 235 56  L 226 24  L 208 0  N"/>
            </draw:custom-shape>
            <draw:custom-shape draw:style-name="gr53" draw:text-style-name="P2" draw:layer="layout" svg:width="0.318cm" svg:height="0.362cm" svg:x="7.461cm" svg:y="12.585cm">
              <text:p/>
              <draw:enhanced-geometry svg:viewBox="0 0 385 433" draw:mirror-horizontal="true" draw:type="non-primitive" draw:enhanced-path="M 385 0  L 332 52  L 278 109  L 224 167  L 173 223  L 126 278  L 84 328  L 50 371  L 23 403  L 6 425  L 0 433  N"/>
            </draw:custom-shape>
            <draw:custom-shape draw:style-name="gr53" draw:text-style-name="P2" draw:layer="layout" svg:width="0.282cm" svg:height="0.419cm" svg:x="7.779cm" svg:y="12.947cm">
              <text:p/>
              <draw:enhanced-geometry svg:viewBox="0 0 344 507" draw:mirror-horizontal="true" draw:type="non-primitive" draw:enhanced-path="M 344 0  L 312 84  L 279 158  L 246 224  L 214 282  L 181 331  L 150 374  L 119 411  L 89 442  L 58 467  L 29 489  L 0 507  N"/>
            </draw:custom-shape>
            <draw:custom-shape draw:style-name="gr53" draw:text-style-name="P2" draw:layer="layout" svg:width="0.688cm" svg:height="0.939cm" svg:x="7.338cm" svg:y="12.647cm">
              <text:p/>
              <draw:enhanced-geometry svg:viewBox="0 0 831 1134" draw:mirror-horizontal="true"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53" draw:text-style-name="P2" draw:layer="layout" svg:width="0.935cm" svg:height="0.768cm" svg:x="8.024cm" svg:y="13.586cm">
              <text:p/>
              <draw:enhanced-geometry svg:viewBox="0 0 1132 925" draw:mirror-horizontal="true"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53" draw:text-style-name="P2" draw:layer="layout" svg:width="0.061cm" svg:height="0.781cm" svg:x="8.778cm" svg:y="11.831cm">
              <text:p/>
              <draw:enhanced-geometry svg:viewBox="0 0 74 942" draw:mirror-horizontal="true" draw:type="non-primitive" draw:enhanced-path="M 0 942  L 3 894  L 5 845  L 9 790  L 11 734  L 14 675  L 18 614  L 21 553  L 24 490  L 29 429  L 32 367  L 37 307  L 43 249  L 48 193  L 54 139  L 60 89  L 67 42  L 74 0  N"/>
            </draw:custom-shape>
            <draw:custom-shape draw:style-name="gr53" draw:text-style-name="P2" draw:layer="layout" svg:width="0.061cm" svg:height="0.468cm" svg:x="8.765cm" svg:y="11.359cm">
              <text:p/>
              <draw:enhanced-geometry svg:viewBox="0 0 71 566" draw:mirror-horizontal="true" draw:type="non-primitive" draw:enhanced-path="M 59 566  L 68 496  L 71 422  L 66 346  L 57 271  L 47 200  L 33 135  L 21 80  L 11 38  L 3 9  L 0 0  N"/>
            </draw:custom-shape>
            <draw:custom-shape draw:style-name="gr53" draw:text-style-name="P2" draw:layer="layout" svg:width="0.234cm" svg:height="1.09cm" svg:x="8.828cm" svg:y="11.359cm">
              <text:p/>
              <draw:enhanced-geometry svg:viewBox="0 0 282 1313" draw:mirror-horizontal="true"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53" draw:text-style-name="P2" draw:layer="layout" svg:width="0.123cm" svg:height="0.419cm" svg:x="8.456cm" svg:y="11.686cm">
              <text:p/>
              <draw:enhanced-geometry svg:viewBox="0 0 148 507" draw:mirror-horizontal="true" draw:type="non-primitive" draw:enhanced-path="M 148 0  L 141 56  L 129 117  L 113 181  L 95 244  L 76 306  L 55 366  L 35 421  L 17 468  L 0 507  N"/>
            </draw:custom-shape>
            <draw:custom-shape draw:style-name="gr53" draw:text-style-name="P2" draw:layer="layout" svg:width="0.26cm" svg:height="0.591cm" svg:x="8.577cm" svg:y="12.105cm">
              <text:p/>
              <draw:enhanced-geometry svg:viewBox="0 0 313 715" draw:mirror-horizontal="true" draw:type="non-primitive" draw:enhanced-path="M 313 0  L 301 26  L 282 59  L 260 98  L 234 142  L 205 192  L 175 245  L 145 301  L 115 360  L 87 420  L 61 481  L 38 542  L 20 602  L 6 660  L 0 715  N"/>
            </draw:custom-shape>
            <draw:custom-shape draw:style-name="gr53" draw:text-style-name="P2" draw:layer="layout" svg:width="0.149cm" svg:height="0.816cm" svg:x="8.69cm" svg:y="11.88cm">
              <text:p/>
              <draw:enhanced-geometry svg:viewBox="0 0 179 985" draw:mirror-horizontal="true" draw:type="non-primitive" draw:enhanced-path="M 0 985  L 3 914  L 9 841  L 14 770  L 22 701  L 30 632  L 40 564  L 50 499  L 62 436  L 73 376  L 86 318  L 98 264  L 110 213  L 123 167  L 134 124  L 147 85  L 158 52  L 169 24  L 179 0  N"/>
            </draw:custom-shape>
            <draw:custom-shape draw:style-name="gr53" draw:text-style-name="P2" draw:layer="layout" svg:width="0.049cm" svg:height="0.379cm" svg:x="8.641cm" svg:y="11.496cm">
              <text:p/>
              <draw:enhanced-geometry svg:viewBox="0 0 59 463" draw:mirror-horizontal="true" draw:type="non-primitive" draw:enhanced-path="M 0 463  L 20 409  L 34 341  L 45 264  L 52 187  L 56 115  L 58 56  L 59 15  L 59 0  N"/>
            </draw:custom-shape>
            <draw:custom-shape draw:style-name="gr53" draw:text-style-name="P2" draw:layer="layout" svg:width="0.344cm" svg:height="0.366cm" svg:x="8.149cm" svg:y="12.316cm">
              <text:p/>
              <draw:enhanced-geometry svg:viewBox="0 0 417 448" draw:mirror-horizontal="true" draw:type="non-primitive" draw:enhanced-path="M 417 0  L 347 44  L 283 94  L 225 147  L 173 202  L 128 255  L 89 306  L 58 352  L 33 391  L 15 421  L 3 441  L 0 448  N"/>
            </draw:custom-shape>
            <draw:custom-shape draw:style-name="gr53" draw:text-style-name="P2" draw:layer="layout" svg:width="0.247cm" svg:height="0.212cm" svg:x="8.491cm" svg:y="12.682cm">
              <text:p/>
              <draw:enhanced-geometry svg:viewBox="0 0 298 254" draw:mirror-horizontal="true" draw:type="non-primitive" draw:enhanced-path="M 298 0  L 226 33  L 161 76  L 107 125  L 61 172  L 29 214  L 7 244  L 0 254  N"/>
            </draw:custom-shape>
            <draw:custom-shape draw:style-name="gr53" draw:text-style-name="P2" draw:layer="layout" svg:width="0.348cm" svg:height="0.741cm" svg:x="8.392cm" svg:y="12.153cm">
              <text:p/>
              <draw:enhanced-geometry svg:viewBox="0 0 418 895" draw:mirror-horizontal="true"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53" draw:text-style-name="P2" draw:layer="layout" svg:width="0.463cm" svg:height="0.481cm" svg:x="6.917cm" svg:y="14.768cm">
              <text:p/>
              <draw:enhanced-geometry svg:viewBox="0 0 564 582" draw:mirror-horizontal="true" draw:type="non-primitive" draw:enhanced-path="M 0 582  L 39 551  L 82 517  L 127 483  L 174 446  L 221 408  L 268 369  L 314 328  L 358 288  L 400 246  L 440 204  L 475 162  L 505 121  L 531 79  L 551 40  L 564 0  N"/>
            </draw:custom-shape>
            <draw:custom-shape draw:style-name="gr53" draw:text-style-name="P2" draw:layer="layout" svg:width="0.114cm" svg:height="1.226cm" svg:x="6.8cm" svg:y="13.538cm">
              <text:p/>
              <draw:enhanced-geometry svg:viewBox="0 0 139 1476" draw:mirror-horizontal="true"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53" draw:text-style-name="P2" draw:layer="layout" svg:width="0.136cm" svg:height="1.138cm" svg:x="6.831cm" svg:y="12.4cm">
              <text:p/>
              <draw:enhanced-geometry svg:viewBox="0 0 167 1375" draw:mirror-horizontal="true"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53" draw:text-style-name="P2" draw:layer="layout" svg:width="0.18cm" svg:height="0.274cm" svg:x="6.906cm" svg:y="12.36cm">
              <text:p/>
              <draw:enhanced-geometry svg:viewBox="0 0 221 331" draw:mirror-horizontal="true" draw:type="non-primitive" draw:enhanced-path="M 192 46  L 212 17  L 221 1  L 219 0  L 209 9  L 193 28  L 172 55  L 147 88  L 120 125  L 93 164  L 66 205  L 42 242  L 21 278  L 7 308  L 0 331  N"/>
            </draw:custom-shape>
            <draw:custom-shape draw:style-name="gr53" draw:text-style-name="P2" draw:layer="layout" svg:width="0.009cm" svg:height="0.458cm" svg:x="7.08cm" svg:y="12.634cm">
              <text:p/>
              <draw:enhanced-geometry svg:viewBox="0 0 7 552" draw:mirror-horizontal="true" draw:type="non-primitive" draw:enhanced-path="M 7 0  L 2 42  L 0 106  L 0 183  L 0 268  L 1 351  L 4 428  L 5 493  L 6 536  L 7 552  N"/>
            </draw:custom-shape>
            <draw:custom-shape draw:style-name="gr53" draw:text-style-name="P2" draw:layer="layout" svg:width="0.128cm" svg:height="0.74cm" svg:x="7.011cm" svg:y="12.352cm">
              <text:p/>
              <draw:enhanced-geometry svg:viewBox="0 0 151 896" draw:mirror-horizontal="true" draw:type="non-primitive" draw:enhanced-path="M 62 896  L 50 865  L 38 830  L 28 789  L 19 744  L 11 695  L 5 643  L 2 590  L 0 533  L 1 476  L 4 418  L 10 360  L 19 303  L 31 246  L 47 190  L 68 138  L 91 89  L 119 42  L 151 0  N"/>
            </draw:custom-shape>
            <draw:custom-shape draw:style-name="gr53" draw:text-style-name="P2" draw:layer="layout" svg:width="0.234cm" svg:height="1.027cm" svg:x="7.011cm" svg:y="12.352cm">
              <text:p/>
              <draw:enhanced-geometry svg:viewBox="0 0 279 1240" draw:mirror-horizontal="true"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53" draw:text-style-name="P2" draw:layer="layout" svg:width="0.058cm" svg:height="0.724cm" svg:x="7.236cm" svg:y="12.66cm">
              <text:p/>
              <draw:enhanced-geometry svg:viewBox="0 0 73 867" draw:mirror-horizontal="true" draw:type="non-primitive" draw:enhanced-path="M 73 867  L 62 768  L 51 675  L 41 589  L 31 509  L 24 435  L 17 368  L 11 304  L 7 248  L 3 197  L 1 150  L 0 109  L 1 74  L 3 45  L 7 20  L 12 0  N"/>
            </draw:custom-shape>
            <draw:custom-shape draw:style-name="gr53" draw:text-style-name="P2" draw:layer="layout" svg:width="0.274cm" svg:height="0.379cm" svg:x="7.011cm" svg:y="12.277cm">
              <text:p/>
              <draw:enhanced-geometry svg:viewBox="0 0 328 462" draw:mirror-horizontal="true" draw:type="non-primitive" draw:enhanced-path="M 0 462  L 17 428  L 47 380  L 85 324  L 129 261  L 176 198  L 222 137  L 264 83  L 297 40  L 320 10  L 328 0  N"/>
            </draw:custom-shape>
            <draw:custom-shape draw:style-name="gr53" draw:text-style-name="P2" draw:layer="layout" svg:width="0.904cm" svg:height="0.326cm" svg:x="7.051cm" svg:y="12.215cm">
              <text:p/>
              <draw:enhanced-geometry svg:viewBox="0 0 1086 396" draw:mirror-horizontal="true"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53" draw:text-style-name="P2" draw:layer="layout" svg:width="0.172cm" svg:height="0.225cm" svg:x="6.147cm" svg:y="13.388cm">
              <text:p/>
              <draw:enhanced-geometry svg:viewBox="0 0 210 274" draw:mirror-horizontal="true" draw:type="non-primitive" draw:enhanced-path="M 210 274  L 176 196  L 149 130  L 127 77  L 104 37  L 78 11  L 44 0  L 0 4  N"/>
            </draw:custom-shape>
            <draw:custom-shape draw:style-name="gr53" draw:text-style-name="P2" draw:layer="layout" svg:width="0.194cm" svg:height="0.088cm" svg:x="6.324cm" svg:y="13.304cm">
              <text:p/>
              <draw:enhanced-geometry svg:viewBox="0 0 236 105" draw:mirror-horizontal="true" draw:type="non-primitive" draw:enhanced-path="M 236 105  L 149 101  L 73 63  L 20 20  L 0 0  N"/>
            </draw:custom-shape>
            <draw:custom-shape draw:style-name="gr53" draw:text-style-name="P2" draw:layer="layout" svg:width="0.37cm" svg:height="0.926cm" svg:x="6.425cm" svg:y="13.489cm">
              <text:p/>
              <draw:enhanced-geometry svg:viewBox="0 0 447 1118" draw:mirror-horizontal="true"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53" draw:text-style-name="P2" draw:layer="layout" svg:width="0.225cm" svg:height="0.371cm" svg:x="6.564cm" svg:y="13.489cm">
              <text:p/>
              <draw:enhanced-geometry svg:viewBox="0 0 270 448" draw:mirror-horizontal="true" draw:type="non-primitive" draw:enhanced-path="M 0 0  L 48 68  L 86 130  L 116 188  L 138 239  L 158 285  L 176 327  L 193 364  L 213 396  L 238 423  L 270 448  N"/>
            </draw:custom-shape>
            <draw:custom-shape draw:style-name="gr53" draw:text-style-name="P2" draw:layer="layout" svg:width="0.246cm" svg:height="0.441cm" svg:x="6.324cm" svg:y="13.86cm">
              <text:p/>
              <draw:enhanced-geometry svg:viewBox="0 0 295 536" draw:mirror-horizontal="true" draw:type="non-primitive" draw:enhanced-path="M 0 0  L 31 25  L 62 59  L 92 101  L 122 149  L 150 202  L 177 257  L 203 315  L 228 373  L 252 430  L 275 485  L 295 536  N"/>
            </draw:custom-shape>
            <draw:custom-shape draw:style-name="gr54" draw:text-style-name="P2" draw:layer="layout" svg:width="4.471cm" svg:height="3.294cm" svg:x="5.956cm" svg:y="9.992cm">
              <text:p/>
              <draw:enhanced-geometry svg:viewBox="0 0 5391 3976" draw:mirror-horizontal="true"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55" draw:text-style-name="P2" draw:layer="layout" svg:width="0.741cm" svg:height="0.745cm" svg:x="7.089cm" svg:y="11.695cm">
              <text:p/>
              <draw:enhanced-geometry svg:viewBox="0 0 899 900" draw:mirror-horizontal="true"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56" draw:text-style-name="P2" draw:layer="layout" svg:width="0.648cm" svg:height="0.511cm" svg:x="7.188cm" svg:y="11.695cm">
              <text:p/>
              <draw:enhanced-geometry svg:viewBox="0 0 787 614" draw:mirror-horizontal="true" draw:type="non-primitive" draw:enhanced-path="M 787 0  L 774 23  L 753 48  L 727 76  L 696 107  L 658 140  L 616 176  L 571 213  L 522 250  L 471 290  L 418 329  L 364 369  L 310 408  L 254 446  L 200 483  L 147 518  L 95 552  L 46 584  L 0 614  N"/>
            </draw:custom-shape>
            <draw:custom-shape draw:style-name="gr55" draw:text-style-name="P2" draw:layer="layout" svg:width="1.076cm" svg:height="1.116cm" svg:x="8.881cm" svg:y="10.993cm">
              <text:p/>
              <draw:enhanced-geometry svg:viewBox="0 0 1298 1344" draw:mirror-horizontal="true"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57" draw:text-style-name="P2" draw:layer="layout" svg:width="0.542cm" svg:height="0.212cm" svg:x="6.372cm" svg:y="10.649cm">
              <text:p/>
              <draw:enhanced-geometry svg:viewBox="0 0 657 255" draw:mirror-horizontal="true"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55" draw:text-style-name="P2" draw:layer="layout" svg:width="1.777cm" svg:height="0.599cm" svg:x="8.403cm" svg:y="10.478cm">
              <text:p/>
              <draw:enhanced-geometry svg:viewBox="0 0 2145 728" draw:mirror-horizontal="true"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55" draw:text-style-name="P2" draw:layer="layout" svg:width="0.706cm" svg:height="0.811cm" svg:x="6.491cm" svg:y="10.87cm">
              <text:p/>
              <draw:enhanced-geometry svg:viewBox="0 0 851 977" draw:mirror-horizontal="true"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56" draw:text-style-name="P2" draw:layer="layout" svg:width="0.044cm" svg:height="0.472cm" svg:x="7.153cm" svg:y="11.214cm">
              <text:p/>
              <draw:enhanced-geometry svg:viewBox="0 0 57 567" draw:mirror-horizontal="true" draw:type="non-primitive" draw:enhanced-path="M 0 567  L 0 502  L 3 439  L 5 377  L 10 317  L 14 259  L 21 202  L 29 148  L 37 96  L 47 46  L 57 0  N"/>
            </draw:custom-shape>
            <draw:custom-shape draw:style-name="gr55" draw:text-style-name="P2" draw:layer="layout" svg:width="0.811cm" svg:height="1.68cm" svg:x="6.207cm" svg:y="11.404cm">
              <text:p/>
              <draw:enhanced-geometry svg:viewBox="0 0 982 2025" draw:mirror-horizontal="true"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56" draw:text-style-name="P2" draw:layer="layout" svg:width="0.101cm" svg:height="0.317cm" svg:x="8.324cm" svg:y="11.157cm">
              <text:p/>
              <draw:enhanced-geometry svg:viewBox="0 0 125 386" draw:mirror-horizontal="true" draw:type="non-primitive" draw:enhanced-path="M 0 386  L 29 309  L 59 235  L 86 166  L 107 105  L 122 54  L 125 19  L 115 0  N"/>
            </draw:custom-shape>
            <draw:custom-shape draw:style-name="gr58" draw:text-style-name="P2" draw:layer="layout" svg:width="0.154cm" svg:height="0.106cm" svg:x="8.33cm" svg:y="11.051cm">
              <text:p/>
              <draw:enhanced-geometry svg:viewBox="0 0 185 128" draw:mirror-horizontal="true" draw:type="non-primitive" draw:enhanced-path="M 185 128  L 151 74  L 89 34  L 27 9  L 0 0  N"/>
            </draw:custom-shape>
            <draw:custom-shape draw:style-name="gr58" draw:text-style-name="P2" draw:layer="layout" svg:width="0.454cm" svg:height="0.062cm" svg:x="7.695cm" svg:y="11.095cm">
              <text:p/>
              <draw:enhanced-geometry svg:viewBox="0 0 547 73" draw:mirror-horizontal="true" draw:type="non-primitive" draw:enhanced-path="M 0 31  L 75 15  L 148 5  L 217 0  L 280 1  L 340 6  L 394 15  L 443 26  L 485 40  L 520 56  L 547 73  N"/>
            </draw:custom-shape>
            <draw:custom-shape draw:style-name="gr59" draw:text-style-name="P2" draw:layer="layout" svg:width="0.349cm" svg:height="0.106cm" svg:x="7.781cm" svg:y="11.17cm">
              <text:p/>
              <draw:enhanced-geometry svg:viewBox="0 0 420 128" draw:mirror-horizontal="true" draw:type="non-primitive" draw:enhanced-path="M 420 85  L 361 56  L 299 32  L 234 16  L 170 6  L 107 0  L 50 2  L 0 6  L 0 6  L 50 57  L 60 106  L 56 128  L 56 128  L 161 110  L 249 98  L 321 91  L 374 88  L 407 86  L 420 85  L 420 85  L 420 85  Z N"/>
            </draw:custom-shape>
            <draw:custom-shape draw:style-name="gr6" draw:text-style-name="P2" draw:layer="layout" svg:width="0.349cm" svg:height="0.106cm" svg:x="7.781cm" svg:y="11.17cm">
              <text:p/>
              <draw:enhanced-geometry svg:viewBox="0 0 420 128" draw:mirror-horizontal="true" draw:type="non-primitive" draw:enhanced-path="M 420 85  L 361 56  L 299 32  L 234 16  L 170 6  L 107 0  L 50 2  L 0 6  L 0 6  L 50 57  L 60 106  L 56 128  L 56 128  L 161 110  L 249 98  L 321 91  L 374 88  L 407 86  L 420 85  L 420 85  L 420 85  N"/>
            </draw:custom-shape>
            <draw:custom-shape draw:style-name="gr56" draw:text-style-name="P2" draw:layer="layout" svg:width="0.146cm" svg:height="0.009cm" svg:x="8.184cm" svg:y="11.919cm">
              <text:p/>
              <draw:enhanced-geometry svg:viewBox="0 0 172 14" draw:mirror-horizontal="true" draw:type="non-primitive" draw:enhanced-path="M 172 14  L 92 11  L 27 3  L 0 0  N"/>
            </draw:custom-shape>
            <draw:custom-shape draw:style-name="gr56" draw:text-style-name="P2" draw:layer="layout" svg:width="0.238cm" svg:height="0.008cm" svg:x="8.092cm" svg:y="11.814cm">
              <text:p/>
              <draw:enhanced-geometry svg:viewBox="0 0 291 11" draw:mirror-horizontal="true" draw:type="non-primitive" draw:enhanced-path="M 0 0  L 81 10  L 176 11  L 257 9  L 291 8  N"/>
            </draw:custom-shape>
            <draw:custom-shape draw:style-name="gr56" draw:text-style-name="P2" draw:layer="layout" svg:width="0.092cm" svg:height="0.017cm" svg:x="8.242cm" svg:y="11.633cm">
              <text:p/>
              <draw:enhanced-geometry svg:viewBox="0 0 114 21" draw:mirror-horizontal="true" draw:type="non-primitive" draw:enhanced-path="M 114 21  L 68 0  L 22 7  L 0 15  N"/>
            </draw:custom-shape>
            <draw:custom-shape draw:style-name="gr56" draw:text-style-name="P2" draw:layer="layout" svg:width="0.079cm" svg:height="0.106cm" svg:x="8.152cm" svg:y="11.553cm">
              <text:p/>
              <draw:enhanced-geometry svg:viewBox="0 0 94 128" draw:mirror-horizontal="true" draw:type="non-primitive" draw:enhanced-path="M 0 0  L 69 33  L 94 76  L 58 128  N"/>
            </draw:custom-shape>
            <draw:custom-shape draw:style-name="gr56" draw:text-style-name="P2" draw:layer="layout" svg:width="0.163cm" svg:height="0.207cm" svg:x="7.962cm" svg:y="11.549cm">
              <text:p/>
              <draw:enhanced-geometry svg:viewBox="0 0 200 249" draw:mirror-horizontal="true" draw:type="non-primitive" draw:enhanced-path="M 0 0  L 63 39  L 121 92  L 166 151  L 196 207  L 200 249  N"/>
            </draw:custom-shape>
            <draw:custom-shape draw:style-name="gr56" draw:text-style-name="P2" draw:layer="layout" svg:width="0.088cm" svg:height="0.216cm" svg:x="7.964cm" svg:y="11.756cm">
              <text:p/>
              <draw:enhanced-geometry svg:viewBox="0 0 107 263" draw:mirror-horizontal="true" draw:type="non-primitive" draw:enhanced-path="M 107 0  L 83 64  L 47 152  L 14 230  L 0 263  N"/>
            </draw:custom-shape>
            <draw:custom-shape draw:style-name="gr60" draw:text-style-name="P2" draw:layer="layout" svg:width="1.971cm" svg:height="1.345cm" svg:x="6.56cm" svg:y="9.9cm">
              <text:p/>
              <draw:enhanced-geometry svg:viewBox="0 0 2374 1625" draw:mirror-horizontal="true"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59" draw:text-style-name="P2" draw:layer="layout" svg:width="0.093cm" svg:height="0.114cm" svg:x="8.328cm" svg:y="11.148cm">
              <text:p/>
              <draw:enhanced-geometry svg:viewBox="0 0 107 141" draw:mirror-horizontal="true" draw:type="non-primitive" draw:enhanced-path="M 13 141  L 99 128  L 107 63  L 0 0  L 13 141  L 13 141  Z N"/>
            </draw:custom-shape>
            <draw:custom-shape draw:style-name="gr6" draw:text-style-name="P2" draw:layer="layout" svg:width="0.093cm" svg:height="0.114cm" svg:x="8.328cm" svg:y="11.148cm">
              <text:p/>
              <draw:enhanced-geometry svg:viewBox="0 0 107 141" draw:mirror-horizontal="true" draw:type="non-primitive" draw:enhanced-path="M 13 141  L 99 128  L 107 63  L 0 0  L 13 141  L 13 141  N"/>
            </draw:custom-shape>
            <draw:custom-shape draw:style-name="gr50" draw:text-style-name="P2" draw:layer="layout" svg:width="0.992cm" svg:height="1.521cm" svg:x="7.25cm" svg:y="15.412cm">
              <text:p/>
              <draw:enhanced-geometry svg:viewBox="0 0 1196 1834" draw:mirror-horizontal="true"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61" draw:text-style-name="P2" draw:layer="layout" svg:width="5.993cm" svg:height="4.6cm" svg:x="7.327cm" svg:y="12.885cm">
              <text:p/>
              <draw:enhanced-geometry svg:viewBox="0 0 7225 5543" draw:mirror-horizontal="true"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62" draw:text-style-name="P2" draw:layer="layout" svg:width="0.128cm" svg:height="0.203cm" svg:x="8.07cm" svg:y="15.394cm">
              <text:p/>
              <draw:enhanced-geometry svg:viewBox="0 0 156 247" draw:mirror-horizontal="true" draw:type="non-primitive" draw:enhanced-path="M 0 0  L 53 71  L 100 138  L 135 198  L 156 247  N"/>
            </draw:custom-shape>
            <draw:custom-shape draw:style-name="gr62" draw:text-style-name="P2" draw:layer="layout" svg:width="0.251cm" svg:height="0.375cm" svg:x="7.812cm" svg:y="15.597cm">
              <text:p/>
              <draw:enhanced-geometry svg:viewBox="0 0 307 451" draw:mirror-horizontal="true" draw:type="non-primitive" draw:enhanced-path="M 0 0  L 15 37  L 39 75  L 68 115  L 102 155  L 140 200  L 178 245  L 216 292  L 252 343  L 282 395  L 307 451  N"/>
            </draw:custom-shape>
            <draw:custom-shape draw:style-name="gr62" draw:text-style-name="P2" draw:layer="layout" svg:width="0.256cm" svg:height="0.666cm" svg:x="7.558cm" svg:y="15.972cm">
              <text:p/>
              <draw:enhanced-geometry svg:viewBox="0 0 308 806" draw:mirror-horizontal="true" draw:type="non-primitive" draw:enhanced-path="M 0 0  L 12 36  L 25 79  L 37 127  L 50 180  L 63 235  L 77 293  L 92 353  L 106 412  L 122 472  L 140 528  L 158 584  L 179 636  L 201 682  L 224 724  L 250 759  L 277 786  L 308 806  N"/>
            </draw:custom-shape>
            <draw:custom-shape draw:style-name="gr62" draw:text-style-name="P2" draw:layer="layout" svg:width="0.225cm" svg:height="0.207cm" svg:x="7.327cm" svg:y="16.638cm">
              <text:p/>
              <draw:enhanced-geometry svg:viewBox="0 0 270 248" draw:mirror-horizontal="true" draw:type="non-primitive" draw:enhanced-path="M 0 0  L 80 46  L 148 100  L 201 154  L 238 201  L 262 235  L 270 248  N"/>
            </draw:custom-shape>
            <draw:custom-shape draw:style-name="gr62" draw:text-style-name="P2" draw:layer="layout" svg:width="0.49cm" svg:height="0.992cm" svg:x="9.604cm" svg:y="16.316cm">
              <text:p/>
              <draw:enhanced-geometry svg:viewBox="0 0 589 1195" draw:mirror-horizontal="true"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62" draw:text-style-name="P2" draw:layer="layout" svg:width="0.379cm" svg:height="0.851cm" svg:x="10.092cm" svg:y="15.465cm">
              <text:p/>
              <draw:enhanced-geometry svg:viewBox="0 0 458 1029" draw:mirror-horizontal="true"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62" draw:text-style-name="P2" draw:layer="layout" svg:width="0.635cm" svg:height="0.657cm" svg:x="10.476cm" svg:y="15.465cm">
              <text:p/>
              <draw:enhanced-geometry svg:viewBox="0 0 768 793" draw:mirror-horizontal="true"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50" draw:text-style-name="P2" draw:layer="layout" svg:width="2.218cm" svg:height="3.074cm" svg:x="10.694cm" svg:y="13.37cm">
              <text:p/>
              <draw:enhanced-geometry svg:viewBox="0 0 2677 3703" draw:mirror-horizontal="true"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62" draw:text-style-name="P2" draw:layer="layout" svg:width="0.534cm" svg:height="0.481cm" svg:x="10.689cm" svg:y="13.37cm">
              <text:p/>
              <draw:enhanced-geometry svg:viewBox="0 0 648 579" draw:mirror-horizontal="true" draw:type="non-primitive" draw:enhanced-path="M 648 0  L 598 41  L 545 83  L 492 127  L 439 171  L 386 215  L 333 259  L 282 303  L 233 346  L 187 387  L 144 427  L 105 463  L 70 498  L 41 529  L 17 556  L 0 579  N"/>
            </draw:custom-shape>
            <draw:custom-shape draw:style-name="gr62" draw:text-style-name="P2" draw:layer="layout" svg:width="0.423cm" svg:height="0.706cm" svg:x="11.225cm" svg:y="13.855cm">
              <text:p/>
              <draw:enhanced-geometry svg:viewBox="0 0 508 850" draw:mirror-horizontal="true" draw:type="non-primitive" draw:enhanced-path="M 508 0  L 493 23  L 474 55  L 452 94  L 424 142  L 395 194  L 363 251  L 329 309  L 294 372  L 258 435  L 222 497  L 187 557  L 153 616  L 120 672  L 89 721  L 61 766  L 36 803  L 16 831  L 0 850  N"/>
            </draw:custom-shape>
            <draw:custom-shape draw:style-name="gr62" draw:text-style-name="P2" draw:layer="layout" svg:width="0.468cm" svg:height="0.737cm" svg:x="11.646cm" svg:y="14.556cm">
              <text:p/>
              <draw:enhanced-geometry svg:viewBox="0 0 565 888" draw:mirror-horizontal="true" draw:type="non-primitive" draw:enhanced-path="M 565 0  L 549 19  L 530 46  L 506 80  L 478 122  L 447 169  L 415 221  L 380 277  L 343 335  L 307 397  L 269 458  L 231 520  L 195 580  L 159 638  L 125 693  L 94 744  L 65 790  L 40 830  L 17 863  L 0 888  N"/>
            </draw:custom-shape>
            <draw:custom-shape draw:style-name="gr62" draw:text-style-name="P2" draw:layer="layout" svg:width="0.265cm" svg:height="0.538cm" svg:x="12.116cm" svg:y="15.297cm">
              <text:p/>
              <draw:enhanced-geometry svg:viewBox="0 0 319 651" draw:mirror-horizontal="true" draw:type="non-primitive" draw:enhanced-path="M 319 0  L 297 34  L 271 74  L 245 121  L 217 172  L 188 226  L 161 283  L 133 340  L 106 399  L 81 456  L 57 511  L 35 562  L 16 610  L 0 651  N"/>
            </draw:custom-shape>
            <draw:custom-shape draw:style-name="gr62" draw:text-style-name="P2" draw:layer="layout" svg:width="0.224cm" svg:height="0.252cm" svg:x="12.383cm" svg:y="15.835cm">
              <text:p/>
              <draw:enhanced-geometry svg:viewBox="0 0 270 307" draw:mirror-horizontal="true" draw:type="non-primitive" draw:enhanced-path="M 270 0  L 241 65  L 206 118  L 165 164  L 122 203  L 79 238  L 37 272  L 0 307  N"/>
            </draw:custom-shape>
            <draw:custom-shape draw:style-name="gr62" draw:text-style-name="P2" draw:layer="layout" svg:width="0.164cm" svg:height="0.357cm" svg:x="12.607cm" svg:y="16.087cm">
              <text:p/>
              <draw:enhanced-geometry svg:viewBox="0 0 200 428" draw:mirror-horizontal="true" draw:type="non-primitive" draw:enhanced-path="M 200 0  L 168 42  L 134 102  L 100 172  L 69 245  L 42 315  L 19 373  L 5 412  L 0 428  N"/>
            </draw:custom-shape>
            <draw:custom-shape draw:style-name="gr63" draw:text-style-name="P2" draw:layer="layout" svg:width="3.356cm" svg:height="2.099cm" svg:x="7.774cm" svg:y="14.005cm">
              <text:p/>
              <draw:enhanced-geometry svg:viewBox="0 0 4042 2535" draw:mirror-horizontal="true"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64" draw:text-style-name="P2" draw:layer="layout" svg:width="0.38cm" svg:height="0.286cm" svg:x="7.386cm" svg:y="15.893cm">
              <text:p/>
              <draw:enhanced-geometry svg:viewBox="0 0 459 343" draw:mirror-horizontal="true"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62" draw:text-style-name="P2" draw:layer="layout" svg:width="0.401cm" svg:height="0.313cm" svg:x="7.689cm" svg:y="15.562cm">
              <text:p/>
              <draw:enhanced-geometry svg:viewBox="0 0 483 377" draw:mirror-horizontal="true" draw:type="non-primitive" draw:enhanced-path="M 0 0  L 86 44  L 164 87  L 234 130  L 296 171  L 349 210  L 395 246  L 430 280  L 457 309  L 475 336  L 483 359  L 482 377  N"/>
            </draw:custom-shape>
            <draw:custom-shape draw:style-name="gr62" draw:text-style-name="P2" draw:layer="layout" svg:width="0.159cm" svg:height="0.119cm" svg:x="7.684cm" svg:y="15.769cm">
              <text:p/>
              <draw:enhanced-geometry svg:viewBox="0 0 189 148" draw:mirror-horizontal="true" draw:type="non-primitive" draw:enhanced-path="M 189 129  L 169 148  L 139 137  L 100 104  L 53 55  L 0 0  N"/>
            </draw:custom-shape>
            <draw:custom-shape draw:style-name="gr62" draw:text-style-name="P2" draw:layer="layout" svg:width="0.203cm" svg:height="0.141cm" svg:x="7.843cm" svg:y="15.628cm">
              <text:p/>
              <draw:enhanced-geometry svg:viewBox="0 0 246 166" draw:mirror-horizontal="true" draw:type="non-primitive" draw:enhanced-path="M 246 166  L 168 99  L 87 47  L 25 12  L 0 0  N"/>
            </draw:custom-shape>
            <draw:custom-shape draw:style-name="gr62" draw:text-style-name="P2" draw:layer="layout" svg:width="0.273cm" svg:height="0.366cm" svg:x="7.521cm" svg:y="16.382cm">
              <text:p/>
              <draw:enhanced-geometry svg:viewBox="0 0 330 439" draw:mirror-horizontal="true" draw:type="non-primitive" draw:enhanced-path="M 330 439  L 295 399  L 253 353  L 208 301  L 161 246  L 116 191  L 75 137  L 40 86  L 14 39  L 0 0  N"/>
            </draw:custom-shape>
            <draw:custom-shape draw:style-name="gr62" draw:text-style-name="P2" draw:layer="layout" svg:width="0.071cm" svg:height="0.106cm" svg:x="7.79cm" svg:y="16.285cm">
              <text:p/>
              <draw:enhanced-geometry svg:viewBox="0 0 83 130" draw:mirror-horizontal="true" draw:type="non-primitive" draw:enhanced-path="M 83 117  L 71 78  L 55 43  L 38 16  L 21 1  L 8 0  L 0 19  L 1 61  L 12 130  N"/>
            </draw:custom-shape>
            <draw:custom-shape draw:style-name="gr62" draw:text-style-name="P2" draw:layer="layout" svg:width="0.247cm" svg:height="0.402cm" svg:x="7.609cm" svg:y="16.395cm">
              <text:p/>
              <draw:enhanced-geometry svg:viewBox="0 0 296 486" draw:mirror-horizontal="true" draw:type="non-primitive" draw:enhanced-path="M 0 0  L 14 61  L 30 119  L 49 176  L 69 230  L 92 281  L 118 327  L 146 370  L 179 408  L 214 439  L 254 465  L 296 486  N"/>
            </draw:custom-shape>
            <draw:custom-shape draw:style-name="gr62" draw:text-style-name="P2" draw:layer="layout" svg:width="0.366cm" svg:height="0.044cm" svg:x="7.452cm" svg:y="16.916cm">
              <text:p/>
              <draw:enhanced-geometry svg:viewBox="0 0 437 54" draw:mirror-horizontal="true" draw:type="non-primitive" draw:enhanced-path="M 437 0  L 367 23  L 296 40  L 230 50  L 165 54  L 104 51  L 50 42  L 0 25  N"/>
            </draw:custom-shape>
            <draw:custom-shape draw:style-name="gr62" draw:text-style-name="P2" draw:layer="layout" svg:width="0.176cm" svg:height="0.233cm" svg:x="7.404cm" svg:y="15.937cm">
              <text:p/>
              <draw:enhanced-geometry svg:viewBox="0 0 214 284" draw:mirror-horizontal="true" draw:type="non-primitive" draw:enhanced-path="M 0 0  L 68 59  L 119 110  L 156 155  L 182 197  L 200 239  L 214 284  N"/>
            </draw:custom-shape>
            <draw:custom-shape draw:style-name="gr62" draw:text-style-name="P2" draw:layer="layout" svg:width="0.027cm" svg:height="0.393cm" svg:x="7.371cm" svg:y="16.166cm">
              <text:p/>
              <draw:enhanced-geometry svg:viewBox="0 0 34 473" draw:mirror-horizontal="true" draw:type="non-primitive" draw:enhanced-path="M 0 0  L 8 48  L 14 115  L 20 192  L 25 273  L 29 349  L 31 414  L 32 458  L 34 473  N"/>
            </draw:custom-shape>
            <draw:custom-shape draw:style-name="gr62" draw:text-style-name="P2" draw:layer="layout" svg:width="0.097cm" svg:height="0.542cm" svg:x="9.704cm" svg:y="14.451cm">
              <text:p/>
              <draw:enhanced-geometry svg:viewBox="0 0 119 651" draw:mirror-horizontal="true" draw:type="non-primitive" draw:enhanced-path="M 0 0  L 23 33  L 45 74  L 63 120  L 79 171  L 92 227  L 103 286  L 111 346  L 117 408  L 119 470  L 119 532  L 115 592  L 108 651  N"/>
            </draw:custom-shape>
            <draw:custom-shape draw:style-name="gr62" draw:text-style-name="P2" draw:layer="layout" svg:width="0.097cm" svg:height="1.292cm" svg:x="9.717cm" svg:y="14.993cm">
              <text:p/>
              <draw:enhanced-geometry svg:viewBox="0 0 120 1561" draw:mirror-horizontal="true"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62" draw:text-style-name="P2" draw:layer="layout" svg:width="0.242cm" svg:height="1.028cm" svg:x="10.888cm" svg:y="14.08cm">
              <text:p/>
              <draw:enhanced-geometry svg:viewBox="0 0 294 1241" draw:mirror-horizontal="true"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62" draw:text-style-name="P2" draw:layer="layout" svg:width="0.088cm" svg:height="0.441cm" svg:x="11.13cm" svg:y="15.112cm">
              <text:p/>
              <draw:enhanced-geometry svg:viewBox="0 0 107 533" draw:mirror-horizontal="true" draw:type="non-primitive" draw:enhanced-path="M 107 0  L 93 53  L 78 121  L 63 196  L 47 276  L 32 354  L 20 424  L 9 481  L 3 518  L 0 533  N"/>
            </draw:custom-shape>
            <draw:custom-shape draw:style-name="gr62" draw:text-style-name="P2" draw:layer="layout" svg:width="0.057cm" svg:height="0.52cm" svg:x="11.909cm" svg:y="16.21cm">
              <text:p/>
              <draw:enhanced-geometry svg:viewBox="0 0 73 626" draw:mirror-horizontal="true" draw:type="non-primitive" draw:enhanced-path="M 0 626  L 10 571  L 22 517  L 33 462  L 44 406  L 54 351  L 62 294  L 69 238  L 73 180  L 71 121  L 67 61  L 57 0  N"/>
            </draw:custom-shape>
            <draw:custom-shape draw:style-name="gr62" draw:text-style-name="P2" draw:layer="layout" svg:width="0.348cm" svg:height="1.134cm" svg:x="11.58cm" svg:y="15.072cm">
              <text:p/>
              <draw:enhanced-geometry svg:viewBox="0 0 418 1372" draw:mirror-horizontal="true"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62" draw:text-style-name="P2" draw:layer="layout" svg:width="0.216cm" svg:height="0.507cm" svg:x="11.179cm" svg:y="13.895cm">
              <text:p/>
              <draw:enhanced-geometry svg:viewBox="0 0 260 613" draw:mirror-horizontal="true" draw:type="non-primitive" draw:enhanced-path="M 260 0  L 252 32  L 242 61  L 228 92  L 211 122  L 192 157  L 171 197  L 146 242  L 120 295  L 92 358  L 63 430  L 33 515  L 0 613  N"/>
            </draw:custom-shape>
            <draw:custom-shape draw:style-name="gr62" draw:text-style-name="P2" draw:layer="layout" svg:width="0.666cm" svg:height="1.473cm" svg:x="11.395cm" svg:y="14.402cm">
              <text:p/>
              <draw:enhanced-geometry svg:viewBox="0 0 801 1775" draw:mirror-horizontal="true"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62" draw:text-style-name="P2" draw:layer="layout" svg:width="0.216cm" svg:height="0.573cm" svg:x="12.061cm" svg:y="15.875cm">
              <text:p/>
              <draw:enhanced-geometry svg:viewBox="0 0 262 688" draw:mirror-horizontal="true" draw:type="non-primitive" draw:enhanced-path="M 262 0  L 240 45  L 216 89  L 191 132  L 164 174  L 138 217  L 112 260  L 87 304  L 65 351  L 44 398  L 27 449  L 14 504  L 5 560  L 0 621  L 3 688  N"/>
            </draw:custom-shape>
            <draw:custom-shape draw:style-name="gr62" draw:text-style-name="P2" draw:layer="layout" svg:width="0.097cm" svg:height="0.353cm" svg:x="12.266cm" svg:y="16.444cm">
              <text:p/>
              <draw:enhanced-geometry svg:viewBox="0 0 123 426" draw:mirror-horizontal="true" draw:type="non-primitive" draw:enhanced-path="M 118 0  L 123 107  L 122 193  L 115 258  L 102 310  L 84 349  L 61 378  L 33 403  L 0 426  N"/>
            </draw:custom-shape>
            <draw:custom-shape draw:style-name="gr62" draw:text-style-name="P2" draw:layer="layout" svg:width="0.048cm" svg:height="0.296cm" svg:x="12.321cm" svg:y="16.501cm">
              <text:p/>
              <draw:enhanced-geometry svg:viewBox="0 0 63 356" draw:mirror-horizontal="true" draw:type="non-primitive" draw:enhanced-path="M 0 356  L 22 300  L 43 237  L 58 169  L 63 102  L 56 44  L 36 0  N"/>
            </draw:custom-shape>
            <draw:custom-shape draw:style-name="gr62" draw:text-style-name="P2" draw:layer="layout" svg:width="0.115cm" svg:height="0.194cm" svg:x="11.503cm" svg:y="16.717cm">
              <text:p/>
              <draw:enhanced-geometry svg:viewBox="0 0 141 236" draw:mirror-horizontal="true" draw:type="non-primitive" draw:enhanced-path="M 0 236  L 64 167  L 110 119  L 136 83  L 141 47  L 119 0  N"/>
            </draw:custom-shape>
            <draw:custom-shape draw:style-name="gr62" draw:text-style-name="P2" draw:layer="layout" svg:width="0.092cm" svg:height="0.3cm" svg:x="11.439cm" svg:y="16.417cm">
              <text:p/>
              <draw:enhanced-geometry svg:viewBox="0 0 106 367" draw:mirror-horizontal="true" draw:type="non-primitive" draw:enhanced-path="M 13 367  L 0 317  L 5 253  L 24 183  L 50 115  L 78 56  L 98 16  L 106 0  N"/>
            </draw:custom-shape>
            <draw:custom-shape draw:style-name="gr62" draw:text-style-name="P2" draw:layer="layout" svg:width="0.181cm" svg:height="0.3cm" svg:x="11.437cm" svg:y="16.417cm">
              <text:p/>
              <draw:enhanced-geometry svg:viewBox="0 0 220 367" draw:mirror-horizontal="true" draw:type="non-primitive" draw:enhanced-path="M 220 0  L 159 69  L 108 125  L 66 173  L 34 215  L 13 252  L 1 287  L 0 326  L 8 367  N"/>
            </draw:custom-shape>
            <draw:custom-shape draw:style-name="gr62" draw:text-style-name="P2" draw:layer="layout" svg:width="0.202cm" svg:height="0.216cm" svg:x="11.62cm" svg:y="16.717cm">
              <text:p/>
              <draw:enhanced-geometry svg:viewBox="0 0 248 261" draw:mirror-horizontal="true" draw:type="non-primitive" draw:enhanced-path="M 248 0  L 246 52  L 215 104  L 166 152  L 109 195  L 56 230  L 16 253  L 0 261  N"/>
            </draw:custom-shape>
            <draw:custom-shape draw:style-name="gr62" draw:text-style-name="P2" draw:layer="layout" svg:width="0.106cm" svg:height="0.521cm" svg:x="12.14cm" svg:y="16.373cm">
              <text:p/>
              <draw:enhanced-geometry svg:viewBox="0 0 131 628" draw:mirror-horizontal="true" draw:type="non-primitive" draw:enhanced-path="M 0 628  L 28 576  L 51 513  L 71 442  L 88 367  L 100 290  L 110 215  L 118 147  L 124 89  L 128 42  L 131 12  L 131 0  N"/>
            </draw:custom-shape>
            <draw:custom-shape draw:style-name="gr62" draw:text-style-name="P2" draw:layer="layout" svg:width="0.088cm" svg:height="0.538cm" svg:x="12.078cm" svg:y="16.373cm">
              <text:p/>
              <draw:enhanced-geometry svg:viewBox="0 0 105 651" draw:mirror-horizontal="true" draw:type="non-primitive" draw:enhanced-path="M 34 0  L 60 57  L 80 115  L 94 173  L 101 233  L 105 292  L 104 351  L 97 407  L 88 460  L 74 508  L 58 554  L 40 592  L 21 625  L 0 651  N"/>
            </draw:custom-shape>
            <draw:custom-shape draw:style-name="gr62" draw:text-style-name="P2" draw:layer="layout" svg:width="0.119cm" svg:height="0.264cm" svg:x="12.381cm" svg:y="16.444cm">
              <text:p/>
              <draw:enhanced-geometry svg:viewBox="0 0 146 318" draw:mirror-horizontal="true" draw:type="non-primitive" draw:enhanced-path="M 146 0  L 81 23  L 37 58  L 11 103  L 0 152  L 0 200  L 7 246  L 16 283  L 25 309  L 29 318  N"/>
            </draw:custom-shape>
            <draw:custom-shape draw:style-name="gr62" draw:text-style-name="P2" draw:layer="layout" svg:width="0.092cm" svg:height="0.264cm" svg:x="12.383cm" svg:y="16.444cm">
              <text:p/>
              <draw:enhanced-geometry svg:viewBox="0 0 117 318" draw:mirror-horizontal="true" draw:type="non-primitive" draw:enhanced-path="M 0 318  L 21 231  L 52 145  L 83 71  L 108 19  L 117 0  N"/>
            </draw:custom-shape>
            <draw:custom-shape draw:style-name="gr62" draw:text-style-name="P2" draw:layer="layout" svg:width="0.075cm" svg:height="0.216cm" svg:x="12.557cm" svg:y="16.404cm">
              <text:p/>
              <draw:enhanced-geometry svg:viewBox="0 0 88 261" draw:mirror-horizontal="true" draw:type="non-primitive" draw:enhanced-path="M 52 261  L 28 221  L 11 195  L 1 178  L 0 162  L 6 143  L 22 114  L 49 68  L 88 0  N"/>
            </draw:custom-shape>
            <draw:custom-shape draw:style-name="gr62" draw:text-style-name="P2" draw:layer="layout" svg:width="0.273cm" svg:height="0.52cm" svg:x="12.279cm" svg:y="15.884cm">
              <text:p/>
              <draw:enhanced-geometry svg:viewBox="0 0 330 627" draw:mirror-horizontal="true" draw:type="non-primitive" draw:enhanced-path="M 0 627  L 30 574  L 62 520  L 94 465  L 125 409  L 157 355  L 188 300  L 217 247  L 244 194  L 270 143  L 293 93  L 313 46  L 330 0  N"/>
            </draw:custom-shape>
            <draw:custom-shape draw:style-name="gr62" draw:text-style-name="P2" draw:layer="layout" svg:width="0.185cm" svg:height="0.432cm" svg:x="12.094cm" svg:y="15.456cm">
              <text:p/>
              <draw:enhanced-geometry svg:viewBox="0 0 223 521" draw:mirror-horizontal="true" draw:type="non-primitive" draw:enhanced-path="M 0 521  L 23 456  L 52 383  L 84 308  L 118 231  L 150 159  L 179 96  L 202 45  L 217 12  L 223 0  N"/>
            </draw:custom-shape>
            <draw:custom-shape draw:style-name="gr62" draw:text-style-name="P2" draw:layer="layout" svg:width="0.048cm" svg:height="0.238cm" svg:x="11.095cm" svg:y="13.472cm">
              <text:p/>
              <draw:enhanced-geometry svg:viewBox="0 0 60 284" draw:mirror-horizontal="true" draw:type="non-primitive" draw:enhanced-path="M 60 284  L 20 199  L 3 106  L 0 30  L 1 0  N"/>
            </draw:custom-shape>
            <draw:custom-shape draw:style-name="gr62" draw:text-style-name="P2" draw:layer="layout" svg:width="0.031cm" svg:height="0.247cm" svg:x="11.256cm" svg:y="13.63cm">
              <text:p/>
              <draw:enhanced-geometry svg:viewBox="0 0 36 295" draw:mirror-horizontal="true" draw:type="non-primitive" draw:enhanced-path="M 36 295  L 16 205  L 4 107  L 1 31  L 0 0  N"/>
            </draw:custom-shape>
            <draw:custom-shape draw:style-name="gr62" draw:text-style-name="P2" draw:layer="layout" svg:width="0.035cm" svg:height="0.701cm" svg:x="11.424cm" svg:y="13.538cm">
              <text:p/>
              <draw:enhanced-geometry svg:viewBox="0 0 44 841" draw:mirror-horizontal="true" draw:type="non-primitive" draw:enhanced-path="M 23 0  L 33 83  L 40 166  L 43 246  L 44 325  L 43 402  L 41 475  L 36 544  L 31 607  L 25 665  L 19 716  L 14 759  L 8 794  L 4 820  L 1 836  L 0 841  N"/>
            </draw:custom-shape>
            <draw:custom-shape draw:style-name="gr62" draw:text-style-name="P2" draw:layer="layout" svg:width="0.066cm" svg:height="0.586cm" svg:x="11.739cm" svg:y="14.032cm">
              <text:p/>
              <draw:enhanced-geometry svg:viewBox="0 0 79 710" draw:mirror-horizontal="true" draw:type="non-primitive" draw:enhanced-path="M 31 710  L 14 655  L 4 594  L 0 526  L 1 455  L 6 383  L 15 311  L 26 241  L 38 177  L 51 119  L 61 70  L 71 33  L 77 9  L 79 0  N"/>
            </draw:custom-shape>
            <draw:custom-shape draw:style-name="gr62" draw:text-style-name="P2" draw:layer="layout" svg:width="0.216cm" svg:height="0.842cm" svg:x="11.959cm" svg:y="14.486cm">
              <text:p/>
              <draw:enhanced-geometry svg:viewBox="0 0 259 1016" draw:mirror-horizontal="true" draw:type="non-primitive" draw:enhanced-path="M 0 1016  L 4 931  L 10 847  L 21 766  L 34 685  L 49 609  L 66 535  L 84 464  L 104 397  L 124 333  L 144 275  L 163 220  L 182 172  L 201 128  L 216 90  L 231 58  L 242 32  L 252 14  L 257 3  L 259 0  N"/>
            </draw:custom-shape>
            <draw:custom-shape draw:style-name="gr62" draw:text-style-name="P2" draw:layer="layout" svg:width="0.049cm" svg:height="0.392cm" svg:x="12.354cm" svg:y="15.386cm">
              <text:p/>
              <draw:enhanced-geometry svg:viewBox="0 0 60 473" draw:mirror-horizontal="true" draw:type="non-primitive" draw:enhanced-path="M 60 0  L 44 116  L 31 214  L 21 296  L 13 361  L 7 411  L 4 446  L 1 467  L 0 473  N"/>
            </draw:custom-shape>
            <draw:custom-shape draw:style-name="gr62" draw:text-style-name="P2" draw:layer="layout" svg:width="0.282cm" svg:height="0.282cm" svg:x="12.409cm" svg:y="15.778cm">
              <text:p/>
              <draw:enhanced-geometry svg:viewBox="0 0 340 343" draw:mirror-horizontal="true" draw:type="non-primitive" draw:enhanced-path="M 340 0  L 269 73  L 203 138  L 144 197  L 95 247  L 54 288  L 25 318  L 5 338  L 0 343  N"/>
            </draw:custom-shape>
            <draw:custom-shape draw:style-name="gr62" draw:text-style-name="P2" draw:layer="layout" svg:width="0.145cm" svg:height="0.256cm" svg:x="12.694cm" svg:y="16.06cm">
              <text:p/>
              <draw:enhanced-geometry svg:viewBox="0 0 177 308" draw:mirror-horizontal="true" draw:type="non-primitive" draw:enhanced-path="M 177 0  L 149 73  L 126 135  L 102 189  L 76 236  L 43 275  L 0 308  N"/>
            </draw:custom-shape>
            <draw:custom-shape draw:style-name="gr62" draw:text-style-name="P2" draw:layer="layout" svg:width="0.287cm" svg:height="0.657cm" svg:x="12.182cm" svg:y="13.481cm">
              <text:p/>
              <draw:enhanced-geometry svg:viewBox="0 0 343 795" draw:mirror-horizontal="true" draw:type="non-primitive" draw:enhanced-path="M 343 0  L 309 60  L 276 115  L 246 168  L 216 216  L 189 263  L 164 307  L 140 351  L 118 394  L 97 437  L 79 480  L 62 525  L 46 573  L 33 622  L 20 676  L 9 732  L 0 795  N"/>
            </draw:custom-shape>
            <draw:custom-shape draw:style-name="gr62" draw:text-style-name="P2" draw:layer="layout" svg:width="0.419cm" svg:height="0.948cm" svg:x="12.469cm" svg:y="14.142cm">
              <text:p/>
              <draw:enhanced-geometry svg:viewBox="0 0 506 1145" draw:mirror-horizontal="true"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62" draw:text-style-name="P2" draw:layer="layout" svg:width="0.154cm" svg:height="0.15cm" svg:x="10.328cm" svg:y="15.324cm">
              <text:p/>
              <draw:enhanced-geometry svg:viewBox="0 0 188 178" draw:mirror-horizontal="true" draw:type="non-primitive" draw:enhanced-path="M 0 178  L 34 127  L 56 93  L 69 70  L 83 54  L 102 42  L 135 25  L 188 0  N"/>
            </draw:custom-shape>
            <draw:custom-shape draw:style-name="gr62" draw:text-style-name="P2" draw:layer="layout" svg:width="0.274cm" svg:height="0.3cm" svg:x="10.054cm" svg:y="15.024cm">
              <text:p/>
              <draw:enhanced-geometry svg:viewBox="0 0 330 366" draw:mirror-horizontal="true" draw:type="non-primitive" draw:enhanced-path="M 0 366  L 58 331  L 115 279  L 171 219  L 222 157  L 266 98  L 300 47  L 323 13  L 330 0  N"/>
            </draw:custom-shape>
            <draw:custom-shape draw:style-name="gr62" draw:text-style-name="P2" draw:layer="layout" svg:width="0.106cm" svg:height="1.028cm" svg:x="10.045cm" svg:y="13.996cm">
              <text:p/>
              <draw:enhanced-geometry svg:viewBox="0 0 133 1241" draw:mirror-horizontal="true"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62" draw:text-style-name="P2" draw:layer="layout" svg:width="0.084cm" svg:height="0.392cm" svg:x="9.992cm" svg:y="14.852cm">
            <text:p/>
            <draw:enhanced-geometry svg:viewBox="0 0 100 473" draw:mirror-horizontal="true" draw:type="non-primitive" draw:enhanced-path="M 83 0  L 96 84  L 100 157  L 98 222  L 89 280  L 74 334  L 53 382  L 28 429  L 0 473  N"/>
          </draw:custom-shape>
          <draw:custom-shape draw:style-name="gr62" draw:text-style-name="P2" draw:layer="layout" svg:width="0.119cm" svg:height="0.295cm" svg:x="10.07cm" svg:y="15.249cm">
            <text:p/>
            <draw:enhanced-geometry svg:viewBox="0 0 142 355" draw:mirror-horizontal="true" draw:type="non-primitive" draw:enhanced-path="M 142 0  L 112 53  L 94 110  L 80 167  L 69 223  L 54 274  L 33 319  L 0 355  N"/>
          </draw:custom-shape>
          <draw:custom-shape draw:style-name="gr62" draw:text-style-name="P2" draw:layer="layout" svg:width="0.273cm" svg:height="0.053cm" svg:x="10.189cm" svg:y="15.505cm">
            <text:p/>
            <draw:enhanced-geometry svg:viewBox="0 0 329 68" draw:mirror-horizontal="true" draw:type="non-primitive" draw:enhanced-path="M 329 47  L 273 68  L 202 65  L 129 50  L 63 27  L 17 8  L 0 0  N"/>
          </draw:custom-shape>
          <draw:custom-shape draw:style-name="gr62" draw:text-style-name="P2" draw:layer="layout" svg:width="0.04cm" svg:height="0.516cm" svg:x="9.613cm" svg:y="14.839cm">
            <text:p/>
            <draw:enhanced-geometry svg:viewBox="0 0 51 626" draw:mirror-horizontal="true" draw:type="non-primitive" draw:enhanced-path="M 0 0  L 13 83  L 24 154  L 34 214  L 42 267  L 49 316  L 51 361  L 51 405  L 48 452  L 41 503  L 29 559  L 12 626  N"/>
          </draw:custom-shape>
          <draw:custom-shape draw:style-name="gr62" draw:text-style-name="P2" draw:layer="layout" svg:width="0.137cm" svg:height="0.873cm" svg:x="9.642cm" svg:y="15.355cm">
            <text:p/>
            <draw:enhanced-geometry svg:viewBox="0 0 164 1053" draw:mirror-horizontal="true" draw:type="non-primitive" draw:enhanced-path="M 164 0  L 152 45  L 141 99  L 130 158  L 117 223  L 106 292  L 94 364  L 82 438  L 71 514  L 61 587  L 51 661  L 40 731  L 32 797  L 25 858  L 17 912  L 11 960  L 6 999  L 3 1029  L 1 1047  L 0 1053  N"/>
          </draw:custom-shape>
          <draw:custom-shape draw:style-name="gr63" draw:text-style-name="P2" draw:layer="layout" svg:width="0.878cm" svg:height="1.46cm" svg:x="11.218cm" svg:y="15.535cm">
            <text:p/>
            <draw:enhanced-geometry svg:viewBox="0 0 1061 1763" draw:mirror-horizontal="true"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62" draw:text-style-name="P2" draw:layer="layout" svg:width="0.489cm" svg:height="1.459cm" svg:x="11.869cm" svg:y="13.6cm">
            <text:p/>
            <draw:enhanced-geometry svg:viewBox="0 0 590 1760" draw:mirror-horizontal="true"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62" draw:text-style-name="P2" draw:layer="layout" svg:width="0.569cm" svg:height="0.794cm" svg:x="12.354cm" svg:y="15.059cm">
            <text:p/>
            <draw:enhanced-geometry svg:viewBox="0 0 683 959" draw:mirror-horizontal="true"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62" draw:text-style-name="P2" draw:layer="layout" svg:width="0.137cm" svg:height="0.424cm" svg:x="12.923cm" svg:y="15.857cm">
            <text:p/>
            <draw:enhanced-geometry svg:viewBox="0 0 167 509" draw:mirror-horizontal="true" draw:type="non-primitive" draw:enhanced-path="M 167 0  L 121 47  L 85 103  L 58 168  L 37 236  L 22 304  L 12 367  L 5 424  L 3 468  L 2 497  L 0 509  N"/>
          </draw:custom-shape>
          <draw:custom-shape draw:style-name="gr62" draw:text-style-name="P2" draw:layer="layout" svg:width="0.097cm" svg:height="0.569cm" svg:x="12.967cm" svg:y="15.707cm">
            <text:p/>
            <draw:enhanced-geometry svg:viewBox="0 0 120 686" draw:mirror-horizontal="true" draw:type="non-primitive" draw:enhanced-path="M 1 686  L 0 623  L 0 562  L 3 500  L 6 440  L 13 380  L 21 321  L 32 263  L 44 208  L 60 153  L 77 100  L 98 50  L 120 0  N"/>
          </draw:custom-shape>
          <draw:custom-shape draw:style-name="gr62" draw:text-style-name="P2" draw:layer="layout" svg:width="0.512cm" svg:height="0.921cm" svg:x="12.457cm" svg:y="14.786cm">
            <text:p/>
            <draw:enhanced-geometry svg:viewBox="0 0 615 1113" draw:mirror-horizontal="true"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62" draw:text-style-name="P2" draw:layer="layout" svg:width="0.3cm" svg:height="0.869cm" svg:x="12.153cm" svg:y="13.917cm">
            <text:p/>
            <draw:enhanced-geometry svg:viewBox="0 0 364 1051" draw:mirror-horizontal="true"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62" draw:text-style-name="P2" draw:layer="layout" svg:width="0.41cm" svg:height="0.957cm" svg:x="12.153cm" svg:y="13.917cm">
            <text:p/>
            <draw:enhanced-geometry svg:viewBox="0 0 495 1159" draw:mirror-horizontal="true"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62" draw:text-style-name="P2" draw:layer="layout" svg:width="0.454cm" svg:height="0.776cm" svg:x="12.568cm" svg:y="14.874cm">
            <text:p/>
            <draw:enhanced-geometry svg:viewBox="0 0 543 932" draw:mirror-horizontal="true" draw:type="non-primitive" draw:enhanced-path="M 543 0  L 527 26  L 505 59  L 481 97  L 454 141  L 424 191  L 392 243  L 359 300  L 324 357  L 289 417  L 254 477  L 218 538  L 184 598  L 150 656  L 118 713  L 89 766  L 61 815  L 38 860  L 17 899  L 0 932  N"/>
          </draw:custom-shape>
          <draw:custom-shape draw:style-name="gr62" draw:text-style-name="P2" draw:layer="layout" svg:width="0.123cm" svg:height="0.49cm" svg:x="13.016cm" svg:y="15.65cm">
            <text:p/>
            <draw:enhanced-geometry svg:viewBox="0 0 152 592" draw:mirror-horizontal="true" draw:type="non-primitive" draw:enhanced-path="M 152 0  L 128 53  L 105 107  L 83 160  L 65 214  L 48 270  L 34 324  L 21 378  L 12 433  L 5 487  L 1 540  L 0 592  N"/>
          </draw:custom-shape>
          <draw:custom-shape draw:style-name="gr60" draw:text-style-name="P2" draw:layer="layout" svg:width="0.115cm" svg:height="0.097cm" svg:x="7.962cm" svg:y="11.17cm">
            <text:p/>
            <draw:enhanced-geometry svg:viewBox="0 0 139 122" draw:mirror-horizontal="true" draw:type="non-primitive" draw:enhanced-path="M 108 5  L 127 38  L 139 74  L 124 107  L 124 107  L 76 113  L 47 120  L 38 122  L 38 122  L 8 81  L 0 39  L 14 0  L 14 0  L 64 1  L 96 4  L 108 5  L 108 5  L 108 5  Z N"/>
          </draw:custom-shape>
          <draw:custom-shape draw:style-name="gr60" draw:text-style-name="P2" draw:layer="layout" svg:width="0.062cm" svg:height="0.097cm" svg:x="8.374cm" svg:y="11.161cm">
            <text:p/>
            <draw:enhanced-geometry svg:viewBox="0 0 75 120" draw:mirror-horizontal="true" draw:type="non-primitive" draw:enhanced-path="M 63 14  L 74 46  L 75 86  L 64 117  L 64 117  L 43 119  L 28 120  L 22 120  L 22 120  L 0 67  L 5 21  L 13 0  L 13 0  L 41 4  L 57 10  L 63 14  L 63 14  L 63 14  Z N"/>
          </draw:custom-shape>
        </draw:g>
        <draw:line draw:style-name="gr13" draw:text-style-name="P11" draw:layer="layout" svg:x1="16.757cm" svg:y1="1.923cm" svg:x2="23.76cm" svg:y2="1.927cm">
          <text:p/>
        </draw:line>
        <draw:line draw:style-name="gr13" draw:text-style-name="P11" draw:layer="layout" svg:x1="23.76cm" svg:y1="1.923cm" svg:x2="23.764cm" svg:y2="11.527cm">
          <text:p/>
        </draw:line>
        <draw:line draw:style-name="gr14" draw:text-style-name="P11" draw:layer="layout" svg:x1="23.79cm" svg:y1="11.527cm" svg:x2="18.128cm" svg:y2="11.531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There is a sequence point at the comma, and a sequence point at the end of the full expression (effectively at the semi-colon).</text:span></text:p>
              <text:p text:style-name="P9"><text:span text:style-name="T7">The operators are the assignment operator, the increment operator, and the comma operator.</text:span></text:p>
              <text:p text:style-name="P9"><text:span text:style-name="T7">The increment operator has a higher precedence than the assignment operator which in turn has higher precedence than the comma operator.</text:span></text:p>
              <text:p text:style-name="P9"><text:span text:style-name="T7">m is modified twice, once by the increment operator, once by the assignment.</text:span></text:p>
              <text:p text:style-name="P9"><text:span text:style-name="T7">Yes, it is undefined.</text:span></text:p>
              <text:p text:style-name="P9"><text:span text:style-name="T7">The comma operator has the lowest precedence so the expression binds as follows:</text:span></text:p>
              <text:p text:style-name="P9"><text:span text:style-name="T7"><text:s text:c="4"/></text:span><text:span text:style-name="T7">(m = m++) , m</text:span></text:p>
              <text:p text:style-name="P9"><text:span text:style-name="T7">The sequence point introduced by the comma does not help up, since we have already attempted to modify m twice by the time we get to the sequence point.</text:span></text:p>
            </draw:text-box>
          </draw:frame>
        </presentation:notes>
      </draw:page>
      <draw:page draw:name="page3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ummary</text:span></text:p>
          </draw:text-box>
        </draw:frame>
        <draw:frame presentation:style-name="pr10" draw:text-style-name="P2" draw:layer="layout" svg:width="23.363cm" svg:height="18.137cm" svg:x="3.597cm" svg:y="0.956cm" presentation:class="outline" presentation:user-transformed="true">
          <draw:text-box>
            <text:list text:style-name="L2">
              <text:list-item>
                <text:p text:style-name="P18"><text:span text:style-name="T3"><text:s/></text:span><text:span text:style-name="T3">know your enemy!</text:span></text:p>
                <text:list text:style-name="L3">
                  <text:list-item>
                    <text:p text:style-name="P19"><text:span text:style-name="T3">undefined vs unspecified vs imp-defined</text:span></text:p>
                  </text:list-item>
                  <text:list-item>
                    <text:p text:style-name="P19"><text:span text:style-name="T3">local variables do not have a default value</text:span></text:p>
                  </text:list-item>
                  <text:list-item>
                    <text:p text:style-name="P19"><text:span text:style-name="T3">a char is the smallest addressable unit of memory</text:span></text:p>
                  </text:list-item>
                  <text:list-item>
                    <text:p text:style-name="P19"><text:span text:style-name="T3">many integer types have minimum sizes</text:span></text:p>
                  </text:list-item>
                  <text:list-item>
                    <text:p text:style-name="P19"><text:span text:style-name="T3">integers can be interpreted as true/false</text:span></text:p>
                  </text:list-item>
                  <text:list-item>
                    <text:p text:style-name="P19"><text:span text:style-name="T3">integer arithmetic overflow can be undefined</text:span></text:p>
                  </text:list-item>
                  <text:list-item>
                    <text:p text:style-name="P19"><text:span text:style-name="T3">type conversions are implicit and liberal!</text:span></text:p>
                  </text:list-item>
                  <text:list-item>
                    <text:p text:style-name="P19"><text:span text:style-name="T3">initialisation != assignment</text:span></text:p>
                  </text:list-item>
                  <text:list-item>
                    <text:p text:style-name="P19"><text:span text:style-name="T3">assignment is an expression</text:span></text:p>
                  </text:list-item>
                  <text:list-item>
                    <text:p text:style-name="P19"><text:span text:style-name="T3">sequence points knowledge is vital</text:span></text:p>
                  </text:list-item>
                  <text:list-item>
                    <text:p text:style-name="P19"><text:span text:style-name="T3">precedence controls operators not operands</text:span></text:p>
                  </text:list-item>
                  <text:list-item>
                    <text:p text:style-name="P19"><text:span text:style-name="T3">order of evaluation between sequence points is unspecified</text:span></text:p>
                  </text:list-item>
                  <text:list-item>
                    <text:p text:style-name="P19"><text:span text:style-name="T3">strive for simplicity</text:span></text:p>
                  </text:list-item>
                </text:list>
              </text:list-item>
            </text:list>
            <text:p text:style-name="P19"><text:span text:style-name="T3"/></text:p>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9"><text:span text:style-name="T7">Prior to C89 all implementations were required to convert all values of type float to type double. The sizes of the three floating point types are not required to be different. The only safe assumption is that the values representable as a float are a subset of those representable as double which are a subset of the those representable as long double.</text:span></text:p>
              <text:p text:style-name="P9"><text:span text:style-name="T7">C99 now allows binary exponents in hexadecimal floating point constants.</text:span></text:p>
              <text:p text:style-name="P9"><text:span text:style-name="T7">The values defined in &lt;float.h&gt; use FLT_ DBL_ and LDBL_ as prefixes for limits related to float, double, and long double respectively. </text:span></text:p>
              <text:p text:style-name="P9"><text:span text:style-name="T7">DIG is the number of decimal digits of precision.</text:span></text:p>
              <text:p text:style-name="P9"><text:span text:style-name="T7">EPSILON is the minimum value x (greater than 0.0) such that 1.0 + x != x</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4500 4500" svg:d="m2250 0 2250 4500h-4500z"/>
    <draw:marker draw:name="msArrowEnd_20_5" draw:display-name="msArrowEnd 5" svg:viewBox="0 0 213 213" svg:d="m107 0 106 213h-2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8.43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1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1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003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3.124cm" draw:page-number="1"/>
      <draw:page-thumbnail draw:layer="backgroundobjects" svg:width="8.364cm" svg:height="5.789cm" svg:x="1cm" svg:y="11.32cm" draw:page-number="2"/>
      <draw:page-thumbnail draw:layer="backgroundobjects" svg:width="8.364cm" svg:height="5.789cm" svg:x="1cm" svg:y="19.516cm" draw:page-number="3"/>
      <draw:page-thumbnail draw:layer="backgroundobjects" svg:width="8.364cm" svg:height="5.789cm" svg:x="10.365cm" svg:y="3.124cm" draw:page-number="4"/>
      <draw:page-thumbnail draw:layer="backgroundobjects" svg:width="8.364cm" svg:height="5.789cm" svg:x="10.365cm" svg:y="11.32cm" draw:page-number="5"/>
      <draw:page-thumbnail draw:layer="backgroundobjects" svg:width="8.364cm" svg:height="5.789cm" svg:x="10.365cm" svg:y="19.516cm" draw:page-number="6"/>
      <draw:frame draw:style-name="Mgr1" draw:text-style-name="MP1" draw:layer="backgroundobjects" svg:width="8.561cm" svg:height="1.42cm" svg:x="0cm" svg:y="0cm" presentation:class="header">
        <draw:text-box>
          <text:p text:style-name="MP1"><presentation:header/></text:p>
        </draw:text-box>
      </draw:frame>
      <draw:frame draw:style-name="Mgr1" draw:text-style-name="MP2" draw:layer="backgroundobjects" svg:width="8.561cm" svg:height="1.42cm" svg:x="11.168cm" svg:y="0cm" presentation:class="date-time">
        <draw:text-box>
          <text:p text:style-name="MP2"><presentation:date-time/></text:p>
        </draw:text-box>
      </draw:frame>
      <draw:frame draw:style-name="Mgr2" draw:text-style-name="MP1" draw:layer="backgroundobjects" svg:width="8.561cm" svg:height="1.42cm" svg:x="0cm" svg:y="27.009cm" presentation:class="footer">
        <draw:text-box>
          <text:p text:style-name="MP1"><presentation:footer/></text:p>
        </draw:text-box>
      </draw:frame>
      <draw:frame draw:style-name="Mgr2" draw:text-style-name="MP2" draw:layer="backgroundobjects" svg:width="8.561cm" svg:height="1.42cm" svg:x="11.168cm" svg:y="27.009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46cm" svg:height="2.298cm" svg:x="1.058cm" svg:y="2.751cm" presentation:class="title" presentation:placeholder="true">
        <draw:text-box/>
      </draw:frame>
      <draw:frame presentation:style-name="Default-outline1" draw:layer="backgroundobjects" svg:width="22.618cm" svg:height="16.903cm" svg:x="3.598cm" svg:y="1.057cm" presentation:class="outline" presentation:placeholder="true">
        <draw:text-box/>
      </draw:frame>
      <draw:frame presentation:style-name="Mpr1" draw:text-style-name="MP4" draw:layer="backgroundobjects" svg:width="2.086cm" svg:height="1.273cm" svg:x="1.058cm" svg:y="1.053cm" presentation:class="page-number">
        <draw:text-box>
          <text:p text:style-name="MP3"><text:span text:style-name="MT1"><text:page-number>&lt;number&gt;</text:page-number></text:span></text:p>
        </draw:text-box>
      </draw:frame>
      <draw:line draw:style-name="Mgr3" draw:text-style-name="MP5" draw:layer="backgroundobjects" svg:x1="3.387cm" svg:y1="18.023cm" svg:x2="3.391cm" svg:y2="1.027cm">
        <text:p/>
      </draw:line>
      <presentation:notes style:page-layout-name="PM0">
        <draw:rect draw:style-name="Mgr4" draw:text-style-name="MP6" draw:layer="backgroundobjects" svg:width="19.73cm" svg:height="28.43cm" svg:x="0cm" svg:y="0cm">
          <text:p/>
        </draw:rect>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15cm" svg:height="1.39cm" svg:x="-0.001cm" svg:y="-0.001cm" presentation:class="header">
          <draw:text-box>
            <text:p text:style-name="MP3"><text:span text:style-name="MT2"><presentation:header/></text:span></text:p>
          </draw:text-box>
        </draw:frame>
        <draw:frame presentation:style-name="Mpr3" draw:text-style-name="MP9" draw:layer="backgroundobjects" svg:width="8.515cm" svg:height="1.39cm" svg:x="11.182cm" svg:y="-0.001cm" presentation:class="date-time">
          <draw:text-box>
            <text:p text:style-name="MP8"><text:span text:style-name="MT2"><presentation:date-time/></text:span></text:p>
          </draw:text-box>
        </draw:frame>
        <draw:page-thumbnail presentation:style-name="Default-title" draw:layer="backgroundobjects" svg:width="15.306cm" svg:height="10.589cm" svg:x="2.196cm" svg:y="2.156cm" presentation:class="page"/>
        <draw:frame presentation:style-name="Default-notes" draw:layer="backgroundobjects" svg:width="14.363cm" svg:height="12.762cm" svg:x="2.962cm" svg:y="13.502cm" presentation:class="notes" presentation:placeholder="true">
          <draw:text-box/>
        </draw:frame>
        <draw:frame presentation:style-name="Mpr4" draw:text-style-name="MP4" draw:layer="backgroundobjects" svg:width="8.52cm" svg:height="1.293cm" svg:x="0.529cm" svg:y="26.718cm" presentation:class="footer">
          <draw:text-box>
            <text:p text:style-name="MP3"><text:span text:style-name="MT2"><presentation:footer/></text:span></text:p>
          </draw:text-box>
        </draw:frame>
        <draw:frame presentation:style-name="Mpr5" draw:text-style-name="MP9" draw:layer="backgroundobjects" svg:width="8.304cm" svg:height="1.002cm" svg:x="11.121cm" svg:y="27.008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Types, Operators and Expressions</dc:title>
    <meta:initial-creator>Jon Jagger</meta:initial-creator>
    <meta:creation-date>1996-09-18T10:28:26</meta:creation-date>
    <dc:creator>Jon Jagger</dc:creator>
    <dc:date>2008-08-20T14:19:17</dc:date>
    <meta:print-date>1999-08-14T10:11:44</meta:print-date>
    <meta:editing-cycles>2312</meta:editing-cycles>
    <meta:editing-duration>PT467H29M49S</meta:editing-duration>
    <meta:document-statistic meta:object-count="1512"/>
    <meta:generator>NeoOffice/3.1.2$Unix OpenOffice.org_project/Patch 0</meta:generator>
  </office:meta>
</office:document-meta>
</file>